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/>
  <office:body>
    <office:spreadsheet>
      <table:table table:name="LB_Info">
        <table:table-row>
          <table:table-cell table:style-name="pd1" office:value-type="string" office:string-value="Tenant">
            <text:p>Tenant</text:p>
          </table:table-cell>
          <table:table-cell table:style-name="pd1" office:value-type="string" office:string-value="NS_IP">
            <text:p>NS_IP</text:p>
          </table:table-cell>
          <table:table-cell table:style-name="pd1" office:value-type="string" office:string-value="LB_Name">
            <text:p>LB_Name</text:p>
          </table:table-cell>
          <table:table-cell table:style-name="pd1" office:value-type="string" office:string-value="LB_VIP">
            <text:p>LB_VIP</text:p>
          </table:table-cell>
          <table:table-cell table:style-name="pd1" office:value-type="string" office:string-value="Port">
            <text:p>Port</text:p>
          </table:table-cell>
          <table:table-cell table:style-name="pd1" office:value-type="string" office:string-value="Service_Type">
            <text:p>Service_Typ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0">
            <text:p>gui.hc.hlb.eu-central-1-admin:8000</text:p>
          </table:table-cell>
          <table:table-cell office:value-type="string" office:string-value="172.28.18.34">
            <text:p>172.28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.eu-central-1-admin:8001">
            <text:p>gui.hc.hlb.eu-central-1-admin:8001</text:p>
          </table:table-cell>
          <table:table-cell office:value-type="string" office:string-value="172.28.18.34">
            <text:p>172.28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28.18.24">
            <text:p>172.28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28.18.24">
            <text:p>172.28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28.18.24">
            <text:p>172.28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28.18.24">
            <text:p>172.28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28.18.24">
            <text:p>172.28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28.18.24">
            <text:p>172.28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28.18.24">
            <text:p>172.28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28.18.24">
            <text:p>172.28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28.18.24">
            <text:p>172.28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28.18.24">
            <text:p>172.28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28.18.24">
            <text:p>172.28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28.18.24">
            <text:p>172.28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28.18.24">
            <text:p>172.28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16.20">
            <text:p>10.81.16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afka.eu-central1-admin:9092">
            <text:p>api.hc.prd-hubble-kafka.eu-central1-admin:9092</text:p>
          </table:table-cell>
          <table:table-cell office:value-type="string" office:string-value="172.28.18.32">
            <text:p>172.28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80">
            <text:p>api.hmg.prd-hubble-k8s.eu-central1-admin:80</text:p>
          </table:table-cell>
          <table:table-cell office:value-type="string" office:string-value="10.81.16.22">
            <text:p>10.81.16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k8s.eu-central1-admin:443">
            <text:p>api.hmg.prd-hubble-k8s.eu-central1-admin:443</text:p>
          </table:table-cell>
          <table:table-cell office:value-type="string" office:string-value="10.81.16.22">
            <text:p>10.81.16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influxdb.eu-central1-admin:8086">
            <text:p>api.hc.prd-hubble-influxdb.eu-central1-admin:8086</text:p>
          </table:table-cell>
          <table:table-cell office:value-type="string" office:string-value="172.28.18.33">
            <text:p>172.28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psql5432.eu-central1-admin:5432">
            <text:p>api.hmg.prd-paas-hmg-psql5432.eu-central1-admin:5432</text:p>
          </table:table-cell>
          <table:table-cell office:value-type="string" office:string-value="10.81.16.14">
            <text:p>10.81.16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80">
            <text:p>api.hmg.prd-paas-hmg-nexus.eu-central1-admin:80</text:p>
          </table:table-cell>
          <table:table-cell office:value-type="string" office:string-value="10.81.16.16">
            <text:p>10.81.16.1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nexus.eu-central1-admin:443">
            <text:p>api.hmg.prd-paas-hmg-nexus.eu-central1-admin:443</text:p>
          </table:table-cell>
          <table:table-cell office:value-type="string" office:string-value="10.81.16.16">
            <text:p>10.81.16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s.eu-central1-admin:9200">
            <text:p>api.hc.prd-hubble-es.eu-central1-admin:9200</text:p>
          </table:table-cell>
          <table:table-cell office:value-type="string" office:string-value="172.28.18.37">
            <text:p>172.28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80">
            <text:p>api.hc.prd-hubble-nifi.eu-central1-admin:80</text:p>
          </table:table-cell>
          <table:table-cell office:value-type="string" office:string-value="172.28.18.36">
            <text:p>172.28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80">
            <text:p>api.hc.prd-hubble-k8s-hcloud.eu-central1-admin:80</text:p>
          </table:table-cell>
          <table:table-cell office:value-type="string" office:string-value="172.28.18.35">
            <text:p>172.28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nifi.eu-central1-admin:443">
            <text:p>api.hc.prd-hubble-nifi.eu-central1-admin:443</text:p>
          </table:table-cell>
          <table:table-cell office:value-type="string" office:string-value="172.28.18.36">
            <text:p>172.28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k8s-hcloud.eu-central1-admin:443">
            <text:p>api.hc.prd-hubble-k8s-hcloud.eu-central1-admin:443</text:p>
          </table:table-cell>
          <table:table-cell office:value-type="string" office:string-value="172.28.18.35">
            <text:p>172.28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18004">
            <text:p>api.hmg.coc-bastion.eu-central1-admin:18004</text:p>
          </table:table-cell>
          <table:table-cell office:value-type="string" office:string-value="10.81.16.35">
            <text:p>10.81.16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pd-bastion.eu-central1-admin:18002">
            <text:p>api.hmg.ccpd-bastion.eu-central1-admin:18002</text:p>
          </table:table-cell>
          <table:table-cell office:value-type="string" office:string-value="10.81.16.35">
            <text:p>10.81.16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oc-bastion.eu-central1-admin:443">
            <text:p>api.hmg.coc-bastion.eu-central1-admin:443</text:p>
          </table:table-cell>
          <table:table-cell office:value-type="string" office:string-value="10.81.16.35">
            <text:p>10.81.16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00">
            <text:p>gui.hmg.coc-bastion.eu-central1-admin:500</text:p>
          </table:table-cell>
          <table:table-cell office:value-type="string" office:string-value="10.81.16.35">
            <text:p>10.81.16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4500">
            <text:p>gui.hmg.coc-bastion.eu-central1-admin:4500</text:p>
          </table:table-cell>
          <table:table-cell office:value-type="string" office:string-value="10.81.16.35">
            <text:p>10.81.16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oc-bastion.eu-central1-admin:53">
            <text:p>gui.hmg.coc-bastion.eu-central1-admin:53</text:p>
          </table:table-cell>
          <table:table-cell office:value-type="string" office:string-value="10.81.16.35">
            <text:p>10.81.16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bm-zabbix-lb:80">
            <text:p>fr2-bm-zabbix-lb:80</text:p>
          </table:table-cell>
          <table:table-cell office:value-type="string" office:string-value="10.81.16.36">
            <text:p>10.81.16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443">
            <text:p>api.hc.paas-prd-rancher.eu-central1-admin:443</text:p>
          </table:table-cell>
          <table:table-cell office:value-type="string" office:string-value="172.28.18.27">
            <text:p>172.28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80">
            <text:p>api.hmg.prd-paas-hmg-rancher.eu-central1-admin:80</text:p>
          </table:table-cell>
          <table:table-cell office:value-type="string" office:string-value="10.81.16.11">
            <text:p>10.81.16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443">
            <text:p>api.hmg.stg-paas-hmg-rancher.eu-central1-admin:443</text:p>
          </table:table-cell>
          <table:table-cell office:value-type="string" office:string-value="10.81.16.12">
            <text:p>10.81.16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443">
            <text:p>api.hc.paas-stg-rancher.eu-central1-admin:443</text:p>
          </table:table-cell>
          <table:table-cell office:value-type="string" office:string-value="172.28.18.31">
            <text:p>172.28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prd-rancher.eu-central1-admin:80">
            <text:p>api.hc.paas-prd-rancher.eu-central1-admin:80</text:p>
          </table:table-cell>
          <table:table-cell office:value-type="string" office:string-value="172.28.18.27">
            <text:p>172.28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rancher.eu-central1-admin:443">
            <text:p>api.hmg.prd-paas-hmg-rancher.eu-central1-admin:443</text:p>
          </table:table-cell>
          <table:table-cell office:value-type="string" office:string-value="10.81.16.11">
            <text:p>10.81.16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stg-paas-hmg-rancher.eu-central1-admin:80">
            <text:p>api.hmg.stg-paas-hmg-rancher.eu-central1-admin:80</text:p>
          </table:table-cell>
          <table:table-cell office:value-type="string" office:string-value="10.81.16.12">
            <text:p>10.81.16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aas-stg-rancher.eu-central1-admin:80">
            <text:p>api.hc.paas-stg-rancher.eu-central1-admin:80</text:p>
          </table:table-cell>
          <table:table-cell office:value-type="string" office:string-value="172.28.18.31">
            <text:p>172.28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2">
            <text:p>api.hc.repo-prd-eu-central.eu-central1-admin:8082</text:p>
          </table:table-cell>
          <table:table-cell office:value-type="string" office:string-value="172.28.18.12">
            <text:p>172.28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repo-prd-eu-central.eu-central1-admin:8081">
            <text:p>api.hc.repo-prd-eu-central.eu-central1-admin:8081</text:p>
          </table:table-cell>
          <table:table-cell office:value-type="string" office:string-value="172.28.18.12">
            <text:p>172.28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80">
            <text:p>api.hc.prd-paas-hcl-habor.eu-central1-admin:80</text:p>
          </table:table-cell>
          <table:table-cell office:value-type="string" office:string-value="172.28.18.38">
            <text:p>172.28.18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80">
            <text:p>api.hmg.prd-paas-hmg-habor.eu-central1-admin:80</text:p>
          </table:table-cell>
          <table:table-cell office:value-type="string" office:string-value="10.81.16.13">
            <text:p>10.81.16.1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paas-hmg-habor.eu-central1-admin:443">
            <text:p>api.hmg.prd-paas-hmg-habor.eu-central1-admin:443</text:p>
          </table:table-cell>
          <table:table-cell office:value-type="string" office:string-value="10.81.16.13">
            <text:p>10.81.16.13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paas-hcl-habor.eu-central1-admin:443">
            <text:p>api.hc.prd-paas-hcl-habor.eu-central1-admin:443</text:p>
          </table:table-cell>
          <table:table-cell office:value-type="string" office:string-value="172.28.18.38">
            <text:p>172.28.18.38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ccid-bastion.eu-central1-admin:18001">
            <text:p>api.hmg.ccid-bastion.eu-central1-admin:18001</text:p>
          </table:table-cell>
          <table:table-cell office:value-type="string" office:string-value="10.81.16.35">
            <text:p>10.81.16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prd-vm-zabbix-lb:80">
            <text:p>fr2-prd-vm-zabbix-lb:80</text:p>
          </table:table-cell>
          <table:table-cell office:value-type="string" office:string-value="10.81.16.38">
            <text:p>10.81.16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stg-vm-zabbix-lb:80">
            <text:p>fr2-stg-vm-zabbix-lb:80</text:p>
          </table:table-cell>
          <table:table-cell office:value-type="string" office:string-value="10.81.16.39">
            <text:p>10.81.16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0">
            <text:p>gui.hc.hlb-clb-for-gaia.eu-central-1-admin:8000</text:p>
          </table:table-cell>
          <table:table-cell office:value-type="string" office:string-value="172.28.18.39">
            <text:p>172.28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clb-for-gaia.eu-central-1-admin:8001">
            <text:p>gui.hc.hlb-clb-for-gaia.eu-central-1-admin:8001</text:p>
          </table:table-cell>
          <table:table-cell office:value-type="string" office:string-value="172.28.18.39">
            <text:p>172.28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1.eu-central1-admin:9081">
            <text:p>api.hmg.prd-hubble-euce1-hmg-kafka01.eu-central1-admin:9081</text:p>
          </table:table-cell>
          <table:table-cell office:value-type="string" office:string-value="10.81.16.6">
            <text:p>10.81.16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2.eu-central1-admin:9082">
            <text:p>api.hmg.prd-hubble-euce1-hmg-kafka02.eu-central1-admin:9082</text:p>
          </table:table-cell>
          <table:table-cell office:value-type="string" office:string-value="10.81.16.6">
            <text:p>10.81.16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3.eu-central1-admin:9083">
            <text:p>api.hmg.prd-hubble-euce1-hmg-kafka03.eu-central1-admin:9083</text:p>
          </table:table-cell>
          <table:table-cell office:value-type="string" office:string-value="10.81.16.6">
            <text:p>10.81.16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4.eu-central1-admin:9084">
            <text:p>api.hmg.prd-hubble-euce1-hmg-kafka04.eu-central1-admin:9084</text:p>
          </table:table-cell>
          <table:table-cell office:value-type="string" office:string-value="10.81.16.6">
            <text:p>10.81.16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.eu-central1-admin:9092">
            <text:p>api.hmg.prd-hubble-euce1-hmg-kafka.eu-central1-admin:9092</text:p>
          </table:table-cell>
          <table:table-cell office:value-type="string" office:string-value="10.81.16.6">
            <text:p>10.81.16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pub.h53-eu-udp-lb.eu-central1-admin:53">
            <text:p>gui.pub.h53-eu-udp-lb.eu-central1-admin:53</text:p>
          </table:table-cell>
          <table:table-cell office:value-type="string" office:string-value="103.187.35.106">
            <text:p>103.187.35.106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18017">
            <text:p>gui.hmg.infra-hae-bastion.eu-central1-admin:18017</text:p>
          </table:table-cell>
          <table:table-cell office:value-type="string" office:string-value="10.81.16.41">
            <text:p>10.81.16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43">
            <text:p>gui.hmg.infra-hae-bastion.eu-central1-admin:443</text:p>
          </table:table-cell>
          <table:table-cell office:value-type="string" office:string-value="10.81.16.41">
            <text:p>10.81.16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3">
            <text:p>gui.hmg.infra-hae-bastion.eu-central1-admin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-udp:53">
            <text:p>gui.hmg.infra-hae-bastion.eu-central1-admin-udp:53</text:p>
          </table:table-cell>
          <table:table-cell office:value-type="string" office:string-value="10.81.16.41">
            <text:p>10.81.16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500">
            <text:p>gui.hmg.infra-hae-bastion.eu-central1-admin:500</text:p>
          </table:table-cell>
          <table:table-cell office:value-type="string" office:string-value="10.81.16.41">
            <text:p>10.81.16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4500">
            <text:p>gui.hmg.infra-hae-bastion.eu-central1-admin:4500</text:p>
          </table:table-cell>
          <table:table-cell office:value-type="string" office:string-value="10.81.16.41">
            <text:p>10.81.16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infra-hae-bastion.eu-central1-admin:3128">
            <text:p>gui.hmg.infra-hae-bastion.eu-central1-admin:3128</text:p>
          </table:table-cell>
          <table:table-cell office:value-type="string" office:string-value="10.81.16.41">
            <text:p>10.81.16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fr2-ntp:123">
            <text:p>fr2-ntp:123</text:p>
          </table:table-cell>
          <table:table-cell office:value-type="string" office:string-value="10.81.16.40">
            <text:p>10.81.16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clb-splunk.eu-central1-admin:80">
            <text:p>gui.hmg.clb-splunk.eu-central1-admin:80</text:p>
          </table:table-cell>
          <table:table-cell office:value-type="string" office:string-value="10.81.16.30">
            <text:p>10.81.16.3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c.hlb-logging.eu-central1-admin:5601">
            <text:p>gui.hc.hlb-logging.eu-central1-admin:5601</text:p>
          </table:table-cell>
          <table:table-cell office:value-type="string" office:string-value="172.28.18.39">
            <text:p>172.28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c.prd-hubble-euce1-int-k8s443.eu-central1-admin:443">
            <text:p>api.hc.prd-hubble-euce1-int-k8s443.eu-central1-admin:443</text:p>
          </table:table-cell>
          <table:table-cell office:value-type="string" office:string-value="172.28.18.16">
            <text:p>172.28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5.eu-central1-admin:9085">
            <text:p>api.hmg.prd-hubble-euce1-hmg-kafka05.eu-central1-admin:9085</text:p>
          </table:table-cell>
          <table:table-cell office:value-type="string" office:string-value="10.81.16.6">
            <text:p>10.81.16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6.eu-central1-admin:9086">
            <text:p>api.hmg.prd-hubble-euce1-hmg-kafka06.eu-central1-admin:9086</text:p>
          </table:table-cell>
          <table:table-cell office:value-type="string" office:string-value="10.81.16.6">
            <text:p>10.81.16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7.eu-central1-admin:9087">
            <text:p>api.hmg.prd-hubble-euce1-hmg-kafka07.eu-central1-admin:9087</text:p>
          </table:table-cell>
          <table:table-cell office:value-type="string" office:string-value="10.81.16.6">
            <text:p>10.81.16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api.hmg.prd-hubble-euce1-hmg-kafka08.eu-central1-admin:9088">
            <text:p>api.hmg.prd-hubble-euce1-hmg-kafka08.eu-central1-admin:9088</text:p>
          </table:table-cell>
          <table:table-cell office:value-type="string" office:string-value="10.81.16.6">
            <text:p>10.81.16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app-eu-lb.eu-central1-admin:443">
            <text:p>gui.hmg.hkgitlab-app-eu-lb.eu-central1-admin:443</text:p>
          </table:table-cell>
          <table:table-cell office:value-type="string" office:string-value="10.81.16.45">
            <text:p>10.81.16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kgitlab-db-eu-lb.eu-central1-admin:5432">
            <text:p>gui.hmg.hkgitlab-db-eu-lb.eu-central1-admin:5432</text:p>
          </table:table-cell>
          <table:table-cell office:value-type="string" office:string-value="10.81.16.45">
            <text:p>10.81.16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app-eu-lb.eu-central1-admin:443">
            <text:p>gui.hmg.hmggitlab-app-eu-lb.eu-central1-admin:443</text:p>
          </table:table-cell>
          <table:table-cell office:value-type="string" office:string-value="10.81.16.46">
            <text:p>10.81.16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Admin">
            <text:p>FR2_Admin</text:p>
          </table:table-cell>
          <table:table-cell office:value-type="string" office:string-value="172.28.7.8">
            <text:p>172.28.7.8</text:p>
          </table:table-cell>
          <table:table-cell office:value-type="string" office:string-value="gui.hmg.hmggitlab-db1-eu-lb.eu-central1-admin:5432">
            <text:p>gui.hmg.hmggitlab-db1-eu-lb.eu-central1-admin:5432</text:p>
          </table:table-cell>
          <table:table-cell office:value-type="string" office:string-value="10.81.16.46">
            <text:p>10.81.16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1">
            <text:p>gui.hmg.kcseuvcrmp.eu-central1-prd-a:8091</text:p>
          </table:table-cell>
          <table:table-cell office:value-type="string" office:string-value="10.81.16.134">
            <text:p>10.81.16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90">
            <text:p>gui.hmg.kcseuvcrmp.eu-central1-prd-a:8090</text:p>
          </table:table-cell>
          <table:table-cell office:value-type="string" office:string-value="10.81.16.134">
            <text:p>10.81.16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8089">
            <text:p>gui.hmg.kcseuvcrmp.eu-central1-prd-a:8089</text:p>
          </table:table-cell>
          <table:table-cell office:value-type="string" office:string-value="10.81.16.134">
            <text:p>10.81.16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1">
            <text:p>gui.hmg.ccseuvcrmp.eu-central1-prd-a:8091</text:p>
          </table:table-cell>
          <table:table-cell office:value-type="string" office:string-value="10.81.16.135">
            <text:p>10.81.16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90">
            <text:p>gui.hmg.ccseuvcrmp.eu-central1-prd-a:8090</text:p>
          </table:table-cell>
          <table:table-cell office:value-type="string" office:string-value="10.81.16.135">
            <text:p>10.81.16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8089">
            <text:p>gui.hmg.ccseuvcrmp.eu-central1-prd-a:8089</text:p>
          </table:table-cell>
          <table:table-cell office:value-type="string" office:string-value="10.81.16.135">
            <text:p>10.81.16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443">
            <text:p>gui.hmg.cheffrontp-vip.eu-central1-prd-a:443</text:p>
          </table:table-cell>
          <table:table-cell office:value-type="string" office:string-value="10.81.16.136">
            <text:p>10.81.16.13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felice.eu-central1-prd-a:80">
            <text:p>gui.hmg.vdspkafkafelice.eu-central1-prd-a:80</text:p>
          </table:table-cell>
          <table:table-cell office:value-type="string" office:string-value="10.81.16.137">
            <text:p>10.81.16.1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felice.eu-central1-prd-a:80">
            <text:p>gui.hc.vdspkafkafelice.eu-central1-prd-a:80</text:p>
          </table:table-cell>
          <table:table-cell office:value-type="string" office:string-value="172.29.64.20">
            <text:p>172.29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2">
            <text:p>gui.hmg.kcseuvcrmp.eu-central1-prd-a:9022</text:p>
          </table:table-cell>
          <table:table-cell office:value-type="string" office:string-value="10.81.16.134">
            <text:p>10.81.16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4">
            <text:p>gui.hmg.ccseuvcrmp.eu-central1-prd-a:9024</text:p>
          </table:table-cell>
          <table:table-cell office:value-type="string" office:string-value="10.81.16.135">
            <text:p>10.81.16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.eu-central1-prd-a:9023">
            <text:p>gui.hmg.kcseuvcrmp.eu-central1-prd-a:9023</text:p>
          </table:table-cell>
          <table:table-cell office:value-type="string" office:string-value="10.81.16.134">
            <text:p>10.81.16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.eu-central1-prd-a:9025">
            <text:p>gui.hmg.ccseuvcrmp.eu-central1-prd-a:9025</text:p>
          </table:table-cell>
          <table:table-cell office:value-type="string" office:string-value="10.81.16.135">
            <text:p>10.81.16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3000">
            <text:p>gui.hmg.cheffrontp-vip.eu-central1-prd-a:3000</text:p>
          </table:table-cell>
          <table:table-cell office:value-type="string" office:string-value="10.81.16.136">
            <text:p>10.81.16.13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5000">
            <text:p>gui.hmg.cheffrontp-vip.eu-central1-prd-a:5000</text:p>
          </table:table-cell>
          <table:table-cell office:value-type="string" office:string-value="10.81.16.136">
            <text:p>10.81.16.13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1.eu-central1-prd-a:22">
            <text:p>gui.hmg.ccseuvcrmp01.eu-central1-prd-a:22</text:p>
          </table:table-cell>
          <table:table-cell office:value-type="string" office:string-value="10.81.16.134">
            <text:p>10.81.16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vcrmp02.eu-central1-prd-a:22">
            <text:p>gui.hmg.ccseuvcrmp02.eu-central1-prd-a:22</text:p>
          </table:table-cell>
          <table:table-cell office:value-type="string" office:string-value="10.81.16.135">
            <text:p>10.81.16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1.eu-central1-prd-a:22">
            <text:p>gui.hmg.kcseuvcrmp01.eu-central1-prd-a:22</text:p>
          </table:table-cell>
          <table:table-cell office:value-type="string" office:string-value="10.81.16.140">
            <text:p>10.81.16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vcrmp02.eu-central1-prd-a:22">
            <text:p>gui.hmg.kcseuvcrmp02.eu-central1-prd-a:22</text:p>
          </table:table-cell>
          <table:table-cell office:value-type="string" office:string-value="10.81.16.141">
            <text:p>10.81.16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1">
            <text:p>gui.hmg.vdspkafkabroker.eu-central1-prd-a:19091</text:p>
          </table:table-cell>
          <table:table-cell office:value-type="string" office:string-value="10.81.16.138">
            <text:p>10.81.16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2">
            <text:p>gui.hmg.vdspkafkabroker.eu-central1-prd-a:19092</text:p>
          </table:table-cell>
          <table:table-cell office:value-type="string" office:string-value="10.81.16.138">
            <text:p>10.81.16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3">
            <text:p>gui.hmg.vdspkafkabroker.eu-central1-prd-a:19093</text:p>
          </table:table-cell>
          <table:table-cell office:value-type="string" office:string-value="10.81.16.138">
            <text:p>10.81.16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4">
            <text:p>gui.hmg.vdspkafkabroker.eu-central1-prd-a:19094</text:p>
          </table:table-cell>
          <table:table-cell office:value-type="string" office:string-value="10.81.16.138">
            <text:p>10.81.16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5">
            <text:p>gui.hmg.vdspkafkabroker.eu-central1-prd-a:19095</text:p>
          </table:table-cell>
          <table:table-cell office:value-type="string" office:string-value="10.81.16.138">
            <text:p>10.81.16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6">
            <text:p>gui.hmg.vdspkafkabroker.eu-central1-prd-a:19096</text:p>
          </table:table-cell>
          <table:table-cell office:value-type="string" office:string-value="10.81.16.138">
            <text:p>10.81.16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7">
            <text:p>gui.hmg.vdspkafkabroker.eu-central1-prd-a:19097</text:p>
          </table:table-cell>
          <table:table-cell office:value-type="string" office:string-value="10.81.16.138">
            <text:p>10.81.16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19098">
            <text:p>gui.hmg.vdspkafkabroker.eu-central1-prd-a:19098</text:p>
          </table:table-cell>
          <table:table-cell office:value-type="string" office:string-value="10.81.16.138">
            <text:p>10.81.16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1">
            <text:p>gui.hc.vdspkafkabroker.eu-central1-prd-a:19091</text:p>
          </table:table-cell>
          <table:table-cell office:value-type="string" office:string-value="172.29.64.12">
            <text:p>172.29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2">
            <text:p>gui.hc.vdspkafkabroker.eu-central1-prd-a:19092</text:p>
          </table:table-cell>
          <table:table-cell office:value-type="string" office:string-value="172.29.64.12">
            <text:p>172.29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3">
            <text:p>gui.hc.vdspkafkabroker.eu-central1-prd-a:19093</text:p>
          </table:table-cell>
          <table:table-cell office:value-type="string" office:string-value="172.29.64.12">
            <text:p>172.29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4">
            <text:p>gui.hc.vdspkafkabroker.eu-central1-prd-a:19094</text:p>
          </table:table-cell>
          <table:table-cell office:value-type="string" office:string-value="172.29.64.12">
            <text:p>172.29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5">
            <text:p>gui.hc.vdspkafkabroker.eu-central1-prd-a:19095</text:p>
          </table:table-cell>
          <table:table-cell office:value-type="string" office:string-value="172.29.64.12">
            <text:p>172.29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6">
            <text:p>gui.hc.vdspkafkabroker.eu-central1-prd-a:19096</text:p>
          </table:table-cell>
          <table:table-cell office:value-type="string" office:string-value="172.29.64.12">
            <text:p>172.29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7">
            <text:p>gui.hc.vdspkafkabroker.eu-central1-prd-a:19097</text:p>
          </table:table-cell>
          <table:table-cell office:value-type="string" office:string-value="172.29.64.12">
            <text:p>172.29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c.vdspkafkabroker.eu-central1-prd-a:19098">
            <text:p>gui.hc.vdspkafkabroker.eu-central1-prd-a:19098</text:p>
          </table:table-cell>
          <table:table-cell office:value-type="string" office:string-value="172.29.64.12">
            <text:p>172.29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80">
            <text:p>api.hmg.ccseu-vtwin-prd-proxy.eu-central1-prd-a:80</text:p>
          </table:table-cell>
          <table:table-cell office:value-type="string" office:string-value="10.81.16.142">
            <text:p>10.81.16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dataservicedevelopmentcell-bastion.eu-central1-prd-a:18007">
            <text:p>gui.hmg.dataservicedevelopmentcell-bastion.eu-central1-prd-a:18007</text:p>
          </table:table-cell>
          <table:table-cell office:value-type="string" office:string-value="10.81.16.139">
            <text:p>10.81.16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heffrontp-vip.eu-central1-prd-a:8081">
            <text:p>gui.hmg.cheffrontp-vip.eu-central1-prd-a:8081</text:p>
          </table:table-cell>
          <table:table-cell office:value-type="string" office:string-value="10.81.16.136">
            <text:p>10.81.16.13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-bastion.eu-central1-prd-a:18005">
            <text:p>gui.hmg.vdsp-bastion.eu-central1-prd-a:18005</text:p>
          </table:table-cell>
          <table:table-cell office:value-type="string" office:string-value="10.81.16.139">
            <text:p>10.81.16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1">
            <text:p>gui.hmg.ccsnoti-k.eu-central1-prd-a:7201</text:p>
          </table:table-cell>
          <table:table-cell office:value-type="string" office:string-value="10.81.16.143">
            <text:p>10.81.16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2">
            <text:p>gui.hmg.ccsnoti-k.eu-central1-prd-a:7202</text:p>
          </table:table-cell>
          <table:table-cell office:value-type="string" office:string-value="10.81.16.143">
            <text:p>10.81.16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3">
            <text:p>gui.hmg.ccsnoti-k.eu-central1-prd-a:7203</text:p>
          </table:table-cell>
          <table:table-cell office:value-type="string" office:string-value="10.81.16.143">
            <text:p>10.81.16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204">
            <text:p>gui.hmg.ccsnoti-k.eu-central1-prd-a:7204</text:p>
          </table:table-cell>
          <table:table-cell office:value-type="string" office:string-value="10.81.16.143">
            <text:p>10.81.16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zipkin.eu-central1-prd-a:31600">
            <text:p>gui.hmg.ccs-eu-g-prd-msa-zipkin.eu-central1-prd-a:31600</text:p>
          </table:table-cell>
          <table:table-cell office:value-type="string" office:string-value="10.81.16.144">
            <text:p>10.81.16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springadmin.eu-central1-prd-a:31800">
            <text:p>gui.hmg.ccs-eu-g-prd-msa-springadmin.eu-central1-prd-a:31800</text:p>
          </table:table-cell>
          <table:table-cell office:value-type="string" office:string-value="10.81.16.144">
            <text:p>10.81.16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1.eu-central1-prd-a:80">
            <text:p>gui.hmg.ccs-eu-g-prd-felice-dashboard-1.eu-central1-prd-a:80</text:p>
          </table:table-cell>
          <table:table-cell office:value-type="string" office:string-value="10.81.16.146">
            <text:p>10.81.16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dashboard-2.eu-central1-prd-a:90">
            <text:p>gui.hmg.ccs-eu-g-prd-felice-dashboard-2.eu-central1-prd-a:90</text:p>
          </table:table-cell>
          <table:table-cell office:value-type="string" office:string-value="10.81.16.146">
            <text:p>10.81.16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mig-bastion.eu-central1-prd-a:18009">
            <text:p>gui.hmg.eumig-bastion.eu-central1-prd-a:18009</text:p>
          </table:table-cell>
          <table:table-cell office:value-type="string" office:string-value="10.81.16.139">
            <text:p>10.81.16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PDlbp-bastion.eu-central1-prd-a:18010">
            <text:p>gui.hmg.CPDlbp-bastion.eu-central1-prd-a:18010</text:p>
          </table:table-cell>
          <table:table-cell office:value-type="string" office:string-value="10.81.16.139">
            <text:p>10.81.16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6301">
            <text:p>api.hc.gcseuAccountPrd.eu-central1-prd-a:6301</text:p>
          </table:table-cell>
          <table:table-cell office:value-type="string" office:string-value="172.29.64.21">
            <text:p>172.29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artnerPrd.eu-central1-prd-a:10300">
            <text:p>api.hc.gcseuPartnerPrd.eu-central1-prd-a:10300</text:p>
          </table:table-cell>
          <table:table-cell office:value-type="string" office:string-value="172.29.64.22">
            <text:p>172.29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6101">
            <text:p>api.hc.hydeuAccountPrd.eu-central1-prd-a:6101</text:p>
          </table:table-cell>
          <table:table-cell office:value-type="string" office:string-value="172.29.64.23">
            <text:p>172.29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artnerPrd.eu-central1-prd-a:10100">
            <text:p>api.hc.hydeuPartnerPrd.eu-central1-prd-a:10100</text:p>
          </table:table-cell>
          <table:table-cell office:value-type="string" office:string-value="172.29.64.24">
            <text:p>172.29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6201">
            <text:p>api.hc.kiaeuAccountPrd.eu-central1-prd-a:6201</text:p>
          </table:table-cell>
          <table:table-cell office:value-type="string" office:string-value="172.29.64.25">
            <text:p>172.29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artnerPrd.eu-central1-prd-a:10200">
            <text:p>api.hc.kiaeuPartnerPrd.eu-central1-prd-a:10200</text:p>
          </table:table-cell>
          <table:table-cell office:value-type="string" office:string-value="172.29.64.26">
            <text:p>172.29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4301">
            <text:p>api.hc.gcseuProfilePrd.eu-central1-prd-a:4301</text:p>
          </table:table-cell>
          <table:table-cell office:value-type="string" office:string-value="172.29.64.30">
            <text:p>172.29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4101">
            <text:p>api.hc.hydeuProfilePrd.eu-central1-prd-a:4101</text:p>
          </table:table-cell>
          <table:table-cell office:value-type="string" office:string-value="172.29.64.31">
            <text:p>172.29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4201">
            <text:p>api.hc.kiaeuProfilePrd.eu-central1-prd-a:4201</text:p>
          </table:table-cell>
          <table:table-cell office:value-type="string" office:string-value="172.29.64.32">
            <text:p>172.29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0">
            <text:p>gui.hmg.ccs2-eu-genesis-prd-svchub-node-export.eu-central1-prd-a:30000</text:p>
          </table:table-cell>
          <table:table-cell office:value-type="string" office:string-value="10.81.16.145">
            <text:p>10.81.16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01">
            <text:p>gui.hmg.ccs2-eu-genesis-prd-svchub-node-export.eu-central1-prd-a:30001</text:p>
          </table:table-cell>
          <table:table-cell office:value-type="string" office:string-value="10.81.16.145">
            <text:p>10.81.16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0">
            <text:p>gui.hmg.ccs2-eu-genesis-prd-svchub-node-export.eu-central1-prd-a:31000</text:p>
          </table:table-cell>
          <table:table-cell office:value-type="string" office:string-value="10.81.16.145">
            <text:p>10.81.16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1">
            <text:p>gui.hmg.ccs2-eu-genesis-prd-svchub-node-export.eu-central1-prd-a:31001</text:p>
          </table:table-cell>
          <table:table-cell office:value-type="string" office:string-value="10.81.16.145">
            <text:p>10.81.16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0">
            <text:p>gui.hmg.ccs2-eu-genesis-prd-svchub-node-export.eu-central1-prd-a:32000</text:p>
          </table:table-cell>
          <table:table-cell office:value-type="string" office:string-value="10.81.16.145">
            <text:p>10.81.16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2001">
            <text:p>gui.hmg.ccs2-eu-genesis-prd-svchub-node-export.eu-central1-prd-a:32001</text:p>
          </table:table-cell>
          <table:table-cell office:value-type="string" office:string-value="10.81.16.145">
            <text:p>10.81.16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0017">
            <text:p>gui.hmg.ccs2-eu-genesis-prd-svchub-node-export.eu-central1-prd-a:30017</text:p>
          </table:table-cell>
          <table:table-cell office:value-type="string" office:string-value="10.81.16.145">
            <text:p>10.81.16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2">
            <text:p>gui.hmg.ccs2-eu-genesis-prd-svchub-node-export.eu-central1-prd-a:31002</text:p>
          </table:table-cell>
          <table:table-cell office:value-type="string" office:string-value="10.81.16.145">
            <text:p>10.81.16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03">
            <text:p>gui.hmg.ccs2-eu-genesis-prd-svchub-node-export.eu-central1-prd-a:31003</text:p>
          </table:table-cell>
          <table:table-cell office:value-type="string" office:string-value="10.81.16.145">
            <text:p>10.81.16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vchub-node-export.eu-central1-prd-a:31099">
            <text:p>gui.hmg.ccs2-eu-genesis-prd-svchub-node-export.eu-central1-prd-a:31099</text:p>
          </table:table-cell>
          <table:table-cell office:value-type="string" office:string-value="10.81.16.145">
            <text:p>10.81.16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sbsgw.eu-central1-prd-a:80">
            <text:p>api.hc.dkc-prd-sbsgw.eu-central1-prd-a:80</text:p>
          </table:table-cell>
          <table:table-cell office:value-type="string" office:string-value="172.29.64.13">
            <text:p>172.29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dev-bastion.eu-central1-prd-a:18014">
            <text:p>gui.hmg.ccsdev-bastion.eu-central1-prd-a:18014</text:p>
          </table:table-cell>
          <table:table-cell office:value-type="string" office:string-value="10.81.16.139">
            <text:p>10.81.16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2">
            <text:p>gui.pub.ccs2-eu-genesis-prd-igw.eu-central1-prd-a:8002</text:p>
          </table:table-cell>
          <table:table-cell office:value-type="string" office:string-value="103.187.35.23">
            <text:p>103.187.35.23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8003">
            <text:p>gui.pub.ccs2-eu-genesis-prd-igw.eu-central1-prd-a:8003</text:p>
          </table:table-cell>
          <table:table-cell office:value-type="string" office:string-value="103.187.35.23">
            <text:p>103.187.35.2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10">
            <text:p>gui.pub.ccs2-eu-genesis-prd-igw.eu-central1-prd-a:30010</text:p>
          </table:table-cell>
          <table:table-cell office:value-type="string" office:string-value="103.187.35.23">
            <text:p>103.187.35.2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igw.eu-central1-prd-a:30020">
            <text:p>gui.pub.ccs2-eu-genesis-prd-igw.eu-central1-prd-a:30020</text:p>
          </table:table-cell>
          <table:table-cell office:value-type="string" office:string-value="103.187.35.23">
            <text:p>103.187.35.2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10">
            <text:p>gui.pub.ccs2-eu-genesis-prd-egw.eu-central1-prd-a:31010</text:p>
          </table:table-cell>
          <table:table-cell office:value-type="string" office:string-value="103.187.35.24">
            <text:p>103.187.35.2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egw.eu-central1-prd-a:31020">
            <text:p>gui.pub.ccs2-eu-genesis-prd-egw.eu-central1-prd-a:31020</text:p>
          </table:table-cell>
          <table:table-cell office:value-type="string" office:string-value="103.187.35.24">
            <text:p>103.187.35.2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10">
            <text:p>gui.hmg.ccs2-eu-genesis-prd-silb.eu-central1-prd-a:32010</text:p>
          </table:table-cell>
          <table:table-cell office:value-type="string" office:string-value="10.81.16.148">
            <text:p>10.81.16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2020">
            <text:p>gui.hmg.ccs2-eu-genesis-prd-silb.eu-central1-prd-a:32020</text:p>
          </table:table-cell>
          <table:table-cell office:value-type="string" office:string-value="10.81.16.148">
            <text:p>10.81.16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30017">
            <text:p>gui.hmg.ccs2-eu-genesis-prd-silb.eu-central1-prd-a:30017</text:p>
          </table:table-cell>
          <table:table-cell office:value-type="string" office:string-value="10.81.16.148">
            <text:p>10.81.16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ccs2-eu-genesis-prd-telecom.eu-central1-prd-a:31099">
            <text:p>gui.pub.ccs2-eu-genesis-prd-telecom.eu-central1-prd-a:31099</text:p>
          </table:table-cell>
          <table:table-cell office:value-type="string" office:string-value="103.187.35.25">
            <text:p>103.187.35.25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0">
            <text:p>gui.hmg.uptime-was-prd-lb.eu-central1-prd-a:7080</text:p>
          </table:table-cell>
          <table:table-cell office:value-type="string" office:string-value="10.81.16.148">
            <text:p>10.81.16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1">
            <text:p>gui.hmg.uptime-was-prd-lb.eu-central1-prd-a:7081</text:p>
          </table:table-cell>
          <table:table-cell office:value-type="string" office:string-value="10.81.16.148">
            <text:p>10.81.16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uptime-was-prd-lb.eu-central1-prd-a:7083">
            <text:p>gui.hmg.uptime-was-prd-lb.eu-central1-prd-a:7083</text:p>
          </table:table-cell>
          <table:table-cell office:value-type="string" office:string-value="10.81.16.148">
            <text:p>10.81.16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0">
            <text:p>gui.hmg.vms-prd-lb.eu-central1-prd-a:7080</text:p>
          </table:table-cell>
          <table:table-cell office:value-type="string" office:string-value="10.81.16.149">
            <text:p>10.81.16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1">
            <text:p>gui.hmg.vms-prd-lb.eu-central1-prd-a:7081</text:p>
          </table:table-cell>
          <table:table-cell office:value-type="string" office:string-value="10.81.16.149">
            <text:p>10.81.16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ms-prd-lb.eu-central1-prd-a:7083">
            <text:p>gui.hmg.vms-prd-lb.eu-central1-prd-a:7083</text:p>
          </table:table-cell>
          <table:table-cell office:value-type="string" office:string-value="10.81.16.149">
            <text:p>10.81.16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hmgid-bastion.eu-central1-prd-a:18008">
            <text:p>gui.hmg.hmgid-bastion.eu-central1-prd-a:18008</text:p>
          </table:table-cell>
          <table:table-cell office:value-type="string" office:string-value="10.81.16.139">
            <text:p>10.81.16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2">
            <text:p>gui.hmg.ccsnoti-k.eu-central1-prd-a:7102</text:p>
          </table:table-cell>
          <table:table-cell office:value-type="string" office:string-value="10.81.16.143">
            <text:p>10.81.16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3">
            <text:p>gui.hmg.ccsnoti-k.eu-central1-prd-a:7103</text:p>
          </table:table-cell>
          <table:table-cell office:value-type="string" office:string-value="10.81.16.143">
            <text:p>10.81.16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104">
            <text:p>gui.hmg.ccsnoti-k.eu-central1-prd-a:7104</text:p>
          </table:table-cell>
          <table:table-cell office:value-type="string" office:string-value="10.81.16.143">
            <text:p>10.81.16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1">
            <text:p>gui.hmg.ccsnoti-k.eu-central1-prd-a:7301</text:p>
          </table:table-cell>
          <table:table-cell office:value-type="string" office:string-value="10.81.16.143">
            <text:p>10.81.16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2">
            <text:p>gui.hmg.ccsnoti-k.eu-central1-prd-a:7302</text:p>
          </table:table-cell>
          <table:table-cell office:value-type="string" office:string-value="10.81.16.143">
            <text:p>10.81.16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3">
            <text:p>gui.hmg.ccsnoti-k.eu-central1-prd-a:7303</text:p>
          </table:table-cell>
          <table:table-cell office:value-type="string" office:string-value="10.81.16.143">
            <text:p>10.81.16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noti-k.eu-central1-prd-a:7304">
            <text:p>gui.hmg.ccsnoti-k.eu-central1-prd-a:7304</text:p>
          </table:table-cell>
          <table:table-cell office:value-type="string" office:string-value="10.81.16.143">
            <text:p>10.81.16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1">
            <text:p>gui.hmg.vdhkafkabroker.eu-central1-prd-a:19091</text:p>
          </table:table-cell>
          <table:table-cell office:value-type="string" office:string-value="100.76.1.128">
            <text:p>100.76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2">
            <text:p>gui.hmg.vdhkafkabroker.eu-central1-prd-a:19092</text:p>
          </table:table-cell>
          <table:table-cell office:value-type="string" office:string-value="100.76.1.128">
            <text:p>100.76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3">
            <text:p>gui.hmg.vdhkafkabroker.eu-central1-prd-a:19093</text:p>
          </table:table-cell>
          <table:table-cell office:value-type="string" office:string-value="100.76.1.128">
            <text:p>100.76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4">
            <text:p>gui.hmg.vdhkafkabroker.eu-central1-prd-a:19094</text:p>
          </table:table-cell>
          <table:table-cell office:value-type="string" office:string-value="100.76.1.128">
            <text:p>100.76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5">
            <text:p>gui.hmg.vdhkafkabroker.eu-central1-prd-a:19095</text:p>
          </table:table-cell>
          <table:table-cell office:value-type="string" office:string-value="100.76.1.128">
            <text:p>100.76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6">
            <text:p>gui.hmg.vdhkafkabroker.eu-central1-prd-a:19096</text:p>
          </table:table-cell>
          <table:table-cell office:value-type="string" office:string-value="100.76.1.128">
            <text:p>100.76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7">
            <text:p>gui.hmg.vdhkafkabroker.eu-central1-prd-a:19097</text:p>
          </table:table-cell>
          <table:table-cell office:value-type="string" office:string-value="100.76.1.128">
            <text:p>100.76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9098">
            <text:p>gui.hmg.vdhkafkabroker.eu-central1-prd-a:19098</text:p>
          </table:table-cell>
          <table:table-cell office:value-type="string" office:string-value="100.76.1.128">
            <text:p>100.76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bastion.eu-central1-prd-a:18015">
            <text:p>gui.hmg.vdh-bastion.eu-central1-prd-a:18015</text:p>
          </table:table-cell>
          <table:table-cell office:value-type="string" office:string-value="10.81.16.139">
            <text:p>10.81.16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600">
            <text:p>api.hmg.ccs-eu-h-prd-fr2.eu-central1-prd-a:31600</text:p>
          </table:table-cell>
          <table:table-cell office:value-type="string" office:string-value="10.81.16.151">
            <text:p>10.81.16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10">
            <text:p>api.hmg.ccs-eu-h-prd-fr2.eu-central1-prd-a:32010</text:p>
          </table:table-cell>
          <table:table-cell office:value-type="string" office:string-value="10.81.16.151">
            <text:p>10.81.16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1800">
            <text:p>api.hmg.ccs-eu-h-prd-fr2.eu-central1-prd-a:31800</text:p>
          </table:table-cell>
          <table:table-cell office:value-type="string" office:string-value="10.81.16.151">
            <text:p>10.81.16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800">
            <text:p>api.hmg.ccs-eu-k-prd-fr2.eu-central1-prd-a:31800</text:p>
          </table:table-cell>
          <table:table-cell office:value-type="string" office:string-value="10.81.16.152">
            <text:p>10.81.16.15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10">
            <text:p>api.hmg.ccs-eu-k-prd-fr2.eu-central1-prd-a:32010</text:p>
          </table:table-cell>
          <table:table-cell office:value-type="string" office:string-value="10.81.16.152">
            <text:p>10.81.16.15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1600">
            <text:p>api.hmg.ccs-eu-k-prd-fr2.eu-central1-prd-a:31600</text:p>
          </table:table-cell>
          <table:table-cell office:value-type="string" office:string-value="10.81.16.152">
            <text:p>10.81.16.15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platform-bastion.eu-central1-prd-a:18016">
            <text:p>gui.hmg.ccsplatform-bastion.eu-central1-prd-a:18016</text:p>
          </table:table-cell>
          <table:table-cell office:value-type="string" office:string-value="10.81.16.139">
            <text:p>10.81.16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cdt-bastion.eu-central1-prd-a:18012">
            <text:p>gui.hmg.vcdt-bastion.eu-central1-prd-a:18012</text:p>
          </table:table-cell>
          <table:table-cell office:value-type="string" office:string-value="10.81.16.139">
            <text:p>10.81.16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2-eu-genesis-prd-silb.eu-central1-prd-a:8003">
            <text:p>gui.hmg.ccs2-eu-genesis-prd-silb.eu-central1-prd-a:8003</text:p>
          </table:table-cell>
          <table:table-cell office:value-type="string" office:string-value="10.81.16.148">
            <text:p>10.81.16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h-prd-fr2.eu-central1-prd-a:19095">
            <text:p>api.hmg.ccs-kafka-broker-2-eu-h-prd-fr2.eu-central1-prd-a:19095</text:p>
          </table:table-cell>
          <table:table-cell office:value-type="string" office:string-value="10.81.16.153">
            <text:p>10.81.16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h-prd-fr2.eu-central1-prd-a:19096">
            <text:p>api.hmg.ccs-kafka-broker-3-eu-h-prd-fr2.eu-central1-prd-a:19096</text:p>
          </table:table-cell>
          <table:table-cell office:value-type="string" office:string-value="10.81.16.153">
            <text:p>10.81.16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h-prd-fr2.eu-central1-prd-a:19097">
            <text:p>api.hmg.ccs-kafka-broker-4-eu-h-prd-fr2.eu-central1-prd-a:19097</text:p>
          </table:table-cell>
          <table:table-cell office:value-type="string" office:string-value="10.81.16.153">
            <text:p>10.81.16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h-prd-fr2.eu-central1-prd-a:19098">
            <text:p>api.hmg.ccs-kafka-broker-5-eu-h-prd-fr2.eu-central1-prd-a:19098</text:p>
          </table:table-cell>
          <table:table-cell office:value-type="string" office:string-value="10.81.16.153">
            <text:p>10.81.16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h-prd-fr2.eu-central1-prd-a:19099">
            <text:p>api.hmg.ccs-kafka-broker-6-eu-h-prd-fr2.eu-central1-prd-a:19099</text:p>
          </table:table-cell>
          <table:table-cell office:value-type="string" office:string-value="10.81.16.153">
            <text:p>10.81.16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h-prd-fr2.eu-central1-prd-a:19100">
            <text:p>api.hmg.ccs-kafka-broker-7-eu-h-prd-fr2.eu-central1-prd-a:19100</text:p>
          </table:table-cell>
          <table:table-cell office:value-type="string" office:string-value="10.81.16.153">
            <text:p>10.81.16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h-prd-fr2.eu-central1-prd-a:19094">
            <text:p>api.hmg.ccs-kafka-broker-1-eu-h-prd-fr2.eu-central1-prd-a:19094</text:p>
          </table:table-cell>
          <table:table-cell office:value-type="string" office:string-value="10.81.16.153">
            <text:p>10.81.16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1-eu-k-prd-fr2.eu-central1-prd-a:19094">
            <text:p>api.hmg.ccs-kafka-broker-1-eu-k-prd-fr2.eu-central1-prd-a:19094</text:p>
          </table:table-cell>
          <table:table-cell office:value-type="string" office:string-value="10.81.16.154">
            <text:p>10.81.16.15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2-eu-k-prd-fr2.eu-central1-prd-a:19095">
            <text:p>api.hmg.ccs-kafka-broker-2-eu-k-prd-fr2.eu-central1-prd-a:19095</text:p>
          </table:table-cell>
          <table:table-cell office:value-type="string" office:string-value="10.81.16.154">
            <text:p>10.81.16.15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3-eu-k-prd-fr2.eu-central1-prd-a:19096">
            <text:p>api.hmg.ccs-kafka-broker-3-eu-k-prd-fr2.eu-central1-prd-a:19096</text:p>
          </table:table-cell>
          <table:table-cell office:value-type="string" office:string-value="10.81.16.154">
            <text:p>10.81.16.15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4-eu-k-prd-fr2.eu-central1-prd-a:19097">
            <text:p>api.hmg.ccs-kafka-broker-4-eu-k-prd-fr2.eu-central1-prd-a:19097</text:p>
          </table:table-cell>
          <table:table-cell office:value-type="string" office:string-value="10.81.16.154">
            <text:p>10.81.16.15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5-eu-k-prd-fr2.eu-central1-prd-a:19098">
            <text:p>api.hmg.ccs-kafka-broker-5-eu-k-prd-fr2.eu-central1-prd-a:19098</text:p>
          </table:table-cell>
          <table:table-cell office:value-type="string" office:string-value="10.81.16.154">
            <text:p>10.81.16.154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6-eu-k-prd-fr2.eu-central1-prd-a:19099">
            <text:p>api.hmg.ccs-kafka-broker-6-eu-k-prd-fr2.eu-central1-prd-a:19099</text:p>
          </table:table-cell>
          <table:table-cell office:value-type="string" office:string-value="10.81.16.154">
            <text:p>10.81.16.154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kafka-broker-7-eu-k-prd-fr2.eu-central1-prd-a:19100">
            <text:p>api.hmg.ccs-kafka-broker-7-eu-k-prd-fr2.eu-central1-prd-a:19100</text:p>
          </table:table-cell>
          <table:table-cell office:value-type="string" office:string-value="10.81.16.154">
            <text:p>10.81.16.154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ProfilePrd.eu-central1-prd-a:8081">
            <text:p>api.hc.gcseuProfilePrd.eu-central1-prd-a:8081</text:p>
          </table:table-cell>
          <table:table-cell office:value-type="string" office:string-value="172.29.64.30">
            <text:p>172.29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ProfilePrd.eu-central1-prd-a:8080">
            <text:p>api.hc.kiaeuProfilePrd.eu-central1-prd-a:8080</text:p>
          </table:table-cell>
          <table:table-cell office:value-type="string" office:string-value="172.29.64.32">
            <text:p>172.29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ProfilePrd.eu-central1-prd-a:80">
            <text:p>api.hc.hydeuProfilePrd.eu-central1-prd-a:80</text:p>
          </table:table-cell>
          <table:table-cell office:value-type="string" office:string-value="172.29.64.31">
            <text:p>172.29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rd.eu-central1-prd-a:8080">
            <text:p>api.hc.kiaeuAccountPrd.eu-central1-prd-a:8080</text:p>
          </table:table-cell>
          <table:table-cell office:value-type="string" office:string-value="172.29.64.25">
            <text:p>172.29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rd.eu-central1-prd-a:80">
            <text:p>api.hc.hydeuAccountPrd.eu-central1-prd-a:80</text:p>
          </table:table-cell>
          <table:table-cell office:value-type="string" office:string-value="172.29.64.23">
            <text:p>172.29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1.eu-central1-prd-a:19094">
            <text:p>gui.hmg.ccs-eu-g-prd-felice-broker-1.eu-central1-prd-a:19094</text:p>
          </table:table-cell>
          <table:table-cell office:value-type="string" office:string-value="10.81.16.146">
            <text:p>10.81.16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2.eu-central1-prd-a:19095">
            <text:p>gui.hmg.ccs-eu-g-prd-felice-broker-2.eu-central1-prd-a:19095</text:p>
          </table:table-cell>
          <table:table-cell office:value-type="string" office:string-value="10.81.16.146">
            <text:p>10.81.16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3.eu-central1-prd-a:19096">
            <text:p>gui.hmg.ccs-eu-g-prd-felice-broker-3.eu-central1-prd-a:19096</text:p>
          </table:table-cell>
          <table:table-cell office:value-type="string" office:string-value="10.81.16.146">
            <text:p>10.81.16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felice-broker-4.eu-central1-prd-a:19097">
            <text:p>gui.hmg.ccs-eu-g-prd-felice-broker-4.eu-central1-prd-a:19097</text:p>
          </table:table-cell>
          <table:table-cell office:value-type="string" office:string-value="10.81.16.146">
            <text:p>10.81.16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8081">
            <text:p>api.hmg.gcseuaccountp-hmg.eu-central1-prd-a:8081</text:p>
          </table:table-cell>
          <table:table-cell office:value-type="string" office:string-value="10.81.16.156">
            <text:p>10.81.16.15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accountp-hmg.eu-central1-prd-a:6301">
            <text:p>api.hmg.gcseuaccountp-hmg.eu-central1-prd-a:6301</text:p>
          </table:table-cell>
          <table:table-cell office:value-type="string" office:string-value="10.81.16.156">
            <text:p>10.81.16.156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artnerp-hmg.eu-central1-prd-a:10300">
            <text:p>api.hmg.gcseupartnerp-hmg.eu-central1-prd-a:10300</text:p>
          </table:table-cell>
          <table:table-cell office:value-type="string" office:string-value="10.81.16.157">
            <text:p>10.81.16.15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80">
            <text:p>api.hmg.hydeuaccountp-hmg.eu-central1-prd-a:80</text:p>
          </table:table-cell>
          <table:table-cell office:value-type="string" office:string-value="10.81.16.158">
            <text:p>10.81.16.1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accountp-hmg.eu-central1-prd-a:6101">
            <text:p>api.hmg.hydeuaccountp-hmg.eu-central1-prd-a:6101</text:p>
          </table:table-cell>
          <table:table-cell office:value-type="string" office:string-value="10.81.16.158">
            <text:p>10.81.16.15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artnerp-hmg.eu-central1-prd-a:10100">
            <text:p>api.hmg.hydeupartnerp-hmg.eu-central1-prd-a:10100</text:p>
          </table:table-cell>
          <table:table-cell office:value-type="string" office:string-value="10.81.16.159">
            <text:p>10.81.16.159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6201">
            <text:p>api.hmg.kiaeuaccountp-hmg.eu-central1-prd-a:6201</text:p>
          </table:table-cell>
          <table:table-cell office:value-type="string" office:string-value="10.81.16.160">
            <text:p>10.81.16.160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accountp-hmg.eu-central1-prd-a:8080">
            <text:p>api.hmg.kiaeuaccountp-hmg.eu-central1-prd-a:8080</text:p>
          </table:table-cell>
          <table:table-cell office:value-type="string" office:string-value="10.81.16.160">
            <text:p>10.81.16.16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artnerp-hmg.eu-central1-prd-a:10200">
            <text:p>api.hmg.kiaeupartnerp-hmg.eu-central1-prd-a:10200</text:p>
          </table:table-cell>
          <table:table-cell office:value-type="string" office:string-value="10.81.16.161">
            <text:p>10.81.16.161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4301">
            <text:p>api.hmg.gcseuprofilep-hmg.eu-central1-prd-a:4301</text:p>
          </table:table-cell>
          <table:table-cell office:value-type="string" office:string-value="10.81.16.162">
            <text:p>10.81.16.162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profilep-hmg.eu-central1-prd-a:8081">
            <text:p>api.hmg.gcseuprofilep-hmg.eu-central1-prd-a:8081</text:p>
          </table:table-cell>
          <table:table-cell office:value-type="string" office:string-value="10.81.16.162">
            <text:p>10.81.16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4101">
            <text:p>api.hmg.hydeuprofilep-hmg.eu-central1-prd-a:4101</text:p>
          </table:table-cell>
          <table:table-cell office:value-type="string" office:string-value="10.81.16.163">
            <text:p>10.81.16.16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ydeuprofilep-hmg.eu-central1-prd-a:80">
            <text:p>api.hmg.hydeuprofilep-hmg.eu-central1-prd-a:80</text:p>
          </table:table-cell>
          <table:table-cell office:value-type="string" office:string-value="10.81.16.163">
            <text:p>10.81.16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8080">
            <text:p>api.hmg.kiaeuprofilep-hmg.eu-central1-prd-a:8080</text:p>
          </table:table-cell>
          <table:table-cell office:value-type="string" office:string-value="10.81.16.164">
            <text:p>10.81.16.16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iaeuprofilep-hmg.eu-central1-prd-a:4201">
            <text:p>api.hmg.kiaeuprofilep-hmg.eu-central1-prd-a:4201</text:p>
          </table:table-cell>
          <table:table-cell office:value-type="string" office:string-value="10.81.16.164">
            <text:p>10.81.16.16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hyd-eu-lb-prd.eu-central1-prd-a:7101">
            <text:p>api.hc.push-hyd-eu-lb-prd.eu-central1-prd-a:7101</text:p>
          </table:table-cell>
          <table:table-cell office:value-type="string" office:string-value="172.29.64.28">
            <text:p>172.29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kia-eu-lb-prd.eu-central1-prd-a:7201">
            <text:p>api.hc.push-kia-eu-lb-prd.eu-central1-prd-a:7201</text:p>
          </table:table-cell>
          <table:table-cell office:value-type="string" office:string-value="172.29.64.29">
            <text:p>172.29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ush-gen-eu-lb-prd.eu-central1-prd-a:7301">
            <text:p>api.hc.push-gen-eu-lb-prd.eu-central1-prd-a:7301</text:p>
          </table:table-cell>
          <table:table-cell office:value-type="string" office:string-value="172.29.64.38">
            <text:p>172.29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tmvcrmp-lb.eu-central1-prd-a:8088">
            <text:p>api.hc.ccseutmvcrmp-lb.eu-central1-prd-a:8088</text:p>
          </table:table-cell>
          <table:table-cell office:value-type="string" office:string-value="172.29.64.41">
            <text:p>172.29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tmvcrmp-lb.eu-central1-prd-a:8088">
            <text:p>api.hc.kcseutmvcrmp-lb.eu-central1-prd-a:8088</text:p>
          </table:table-cell>
          <table:table-cell office:value-type="string" office:string-value="172.29.64.42">
            <text:p>172.29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tmvcrmp-lb.eu-central1-prd-a:8088">
            <text:p>api.hc.gcseutmvcrmp-lb.eu-central1-prd-a:8088</text:p>
          </table:table-cell>
          <table:table-cell office:value-type="string" office:string-value="172.29.64.43">
            <text:p>172.29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tmvcrmp-lb.eu-central1-prd-a:8088">
            <text:p>api.hc.flteutmvcrmp-lb.eu-central1-prd-a:8088</text:p>
          </table:table-cell>
          <table:table-cell office:value-type="string" office:string-value="172.29.64.44">
            <text:p>172.29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liscore-lb-prd.eu-central1-prd-a:18078">
            <text:p>api.hc.ccseuliscore-lb-prd.eu-central1-prd-a:18078</text:p>
          </table:table-cell>
          <table:table-cell office:value-type="string" office:string-value="172.29.64.45">
            <text:p>172.29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liscore-lb-prd.eu-central1-prd-a:18078">
            <text:p>api.hc.kcseuliscore-lb-prd.eu-central1-prd-a:18078</text:p>
          </table:table-cell>
          <table:table-cell office:value-type="string" office:string-value="172.29.64.46">
            <text:p>172.29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liscore-lb-prd.eu-central1-prd-a:18078">
            <text:p>api.hc.gcseuliscore-lb-prd.eu-central1-prd-a:18078</text:p>
          </table:table-cell>
          <table:table-cell office:value-type="string" office:string-value="172.29.64.47">
            <text:p>172.29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exliscore-nginx-lb-prd.eu-central1-prd-a:8090">
            <text:p>api.hmg.gcseuexliscore-nginx-lb-prd.eu-central1-prd-a:8090</text:p>
          </table:table-cell>
          <table:table-cell office:value-type="string" office:string-value="10.81.16.167">
            <text:p>10.81.16.1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exliscore-lb-prd.eu-central1-prd-a:8090">
            <text:p>api.hc.ccseuexliscore-lb-prd.eu-central1-prd-a:8090</text:p>
          </table:table-cell>
          <table:table-cell office:value-type="string" office:string-value="172.29.64.48">
            <text:p>172.29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exliscore-lb-prd.eu-central1-prd-a:8090">
            <text:p>api.hc.kcseuexliscore-lb-prd.eu-central1-prd-a:8090</text:p>
          </table:table-cell>
          <table:table-cell office:value-type="string" office:string-value="172.29.64.49">
            <text:p>172.29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exliscore-lb-prd.eu-central1-prd-a:8090">
            <text:p>api.hc.gcseuexliscore-lb-prd.eu-central1-prd-a:8090</text:p>
          </table:table-cell>
          <table:table-cell office:value-type="string" office:string-value="172.29.64.50">
            <text:p>172.29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80">
            <text:p>api.hc.ccseuims-lb-prd.eu-central1-prd-a:80</text:p>
          </table:table-cell>
          <table:table-cell office:value-type="string" office:string-value="172.29.64.51">
            <text:p>172.29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ims-lb-prd.eu-central1-prd-a:443">
            <text:p>api.hc.ccseuims-lb-prd.eu-central1-prd-a:443</text:p>
          </table:table-cell>
          <table:table-cell office:value-type="string" office:string-value="172.29.64.51">
            <text:p>172.29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80">
            <text:p>api.hc.kcseuims-lb-prd.eu-central1-prd-a:80</text:p>
          </table:table-cell>
          <table:table-cell office:value-type="string" office:string-value="172.29.64.52">
            <text:p>172.29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ims-lb-prd.eu-central1-prd-a:443">
            <text:p>api.hc.kcseuims-lb-prd.eu-central1-prd-a:443</text:p>
          </table:table-cell>
          <table:table-cell office:value-type="string" office:string-value="172.29.64.52">
            <text:p>172.29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80">
            <text:p>api.hc.gcseuims-lb-prd.eu-central1-prd-a:80</text:p>
          </table:table-cell>
          <table:table-cell office:value-type="string" office:string-value="172.29.64.53">
            <text:p>172.29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ms-lb-prd.eu-central1-prd-a:443">
            <text:p>api.hc.gcseuims-lb-prd.eu-central1-prd-a:443</text:p>
          </table:table-cell>
          <table:table-cell office:value-type="string" office:string-value="172.29.64.53">
            <text:p>172.29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cbs-lb-prd.eu-central1-prd-a:18078">
            <text:p>api.pub.ccseucbs-lb-prd.eu-central1-prd-a:18078</text:p>
          </table:table-cell>
          <table:table-cell office:value-type="string" office:string-value="103.187.35.103">
            <text:p>103.187.35.10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bs-lb-prd.eu-central1-prd-a:18078">
            <text:p>api.pub.kcseucbs-lb-prd.eu-central1-prd-a:18078</text:p>
          </table:table-cell>
          <table:table-cell office:value-type="string" office:string-value="103.187.35.104">
            <text:p>103.187.35.10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bs-lb-prd.eu-central1-prd-a:18078">
            <text:p>api.pub.gcseucbs-lb-prd.eu-central1-prd-a:18078</text:p>
          </table:table-cell>
          <table:table-cell office:value-type="string" office:string-value="103.187.35.105">
            <text:p>103.187.35.10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bluelink-prd-hmg.eu-central1-prd-a:5101">
            <text:p>api.hmg.spa-bluelink-prd-hmg.eu-central1-prd-a:5101</text:p>
          </table:table-cell>
          <table:table-cell office:value-type="string" office:string-value="10.81.16.168">
            <text:p>10.81.16.168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bluelink-prd.eu-central1-prd-a:5101">
            <text:p>api.hc.spa-bluelink-prd.eu-central1-prd-a:5101</text:p>
          </table:table-cell>
          <table:table-cell office:value-type="string" office:string-value="172.29.64.54">
            <text:p>172.29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uvo-prd.eu-central1-prd-a:5201">
            <text:p>api.hc.spa-uvo-prd.eu-central1-prd-a:5201</text:p>
          </table:table-cell>
          <table:table-cell office:value-type="string" office:string-value="172.29.64.55">
            <text:p>172.29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uvo-prd-hmg.eu-central1-prd-a:5201">
            <text:p>api.hmg.spa-uvo-prd-hmg.eu-central1-prd-a:5201</text:p>
          </table:table-cell>
          <table:table-cell office:value-type="string" office:string-value="10.81.16.169">
            <text:p>10.81.16.169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spa-gcs-prd.eu-central1-prd-a:5301">
            <text:p>api.hc.spa-gcs-prd.eu-central1-prd-a:5301</text:p>
          </table:table-cell>
          <table:table-cell office:value-type="string" office:string-value="172.29.64.56">
            <text:p>172.29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spa-gcs-prd-hmg.eu-central1-prd-a:5301">
            <text:p>api.hmg.spa-gcs-prd-hmg.eu-central1-prd-a:5301</text:p>
          </table:table-cell>
          <table:table-cell office:value-type="string" office:string-value="10.81.16.170">
            <text:p>10.81.16.170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10">
            <text:p>api.hmg.vehicle-bluelink-prd-hmg.eu-central1-prd-a:3010</text:p>
          </table:table-cell>
          <table:table-cell office:value-type="string" office:string-value="10.81.16.171">
            <text:p>10.81.16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000">
            <text:p>api.hmg.vehicle-bluelink-prd-hmg.eu-central1-prd-a:3000</text:p>
          </table:table-cell>
          <table:table-cell office:value-type="string" office:string-value="10.81.16.171">
            <text:p>10.81.16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bluelink-prd-hmg.eu-central1-prd-a:3100">
            <text:p>api.hmg.vehicle-bluelink-prd-hmg.eu-central1-prd-a:3100</text:p>
          </table:table-cell>
          <table:table-cell office:value-type="string" office:string-value="10.81.16.171">
            <text:p>10.81.16.171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200">
            <text:p>api.hmg.vehicle-uvo-prd-hmg.eu-central1-prd-a:3200</text:p>
          </table:table-cell>
          <table:table-cell office:value-type="string" office:string-value="10.81.16.172">
            <text:p>10.81.16.1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10">
            <text:p>api.hmg.vehicle-uvo-prd-hmg.eu-central1-prd-a:3010</text:p>
          </table:table-cell>
          <table:table-cell office:value-type="string" office:string-value="10.81.16.172">
            <text:p>10.81.16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uvo-prd-hmg.eu-central1-prd-a:3000">
            <text:p>api.hmg.vehicle-uvo-prd-hmg.eu-central1-prd-a:3000</text:p>
          </table:table-cell>
          <table:table-cell office:value-type="string" office:string-value="10.81.16.172">
            <text:p>10.81.16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10">
            <text:p>api.hmg.vehicle-gcs-prd-hmg.eu-central1-prd-a:3010</text:p>
          </table:table-cell>
          <table:table-cell office:value-type="string" office:string-value="10.81.16.173">
            <text:p>10.81.16.17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000">
            <text:p>api.hmg.vehicle-gcs-prd-hmg.eu-central1-prd-a:3000</text:p>
          </table:table-cell>
          <table:table-cell office:value-type="string" office:string-value="10.81.16.173">
            <text:p>10.81.16.17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vehicle-gcs-prd-hmg.eu-central1-prd-a:3300">
            <text:p>api.hmg.vehicle-gcs-prd-hmg.eu-central1-prd-a:3300</text:p>
          </table:table-cell>
          <table:table-cell office:value-type="string" office:string-value="10.81.16.173">
            <text:p>10.81.16.173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6300">
            <text:p>api.hc.hydeuaccountportalp.eu-central1-prd-a:6300</text:p>
          </table:table-cell>
          <table:table-cell office:value-type="string" office:string-value="172.29.64.57">
            <text:p>172.29.64.57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ydeuaccountportalp.eu-central1-prd-a:80">
            <text:p>api.hc.hydeuaccountportalp.eu-central1-prd-a:80</text:p>
          </table:table-cell>
          <table:table-cell office:value-type="string" office:string-value="172.29.64.57">
            <text:p>172.29.64.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8080">
            <text:p>api.hc.kiaeuaccountportalp.eu-central1-prd-a:8080</text:p>
          </table:table-cell>
          <table:table-cell office:value-type="string" office:string-value="172.29.64.58">
            <text:p>172.29.64.5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iaeuaccountportalp.eu-central1-prd-a:6400">
            <text:p>api.hc.kiaeuaccountportalp.eu-central1-prd-a:6400</text:p>
          </table:table-cell>
          <table:table-cell office:value-type="string" office:string-value="172.29.64.58">
            <text:p>172.29.64.58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8081">
            <text:p>api.hc.gcseuaccountportalp.eu-central1-prd-a:8081</text:p>
          </table:table-cell>
          <table:table-cell office:value-type="string" office:string-value="172.29.64.59">
            <text:p>172.29.64.59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ortalp.eu-central1-prd-a:6500">
            <text:p>api.hc.gcseuaccountportalp.eu-central1-prd-a:6500</text:p>
          </table:table-cell>
          <table:table-cell office:value-type="string" office:string-value="172.29.64.59">
            <text:p>172.29.64.59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0">
            <text:p>api.hc.ccsp-userlink-bluelink-eu-lb-prd.eu-central1-prd-a:7100</text:p>
          </table:table-cell>
          <table:table-cell office:value-type="string" office:string-value="172.29.64.60">
            <text:p>172.29.64.60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0">
            <text:p>api.hc.ccsp-userlink-uvo-eu-lb-prd.eu-central1-prd-a:7200</text:p>
          </table:table-cell>
          <table:table-cell office:value-type="string" office:string-value="172.29.64.61">
            <text:p>172.29.64.61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0">
            <text:p>api.hc.ccsp-userlink-gcs-eu-lb-prd.eu-central1-prd-a:7300</text:p>
          </table:table-cell>
          <table:table-cell office:value-type="string" office:string-value="172.29.64.62">
            <text:p>172.29.64.6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bluelink-eu-HMGlb-prd.eu-central1-prd-a:7100">
            <text:p>api.hmg.ccsp-userlink-bluelink-eu-HMGlb-prd.eu-central1-prd-a:7100</text:p>
          </table:table-cell>
          <table:table-cell office:value-type="string" office:string-value="10.81.16.174">
            <text:p>10.81.16.17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uvo-eu-HMGlb-prd.eu-central1-prd-a:7200">
            <text:p>api.hmg.ccsp-userlink-uvo-eu-HMGlb-prd.eu-central1-prd-a:7200</text:p>
          </table:table-cell>
          <table:table-cell office:value-type="string" office:string-value="10.81.16.175">
            <text:p>10.81.16.17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userlink-gcs-eu-HMGlb-prd.eu-central1-prd-a:7300">
            <text:p>api.hmg.ccsp-userlink-gcs-eu-HMGlb-prd.eu-central1-prd-a:7300</text:p>
          </table:table-cell>
          <table:table-cell office:value-type="string" office:string-value="10.81.16.176">
            <text:p>10.81.16.17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bluelink-eu-lb-prd.eu-central1-prd-a:5100">
            <text:p>api.hc.ccsp-calendar-bluelink-eu-lb-prd.eu-central1-prd-a:5100</text:p>
          </table:table-cell>
          <table:table-cell office:value-type="string" office:string-value="172.29.64.63">
            <text:p>172.29.64.63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gcs-eu-lb-prd.eu-central1-prd-a:5300">
            <text:p>api.hc.ccsp-calendar-gcs-eu-lb-prd.eu-central1-prd-a:5300</text:p>
          </table:table-cell>
          <table:table-cell office:value-type="string" office:string-value="172.29.64.64">
            <text:p>172.29.64.64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gcs-eu-HMGlb-prd.eu-central1-prd-a:5300">
            <text:p>api.hmg.ccsp-calendar-gcs-eu-HMGlb-prd.eu-central1-prd-a:5300</text:p>
          </table:table-cell>
          <table:table-cell office:value-type="string" office:string-value="10.81.16.179">
            <text:p>10.81.16.179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4">
            <text:p>api.hc.ccsp-cpw-bluelink-eu-lb-prd.eu-central1-prd-a:9094</text:p>
          </table:table-cell>
          <table:table-cell office:value-type="string" office:string-value="172.29.64.65">
            <text:p>172.29.64.65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9091">
            <text:p>api.hc.ccsp-cpw-bluelink-eu-lb-prd.eu-central1-prd-a:9091</text:p>
          </table:table-cell>
          <table:table-cell office:value-type="string" office:string-value="172.29.64.65">
            <text:p>172.29.64.65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bluelink-eu-lb-prd.eu-central1-prd-a:12100">
            <text:p>api.hc.ccsp-cpw-bluelink-eu-lb-prd.eu-central1-prd-a:12100</text:p>
          </table:table-cell>
          <table:table-cell office:value-type="string" office:string-value="172.29.64.65">
            <text:p>172.29.64.65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2">
            <text:p>api.hc.ccsp-cpw-uvo-eu-lb-prd.eu-central1-prd-a:9092</text:p>
          </table:table-cell>
          <table:table-cell office:value-type="string" office:string-value="172.29.64.66">
            <text:p>172.29.64.6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9095">
            <text:p>api.hc.ccsp-cpw-uvo-eu-lb-prd.eu-central1-prd-a:9095</text:p>
          </table:table-cell>
          <table:table-cell office:value-type="string" office:string-value="172.29.64.66">
            <text:p>172.29.64.66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uvo-eu-lb-prd.eu-central1-prd-a:12200">
            <text:p>api.hc.ccsp-cpw-uvo-eu-lb-prd.eu-central1-prd-a:12200</text:p>
          </table:table-cell>
          <table:table-cell office:value-type="string" office:string-value="172.29.64.66">
            <text:p>172.29.64.66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6">
            <text:p>api.hc.ccsp-cpw-gcs-eu-lb-prd.eu-central1-prd-a:9096</text:p>
          </table:table-cell>
          <table:table-cell office:value-type="string" office:string-value="172.29.64.67">
            <text:p>172.29.64.67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12300">
            <text:p>api.hc.ccsp-cpw-gcs-eu-lb-prd.eu-central1-prd-a:12300</text:p>
          </table:table-cell>
          <table:table-cell office:value-type="string" office:string-value="172.29.64.67">
            <text:p>172.29.64.67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pw-gcs-eu-lb-prd.eu-central1-prd-a:9093">
            <text:p>api.hc.ccsp-cpw-gcs-eu-lb-prd.eu-central1-prd-a:9093</text:p>
          </table:table-cell>
          <table:table-cell office:value-type="string" office:string-value="172.29.64.67">
            <text:p>172.29.64.67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4">
            <text:p>api.hmg.ccsp-cpw-bluelink-eu-HMGlb-prd.eu-central1-prd-a:9094</text:p>
          </table:table-cell>
          <table:table-cell office:value-type="string" office:string-value="10.81.16.180">
            <text:p>10.81.16.180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12100">
            <text:p>api.hmg.ccsp-cpw-bluelink-eu-HMGlb-prd.eu-central1-prd-a:12100</text:p>
          </table:table-cell>
          <table:table-cell office:value-type="string" office:string-value="10.81.16.180">
            <text:p>10.81.16.180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bluelink-eu-HMGlb-prd.eu-central1-prd-a:9091">
            <text:p>api.hmg.ccsp-cpw-bluelink-eu-HMGlb-prd.eu-central1-prd-a:9091</text:p>
          </table:table-cell>
          <table:table-cell office:value-type="string" office:string-value="10.81.16.180">
            <text:p>10.81.16.180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2">
            <text:p>api.hmg.ccsp-cpw-uvo-eu-HMGlb-prd.eu-central1-prd-a:9092</text:p>
          </table:table-cell>
          <table:table-cell office:value-type="string" office:string-value="10.81.16.181">
            <text:p>10.81.16.181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9095">
            <text:p>api.hmg.ccsp-cpw-uvo-eu-HMGlb-prd.eu-central1-prd-a:9095</text:p>
          </table:table-cell>
          <table:table-cell office:value-type="string" office:string-value="10.81.16.181">
            <text:p>10.81.16.181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uvo-eu-HMGlb-prd.eu-central1-prd-a:12200">
            <text:p>api.hmg.ccsp-cpw-uvo-eu-HMGlb-prd.eu-central1-prd-a:12200</text:p>
          </table:table-cell>
          <table:table-cell office:value-type="string" office:string-value="10.81.16.181">
            <text:p>10.81.16.181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3">
            <text:p>api.hmg.ccsp-cpw-gcs-eu-HMGlb-prd.eu-central1-prd-a:9093</text:p>
          </table:table-cell>
          <table:table-cell office:value-type="string" office:string-value="10.81.16.182">
            <text:p>10.81.16.182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9096">
            <text:p>api.hmg.ccsp-cpw-gcs-eu-HMGlb-prd.eu-central1-prd-a:9096</text:p>
          </table:table-cell>
          <table:table-cell office:value-type="string" office:string-value="10.81.16.182">
            <text:p>10.81.16.182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pw-gcs-eu-HMGlb-prd.eu-central1-prd-a:12300">
            <text:p>api.hmg.ccsp-cpw-gcs-eu-HMGlb-prd.eu-central1-prd-a:12300</text:p>
          </table:table-cell>
          <table:table-cell office:value-type="string" office:string-value="10.81.16.182">
            <text:p>10.81.16.182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00">
            <text:p>api.hc.vehicle-gcs-prd.eu-central1-prd-a:3000</text:p>
          </table:table-cell>
          <table:table-cell office:value-type="string" office:string-value="172.29.64.68">
            <text:p>172.29.64.6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010">
            <text:p>api.hc.vehicle-gcs-prd.eu-central1-prd-a:3010</text:p>
          </table:table-cell>
          <table:table-cell office:value-type="string" office:string-value="172.29.64.68">
            <text:p>172.29.64.6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gcs-prd.eu-central1-prd-a:3300">
            <text:p>api.hc.vehicle-gcs-prd.eu-central1-prd-a:3300</text:p>
          </table:table-cell>
          <table:table-cell office:value-type="string" office:string-value="172.29.64.68">
            <text:p>172.29.64.68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10">
            <text:p>api.hc.vehicle-bluelink-prd.eu-central1-prd-a:3010</text:p>
          </table:table-cell>
          <table:table-cell office:value-type="string" office:string-value="172.29.64.69">
            <text:p>172.29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100">
            <text:p>api.hc.vehicle-bluelink-prd.eu-central1-prd-a:3100</text:p>
          </table:table-cell>
          <table:table-cell office:value-type="string" office:string-value="172.29.64.69">
            <text:p>172.29.64.6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bluelink-prd.eu-central1-prd-a:3000">
            <text:p>api.hc.vehicle-bluelink-prd.eu-central1-prd-a:3000</text:p>
          </table:table-cell>
          <table:table-cell office:value-type="string" office:string-value="172.29.64.69">
            <text:p>172.29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bluelink-eu-HMGlb-prd.eu-central1-prd-a:5100">
            <text:p>api.hmg.ccsp-calendar-bluelink-eu-HMGlb-prd.eu-central1-prd-a:5100</text:p>
          </table:table-cell>
          <table:table-cell office:value-type="string" office:string-value="10.81.16.177">
            <text:p>10.81.16.177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1">
            <text:p>api.hc.ccseuvcrmp-lb.eu-central1-prd-a:8091</text:p>
          </table:table-cell>
          <table:table-cell office:value-type="string" office:string-value="172.29.64.70">
            <text:p>172.29.64.7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vcrmp-lb.eu-central1-prd-a:8090">
            <text:p>api.hc.ccseuvcrmp-lb.eu-central1-prd-a:8090</text:p>
          </table:table-cell>
          <table:table-cell office:value-type="string" office:string-value="172.29.64.70">
            <text:p>172.29.64.7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200">
            <text:p>api.hc.vehicle-uvo-prd.eu-central1-prd-a:3200</text:p>
          </table:table-cell>
          <table:table-cell office:value-type="string" office:string-value="172.29.64.71">
            <text:p>172.29.64.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1">
            <text:p>api.hc.kcseuvcrmp-lb.eu-central1-prd-a:8091</text:p>
          </table:table-cell>
          <table:table-cell office:value-type="string" office:string-value="172.29.64.73">
            <text:p>172.29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vcrmp-lb.eu-central1-prd-a:8090">
            <text:p>api.hc.kcseuvcrmp-lb.eu-central1-prd-a:8090</text:p>
          </table:table-cell>
          <table:table-cell office:value-type="string" office:string-value="172.29.64.73">
            <text:p>172.29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hyd-prd.eu-central1-prd-a:8089">
            <text:p>api.hc.tomtomlb-hyd-prd.eu-central1-prd-a:8089</text:p>
          </table:table-cell>
          <table:table-cell office:value-type="string" office:string-value="172.29.64.27">
            <text:p>172.29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hyd-prd-hmg.eu-central1-prd-a:8089">
            <text:p>api.hmg.tomtomlb-hyd-prd-hmg.eu-central1-prd-a:8089</text:p>
          </table:table-cell>
          <table:table-cell office:value-type="string" office:string-value="10.81.16.155">
            <text:p>10.81.16.15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omtomlb-kia-prd.eu-central1-prd-a:8089">
            <text:p>api.hc.tomtomlb-kia-prd.eu-central1-prd-a:8089</text:p>
          </table:table-cell>
          <table:table-cell office:value-type="string" office:string-value="172.29.64.75">
            <text:p>172.29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tomtomlb-kia-prd-hmg.eu-central1-prd-a:8089">
            <text:p>api.hmg.tomtomlb-kia-prd-hmg.eu-central1-prd-a:8089</text:p>
          </table:table-cell>
          <table:table-cell office:value-type="string" office:string-value="10.81.16.183">
            <text:p>10.81.16.1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uvo-eu-lb-prd.eu-central1-prd-a:13000">
            <text:p>api.hc.kms-proxy-uvo-eu-lb-prd.eu-central1-prd-a:13000</text:p>
          </table:table-cell>
          <table:table-cell office:value-type="string" office:string-value="172.29.64.79">
            <text:p>172.29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gcs-eu-lb-prd.eu-central1-prd-a:13000">
            <text:p>api.hc.kms-proxy-gcs-eu-lb-prd.eu-central1-prd-a:13000</text:p>
          </table:table-cell>
          <table:table-cell office:value-type="string" office:string-value="172.29.64.80">
            <text:p>172.29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ms-proxy-bluelink-eu-lb-prd.eu-central1-prd-a:13000">
            <text:p>api.hc.kms-proxy-bluelink-eu-lb-prd.eu-central1-prd-a:13000</text:p>
          </table:table-cell>
          <table:table-cell office:value-type="string" office:string-value="172.29.64.81">
            <text:p>172.29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uvo-eu-lb-prd.eu-central1-prd-a:11000">
            <text:p>api.hc.tms-proxy-uvo-eu-lb-prd.eu-central1-prd-a:11000</text:p>
          </table:table-cell>
          <table:table-cell office:value-type="string" office:string-value="172.29.64.82">
            <text:p>172.29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gcs-eu-lb-prd.eu-central1-prd-a:11000">
            <text:p>api.hc.tms-proxy-gcs-eu-lb-prd.eu-central1-prd-a:11000</text:p>
          </table:table-cell>
          <table:table-cell office:value-type="string" office:string-value="172.29.64.83">
            <text:p>172.29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tms-proxy-bluelink-eu-lb-prd.eu-central1-prd-a:11000">
            <text:p>api.hc.tms-proxy-bluelink-eu-lb-prd.eu-central1-prd-a:11000</text:p>
          </table:table-cell>
          <table:table-cell office:value-type="string" office:string-value="172.29.64.84">
            <text:p>172.29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.eu-central1-prd-a:22241">
            <text:p>api.hmg.ccs2-eu-svchub-g-mongop.eu-central1-prd-a:22241</text:p>
          </table:table-cell>
          <table:table-cell office:value-type="string" office:string-value="10.81.16.184">
            <text:p>10.81.16.184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2.eu-central1-prd-a:22242">
            <text:p>api.hmg.ccs2-eu-svchub-g-mongop2.eu-central1-prd-a:22242</text:p>
          </table:table-cell>
          <table:table-cell office:value-type="string" office:string-value="10.81.16.184">
            <text:p>10.81.16.184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svchub-g-mongop3.eu-central1-prd-a:22243">
            <text:p>api.hmg.ccs2-eu-svchub-g-mongop3.eu-central1-prd-a:22243</text:p>
          </table:table-cell>
          <table:table-cell office:value-type="string" office:string-value="10.81.16.185">
            <text:p>10.81.16.185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0-vds-test-9092">
            <text:p>240520-vds-test-9092</text:p>
          </table:table-cell>
          <table:table-cell office:value-type="string" office:string-value="100.76.1.130">
            <text:p>100.76.1.13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hyundai-prd.eu-central1-prd-a:8080">
            <text:p>api.pub.apigw-eu-lb-hyundai-prd.eu-central1-prd-a:8080</text:p>
          </table:table-cell>
          <table:table-cell office:value-type="string" office:string-value="103.187.35.110">
            <text:p>103.187.35.110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kia-prd.eu-central1-prd-a:8080">
            <text:p>api.pub.apigw-eu-lb-kia-prd.eu-central1-prd-a:8080</text:p>
          </table:table-cell>
          <table:table-cell office:value-type="string" office:string-value="103.187.35.97">
            <text:p>103.187.35.9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apigw-eu-lb-genesis-prd.eu-central1-prd-a:443">
            <text:p>api.pub.apigw-eu-lb-genesis-prd.eu-central1-prd-a:443</text:p>
          </table:table-cell>
          <table:table-cell office:value-type="string" office:string-value="103.187.35.98">
            <text:p>103.187.35.9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240527-vds-test">
            <text:p>240527-vds-test</text:p>
          </table:table-cell>
          <table:table-cell office:value-type="string" office:string-value="100.76.1.130">
            <text:p>100.76.1.13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1">
            <text:p>api.hmg.ccseulms-lb-prd.eu-central1-prd-a:8081</text:p>
          </table:table-cell>
          <table:table-cell office:value-type="string" office:string-value="10.81.16.186">
            <text:p>10.81.16.186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2">
            <text:p>api.hmg.ccseulms-lb-prd.eu-central1-prd-a:8082</text:p>
          </table:table-cell>
          <table:table-cell office:value-type="string" office:string-value="10.81.16.186">
            <text:p>10.81.16.186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8080">
            <text:p>api.hmg.ccseulms-lb-prd.eu-central1-prd-a:8080</text:p>
          </table:table-cell>
          <table:table-cell office:value-type="string" office:string-value="10.81.16.186">
            <text:p>10.81.16.18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1">
            <text:p>api.hmg.ccseulms-lb-prd.eu-central1-prd-a:5601</text:p>
          </table:table-cell>
          <table:table-cell office:value-type="string" office:string-value="10.81.16.186">
            <text:p>10.81.16.186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genesis.eu-central1-prd-a:80">
            <text:p>api.hc.dkc-prd-k8s-genesis.eu-central1-prd-a:80</text:p>
          </table:table-cell>
          <table:table-cell office:value-type="string" office:string-value="172.29.64.36">
            <text:p>172.29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hyundai.eu-central1-prd-a:80">
            <text:p>api.hc.dkc-prd-k8s-hyundai.eu-central1-prd-a:80</text:p>
          </table:table-cell>
          <table:table-cell office:value-type="string" office:string-value="172.29.64.37">
            <text:p>172.29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dkc-prd-k8s-kia.eu-central1-prd-a:80">
            <text:p>api.hc.dkc-prd-k8s-kia.eu-central1-prd-a:80</text:p>
          </table:table-cell>
          <table:table-cell office:value-type="string" office:string-value="172.29.64.35">
            <text:p>172.29.64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gen.eu-central1-prd-a:80">
            <text:p>api.hmg.dkceuglgw-gen.eu-central1-prd-a:80</text:p>
          </table:table-cell>
          <table:table-cell office:value-type="string" office:string-value="10.81.16.190">
            <text:p>10.81.16.19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hyd.eu-central1-prd-a:80">
            <text:p>api.hmg.dkceuglgw-hyd.eu-central1-prd-a:80</text:p>
          </table:table-cell>
          <table:table-cell office:value-type="string" office:string-value="10.81.17.6">
            <text:p>10.81.17.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glgw-kia.eu-central1-prd-a:80">
            <text:p>api.hmg.dkceuglgw-kia.eu-central1-prd-a:80</text:p>
          </table:table-cell>
          <table:table-cell office:value-type="string" office:string-value="10.81.17.7">
            <text:p>10.81.17.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44">
            <text:p>api.hmg.EUEAI-kcseudbp.eu-central1-prd-a:5444</text:p>
          </table:table-cell>
          <table:table-cell office:value-type="string" office:string-value="10.81.17.10">
            <text:p>10.81.17.1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hplcdbp.eu-central1-prd-a:1521">
            <text:p>api.hmg.EUEAI-ccseudkc2hplcdbp.eu-central1-prd-a:1521</text:p>
          </table:table-cell>
          <table:table-cell office:value-type="string" office:string-value="10.81.17.11">
            <text:p>10.81.17.1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kc2kplcdbp.eu-central1-prd-a:1521">
            <text:p>api.hmg.EUEAI-ccseudkc2kplcdbp.eu-central1-prd-a:1521</text:p>
          </table:table-cell>
          <table:table-cell office:value-type="string" office:string-value="10.81.17.12">
            <text:p>10.81.17.12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gcseudkc2gplcdbp.eu-central1-prd-a:1521">
            <text:p>api.hmg.EUEAI-gcseudkc2gplcdbp.eu-central1-prd-a:1521</text:p>
          </table:table-cell>
          <table:table-cell office:value-type="string" office:string-value="10.81.17.13">
            <text:p>10.81.17.13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10">
            <text:p>api.pub.ccseu-vms-sbs-lb-p01.eu-central1-prd-a:8010</text:p>
          </table:table-cell>
          <table:table-cell office:value-type="string" office:string-value="103.187.35.49">
            <text:p>103.187.35.4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8008">
            <text:p>api.pub.ccseu-vms-sbs-lb-p01.eu-central1-prd-a:8008</text:p>
          </table:table-cell>
          <table:table-cell office:value-type="string" office:string-value="103.187.35.49">
            <text:p>103.187.35.49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0">
            <text:p>api.hmg.ccseu-uptime-batch-lb-p01.eu-central1-prd-a:7080</text:p>
          </table:table-cell>
          <table:table-cell office:value-type="string" office:string-value="10.81.17.14">
            <text:p>10.81.17.14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batch-lb-p01.eu-central1-prd-a:7081">
            <text:p>api.hmg.ccseu-uptime-batch-lb-p01.eu-central1-prd-a:7081</text:p>
          </table:table-cell>
          <table:table-cell office:value-type="string" office:string-value="10.81.17.14">
            <text:p>10.81.17.1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consumer-lb-p01.eu-central1-prd-a:7081">
            <text:p>api.hmg.ccseu-uptime-consumer-lb-p01.eu-central1-prd-a:7081</text:p>
          </table:table-cell>
          <table:table-cell office:value-type="string" office:string-value="10.81.17.15">
            <text:p>10.81.17.1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AccountPrd.eu-central1-prd-a:80">
            <text:p>api.hc.gcseuAccountPrd.eu-central1-prd-a:80</text:p>
          </table:table-cell>
          <table:table-cell office:value-type="string" office:string-value="172.29.64.21">
            <text:p>172.29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jenkins-lb.eu-central1-prd-a:48281">
            <text:p>api.hmg.apip-eu-prd-jenkins-lb.eu-central1-prd-a:48281</text:p>
          </table:table-cell>
          <table:table-cell office:value-type="string" office:string-value="10.81.17.16">
            <text:p>10.81.17.1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build-lb.eu-central1-prd-a:48280">
            <text:p>api.hmg.apip-eu-prd-build-lb.eu-central1-prd-a:48280</text:p>
          </table:table-cell>
          <table:table-cell office:value-type="string" office:string-value="10.81.17.16">
            <text:p>10.81.17.1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telecom-a.eu-central1-prd-a:31099">
            <text:p>api.pub.ccs2-eu-hyundai-prd-telecom-a.eu-central1-prd-a:31099</text:p>
          </table:table-cell>
          <table:table-cell office:value-type="string" office:string-value="103.187.35.51">
            <text:p>103.187.35.5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099">
            <text:p>api.pub.ccs2-eu-kia-prd-telecom-a.eu-central1-prd-a:31099</text:p>
          </table:table-cell>
          <table:table-cell office:value-type="string" office:string-value="103.187.35.52">
            <text:p>103.187.35.5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10">
            <text:p>api.pub.ccs2-eu-hyundai-prd-igw-a.eu-central1-prd-a:30010</text:p>
          </table:table-cell>
          <table:table-cell office:value-type="string" office:string-value="103.187.35.53">
            <text:p>103.187.35.53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30020">
            <text:p>api.pub.ccs2-eu-hyundai-prd-igw-a.eu-central1-prd-a:30020</text:p>
          </table:table-cell>
          <table:table-cell office:value-type="string" office:string-value="103.187.35.53">
            <text:p>103.187.35.53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igw-a.eu-central1-prd-a:8003">
            <text:p>api.pub.ccs2-eu-hyundai-prd-igw-a.eu-central1-prd-a:8003</text:p>
          </table:table-cell>
          <table:table-cell office:value-type="string" office:string-value="103.187.35.53">
            <text:p>103.187.35.53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10">
            <text:p>api.pub.ccs2-eu-kia-prd-igw-a.eu-central1-prd-a:30010</text:p>
          </table:table-cell>
          <table:table-cell office:value-type="string" office:string-value="103.187.35.54">
            <text:p>103.187.35.5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8003">
            <text:p>api.pub.ccs2-eu-kia-prd-igw-a.eu-central1-prd-a:8003</text:p>
          </table:table-cell>
          <table:table-cell office:value-type="string" office:string-value="103.187.35.54">
            <text:p>103.187.35.5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igw-a.eu-central1-prd-a:30020">
            <text:p>api.pub.ccs2-eu-kia-prd-igw-a.eu-central1-prd-a:30020</text:p>
          </table:table-cell>
          <table:table-cell office:value-type="string" office:string-value="103.187.35.54">
            <text:p>103.187.35.5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10">
            <text:p>api.pub.ccs2-eu-hyundai-prd-egw-a.eu-central1-prd-a:31010</text:p>
          </table:table-cell>
          <table:table-cell office:value-type="string" office:string-value="103.187.35.55">
            <text:p>103.187.35.5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hyundai-prd-egw-a.eu-central1-prd-a:31020">
            <text:p>api.pub.ccs2-eu-hyundai-prd-egw-a.eu-central1-prd-a:31020</text:p>
          </table:table-cell>
          <table:table-cell office:value-type="string" office:string-value="103.187.35.55">
            <text:p>103.187.35.5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20">
            <text:p>api.pub.ccs2-eu-kia-prd-egw-a.eu-central1-prd-a:31020</text:p>
          </table:table-cell>
          <table:table-cell office:value-type="string" office:string-value="103.187.35.56">
            <text:p>103.187.35.5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egw-a.eu-central1-prd-a:31010">
            <text:p>api.pub.ccs2-eu-kia-prd-egw-a.eu-central1-prd-a:31010</text:p>
          </table:table-cell>
          <table:table-cell office:value-type="string" office:string-value="103.187.35.56">
            <text:p>103.187.35.5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10">
            <text:p>api.hmg.ccs2-eu-hyundai-prd-silb-a.eu-central1-prd-a:32010</text:p>
          </table:table-cell>
          <table:table-cell office:value-type="string" office:string-value="10.81.17.17">
            <text:p>10.81.17.1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8003">
            <text:p>api.hmg.ccs2-eu-hyundai-prd-silb-a.eu-central1-prd-a:8003</text:p>
          </table:table-cell>
          <table:table-cell office:value-type="string" office:string-value="10.81.17.17">
            <text:p>10.81.17.1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hyundai-prd-silb-a.eu-central1-prd-a:32020">
            <text:p>api.hmg.ccs2-eu-hyundai-prd-silb-a.eu-central1-prd-a:32020</text:p>
          </table:table-cell>
          <table:table-cell office:value-type="string" office:string-value="10.81.17.17">
            <text:p>10.81.17.1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10">
            <text:p>api.hmg.ccs2-eu-kia-prd-silb-a.eu-central1-prd-a:32010</text:p>
          </table:table-cell>
          <table:table-cell office:value-type="string" office:string-value="10.81.17.18">
            <text:p>10.81.17.1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8003">
            <text:p>api.hmg.ccs2-eu-kia-prd-silb-a.eu-central1-prd-a:8003</text:p>
          </table:table-cell>
          <table:table-cell office:value-type="string" office:string-value="10.81.17.18">
            <text:p>10.81.17.1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2-eu-kia-prd-silb-a.eu-central1-prd-a:32020">
            <text:p>api.hmg.ccs2-eu-kia-prd-silb-a.eu-central1-prd-a:32020</text:p>
          </table:table-cell>
          <table:table-cell office:value-type="string" office:string-value="10.81.17.18">
            <text:p>10.81.17.1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info-bastion.eu-central1-prd-a:18017">
            <text:p>gui.hmg.info-bastion.eu-central1-prd-a:18017</text:p>
          </table:table-cell>
          <table:table-cell office:value-type="string" office:string-value="10.81.16.139">
            <text:p>10.81.16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web-lb-p01.eu-central1-prd-a:80">
            <text:p>api.hmg.ccseu-uptime-web-lb-p01.eu-central1-prd-a:80</text:p>
          </table:table-cell>
          <table:table-cell office:value-type="string" office:string-value="10.81.17.19">
            <text:p>10.81.17.1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spkafkabroker.eu-central1-prd-a:8000">
            <text:p>gui.hmg.vdspkafkabroker.eu-central1-prd-a:8000</text:p>
          </table:table-cell>
          <table:table-cell office:value-type="string" office:string-value="10.81.16.138">
            <text:p>10.81.16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200">
            <text:p>api.hc.elastic.eu-central1-prd-a:9200</text:p>
          </table:table-cell>
          <table:table-cell office:value-type="string" office:string-value="172.29.64.85">
            <text:p>172.29.64.8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.eu-central1-prd-a:9300">
            <text:p>api.hc.elastic.eu-central1-prd-a:9300</text:p>
          </table:table-cell>
          <table:table-cell office:value-type="string" office:string-value="172.29.64.85">
            <text:p>172.29.64.8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200">
            <text:p>api.hc.elastic-kia.eu-central1-prd-a:9200</text:p>
          </table:table-cell>
          <table:table-cell office:value-type="string" office:string-value="172.29.64.86">
            <text:p>172.29.64.8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kia.eu-central1-prd-a:9300">
            <text:p>api.hc.elastic-kia.eu-central1-prd-a:9300</text:p>
          </table:table-cell>
          <table:table-cell office:value-type="string" office:string-value="172.29.64.86">
            <text:p>172.29.64.8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300">
            <text:p>api.hc.elastic-hyd.eu-central1-prd-a:9300</text:p>
          </table:table-cell>
          <table:table-cell office:value-type="string" office:string-value="172.29.64.87">
            <text:p>172.29.64.87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uptime-web-lb-p01.eu-central1-prd-a:443">
            <text:p>gui.hmg.ccseu-uptime-web-lb-p01.eu-central1-prd-a:443</text:p>
          </table:table-cell>
          <table:table-cell office:value-type="string" office:string-value="10.81.17.19">
            <text:p>10.81.17.1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issp-lb.eu-central1-prd-a:8088">
            <text:p>api.hc.gcseuissp-lb.eu-central1-prd-a:8088</text:p>
          </table:table-cell>
          <table:table-cell office:value-type="string" office:string-value="172.29.64.34">
            <text:p>172.29.64.3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8.eu-central-1-prd.hcloud.53:30001">
            <text:p>gui.hmg.euddp91dn008.eu-central-1-prd.hcloud.53:30001</text:p>
          </table:table-cell>
          <table:table-cell office:value-type="string" office:string-value="10.81.17.20">
            <text:p>10.81.17.20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9.eu-central-1-prd.hcloud.53:30002">
            <text:p>gui.hmg.euddp91dn009.eu-central-1-prd.hcloud.53:30002</text:p>
          </table:table-cell>
          <table:table-cell office:value-type="string" office:string-value="10.81.17.20">
            <text:p>10.81.17.20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7.eu-central-1-prd.hcloud.53:30003">
            <text:p>gui.hmg.euddp91dn007.eu-central-1-prd.hcloud.53:30003</text:p>
          </table:table-cell>
          <table:table-cell office:value-type="string" office:string-value="10.81.17.20">
            <text:p>10.81.17.20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6.eu-central-1-prd.hcloud.53:30004">
            <text:p>gui.hmg.euddp91dn006.eu-central-1-prd.hcloud.53:30004</text:p>
          </table:table-cell>
          <table:table-cell office:value-type="string" office:string-value="10.81.17.20">
            <text:p>10.81.17.20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5.eu-central-1-prd.hcloud.53:30005">
            <text:p>gui.hmg.euddp91dn005.eu-central-1-prd.hcloud.53:30005</text:p>
          </table:table-cell>
          <table:table-cell office:value-type="string" office:string-value="10.81.17.20">
            <text:p>10.81.17.20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3.eu-central-1-prd.hcloud.53:30006">
            <text:p>gui.hmg.euddp91dn003.eu-central-1-prd.hcloud.53:30006</text:p>
          </table:table-cell>
          <table:table-cell office:value-type="string" office:string-value="10.81.17.20">
            <text:p>10.81.17.20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4.eu-central-1-prd.hcloud.53:30007">
            <text:p>gui.hmg.euddp91dn004.eu-central-1-prd.hcloud.53:30007</text:p>
          </table:table-cell>
          <table:table-cell office:value-type="string" office:string-value="10.81.17.20">
            <text:p>10.81.17.20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2.eu-central-1-prd.hcloud.53:30008">
            <text:p>gui.hmg.euddp91dn002.eu-central-1-prd.hcloud.53:30008</text:p>
          </table:table-cell>
          <table:table-cell office:value-type="string" office:string-value="10.81.17.20">
            <text:p>10.81.17.20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dn001.eu-central-1-prd.hcloud.53:30009">
            <text:p>gui.hmg.euddp91dn001.eu-central-1-prd.hcloud.53:30009</text:p>
          </table:table-cell>
          <table:table-cell office:value-type="string" office:string-value="10.81.17.20">
            <text:p>10.81.17.20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2.eu-central-1-prd.hcloud.53:30010">
            <text:p>gui.hmg.euddp91gn002.eu-central-1-prd.hcloud.53:30010</text:p>
          </table:table-cell>
          <table:table-cell office:value-type="string" office:string-value="10.81.17.20">
            <text:p>10.81.17.20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gn001.eu-central-1-prd.hcloud.53:30011">
            <text:p>gui.hmg.euddp91gn001.eu-central-1-prd.hcloud.53:30011</text:p>
          </table:table-cell>
          <table:table-cell office:value-type="string" office:string-value="10.81.17.20">
            <text:p>10.81.17.20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2.eu-central-1-prd.hcloud.53:30012">
            <text:p>gui.hmg.euddp91nn002.eu-central-1-prd.hcloud.53:30012</text:p>
          </table:table-cell>
          <table:table-cell office:value-type="string" office:string-value="10.81.17.20">
            <text:p>10.81.17.20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nn001.eu-central-1-prd.hcloud.53:30013">
            <text:p>gui.hmg.euddp91nn001.eu-central-1-prd.hcloud.53:30013</text:p>
          </table:table-cell>
          <table:table-cell office:value-type="string" office:string-value="10.81.17.20">
            <text:p>10.81.17.20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3.eu-central-1-prd.hcloud.53:30014">
            <text:p>gui.hmg.euddp91mn003.eu-central-1-prd.hcloud.53:30014</text:p>
          </table:table-cell>
          <table:table-cell office:value-type="string" office:string-value="10.81.17.20">
            <text:p>10.81.17.20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2.eu-central-1-prd.hcloud.53:30015">
            <text:p>gui.hmg.euddp91mn002.eu-central-1-prd.hcloud.53:30015</text:p>
          </table:table-cell>
          <table:table-cell office:value-type="string" office:string-value="10.81.17.20">
            <text:p>10.81.17.20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mn001.eu-central-1-prd.hcloud.53:30016">
            <text:p>gui.hmg.euddp91mn001.eu-central-1-prd.hcloud.53:30016</text:p>
          </table:table-cell>
          <table:table-cell office:value-type="string" office:string-value="10.81.17.20">
            <text:p>10.81.17.20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dp91cn001.eu-central-1-prd.hcloud.53:30017">
            <text:p>gui.hmg.euddp91cn001.eu-central-1-prd.hcloud.53:30017</text:p>
          </table:table-cell>
          <table:table-cell office:value-type="string" office:string-value="10.81.17.20">
            <text:p>10.81.17.20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6.eu-central-1-prd.hcloud.53:30018">
            <text:p>gui.hmg.eudcp90nf006.eu-central-1-prd.hcloud.53:30018</text:p>
          </table:table-cell>
          <table:table-cell office:value-type="string" office:string-value="10.81.17.20">
            <text:p>10.81.17.20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5.eu-central-1-prd.hcloud.53:30019">
            <text:p>gui.hmg.eudcp90nf005.eu-central-1-prd.hcloud.53:30019</text:p>
          </table:table-cell>
          <table:table-cell office:value-type="string" office:string-value="10.81.17.20">
            <text:p>10.81.17.20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4.eu-central-1-prd.hcloud.53:30020">
            <text:p>gui.hmg.eudcp90nf004.eu-central-1-prd.hcloud.53:30020</text:p>
          </table:table-cell>
          <table:table-cell office:value-type="string" office:string-value="10.81.17.20">
            <text:p>10.81.17.20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1.eu-central-1-prd.hcloud.53:30021">
            <text:p>gui.hmg.eudcp90nf001.eu-central-1-prd.hcloud.53:30021</text:p>
          </table:table-cell>
          <table:table-cell office:value-type="string" office:string-value="10.81.17.20">
            <text:p>10.81.17.20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3.eu-central-1-prd.hcloud.53:30022">
            <text:p>gui.hmg.eudcp90nf003.eu-central-1-prd.hcloud.53:30022</text:p>
          </table:table-cell>
          <table:table-cell office:value-type="string" office:string-value="10.81.17.20">
            <text:p>10.81.17.20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90nf002.eu-central-1-prd.hcloud.53:30023">
            <text:p>gui.hmg.eudcp90nf002.eu-central-1-prd.hcloud.53:30023</text:p>
          </table:table-cell>
          <table:table-cell office:value-type="string" office:string-value="10.81.17.20">
            <text:p>10.81.17.20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pub.fleet-waf.eu-central1-prd-a:443">
            <text:p>gui.pub.fleet-waf.eu-central1-prd-a:443</text:p>
          </table:table-cell>
          <table:table-cell office:value-type="string" office:string-value="103.187.35.57">
            <text:p>103.187.35.5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kia-lb.eu-central1-prd-a:48082">
            <text:p>api.hmg.apip-eu-prd-hmgapi-kia-lb.eu-central1-prd-a:48082</text:p>
          </table:table-cell>
          <table:table-cell office:value-type="string" office:string-value="10.81.17.16">
            <text:p>10.81.17.1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genesis-lb.eu-central1-prd-a:48083">
            <text:p>api.hmg.apip-eu-prd-hmgapi-genesis-lb.eu-central1-prd-a:48083</text:p>
          </table:table-cell>
          <table:table-cell office:value-type="string" office:string-value="10.81.17.16">
            <text:p>10.81.17.1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00">
            <text:p>api.hc.vehicle-uvo-prd.eu-central1-prd-a:3000</text:p>
          </table:table-cell>
          <table:table-cell office:value-type="string" office:string-value="172.29.64.71">
            <text:p>172.29.64.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vehicle-uvo-prd.eu-central1-prd-a:3010">
            <text:p>api.hc.vehicle-uvo-prd.eu-central1-prd-a:3010</text:p>
          </table:table-cell>
          <table:table-cell office:value-type="string" office:string-value="172.29.64.71">
            <text:p>172.29.64.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elastic-hyd.eu-central1-prd-a:9200">
            <text:p>api.hc.elastic-hyd.eu-central1-prd-a:9200</text:p>
          </table:table-cell>
          <table:table-cell office:value-type="string" office:string-value="172.29.64.87">
            <text:p>172.29.64.87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080">
            <text:p>gui.hmg.ccs-sre-apm-prd-central-1.prd.h53-prd-a:8080</text:p>
          </table:table-cell>
          <table:table-cell office:value-type="string" office:string-value="10.81.17.30">
            <text:p>10.81.17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bastion.eu-central1-prd-a:18011">
            <text:p>gui.hmg.ccs-sre-bastion.eu-central1-prd-a:18011</text:p>
          </table:table-cell>
          <table:table-cell office:value-type="string" office:string-value="10.81.16.139">
            <text:p>10.81.16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ttsEnginePrd.eu-central1-prd-a:8080">
            <text:p>gui.hmg.ttsEnginePrd.eu-central1-prd-a:8080</text:p>
          </table:table-cell>
          <table:table-cell office:value-type="string" office:string-value="10.81.16.147">
            <text:p>10.81.16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exliscore-public-lb-prd.eu-central1-prd-a:8090">
            <text:p>api.pub.ccseuexliscore-public-lb-prd.eu-central1-prd-a:8090</text:p>
          </table:table-cell>
          <table:table-cell office:value-type="string" office:string-value="103.187.35.61">
            <text:p>103.187.35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liscore-hmglb-prd.eu-central1-prd-a:18078">
            <text:p>api.hmg.kcseuliscore-hmglb-prd.eu-central1-prd-a:18078</text:p>
          </table:table-cell>
          <table:table-cell office:value-type="string" office:string-value="10.81.17.22">
            <text:p>10.81.17.2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exliscore-public-lb-prd.eu-central1-prd-a:8090">
            <text:p>api.pub.kcseuexliscore-public-lb-prd.eu-central1-prd-a:8090</text:p>
          </table:table-cell>
          <table:table-cell office:value-type="string" office:string-value="103.187.35.62">
            <text:p>103.187.35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liscore-hmglb-prd.eu-central1-prd-a:18078">
            <text:p>api.hmg.gcseuliscore-hmglb-prd.eu-central1-prd-a:18078</text:p>
          </table:table-cell>
          <table:table-cell office:value-type="string" office:string-value="10.81.17.23">
            <text:p>10.81.17.23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exliscore-public-lb-prd.eu-central1-prd-a:8090">
            <text:p>api.pub.gcseuexliscore-public-lb-prd.eu-central1-prd-a:8090</text:p>
          </table:table-cell>
          <table:table-cell office:value-type="string" office:string-value="103.187.35.96">
            <text:p>103.187.35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g-hmg-prd.eu-central1-prd-a:13000">
            <text:p>api.hmg.kms-proxy-g-hmg-prd.eu-central1-prd-a:13000</text:p>
          </table:table-cell>
          <table:table-cell office:value-type="string" office:string-value="10.81.16.128">
            <text:p>10.81.16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h-hmg-prd.eu-central1-prd-a:13000">
            <text:p>api.hmg.kms-proxy-h-hmg-prd.eu-central1-prd-a:13000</text:p>
          </table:table-cell>
          <table:table-cell office:value-type="string" office:string-value="10.81.16.191">
            <text:p>10.81.16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ms-proxy-k-hmg-prd.eu-central1-prd-a:13000">
            <text:p>api.hmg.kms-proxy-k-hmg-prd.eu-central1-prd-a:13000</text:p>
          </table:table-cell>
          <table:table-cell office:value-type="string" office:string-value="10.81.17.24">
            <text:p>10.81.17.2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visprd-hmg.eu-central1-prd-a:13406">
            <text:p>api.hmg.euvisprd-hmg.eu-central1-prd-a:13406</text:p>
          </table:table-cell>
          <table:table-cell office:value-type="string" office:string-value="10.81.17.25">
            <text:p>10.81.17.25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iscore-hmglb-prd.eu-central1-prd-a:18078">
            <text:p>api.hmg.ccseuliscore-hmglb-prd.eu-central1-prd-a:18078</text:p>
          </table:table-cell>
          <table:table-cell office:value-type="string" office:string-value="10.81.17.21">
            <text:p>10.81.17.2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443">
            <text:p>api.hmg.EUEAI-ccseudbp.eu-central1-prd-a:443</text:p>
          </table:table-cell>
          <table:table-cell office:value-type="string" office:string-value="10.81.17.9">
            <text:p>10.81.17.9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32">
            <text:p>api.hmg.EUEAI-ccseudbp.eu-central1-prd-a:5432</text:p>
          </table:table-cell>
          <table:table-cell office:value-type="string" office:string-value="10.81.17.9">
            <text:p>10.81.17.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ccseudbp.eu-central1-prd-a:5444">
            <text:p>api.hmg.EUEAI-ccseudbp.eu-central1-prd-a:5444</text:p>
          </table:table-cell>
          <table:table-cell office:value-type="string" office:string-value="10.81.17.9">
            <text:p>10.81.17.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443">
            <text:p>api.hmg.EUEAI-kcseudbp.eu-central1-prd-a:443</text:p>
          </table:table-cell>
          <table:table-cell office:value-type="string" office:string-value="10.81.17.10">
            <text:p>10.81.17.10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EAI-kcseudbp.eu-central1-prd-a:5432">
            <text:p>api.hmg.EUEAI-kcseudbp.eu-central1-prd-a:5432</text:p>
          </table:table-cell>
          <table:table-cell office:value-type="string" office:string-value="10.81.17.10">
            <text:p>10.81.17.1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prd-prometheus-a.eu-central1-prd-a:31500">
            <text:p>api.hc.ccs-eu-g-prd-prometheus-a.eu-central1-prd-a:31500</text:p>
          </table:table-cell>
          <table:table-cell office:value-type="string" office:string-value="172.29.64.74">
            <text:p>172.29.64.74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cui-was-lb-prd.eu-central1-prd-a:8090">
            <text:p>api.hc.gcseuccui-was-lb-prd.eu-central1-prd-a:8090</text:p>
          </table:table-cell>
          <table:table-cell office:value-type="string" office:string-value="172.29.64.88">
            <text:p>172.29.64.88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K-HMG.eu-central1-prd-a:5444">
            <text:p>api.hmg.CCSP-DB-K-HMG.eu-central1-prd-a:5444</text:p>
          </table:table-cell>
          <table:table-cell office:value-type="string" office:string-value="10.81.17.28">
            <text:p>10.81.17.2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H-HMG.eu-central1-prd-a:5444">
            <text:p>api.hmg.CCSP-DB-H-HMG.eu-central1-prd-a:5444</text:p>
          </table:table-cell>
          <table:table-cell office:value-type="string" office:string-value="10.81.17.29">
            <text:p>10.81.17.2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ore.eu-central-1-prd-a:5432">
            <text:p>gui.hmg.ccs1genprdcore.eu-central-1-prd-a:5432</text:p>
          </table:table-cell>
          <table:table-cell office:value-type="string" office:string-value="10.81.17.8">
            <text:p>10.81.17.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1genprdccsp.eu-central-1-prd-a:5432">
            <text:p>gui.hmg.ccs1genprdccsp.eu-central-1-prd-a:5432</text:p>
          </table:table-cell>
          <table:table-cell office:value-type="string" office:string-value="10.81.17.27">
            <text:p>10.81.17.2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80">
            <text:p>api.pub.gcseuccui-lb-prd.eu-central1-prd-a:80</text:p>
          </table:table-cell>
          <table:table-cell office:value-type="string" office:string-value="103.187.35.32">
            <text:p>103.187.35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0">
            <text:p>api.pub.hcseusso-lb-prd.eu-central1-prd-a:80</text:p>
          </table:table-cell>
          <table:table-cell office:value-type="string" office:string-value="103.187.35.33">
            <text:p>103.187.35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443">
            <text:p>api.pub.hcseuccui-lb-prd.eu-central1-prd-a:443</text:p>
          </table:table-cell>
          <table:table-cell office:value-type="string" office:string-value="103.187.35.34">
            <text:p>103.187.35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ui-lb-prd.eu-central1-prd-a:80">
            <text:p>api.pub.hcseuccui-lb-prd.eu-central1-prd-a:80</text:p>
          </table:table-cell>
          <table:table-cell office:value-type="string" office:string-value="103.187.35.34">
            <text:p>103.187.35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443">
            <text:p>api.pub.hcseuccap-lb-prd.eu-central1-prd-a:443</text:p>
          </table:table-cell>
          <table:table-cell office:value-type="string" office:string-value="103.187.35.35">
            <text:p>103.187.35.3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">
            <text:p>api.pub.hcseuccap-lb-prd.eu-central1-prd-a:80</text:p>
          </table:table-cell>
          <table:table-cell office:value-type="string" office:string-value="103.187.35.35">
            <text:p>103.187.35.3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0">
            <text:p>api.pub.kcseusso-lb-prd.eu-central1-prd-a:80</text:p>
          </table:table-cell>
          <table:table-cell office:value-type="string" office:string-value="103.187.35.36">
            <text:p>103.187.35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80">
            <text:p>api.pub.kcseuccui-lb-prd.eu-central1-prd-a:80</text:p>
          </table:table-cell>
          <table:table-cell office:value-type="string" office:string-value="103.187.35.37">
            <text:p>103.187.35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ccui-lb-prd.eu-central1-prd-a:443">
            <text:p>api.pub.kcseuccui-lb-prd.eu-central1-prd-a:443</text:p>
          </table:table-cell>
          <table:table-cell office:value-type="string" office:string-value="103.187.35.37">
            <text:p>103.187.35.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hcseuccui-was-lb-prd.eu-central1-prd-a:8090">
            <text:p>api.hc.hcseuccui-was-lb-prd.eu-central1-prd-a:8090</text:p>
          </table:table-cell>
          <table:table-cell office:value-type="string" office:string-value="172.29.64.89">
            <text:p>172.29.64.8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1">
            <text:p>api.hmg.hcseuccapka-lb-prd.eu-central1-prd-a:4081</text:p>
          </table:table-cell>
          <table:table-cell office:value-type="string" office:string-value="10.81.17.8">
            <text:p>10.81.17.8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cui-was-lb-prd.eu-central1-prd-a:8090">
            <text:p>api.hc.kcseuccui-was-lb-prd.eu-central1-prd-a:8090</text:p>
          </table:table-cell>
          <table:table-cell office:value-type="string" office:string-value="172.29.64.90">
            <text:p>172.29.64.9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api-lb-prd.eu-central1-prd-a:80">
            <text:p>api.hmg.hccseuapi-lb-prd.eu-central1-prd-a:80</text:p>
          </table:table-cell>
          <table:table-cell office:value-type="string" office:string-value="10.81.17.27">
            <text:p>10.81.17.2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cseuvftp-lb-prd.eu-central1-prd-a:80">
            <text:p>api.hmg.hccseuvftp-lb-prd.eu-central1-prd-a:80</text:p>
          </table:table-cell>
          <table:table-cell office:value-type="string" office:string-value="10.81.17.31">
            <text:p>10.81.17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api-lb-prd.eu-central1-prd-a:80">
            <text:p>api.hmg.kccseuapi-lb-prd.eu-central1-prd-a:80</text:p>
          </table:table-cell>
          <table:table-cell office:value-type="string" office:string-value="10.81.17.32">
            <text:p>10.81.17.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vftp-lb-prd.eu-central1-prd-a:80">
            <text:p>api.hmg.kccseuvftp-lb-prd.eu-central1-prd-a:80</text:p>
          </table:table-cell>
          <table:table-cell office:value-type="string" office:string-value="10.81.17.33">
            <text:p>10.81.17.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0">
            <text:p>api.hc.flteuvcrmp-lb.eu-central1-prd-a:8090</text:p>
          </table:table-cell>
          <table:table-cell office:value-type="string" office:string-value="172.29.64.40">
            <text:p>172.29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flteuvcrmp-lb.eu-central1-prd-a:8091">
            <text:p>api.hc.flteuvcrmp-lb.eu-central1-prd-a:8091</text:p>
          </table:table-cell>
          <table:table-cell office:value-type="string" office:string-value="172.29.64.40">
            <text:p>172.29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1">
            <text:p>api.hc.gcseuvcrmp-lb.eu-central1-prd-a:8091</text:p>
          </table:table-cell>
          <table:table-cell office:value-type="string" office:string-value="172.29.64.39">
            <text:p>172.29.64.39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vcrmp-lb.eu-central1-prd-a:8090">
            <text:p>api.hc.gcseuvcrmp-lb.eu-central1-prd-a:8090</text:p>
          </table:table-cell>
          <table:table-cell office:value-type="string" office:string-value="172.29.64.39">
            <text:p>172.29.64.3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kcseucbs-prvlb-prd.eu-central1-prd-a:18078">
            <text:p>api.hc.kcseucbs-prvlb-prd.eu-central1-prd-a:18078</text:p>
          </table:table-cell>
          <table:table-cell office:value-type="string" office:string-value="172.29.64.77">
            <text:p>172.29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eucbs-prvlb-prd.eu-central1-prd-a:18078">
            <text:p>api.hc.ccseucbs-prvlb-prd.eu-central1-prd-a:18078</text:p>
          </table:table-cell>
          <table:table-cell office:value-type="string" office:string-value="172.29.64.76">
            <text:p>172.29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gcseucbs-prvlb-prd.eu-central1-prd-a:18078">
            <text:p>api.hc.gcseucbs-prvlb-prd.eu-central1-prd-a:18078</text:p>
          </table:table-cell>
          <table:table-cell office:value-type="string" office:string-value="172.29.64.78">
            <text:p>172.29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vtwin-prd-proxy.eu-central1-prd-a:443">
            <text:p>api.hmg.ccseu-vtwin-prd-proxy.eu-central1-prd-a:443</text:p>
          </table:table-cell>
          <table:table-cell office:value-type="string" office:string-value="10.81.16.142">
            <text:p>10.81.16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2-eu-kia-prd-telecom-a.eu-central1-prd-a:31159">
            <text:p>api.pub.ccs2-eu-kia-prd-telecom-a.eu-central1-prd-a:31159</text:p>
          </table:table-cell>
          <table:table-cell office:value-type="string" office:string-value="103.187.35.52">
            <text:p>103.187.35.52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ccui-lb-prd.eu-central1-prd-a:443">
            <text:p>api.pub.gcseuccui-lb-prd.eu-central1-prd-a:443</text:p>
          </table:table-cell>
          <table:table-cell office:value-type="string" office:string-value="103.187.35.32">
            <text:p>103.187.35.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exliscore-nginx-lb-prd.eu-central1-prd-a:8090">
            <text:p>api.hmg.ccseuexliscore-nginx-lb-prd.eu-central1-prd-a:8090</text:p>
          </table:table-cell>
          <table:table-cell office:value-type="string" office:string-value="10.81.16.165">
            <text:p>10.81.16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exliscore-nginx-lb-prd.eu-central1-prd-a:8090">
            <text:p>api.hmg.kcseuexliscore-nginx-lb-prd.eu-central1-prd-a:8090</text:p>
          </table:table-cell>
          <table:table-cell office:value-type="string" office:string-value="10.81.16.166">
            <text:p>10.81.16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iaeuhmgiddbp-vip.eu-central-2.prd.h53:5432">
            <text:p>gui.hmg.kiaeuhmgiddbp-vip.eu-central-2.prd.h53:5432</text:p>
          </table:table-cell>
          <table:table-cell office:value-type="string" office:string-value="10.81.17.35">
            <text:p>10.81.17.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kcseuspavehicledbp-vip.eu-central-2.prd.h53:5432">
            <text:p>gui.hmg.kcseuspavehicledbp-vip.eu-central-2.prd.h53:5432</text:p>
          </table:table-cell>
          <table:table-cell office:value-type="string" office:string-value="10.81.17.34">
            <text:p>10.81.17.3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was-hmg-prd.eu-central1-prd-a:8090">
            <text:p>api.hmg.hcseuccui-was-hmg-prd.eu-central1-prd-a:8090</text:p>
          </table:table-cell>
          <table:table-cell office:value-type="string" office:string-value="10.81.17.36">
            <text:p>10.81.17.36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90">
            <text:p>api.hmg.kccseuccui-was-lb-hmg-prd.eu-central1-prd-a:8090</text:p>
          </table:table-cell>
          <table:table-cell office:value-type="string" office:string-value="10.81.17.37">
            <text:p>10.81.17.3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eu-vms-sbs-lb-p01.eu-central1-prd-a:9010">
            <text:p>api.pub.ccseu-vms-sbs-lb-p01.eu-central1-prd-a:9010</text:p>
          </table:table-cell>
          <table:table-cell office:value-type="string" office:string-value="103.187.35.49">
            <text:p>103.187.35.49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32">
            <text:p>api.hmg.kcseuvapip01-lb-prd-airflow.eu-central1-prd-a:5432</text:p>
          </table:table-cell>
          <table:table-cell office:value-type="string" office:string-value="10.81.17.39">
            <text:p>10.81.17.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5444">
            <text:p>api.hmg.kcseuvapip01-lb-prd-airflow.eu-central1-prd-a:5444</text:p>
          </table:table-cell>
          <table:table-cell office:value-type="string" office:string-value="10.81.17.39">
            <text:p>10.81.17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vapip01-lb-prd-airflow.eu-central1-prd-a:8080">
            <text:p>api.hmg.kcseuvapip01-lb-prd-airflow.eu-central1-prd-a:8080</text:p>
          </table:table-cell>
          <table:table-cell office:value-type="string" office:string-value="10.81.17.39">
            <text:p>10.81.17.39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44">
            <text:p>api.hmg.ccseuvapip01-lb-prd-airflow.eu-central1-prd-a:5444</text:p>
          </table:table-cell>
          <table:table-cell office:value-type="string" office:string-value="10.81.17.40">
            <text:p>10.81.17.40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8080">
            <text:p>api.hmg.ccseuvapip01-lb-prd-airflow.eu-central1-prd-a:8080</text:p>
          </table:table-cell>
          <table:table-cell office:value-type="string" office:string-value="10.81.17.40">
            <text:p>10.81.17.40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vapip01-lb-prd-airflow.eu-central1-prd-a:5432">
            <text:p>api.hmg.ccseuvapip01-lb-prd-airflow.eu-central1-prd-a:5432</text:p>
          </table:table-cell>
          <table:table-cell office:value-type="string" office:string-value="10.81.17.40">
            <text:p>10.81.17.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dbp-lb-prd.eu-central1-prd-a:5432">
            <text:p>api.hmg.gcseudbp-lb-prd.eu-central1-prd-a:5432</text:p>
          </table:table-cell>
          <table:table-cell office:value-type="string" office:string-value="10.81.17.41">
            <text:p>10.81.17.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32">
            <text:p>api.hmg.ccseutwowaydbp-lb-prd.eu-central1-prd-a:5432</text:p>
          </table:table-cell>
          <table:table-cell office:value-type="string" office:string-value="10.81.17.42">
            <text:p>10.81.17.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443">
            <text:p>api.hmg.ccseutwowaydbp-lb-prd.eu-central1-prd-a:443</text:p>
          </table:table-cell>
          <table:table-cell office:value-type="string" office:string-value="10.81.17.42">
            <text:p>10.81.17.4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twowaydbp-lb-prd.eu-central1-prd-a:5444">
            <text:p>api.hmg.ccseutwowaydbp-lb-prd.eu-central1-prd-a:5444</text:p>
          </table:table-cell>
          <table:table-cell office:value-type="string" office:string-value="10.81.17.42">
            <text:p>10.81.17.4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32">
            <text:p>api.hmg.kcseutwowaydbp-lb-prd.eu-central1-prd-a:5432</text:p>
          </table:table-cell>
          <table:table-cell office:value-type="string" office:string-value="10.81.17.43">
            <text:p>10.81.17.4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twowaydbp-lb-prd.eu-central1-prd-a:5444">
            <text:p>api.hmg.kcseutwowaydbp-lb-prd.eu-central1-prd-a:5444</text:p>
          </table:table-cell>
          <table:table-cell office:value-type="string" office:string-value="10.81.17.43">
            <text:p>10.81.17.4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h-gas-prd-a.eu-central1-prd-a:32100">
            <text:p>api.hc.ccs-eu-h-gas-prd-a.eu-central1-prd-a:32100</text:p>
          </table:table-cell>
          <table:table-cell office:value-type="string" office:string-value="172.29.64.74">
            <text:p>172.29.64.74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k-gas-prd-a.eu-central1-prd-a:32101">
            <text:p>api.hc.ccs-eu-k-gas-prd-a.eu-central1-prd-a:32101</text:p>
          </table:table-cell>
          <table:table-cell office:value-type="string" office:string-value="172.29.64.74">
            <text:p>172.29.64.74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u-g-gas-prd-a.eu-central1-prd-a:32102">
            <text:p>api.hc.ccs-eu-g-gas-prd-a.eu-central1-prd-a:32102</text:p>
          </table:table-cell>
          <table:table-cell office:value-type="string" office:string-value="172.29.64.74">
            <text:p>172.29.64.74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calendar-uvo-eu-lb-prd.eu-central1-prd-a:5200">
            <text:p>api.hc.ccsp-calendar-uvo-eu-lb-prd.eu-central1-prd-a:5200</text:p>
          </table:table-cell>
          <table:table-cell office:value-type="string" office:string-value="172.29.64.72">
            <text:p>172.29.64.7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calendar-uvo-eu-HMGlb-prd.eu-central1-prd-a:5200">
            <text:p>api.hmg.ccsp-calendar-uvo-eu-HMGlb-prd.eu-central1-prd-a:5200</text:p>
          </table:table-cell>
          <table:table-cell office:value-type="string" office:string-value="10.81.16.178">
            <text:p>10.81.16.178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cseuccui-was-lb-hmg-prd.eu-central1-prd-a:8089">
            <text:p>api.hmg.kccseuccui-was-lb-hmg-prd.eu-central1-prd-a:8089</text:p>
          </table:table-cell>
          <table:table-cell office:value-type="string" office:string-value="10.81.17.37">
            <text:p>10.81.17.3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igw.eu-central1-prd-a:32010">
            <text:p>gui.hmg.ccs-eu-g-prd-msa-igw.eu-central1-prd-a:32010</text:p>
          </table:table-cell>
          <table:table-cell office:value-type="string" office:string-value="10.81.16.144">
            <text:p>10.81.16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DB-G-HMG.eu-central1-prd-a:5432">
            <text:p>api.hmg.CCSP-DB-G-HMG.eu-central1-prd-a:5432</text:p>
          </table:table-cell>
          <table:table-cell office:value-type="string" office:string-value="10.81.17.44">
            <text:p>10.81.17.4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K-HMG.eu-central1-prd-a:5432">
            <text:p>api.hmg.CCSP-SPAVEHICLE-DB-K-HMG.eu-central1-prd-a:5432</text:p>
          </table:table-cell>
          <table:table-cell office:value-type="string" office:string-value="10.81.17.45">
            <text:p>10.81.17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H-HMG.eu-central1-prd-a:5432">
            <text:p>api.hmg.CCSP-SPAVEHICLE-DB-H-HMG.eu-central1-prd-a:5432</text:p>
          </table:table-cell>
          <table:table-cell office:value-type="string" office:string-value="10.81.17.46">
            <text:p>10.81.17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P-SPAVEHICLE-DB-G-HMG.eu-central1-prd-a:5432">
            <text:p>api.hmg.CCSP-SPAVEHICLE-DB-G-HMG.eu-central1-prd-a:5432</text:p>
          </table:table-cell>
          <table:table-cell office:value-type="string" office:string-value="10.81.17.47">
            <text:p>10.81.17.4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32020">
            <text:p>gui.hmg.ccs-eu-g-prd-msa-exib.eu-central1-prd-a:32020</text:p>
          </table:table-cell>
          <table:table-cell office:value-type="string" office:string-value="10.81.16.144">
            <text:p>10.81.16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eu-g-prd-msa-exib.eu-central1-prd-a:443">
            <text:p>gui.hmg.ccs-eu-g-prd-msa-exib.eu-central1-prd-a:443</text:p>
          </table:table-cell>
          <table:table-cell office:value-type="string" office:string-value="10.81.16.144">
            <text:p>10.81.16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443">
            <text:p>api.hmg.ccs-eu-h-prd-fr2.eu-central1-prd-a:443</text:p>
          </table:table-cell>
          <table:table-cell office:value-type="string" office:string-value="10.81.16.151">
            <text:p>10.81.16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h-prd-fr2.eu-central1-prd-a:32020">
            <text:p>api.hmg.ccs-eu-h-prd-fr2.eu-central1-prd-a:32020</text:p>
          </table:table-cell>
          <table:table-cell office:value-type="string" office:string-value="10.81.16.151">
            <text:p>10.81.16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32020">
            <text:p>api.hmg.ccs-eu-k-prd-fr2.eu-central1-prd-a:32020</text:p>
          </table:table-cell>
          <table:table-cell office:value-type="string" office:string-value="10.81.16.152">
            <text:p>10.81.16.15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-eu-k-prd-fr2.eu-central1-prd-a:443">
            <text:p>api.hmg.ccs-eu-k-prd-fr2.eu-central1-prd-a:443</text:p>
          </table:table-cell>
          <table:table-cell office:value-type="string" office:string-value="10.81.16.152">
            <text:p>10.81.16.15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1">
            <text:p>api.hmg.prd-ccsnoti-g-eu.eu-central1-prd-a:7301</text:p>
          </table:table-cell>
          <table:table-cell office:value-type="string" office:string-value="10.81.17.49">
            <text:p>10.81.17.49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3">
            <text:p>api.hmg.prd-ccsnoti-g-eu.eu-central1-prd-a:7303</text:p>
          </table:table-cell>
          <table:table-cell office:value-type="string" office:string-value="10.81.17.49">
            <text:p>10.81.17.49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2">
            <text:p>api.hmg.prd-ccsnoti-g-eu.eu-central1-prd-a:7302</text:p>
          </table:table-cell>
          <table:table-cell office:value-type="string" office:string-value="10.81.17.49">
            <text:p>10.81.17.49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g-eu.eu-central1-prd-a:7304">
            <text:p>api.hmg.prd-ccsnoti-g-eu.eu-central1-prd-a:7304</text:p>
          </table:table-cell>
          <table:table-cell office:value-type="string" office:string-value="10.81.17.49">
            <text:p>10.81.17.49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3">
            <text:p>api.hmg.prd-ccsnoti-h-eu.eu-central1-prd-a:7103</text:p>
          </table:table-cell>
          <table:table-cell office:value-type="string" office:string-value="10.81.17.50">
            <text:p>10.81.17.5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1">
            <text:p>api.hmg.prd-ccsnoti-h-eu.eu-central1-prd-a:7101</text:p>
          </table:table-cell>
          <table:table-cell office:value-type="string" office:string-value="10.81.17.50">
            <text:p>10.81.17.5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4">
            <text:p>api.hmg.prd-ccsnoti-h-eu.eu-central1-prd-a:7104</text:p>
          </table:table-cell>
          <table:table-cell office:value-type="string" office:string-value="10.81.17.50">
            <text:p>10.81.17.50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prd-ccsnoti-h-eu.eu-central1-prd-a:7102">
            <text:p>api.hmg.prd-ccsnoti-h-eu.eu-central1-prd-a:7102</text:p>
          </table:table-cell>
          <table:table-cell office:value-type="string" office:string-value="10.81.17.50">
            <text:p>10.81.17.5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goms-pub-lb-prd.eu-central1-prd-a:8445">
            <text:p>api.pub.gcseugoms-pub-lb-prd.eu-central1-prd-a:8445</text:p>
          </table:table-cell>
          <table:table-cell office:value-type="string" office:string-value="103.187.35.38">
            <text:p>103.187.35.3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lmselastic-lb-prd.eu-central1-prd-a:9200">
            <text:p>gui.hmg.ccseulmselastic-lb-prd.eu-central1-prd-a:9200</text:p>
          </table:table-cell>
          <table:table-cell office:value-type="string" office:string-value="10.81.17.51">
            <text:p>10.81.17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ccap-lb-prd.eu-central1-prd-a:8081">
            <text:p>api.pub.hcseuccap-lb-prd.eu-central1-prd-a:8081</text:p>
          </table:table-cell>
          <table:table-cell office:value-type="string" office:string-value="103.187.35.35">
            <text:p>103.187.35.35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ui-HMG-web-prd.eu-central1-prd-a:443">
            <text:p>api.hmg.hcseuccui-HMG-web-prd.eu-central1-prd-a:443</text:p>
          </table:table-cell>
          <table:table-cell office:value-type="string" office:string-value="10.81.17.52">
            <text:p>10.81.17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kcseuccui-HMG-web-prd.eu-central1-prd-a:443">
            <text:p>api.hmg.kcseuccui-HMG-web-prd.eu-central1-prd-a:443</text:p>
          </table:table-cell>
          <table:table-cell office:value-type="string" office:string-value="10.81.17.53">
            <text:p>10.81.17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ccui-HMG-web-prd.eu-central1-prd-a:443">
            <text:p>api.hmg.gcseuccui-HMG-web-prd.eu-central1-prd-a:443</text:p>
          </table:table-cell>
          <table:table-cell office:value-type="string" office:string-value="10.81.17.54">
            <text:p>10.81.17.5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hmgapi-hyundai-lb.eu-central1-prd-a:48081">
            <text:p>api.hmg.apip-eu-prd-hmgapi-hyundai-lb.eu-central1-prd-a:48081</text:p>
          </table:table-cell>
          <table:table-cell office:value-type="string" office:string-value="10.81.17.16">
            <text:p>10.81.17.1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kcseusso-lb-prd.eu-central1-prd-a:8443">
            <text:p>api.pub.kcseusso-lb-prd.eu-central1-prd-a:8443</text:p>
          </table:table-cell>
          <table:table-cell office:value-type="string" office:string-value="103.187.35.36">
            <text:p>103.187.35.3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3">
            <text:p>api.hc.ccsp-userlink-bluelink-eu-lb-prd.eu-central1-prd-a:7103</text:p>
          </table:table-cell>
          <table:table-cell office:value-type="string" office:string-value="172.29.64.60">
            <text:p>172.29.64.6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2">
            <text:p>api.hc.ccsp-userlink-bluelink-eu-lb-prd.eu-central1-prd-a:7102</text:p>
          </table:table-cell>
          <table:table-cell office:value-type="string" office:string-value="172.29.64.60">
            <text:p>172.29.64.6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bluelink-eu-lb-prd.eu-central1-prd-a:7101">
            <text:p>api.hc.ccsp-userlink-bluelink-eu-lb-prd.eu-central1-prd-a:7101</text:p>
          </table:table-cell>
          <table:table-cell office:value-type="string" office:string-value="172.29.64.60">
            <text:p>172.29.64.60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2">
            <text:p>api.hc.ccsp-userlink-uvo-eu-lb-prd.eu-central1-prd-a:7202</text:p>
          </table:table-cell>
          <table:table-cell office:value-type="string" office:string-value="172.29.64.61">
            <text:p>172.29.64.6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1">
            <text:p>api.hc.ccsp-userlink-uvo-eu-lb-prd.eu-central1-prd-a:7201</text:p>
          </table:table-cell>
          <table:table-cell office:value-type="string" office:string-value="172.29.64.61">
            <text:p>172.29.64.61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uvo-eu-lb-prd.eu-central1-prd-a:7203">
            <text:p>api.hc.ccsp-userlink-uvo-eu-lb-prd.eu-central1-prd-a:7203</text:p>
          </table:table-cell>
          <table:table-cell office:value-type="string" office:string-value="172.29.64.61">
            <text:p>172.29.64.6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3">
            <text:p>api.hc.ccsp-userlink-gcs-eu-lb-prd.eu-central1-prd-a:7303</text:p>
          </table:table-cell>
          <table:table-cell office:value-type="string" office:string-value="172.29.64.62">
            <text:p>172.29.64.6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2">
            <text:p>api.hc.ccsp-userlink-gcs-eu-lb-prd.eu-central1-prd-a:7302</text:p>
          </table:table-cell>
          <table:table-cell office:value-type="string" office:string-value="172.29.64.62">
            <text:p>172.29.64.6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p-userlink-gcs-eu-lb-prd.eu-central1-prd-a:7301">
            <text:p>api.hc.ccsp-userlink-gcs-eu-lb-prd.eu-central1-prd-a:7301</text:p>
          </table:table-cell>
          <table:table-cell office:value-type="string" office:string-value="172.29.64.62">
            <text:p>172.29.64.62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goms-lb-prd.eu-central1-prd-a:8445">
            <text:p>api.hmg.gcseugoms-lb-prd.eu-central1-prd-a:8445</text:p>
          </table:table-cell>
          <table:table-cell office:value-type="string" office:string-value="10.81.17.26">
            <text:p>10.81.17.2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8443">
            <text:p>api.hmg.gcseusso-lb-HMG-prd.eu-central1-prd-a:8443</text:p>
          </table:table-cell>
          <table:table-cell office:value-type="string" office:string-value="10.81.17.56">
            <text:p>10.81.17.5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gcseusso-lb-HMG-prd.eu-central1-prd-a:443">
            <text:p>api.hmg.gcseusso-lb-HMG-prd.eu-central1-prd-a:443</text:p>
          </table:table-cell>
          <table:table-cell office:value-type="string" office:string-value="10.81.17.56">
            <text:p>10.81.17.5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-api-live-lb.eu-central1-prd-a:8080">
            <text:p>gui.hmg.vdh-api-live-lb.eu-central1-prd-a:8080</text:p>
          </table:table-cell>
          <table:table-cell office:value-type="string" office:string-value="10.81.17.57">
            <text:p>10.81.17.57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0">
            <text:p>api.pub.gcseusso-lb-prd.eu-central1-prd-a:80</text:p>
          </table:table-cell>
          <table:table-cell office:value-type="string" office:string-value="103.187.35.48">
            <text:p>103.187.35.4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3000">
            <text:p>api.hmg.eu-grafana-lb.eu-central1-prd-a:3000</text:p>
          </table:table-cell>
          <table:table-cell office:value-type="string" office:string-value="10.81.17.58">
            <text:p>10.81.17.58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-web-lb-prd.eu-central1-prd-a:8081">
            <text:p>api.hmg.hcseuccap-web-lb-prd.eu-central1-prd-a:8081</text:p>
          </table:table-cell>
          <table:table-cell office:value-type="string" office:string-value="10.81.17.38">
            <text:p>10.81.17.38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20">
            <text:p>api.pub.ccs1-eu-genesis-prd-svchub-igw-a.eu-central1-prd-a:30020</text:p>
          </table:table-cell>
          <table:table-cell office:value-type="string" office:string-value="103.187.35.39">
            <text:p>103.187.35.39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ccs1-eu-genesis-prd-svchub-igw-a.eu-central1-prd-a:30010">
            <text:p>api.pub.ccs1-eu-genesis-prd-svchub-igw-a.eu-central1-prd-a:30010</text:p>
          </table:table-cell>
          <table:table-cell office:value-type="string" office:string-value="103.187.35.39">
            <text:p>103.187.35.39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-sre-apm-prd-central-1.prd.h53-prd-a:8200">
            <text:p>gui.hmg.ccs-sre-apm-prd-central-1.prd.h53-prd-a:8200</text:p>
          </table:table-cell>
          <table:table-cell office:value-type="string" office:string-value="10.81.17.30">
            <text:p>10.81.17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s-prd-lb.eu-central1-prd-a:9200">
            <text:p>api.hmg.es-prd-lb.eu-central1-prd-a:9200</text:p>
          </table:table-cell>
          <table:table-cell office:value-type="string" office:string-value="10.81.17.59">
            <text:p>10.81.17.59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-uptime-deploy-lb-p01.eu-central1-prd-a:8060">
            <text:p>api.hmg.ccseu-uptime-deploy-lb-p01.eu-central1-prd-a:8060</text:p>
          </table:table-cell>
          <table:table-cell office:value-type="string" office:string-value="10.81.17.60">
            <text:p>10.81.17.60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3">
            <text:p>api.hc.prd-ccsnotibatch-g-eu.eu-central1-prd-a:7303</text:p>
          </table:table-cell>
          <table:table-cell office:value-type="string" office:string-value="172.29.64.92">
            <text:p>172.29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3">
            <text:p>api.hc.prd-ccsnotibatch-h-eu.eu-central1-prd-a:7103</text:p>
          </table:table-cell>
          <table:table-cell office:value-type="string" office:string-value="172.29.64.93">
            <text:p>172.29.64.9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3">
            <text:p>api.hc.prd-ccsnotibatch-k-eu.eu-central1-prd-a:7203</text:p>
          </table:table-cell>
          <table:table-cell office:value-type="string" office:string-value="172.29.64.94">
            <text:p>172.29.64.94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h-prd-fr2.eu-central1-prd-a:443">
            <text:p>api.hc.ccs-egw-eu-h-prd-fr2.eu-central1-prd-a:443</text:p>
          </table:table-cell>
          <table:table-cell office:value-type="string" office:string-value="172.29.64.95">
            <text:p>172.29.64.9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k-prd-fr2.eu-central1-prd-a:443">
            <text:p>api.hc.ccs-egw-eu-k-prd-fr2.eu-central1-prd-a:443</text:p>
          </table:table-cell>
          <table:table-cell office:value-type="string" office:string-value="172.29.64.96">
            <text:p>172.29.64.9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ccs-egw-eu-g-prd-fr2.eu-central1-prd-a:443">
            <text:p>api.hc.ccs-egw-eu-g-prd-fr2.eu-central1-prd-a:443</text:p>
          </table:table-cell>
          <table:table-cell office:value-type="string" office:string-value="172.29.64.97">
            <text:p>172.29.64.9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xdh-eu-bastion-prd.eu-central1-prd-a:18018">
            <text:p>gui.hmg.xdh-eu-bastion-prd.eu-central1-prd-a:18018</text:p>
          </table:table-cell>
          <table:table-cell office:value-type="string" office:string-value="10.81.16.139">
            <text:p>10.81.16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ccapka-lb-prd.eu-central1-prd-a:4080">
            <text:p>api.hmg.hcseuccapka-lb-prd.eu-central1-prd-a:4080</text:p>
          </table:table-cell>
          <table:table-cell office:value-type="string" office:string-value="10.81.17.8">
            <text:p>10.81.17.8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central1-prd-a-rdb-lb.eu-central1-prd-a:5432">
            <text:p>api.hmg.eu-central1-prd-a-rdb-lb.eu-central1-prd-a:5432</text:p>
          </table:table-cell>
          <table:table-cell office:value-type="string" office:string-value="10.81.17.61">
            <text:p>10.81.17.61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gcseusso-lb-prd.eu-central1-prd-a:8443">
            <text:p>api.pub.gcseusso-lb-prd.eu-central1-prd-a:8443</text:p>
          </table:table-cell>
          <table:table-cell office:value-type="string" office:string-value="103.187.35.48">
            <text:p>103.187.35.48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pub.hcseusso-lb-prd.eu-central1-prd-a:8443">
            <text:p>api.pub.hcseusso-lb-prd.eu-central1-prd-a:8443</text:p>
          </table:table-cell>
          <table:table-cell office:value-type="string" office:string-value="103.187.35.33">
            <text:p>103.187.35.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-tls.eu-central1-prd-a:19443">
            <text:p>gui.hmg.ccseu-vtwin-prd-cross-board-tls.eu-central1-prd-a:19443</text:p>
          </table:table-cell>
          <table:table-cell office:value-type="string" office:string-value="100.76.1.128">
            <text:p>100.76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ccseu-vtwin-prd-cross-board.eu-central1-prd-a:19080">
            <text:p>gui.hmg.ccseu-vtwin-prd-cross-board.eu-central1-prd-a:19080</text:p>
          </table:table-cell>
          <table:table-cell office:value-type="string" office:string-value="100.76.1.128">
            <text:p>100.76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g-eu.eu-central1-prd-a:7302">
            <text:p>api.hc.prd-ccsnotibatch-g-eu.eu-central1-prd-a:7302</text:p>
          </table:table-cell>
          <table:table-cell office:value-type="string" office:string-value="172.29.64.92">
            <text:p>172.29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h-eu.eu-central1-prd-a:7102">
            <text:p>api.hc.prd-ccsnotibatch-h-eu.eu-central1-prd-a:7102</text:p>
          </table:table-cell>
          <table:table-cell office:value-type="string" office:string-value="172.29.64.93">
            <text:p>172.29.64.9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c.prd-ccsnotibatch-k-eu.eu-central1-prd-a:7202">
            <text:p>api.hc.prd-ccsnotibatch-k-eu.eu-central1-prd-a:7202</text:p>
          </table:table-cell>
          <table:table-cell office:value-type="string" office:string-value="172.29.64.94">
            <text:p>172.29.64.94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eu-grafana-lb.eu-central1-prd-a:8086">
            <text:p>api.hmg.eu-grafana-lb.eu-central1-prd-a:8086</text:p>
          </table:table-cell>
          <table:table-cell office:value-type="string" office:string-value="10.81.17.58">
            <text:p>10.81.17.58</text:p>
          </table:table-cell>
          <table:table-cell office:value-type="float" office:value="8086">
            <text:p>80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hcseusso-lb-HMGIP-prd.eu-central1-prd-a:8443">
            <text:p>api.hmg.hcseusso-lb-HMGIP-prd.eu-central1-prd-a:8443</text:p>
          </table:table-cell>
          <table:table-cell office:value-type="string" office:string-value="10.81.17.55">
            <text:p>10.81.17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3">
            <text:p>gui.hmg.vdhkafkabroker.eu-central1-prd-a:18083</text:p>
          </table:table-cell>
          <table:table-cell office:value-type="string" office:string-value="100.76.1.128">
            <text:p>100.76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5">
            <text:p>gui.hmg.vdhkafkabroker.eu-central1-prd-a:18085</text:p>
          </table:table-cell>
          <table:table-cell office:value-type="string" office:string-value="100.76.1.128">
            <text:p>100.76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1">
            <text:p>gui.hmg.vdhkafkabroker.eu-central1-prd-a:18181</text:p>
          </table:table-cell>
          <table:table-cell office:value-type="string" office:string-value="100.76.1.128">
            <text:p>100.76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182">
            <text:p>gui.hmg.vdhkafkabroker.eu-central1-prd-a:18182</text:p>
          </table:table-cell>
          <table:table-cell office:value-type="string" office:string-value="100.76.1.128">
            <text:p>100.76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4">
            <text:p>gui.hmg.vdhkafkabroker.eu-central1-prd-a:18084</text:p>
          </table:table-cell>
          <table:table-cell office:value-type="string" office:string-value="100.76.1.128">
            <text:p>100.76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vdhkafkabroker.eu-central1-prd-a:18086">
            <text:p>gui.hmg.vdhkafkabroker.eu-central1-prd-a:18086</text:p>
          </table:table-cell>
          <table:table-cell office:value-type="string" office:string-value="100.76.1.128">
            <text:p>100.76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ccseulms-lb-prd.eu-central1-prd-a:5602">
            <text:p>api.hmg.ccseulms-lb-prd.eu-central1-prd-a:5602</text:p>
          </table:table-cell>
          <table:table-cell office:value-type="string" office:string-value="10.81.16.186">
            <text:p>10.81.16.186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306">
            <text:p>gui.hmg.eudcp02.eu-central1-prd-a:3306</text:p>
          </table:table-cell>
          <table:table-cell office:value-type="string" office:string-value="10.81.17.62">
            <text:p>10.81.17.62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1">
            <text:p>gui.hmg.eudcp02.eu-central1-prd-a:19091</text:p>
          </table:table-cell>
          <table:table-cell office:value-type="string" office:string-value="10.81.17.62">
            <text:p>10.81.17.62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2">
            <text:p>gui.hmg.eudcp02.eu-central1-prd-a:19092</text:p>
          </table:table-cell>
          <table:table-cell office:value-type="string" office:string-value="10.81.17.62">
            <text:p>10.81.17.62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3">
            <text:p>gui.hmg.eudcp02.eu-central1-prd-a:19093</text:p>
          </table:table-cell>
          <table:table-cell office:value-type="string" office:string-value="10.81.17.62">
            <text:p>10.81.17.62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4">
            <text:p>gui.hmg.eudcp02.eu-central1-prd-a:19094</text:p>
          </table:table-cell>
          <table:table-cell office:value-type="string" office:string-value="10.81.17.62">
            <text:p>10.81.17.62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5">
            <text:p>gui.hmg.eudcp02.eu-central1-prd-a:19095</text:p>
          </table:table-cell>
          <table:table-cell office:value-type="string" office:string-value="10.81.17.62">
            <text:p>10.81.17.62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6">
            <text:p>gui.hmg.eudcp02.eu-central1-prd-a:19096</text:p>
          </table:table-cell>
          <table:table-cell office:value-type="string" office:string-value="10.81.17.62">
            <text:p>10.81.17.62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7">
            <text:p>gui.hmg.eudcp02.eu-central1-prd-a:19097</text:p>
          </table:table-cell>
          <table:table-cell office:value-type="string" office:string-value="10.81.17.62">
            <text:p>10.81.17.62</text:p>
          </table:table-cell>
          <table:table-cell office:value-type="float" office:value="19097">
            <text:p>1909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8">
            <text:p>gui.hmg.eudcp02.eu-central1-prd-a:19098</text:p>
          </table:table-cell>
          <table:table-cell office:value-type="string" office:string-value="10.81.17.62">
            <text:p>10.81.17.62</text:p>
          </table:table-cell>
          <table:table-cell office:value-type="float" office:value="19098">
            <text:p>1909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19099">
            <text:p>gui.hmg.eudcp02.eu-central1-prd-a:19099</text:p>
          </table:table-cell>
          <table:table-cell office:value-type="string" office:string-value="10.81.17.62">
            <text:p>10.81.17.62</text:p>
          </table:table-cell>
          <table:table-cell office:value-type="float" office:value="19099">
            <text:p>1909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8080">
            <text:p>gui.hmg.eudcp02.eu-central1-prd-a:8080</text:p>
          </table:table-cell>
          <table:table-cell office:value-type="string" office:string-value="10.81.17.62">
            <text:p>10.81.17.6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3000">
            <text:p>gui.hmg.eudcp02.eu-central1-prd-a:3000</text:p>
          </table:table-cell>
          <table:table-cell office:value-type="string" office:string-value="10.81.17.62">
            <text:p>10.81.17.6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1">
            <text:p>gui.hmg.eudcp02.eu-central1-prd-a:22801</text:p>
          </table:table-cell>
          <table:table-cell office:value-type="string" office:string-value="10.81.17.62">
            <text:p>10.81.17.62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2">
            <text:p>gui.hmg.eudcp02.eu-central1-prd-a:22802</text:p>
          </table:table-cell>
          <table:table-cell office:value-type="string" office:string-value="10.81.17.62">
            <text:p>10.81.17.62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3">
            <text:p>gui.hmg.eudcp02.eu-central1-prd-a:22803</text:p>
          </table:table-cell>
          <table:table-cell office:value-type="string" office:string-value="10.81.17.62">
            <text:p>10.81.17.62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4">
            <text:p>gui.hmg.eudcp02.eu-central1-prd-a:22804</text:p>
          </table:table-cell>
          <table:table-cell office:value-type="string" office:string-value="10.81.17.62">
            <text:p>10.81.17.62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5">
            <text:p>gui.hmg.eudcp02.eu-central1-prd-a:22805</text:p>
          </table:table-cell>
          <table:table-cell office:value-type="string" office:string-value="10.81.17.62">
            <text:p>10.81.17.62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6">
            <text:p>gui.hmg.eudcp02.eu-central1-prd-a:22806</text:p>
          </table:table-cell>
          <table:table-cell office:value-type="string" office:string-value="10.81.17.62">
            <text:p>10.81.17.62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7">
            <text:p>gui.hmg.eudcp02.eu-central1-prd-a:22807</text:p>
          </table:table-cell>
          <table:table-cell office:value-type="string" office:string-value="10.81.17.62">
            <text:p>10.81.17.62</text:p>
          </table:table-cell>
          <table:table-cell office:value-type="float" office:value="22807">
            <text:p>228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8">
            <text:p>gui.hmg.eudcp02.eu-central1-prd-a:22808</text:p>
          </table:table-cell>
          <table:table-cell office:value-type="string" office:string-value="10.81.17.62">
            <text:p>10.81.17.62</text:p>
          </table:table-cell>
          <table:table-cell office:value-type="float" office:value="22808">
            <text:p>228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809">
            <text:p>gui.hmg.eudcp02.eu-central1-prd-a:22809</text:p>
          </table:table-cell>
          <table:table-cell office:value-type="string" office:string-value="10.81.17.62">
            <text:p>10.81.17.62</text:p>
          </table:table-cell>
          <table:table-cell office:value-type="float" office:value="22809">
            <text:p>228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31">
            <text:p>gui.hmg.eudcp02.eu-central1-prd-a:22931</text:p>
          </table:table-cell>
          <table:table-cell office:value-type="string" office:string-value="10.81.17.62">
            <text:p>10.81.17.62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1">
            <text:p>gui.hmg.eudcp02.eu-central1-prd-a:22941</text:p>
          </table:table-cell>
          <table:table-cell office:value-type="string" office:string-value="10.81.17.62">
            <text:p>10.81.17.62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2.eu-central1-prd-a:22942">
            <text:p>gui.hmg.eudcp02.eu-central1-prd-a:22942</text:p>
          </table:table-cell>
          <table:table-cell office:value-type="string" office:string-value="10.81.17.62">
            <text:p>10.81.17.62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0">
            <text:p>gui.hmg.eudcp01.eu-central-1.prd-a:10000</text:p>
          </table:table-cell>
          <table:table-cell office:value-type="string" office:string-value="10.81.17.63">
            <text:p>10.81.17.63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4000">
            <text:p>gui.hmg.eudcp01.eu-central-1.prd-a:14000</text:p>
          </table:table-cell>
          <table:table-cell office:value-type="string" office:string-value="10.81.17.63">
            <text:p>10.81.17.63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0">
            <text:p>gui.hmg.eudcp01.eu-central-1.prd-a:5000</text:p>
          </table:table-cell>
          <table:table-cell office:value-type="string" office:string-value="10.81.17.63">
            <text:p>10.81.17.63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8">
            <text:p>gui.hmg.eudcp01.eu-central-1.prd-a:8888</text:p>
          </table:table-cell>
          <table:table-cell office:value-type="string" office:string-value="10.81.17.63">
            <text:p>10.81.17.63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8083">
            <text:p>gui.hmg.eudcp01.eu-central-1.prd-a:18083</text:p>
          </table:table-cell>
          <table:table-cell office:value-type="string" office:string-value="10.81.17.63">
            <text:p>10.81.17.63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1000">
            <text:p>gui.hmg.eudcp01.eu-central-1.prd-a:11000</text:p>
          </table:table-cell>
          <table:table-cell office:value-type="string" office:string-value="10.81.17.63">
            <text:p>10.81.17.63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0">
            <text:p>gui.hmg.eudcp01.eu-central-1.prd-a:8080</text:p>
          </table:table-cell>
          <table:table-cell office:value-type="string" office:string-value="10.81.17.63">
            <text:p>10.81.17.6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6080">
            <text:p>gui.hmg.eudcp01.eu-central-1.prd-a:6080</text:p>
          </table:table-cell>
          <table:table-cell office:value-type="string" office:string-value="10.81.17.63">
            <text:p>10.81.17.63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50070">
            <text:p>gui.hmg.eudcp01.eu-central-1.prd-a:50070</text:p>
          </table:table-cell>
          <table:table-cell office:value-type="string" office:string-value="10.81.17.63">
            <text:p>10.81.17.63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088">
            <text:p>gui.hmg.eudcp01.eu-central-1.prd-a:8088</text:p>
          </table:table-cell>
          <table:table-cell office:value-type="string" office:string-value="10.81.17.63">
            <text:p>10.81.17.63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0002">
            <text:p>gui.hmg.eudcp01.eu-central-1.prd-a:10002</text:p>
          </table:table-cell>
          <table:table-cell office:value-type="string" office:string-value="10.81.17.63">
            <text:p>10.81.17.63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333">
            <text:p>gui.hmg.eudcp01.eu-central-1.prd-a:8333</text:p>
          </table:table-cell>
          <table:table-cell office:value-type="string" office:string-value="10.81.17.63">
            <text:p>10.81.17.63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8886">
            <text:p>gui.hmg.eudcp01.eu-central-1.prd-a:8886</text:p>
          </table:table-cell>
          <table:table-cell office:value-type="string" office:string-value="10.81.17.63">
            <text:p>10.81.17.63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3000">
            <text:p>gui.hmg.eudcp01.eu-central-1.prd-a:3000</text:p>
          </table:table-cell>
          <table:table-cell office:value-type="string" office:string-value="10.81.17.63">
            <text:p>10.81.17.63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9888">
            <text:p>gui.hmg.eudcp01.eu-central-1.prd-a:19888</text:p>
          </table:table-cell>
          <table:table-cell office:value-type="string" office:string-value="10.81.17.63">
            <text:p>10.81.17.63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16010">
            <text:p>gui.hmg.eudcp01.eu-central-1.prd-a:16010</text:p>
          </table:table-cell>
          <table:table-cell office:value-type="string" office:string-value="10.81.17.63">
            <text:p>10.81.17.63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1">
            <text:p>gui.hmg.eudcp01.eu-central-1.prd-a:22001</text:p>
          </table:table-cell>
          <table:table-cell office:value-type="string" office:string-value="10.81.17.63">
            <text:p>10.81.17.63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2">
            <text:p>gui.hmg.eudcp01.eu-central-1.prd-a:22002</text:p>
          </table:table-cell>
          <table:table-cell office:value-type="string" office:string-value="10.81.17.63">
            <text:p>10.81.17.63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3">
            <text:p>gui.hmg.eudcp01.eu-central-1.prd-a:22003</text:p>
          </table:table-cell>
          <table:table-cell office:value-type="string" office:string-value="10.81.17.63">
            <text:p>10.81.17.63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4">
            <text:p>gui.hmg.eudcp01.eu-central-1.prd-a:22004</text:p>
          </table:table-cell>
          <table:table-cell office:value-type="string" office:string-value="10.81.17.63">
            <text:p>10.81.17.63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5">
            <text:p>gui.hmg.eudcp01.eu-central-1.prd-a:22005</text:p>
          </table:table-cell>
          <table:table-cell office:value-type="string" office:string-value="10.81.17.63">
            <text:p>10.81.17.63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6">
            <text:p>gui.hmg.eudcp01.eu-central-1.prd-a:22006</text:p>
          </table:table-cell>
          <table:table-cell office:value-type="string" office:string-value="10.81.17.63">
            <text:p>10.81.17.63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7">
            <text:p>gui.hmg.eudcp01.eu-central-1.prd-a:22007</text:p>
          </table:table-cell>
          <table:table-cell office:value-type="string" office:string-value="10.81.17.63">
            <text:p>10.81.17.63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8">
            <text:p>gui.hmg.eudcp01.eu-central-1.prd-a:22008</text:p>
          </table:table-cell>
          <table:table-cell office:value-type="string" office:string-value="10.81.17.63">
            <text:p>10.81.17.63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009">
            <text:p>gui.hmg.eudcp01.eu-central-1.prd-a:22009</text:p>
          </table:table-cell>
          <table:table-cell office:value-type="string" office:string-value="10.81.17.63">
            <text:p>10.81.17.63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1">
            <text:p>gui.hmg.eudcp01.eu-central-1.prd-a:22901</text:p>
          </table:table-cell>
          <table:table-cell office:value-type="string" office:string-value="10.81.17.63">
            <text:p>10.81.17.63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02">
            <text:p>gui.hmg.eudcp01.eu-central-1.prd-a:22902</text:p>
          </table:table-cell>
          <table:table-cell office:value-type="string" office:string-value="10.81.17.63">
            <text:p>10.81.17.63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1">
            <text:p>gui.hmg.eudcp01.eu-central-1.prd-a:22911</text:p>
          </table:table-cell>
          <table:table-cell office:value-type="string" office:string-value="10.81.17.63">
            <text:p>10.81.17.63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2">
            <text:p>gui.hmg.eudcp01.eu-central-1.prd-a:22912</text:p>
          </table:table-cell>
          <table:table-cell office:value-type="string" office:string-value="10.81.17.63">
            <text:p>10.81.17.63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13">
            <text:p>gui.hmg.eudcp01.eu-central-1.prd-a:22913</text:p>
          </table:table-cell>
          <table:table-cell office:value-type="string" office:string-value="10.81.17.63">
            <text:p>10.81.17.63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1">
            <text:p>gui.hmg.eudcp01.eu-central-1.prd-a:22921</text:p>
          </table:table-cell>
          <table:table-cell office:value-type="string" office:string-value="10.81.17.63">
            <text:p>10.81.17.63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22">
            <text:p>gui.hmg.eudcp01.eu-central-1.prd-a:22922</text:p>
          </table:table-cell>
          <table:table-cell office:value-type="string" office:string-value="10.81.17.63">
            <text:p>10.81.17.63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31">
            <text:p>gui.hmg.eudcp01.eu-central-1.prd-a:22931</text:p>
          </table:table-cell>
          <table:table-cell office:value-type="string" office:string-value="10.81.17.63">
            <text:p>10.81.17.63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1">
            <text:p>gui.hmg.eudcp01.eu-central-1.prd-a:22941</text:p>
          </table:table-cell>
          <table:table-cell office:value-type="string" office:string-value="10.81.17.63">
            <text:p>10.81.17.63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gui.hmg.eudcp01.eu-central-1.prd-a:22942">
            <text:p>gui.hmg.eudcp01.eu-central-1.prd-a:22942</text:p>
          </table:table-cell>
          <table:table-cell office:value-type="string" office:string-value="10.81.17.63">
            <text:p>10.81.17.63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kia.eu-central1-prd-a:443">
            <text:p>api.hmg.dkceuadm-kia.eu-central1-prd-a:443</text:p>
          </table:table-cell>
          <table:table-cell office:value-type="string" office:string-value="10.81.16.189">
            <text:p>10.81.16.18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gen.eu-central1-prd-a:443">
            <text:p>api.hmg.dkceuadm-gen.eu-central1-prd-a:443</text:p>
          </table:table-cell>
          <table:table-cell office:value-type="string" office:string-value="10.81.16.187">
            <text:p>10.81.16.18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dkceuadm-hyd.eu-central1-prd-a:443">
            <text:p>api.hmg.dkceuadm-hyd.eu-central1-prd-a:443</text:p>
          </table:table-cell>
          <table:table-cell office:value-type="string" office:string-value="10.81.16.188">
            <text:p>10.81.16.18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PRD-A">
            <text:p>FR2_PRD-A</text:p>
          </table:table-cell>
          <table:table-cell office:value-type="string" office:string-value="172.28.7.14">
            <text:p>172.28.7.14</text:p>
          </table:table-cell>
          <table:table-cell office:value-type="string" office:string-value="api.hmg.apip-eu-prd-aggregator-lb.eu-central1-prd-a:48900">
            <text:p>api.hmg.apip-eu-prd-aggregator-lb.eu-central1-prd-a:48900</text:p>
          </table:table-cell>
          <table:table-cell office:value-type="string" office:string-value="10.81.17.16">
            <text:p>10.81.17.1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searchapp-int-lb.eu-central1-prd-c:58005">
            <text:p>api.hc.prd-searchapp-int-lb.eu-central1-prd-c:58005</text:p>
          </table:table-cell>
          <table:table-cell office:value-type="string" office:string-value="172.29.96.12">
            <text:p>172.29.96.12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search-int-lb.eu-central1-prd-c:58006">
            <text:p>api.hc.prd-platform-search-int-lb.eu-central1-prd-c:58006</text:p>
          </table:table-cell>
          <table:table-cell office:value-type="string" office:string-value="172.29.96.13">
            <text:p>172.29.96.1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batch-lb.eu-central1-prd-c:58010">
            <text:p>api.hmg.prd-platform-batch-lb.eu-central1-prd-c:58010</text:p>
          </table:table-cell>
          <table:table-cell office:value-type="string" office:string-value="10.81.18.33">
            <text:p>10.81.18.33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search-lb.eu-central1-prd-c:58006">
            <text:p>api.hmg.prd-platform-search-lb.eu-central1-prd-c:58006</text:p>
          </table:table-cell>
          <table:table-cell office:value-type="string" office:string-value="10.81.18.33">
            <text:p>10.81.18.33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searchapp-lb.eu-central1-prd-c:58005">
            <text:p>api.hmg.prd-searchapp-lb.eu-central1-prd-c:58005</text:p>
          </table:table-cell>
          <table:table-cell office:value-type="string" office:string-value="10.81.18.33">
            <text:p>10.81.18.3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mg.prd-platform-index-lb.eu-central1-prd-c:58007">
            <text:p>api.hmg.prd-platform-index-lb.eu-central1-prd-c:58007</text:p>
          </table:table-cell>
          <table:table-cell office:value-type="string" office:string-value="10.81.18.33">
            <text:p>10.81.18.33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gui.hmg.prd-bastion-lb.eu-central1-prd-c:18000">
            <text:p>gui.hmg.prd-bastion-lb.eu-central1-prd-c:18000</text:p>
          </table:table-cell>
          <table:table-cell office:value-type="string" office:string-value="10.81.18.34">
            <text:p>10.81.18.34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index-int-lb.eu-central1-prd-c:58007">
            <text:p>api.hc.prd-platform-index-int-lb.eu-central1-prd-c:58007</text:p>
          </table:table-cell>
          <table:table-cell office:value-type="string" office:string-value="172.29.96.19">
            <text:p>172.29.96.19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PRD-C">
            <text:p>FR2_PRD-C</text:p>
          </table:table-cell>
          <table:table-cell office:value-type="string" office:string-value="172.28.7.26">
            <text:p>172.28.7.26</text:p>
          </table:table-cell>
          <table:table-cell office:value-type="string" office:string-value="api.hc.prd-platform-batch-int-lb.eu-central1-prd-c:58010">
            <text:p>api.hc.prd-platform-batch-int-lb.eu-central1-prd-c:58010</text:p>
          </table:table-cell>
          <table:table-cell office:value-type="string" office:string-value="172.29.96.15">
            <text:p>172.29.96.15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1">
            <text:p>gui.hmg.vDSP.eu-central1-stg-a:19091</text:p>
          </table:table-cell>
          <table:table-cell office:value-type="string" office:string-value="10.81.16.80">
            <text:p>10.81.16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2">
            <text:p>gui.hmg.vDSP.eu-central1-stg-a:19092</text:p>
          </table:table-cell>
          <table:table-cell office:value-type="string" office:string-value="10.81.16.80">
            <text:p>10.81.16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3">
            <text:p>gui.hmg.vDSP.eu-central1-stg-a:19093</text:p>
          </table:table-cell>
          <table:table-cell office:value-type="string" office:string-value="10.81.16.80">
            <text:p>10.81.16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19094">
            <text:p>gui.hmg.vDSP.eu-central1-stg-a:19094</text:p>
          </table:table-cell>
          <table:table-cell office:value-type="string" office:string-value="10.81.16.80">
            <text:p>10.81.16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.eu-central1-stg-a:80">
            <text:p>gui.hmg.vDSP.eu-central1-stg-a:80</text:p>
          </table:table-cell>
          <table:table-cell office:value-type="string" office:string-value="10.81.16.80">
            <text:p>10.81.16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5">
            <text:p>gui.hc.vSP.eu-central1-stg-a:19095</text:p>
          </table:table-cell>
          <table:table-cell office:value-type="string" office:string-value="172.28.64.20">
            <text:p>172.28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6">
            <text:p>gui.hc.vSP.eu-central1-stg-a:19096</text:p>
          </table:table-cell>
          <table:table-cell office:value-type="string" office:string-value="172.28.64.20">
            <text:p>172.28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7">
            <text:p>gui.hc.vSP.eu-central1-stg-a:19097</text:p>
          </table:table-cell>
          <table:table-cell office:value-type="string" office:string-value="172.28.64.20">
            <text:p>172.28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19098">
            <text:p>gui.hc.vSP.eu-central1-stg-a:19098</text:p>
          </table:table-cell>
          <table:table-cell office:value-type="string" office:string-value="172.28.64.20">
            <text:p>172.28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vSP.eu-central1-stg-a:80">
            <text:p>gui.hc.vSP.eu-central1-stg-a:80</text:p>
          </table:table-cell>
          <table:table-cell office:value-type="string" office:string-value="172.28.64.20">
            <text:p>172.28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pbas-bastion.eu-central1-stg-a:18005">
            <text:p>api.hmg.pbas-bastion.eu-central1-stg-a:18005</text:p>
          </table:table-cell>
          <table:table-cell office:value-type="string" office:string-value="10.81.16.99">
            <text:p>10.81.16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443">
            <text:p>gui.hmg.cheffronts-vip.eu-central1-stg-a:443</text:p>
          </table:table-cell>
          <table:table-cell office:value-type="string" office:string-value="10.81.16.76">
            <text:p>10.81.16.76</text:p>
          </table:table-cell>
          <table:table-cell office:value-type="float" office:value="443">
            <text:p>443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3000">
            <text:p>gui.hmg.cheffronts-vip.eu-central1-stg-a:3000</text:p>
          </table:table-cell>
          <table:table-cell office:value-type="string" office:string-value="10.81.16.76">
            <text:p>10.81.16.76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5000">
            <text:p>gui.hmg.cheffronts-vip.eu-central1-stg-a:5000</text:p>
          </table:table-cell>
          <table:table-cell office:value-type="string" office:string-value="10.81.16.76">
            <text:p>10.81.16.76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80">
            <text:p>api.hmg.ccseu-vtwin-stg-proxy.eu-central1-stg-a:80</text:p>
          </table:table-cell>
          <table:table-cell office:value-type="string" office:string-value="10.81.16.81">
            <text:p>10.81.16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ataservicedevelopmentcell-bastion.eu-central1-stg-a:18007">
            <text:p>gui.hmg.dataservicedevelopmentcell-bastion.eu-central1-stg-a:18007</text:p>
          </table:table-cell>
          <table:table-cell office:value-type="string" office:string-value="10.81.16.99">
            <text:p>10.81.16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1.eu-central1-stg-a:19094">
            <text:p>gui.hmg.ccs-eu-h-felice-broker-01.eu-central1-stg-a:19094</text:p>
          </table:table-cell>
          <table:table-cell office:value-type="string" office:string-value="10.81.16.77">
            <text:p>10.81.16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2.eu-central1-stg-a:19095">
            <text:p>gui.hmg.ccs-eu-h-felice-broker-02.eu-central1-stg-a:19095</text:p>
          </table:table-cell>
          <table:table-cell office:value-type="string" office:string-value="10.81.16.77">
            <text:p>10.81.16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3.eu-central1-stg-a:19096">
            <text:p>gui.hmg.ccs-eu-h-felice-broker-03.eu-central1-stg-a:19096</text:p>
          </table:table-cell>
          <table:table-cell office:value-type="string" office:string-value="10.81.16.77">
            <text:p>10.81.16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h-felice-broker-04.eu-central1-stg-a:19097">
            <text:p>gui.hmg.ccs-eu-h-felice-broker-04.eu-central1-stg-a:19097</text:p>
          </table:table-cell>
          <table:table-cell office:value-type="string" office:string-value="10.81.16.77">
            <text:p>10.81.16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1.eu-central1-stg-a:19094">
            <text:p>gui.hmg.ccs-eu-k-felice-broker-01.eu-central1-stg-a:19094</text:p>
          </table:table-cell>
          <table:table-cell office:value-type="string" office:string-value="10.81.16.78">
            <text:p>10.81.16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2.eu-central1-stg-a:19095">
            <text:p>gui.hmg.ccs-eu-k-felice-broker-02.eu-central1-stg-a:19095</text:p>
          </table:table-cell>
          <table:table-cell office:value-type="string" office:string-value="10.81.16.78">
            <text:p>10.81.16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3.eu-central1-stg-a:19096">
            <text:p>gui.hmg.ccs-eu-k-felice-broker-03.eu-central1-stg-a:19096</text:p>
          </table:table-cell>
          <table:table-cell office:value-type="string" office:string-value="10.81.16.78">
            <text:p>10.81.16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k-felice-broker-04.eu-central1-stg-a:19097">
            <text:p>gui.hmg.ccs-eu-k-felice-broker-04.eu-central1-stg-a:19097</text:p>
          </table:table-cell>
          <table:table-cell office:value-type="string" office:string-value="10.81.16.78">
            <text:p>10.81.16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1.eu-central1-stg-a:19094">
            <text:p>gui.hmg.ccs-eu-g-felice-broker-01.eu-central1-stg-a:19094</text:p>
          </table:table-cell>
          <table:table-cell office:value-type="string" office:string-value="10.81.16.79">
            <text:p>10.81.16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2.eu-central1-stg-a:19095">
            <text:p>gui.hmg.ccs-eu-g-felice-broker-02.eu-central1-stg-a:19095</text:p>
          </table:table-cell>
          <table:table-cell office:value-type="string" office:string-value="10.81.16.79">
            <text:p>10.81.16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3.eu-central1-stg-a:19096">
            <text:p>gui.hmg.ccs-eu-g-felice-broker-03.eu-central1-stg-a:19096</text:p>
          </table:table-cell>
          <table:table-cell office:value-type="string" office:string-value="10.81.16.79">
            <text:p>10.81.16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felice-broker-04.eu-central1-stg-a:19097">
            <text:p>gui.hmg.ccs-eu-g-felice-broker-04.eu-central1-stg-a:19097</text:p>
          </table:table-cell>
          <table:table-cell office:value-type="string" office:string-value="10.81.16.79">
            <text:p>10.81.16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c-felice-dashboard-01.eu-central1-stg-a:80">
            <text:p>gui.hmg.ccs-eu-c-felice-dashboard-01.eu-central1-stg-a:80</text:p>
          </table:table-cell>
          <table:table-cell office:value-type="string" office:string-value="10.81.16.77">
            <text:p>10.81.16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heffronts-vip.eu-central1-stg-a:8081">
            <text:p>gui.hmg.cheffronts-vip.eu-central1-stg-a:8081</text:p>
          </table:table-cell>
          <table:table-cell office:value-type="string" office:string-value="10.81.16.76">
            <text:p>10.81.16.76</text:p>
          </table:table-cell>
          <table:table-cell office:value-type="float" office:value="8081">
            <text:p>8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-bastion.eu-central1-stg-a:18008">
            <text:p>gui.hmg.hmgid-bastion.eu-central1-stg-a:18008</text:p>
          </table:table-cell>
          <table:table-cell office:value-type="string" office:string-value="10.81.16.99">
            <text:p>10.81.16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1">
            <text:p>gui.hmg.ccsnoti-k.eu-central1-stg-a:7201</text:p>
          </table:table-cell>
          <table:table-cell office:value-type="string" office:string-value="10.81.16.82">
            <text:p>10.81.16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2">
            <text:p>gui.hmg.ccsnoti-k.eu-central1-stg-a:7202</text:p>
          </table:table-cell>
          <table:table-cell office:value-type="string" office:string-value="10.81.16.82">
            <text:p>10.81.16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3">
            <text:p>gui.hmg.ccsnoti-k.eu-central1-stg-a:7203</text:p>
          </table:table-cell>
          <table:table-cell office:value-type="string" office:string-value="10.81.16.82">
            <text:p>10.81.16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204">
            <text:p>gui.hmg.ccsnoti-k.eu-central1-stg-a:7204</text:p>
          </table:table-cell>
          <table:table-cell office:value-type="string" office:string-value="10.81.16.82">
            <text:p>10.81.16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1">
            <text:p>gui.hc.ccseuvcrms.eu-central1-stg-a:8091</text:p>
          </table:table-cell>
          <table:table-cell office:value-type="string" office:string-value="172.28.64.21">
            <text:p>172.28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90">
            <text:p>gui.hc.ccseuvcrms.eu-central1-stg-a:8090</text:p>
          </table:table-cell>
          <table:table-cell office:value-type="string" office:string-value="172.28.64.21">
            <text:p>172.28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ccseuvcrms.eu-central1-stg-a:8089">
            <text:p>gui.hc.ccseuvcrms.eu-central1-stg-a:8089</text:p>
          </table:table-cell>
          <table:table-cell office:value-type="string" office:string-value="172.28.64.21">
            <text:p>172.28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1">
            <text:p>gui.hc.kcseuvcrms.eu-central1-stg-a:8091</text:p>
          </table:table-cell>
          <table:table-cell office:value-type="string" office:string-value="172.28.64.22">
            <text:p>172.28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90">
            <text:p>gui.hc.kcseuvcrms.eu-central1-stg-a:8090</text:p>
          </table:table-cell>
          <table:table-cell office:value-type="string" office:string-value="172.28.64.22">
            <text:p>172.28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kcseuvcrms.eu-central1-stg-a:8089">
            <text:p>gui.hc.kcseuvcrms.eu-central1-stg-a:8089</text:p>
          </table:table-cell>
          <table:table-cell office:value-type="string" office:string-value="172.28.64.22">
            <text:p>172.28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1">
            <text:p>gui.hc.gcseuvcrms.eu-central1-stg-a:8091</text:p>
          </table:table-cell>
          <table:table-cell office:value-type="string" office:string-value="172.28.64.23">
            <text:p>172.28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90">
            <text:p>gui.hc.gcseuvcrms.eu-central1-stg-a:8090</text:p>
          </table:table-cell>
          <table:table-cell office:value-type="string" office:string-value="172.28.64.23">
            <text:p>172.28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cseuvcrms.eu-central1-stg-a:8089">
            <text:p>gui.hc.gcseuvcrms.eu-central1-stg-a:8089</text:p>
          </table:table-cell>
          <table:table-cell office:value-type="string" office:string-value="172.28.64.23">
            <text:p>172.28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1">
            <text:p>gui.hc.flteuvcrms.eu-central1-stg-a:8091</text:p>
          </table:table-cell>
          <table:table-cell office:value-type="string" office:string-value="172.28.64.24">
            <text:p>172.28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90">
            <text:p>gui.hc.flteuvcrms.eu-central1-stg-a:8090</text:p>
          </table:table-cell>
          <table:table-cell office:value-type="string" office:string-value="172.28.64.24">
            <text:p>172.28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flteuvcrms.eu-central1-stg-a:8089">
            <text:p>gui.hc.flteuvcrms.eu-central1-stg-a:8089</text:p>
          </table:table-cell>
          <table:table-cell office:value-type="string" office:string-value="172.28.64.24">
            <text:p>172.28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6301">
            <text:p>api.hc.gcseuAccountStg.eu-central1-stg-a:6301</text:p>
          </table:table-cell>
          <table:table-cell office:value-type="string" office:string-value="172.28.64.25">
            <text:p>172.28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artnerStg.eu-central1-stg-a:10300">
            <text:p>api.hc.gcseuPartnerStg.eu-central1-stg-a:10300</text:p>
          </table:table-cell>
          <table:table-cell office:value-type="string" office:string-value="172.28.64.27">
            <text:p>172.28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6101">
            <text:p>api.hc.hydeuAccountStg.eu-central1-stg-a:6101</text:p>
          </table:table-cell>
          <table:table-cell office:value-type="string" office:string-value="172.28.64.28">
            <text:p>172.28.64.28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artnerStg.eu-central1-stg-a:10100">
            <text:p>api.hc.hydeuPartnerStg.eu-central1-stg-a:10100</text:p>
          </table:table-cell>
          <table:table-cell office:value-type="string" office:string-value="172.28.64.30">
            <text:p>172.28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6201">
            <text:p>api.hc.kiaeuAccountStg.eu-central1-stg-a:6201</text:p>
          </table:table-cell>
          <table:table-cell office:value-type="string" office:string-value="172.28.64.31">
            <text:p>172.28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artnerStg.eu-central1-stg-a:10200">
            <text:p>api.hc.kiaeuPartnerStg.eu-central1-stg-a:10200</text:p>
          </table:table-cell>
          <table:table-cell office:value-type="string" office:string-value="172.28.64.33">
            <text:p>172.28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0">
            <text:p>gui.hmg.ccs2-eu-genesis-stg-svchub-node-export.eu-central-1-stg-a:30000</text:p>
          </table:table-cell>
          <table:table-cell office:value-type="string" office:string-value="10.81.16.83">
            <text:p>10.81.16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01">
            <text:p>gui.hmg.ccs2-eu-genesis-stg-svchub-node-export.eu-central-1-stg-a:30001</text:p>
          </table:table-cell>
          <table:table-cell office:value-type="string" office:string-value="10.81.16.83">
            <text:p>10.81.16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0">
            <text:p>gui.hmg.ccs2-eu-genesis-stg-svchub-node-export.eu-central-1-stg-a:31000</text:p>
          </table:table-cell>
          <table:table-cell office:value-type="string" office:string-value="10.81.16.83">
            <text:p>10.81.16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1">
            <text:p>gui.hmg.ccs2-eu-genesis-stg-svchub-node-export.eu-central-1-stg-a:31001</text:p>
          </table:table-cell>
          <table:table-cell office:value-type="string" office:string-value="10.81.16.83">
            <text:p>10.81.16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0">
            <text:p>gui.hmg.ccs2-eu-genesis-stg-svchub-node-export.eu-central-1-stg-a:32000</text:p>
          </table:table-cell>
          <table:table-cell office:value-type="string" office:string-value="10.81.16.83">
            <text:p>10.81.16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2001">
            <text:p>gui.hmg.ccs2-eu-genesis-stg-svchub-node-export.eu-central-1-stg-a:32001</text:p>
          </table:table-cell>
          <table:table-cell office:value-type="string" office:string-value="10.81.16.83">
            <text:p>10.81.16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0017">
            <text:p>gui.hmg.ccs2-eu-genesis-stg-svchub-node-export.eu-central-1-stg-a:30017</text:p>
          </table:table-cell>
          <table:table-cell office:value-type="string" office:string-value="10.81.16.83">
            <text:p>10.81.16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2">
            <text:p>gui.hmg.ccs2-eu-genesis-stg-svchub-node-export.eu-central-1-stg-a:31002</text:p>
          </table:table-cell>
          <table:table-cell office:value-type="string" office:string-value="10.81.16.83">
            <text:p>10.81.16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03">
            <text:p>gui.hmg.ccs2-eu-genesis-stg-svchub-node-export.eu-central-1-stg-a:31003</text:p>
          </table:table-cell>
          <table:table-cell office:value-type="string" office:string-value="10.81.16.83">
            <text:p>10.81.16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vchub-node-export.eu-central-1-stg-a:31099">
            <text:p>gui.hmg.ccs2-eu-genesis-stg-svchub-node-export.eu-central-1-stg-a:31099</text:p>
          </table:table-cell>
          <table:table-cell office:value-type="string" office:string-value="10.81.16.83">
            <text:p>10.81.16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dkc-bastion.eu-central1-stg-a:18012">
            <text:p>gui.hmg.dkc-bastion.eu-central1-stg-a:18012</text:p>
          </table:table-cell>
          <table:table-cell office:value-type="string" office:string-value="10.81.16.99">
            <text:p>10.81.16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zipkin.eu-central1-stg-a:31600">
            <text:p>gui.hmg.ccs-eu-g-stg-msa-zipkin.eu-central1-stg-a:31600</text:p>
          </table:table-cell>
          <table:table-cell office:value-type="string" office:string-value="10.81.16.86">
            <text:p>10.81.16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springadmin.eu-central1-stg-a:31800">
            <text:p>gui.hmg.ccs-eu-g-stg-msa-springadmin.eu-central1-stg-a:31800</text:p>
          </table:table-cell>
          <table:table-cell office:value-type="string" office:string-value="10.81.16.86">
            <text:p>10.81.16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80">
            <text:p>gui.hc.G_STG_GLGW.eu-central1-stg-a:80</text:p>
          </table:table-cell>
          <table:table-cell office:value-type="string" office:string-value="172.28.64.34">
            <text:p>172.28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G_STG_GLGW.eu-central1-stg-a:443">
            <text:p>gui.hc.G_STG_GLGW.eu-central1-stg-a:443</text:p>
          </table:table-cell>
          <table:table-cell office:value-type="string" office:string-value="172.28.64.34">
            <text:p>172.28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mig-bastion.eu-central1-stg-a:18009">
            <text:p>gui.hmg.eumig-bastion.eu-central1-stg-a:18009</text:p>
          </table:table-cell>
          <table:table-cell office:value-type="string" office:string-value="10.81.16.99">
            <text:p>10.81.16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sbsgw.eu-central1-stg-a:80">
            <text:p>api.hc.dkc-stg-sbsgw.eu-central1-stg-a:80</text:p>
          </table:table-cell>
          <table:table-cell office:value-type="string" office:string-value="172.28.64.12">
            <text:p>172.28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PDlbs.eu-central1-stg-a:18010">
            <text:p>gui.hmg.CPDlbs.eu-central1-stg-a:18010</text:p>
          </table:table-cell>
          <table:table-cell office:value-type="string" office:string-value="10.81.16.99">
            <text:p>10.81.16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est-iperf.eu-central1-stg-a:5101">
            <text:p>api.hmg.test-iperf.eu-central1-stg-a:5101</text:p>
          </table:table-cell>
          <table:table-cell office:value-type="string" office:string-value="10.81.16.70">
            <text:p>10.81.16.70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iperf-test-public.eu-central1-stg-a:5101">
            <text:p>api.pub.iperf-test-public.eu-central1-stg-a:5101</text:p>
          </table:table-cell>
          <table:table-cell office:value-type="string" office:string-value="103.187.35.99">
            <text:p>103.187.35.99</text:p>
          </table:table-cell>
          <table:table-cell office:value-type="float" office:value="5101">
            <text:p>5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4301">
            <text:p>api.hc.gcseuProfileStg.eu-central1-stg-a:4301</text:p>
          </table:table-cell>
          <table:table-cell office:value-type="string" office:string-value="172.28.64.35">
            <text:p>172.28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4101">
            <text:p>api.hc.hydeuProfileStg.eu-central1-stg-a:4101</text:p>
          </table:table-cell>
          <table:table-cell office:value-type="string" office:string-value="172.28.64.36">
            <text:p>172.28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4201">
            <text:p>api.hc.kiaeuProfileStg.eu-central1-stg-a:4201</text:p>
          </table:table-cell>
          <table:table-cell office:value-type="string" office:string-value="172.28.64.37">
            <text:p>172.28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10">
            <text:p>gui.hmg.ccs2-eu-genesis-stg-silb.eu-central1-stg-a:32010</text:p>
          </table:table-cell>
          <table:table-cell office:value-type="string" office:string-value="10.81.16.85">
            <text:p>10.81.16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32020">
            <text:p>gui.hmg.ccs2-eu-genesis-stg-silb.eu-central1-stg-a:32020</text:p>
          </table:table-cell>
          <table:table-cell office:value-type="string" office:string-value="10.81.16.85">
            <text:p>10.81.16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2">
            <text:p>gui.pub.ccs2-eu-genesis-stg-igw.eu-central1-stg-a:8002</text:p>
          </table:table-cell>
          <table:table-cell office:value-type="string" office:string-value="103.187.35.20">
            <text:p>103.187.35.20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8003">
            <text:p>gui.pub.ccs2-eu-genesis-stg-igw.eu-central1-stg-a:8003</text:p>
          </table:table-cell>
          <table:table-cell office:value-type="string" office:string-value="103.187.35.20">
            <text:p>103.187.35.20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10">
            <text:p>gui.pub.ccs2-eu-genesis-stg-igw.eu-central1-stg-a:30010</text:p>
          </table:table-cell>
          <table:table-cell office:value-type="string" office:string-value="103.187.35.20">
            <text:p>103.187.35.20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igw.eu-central1-stg-a:30020">
            <text:p>gui.pub.ccs2-eu-genesis-stg-igw.eu-central1-stg-a:30020</text:p>
          </table:table-cell>
          <table:table-cell office:value-type="string" office:string-value="103.187.35.20">
            <text:p>103.187.35.20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10">
            <text:p>gui.pub.ccs2-eu-genesis-stg-egw.eu-central1-stg-a:31010</text:p>
          </table:table-cell>
          <table:table-cell office:value-type="string" office:string-value="103.187.35.21">
            <text:p>103.187.35.21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egw.eu-central1-stg-a:31020">
            <text:p>gui.pub.ccs2-eu-genesis-stg-egw.eu-central1-stg-a:31020</text:p>
          </table:table-cell>
          <table:table-cell office:value-type="string" office:string-value="103.187.35.21">
            <text:p>103.187.35.21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ccs2-eu-genesis-stg-telecom.eu-central1-stg-a:31099">
            <text:p>gui.pub.ccs2-eu-genesis-stg-telecom.eu-central1-stg-a:31099</text:p>
          </table:table-cell>
          <table:table-cell office:value-type="string" office:string-value="103.187.35.22">
            <text:p>103.187.35.22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infotech-bastion.eu-central1-stg-a:18013">
            <text:p>gui.hmg.ccsinfotech-bastion.eu-central1-stg-a:18013</text:p>
          </table:table-cell>
          <table:table-cell office:value-type="string" office:string-value="10.81.16.99">
            <text:p>10.81.16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bluelink-stg.eu-central1-stg-a:5101">
            <text:p>api.hc.spa-bluelink-stg.eu-central1-stg-a:5101</text:p>
          </table:table-cell>
          <table:table-cell office:value-type="string" office:string-value="172.28.64.13">
            <text:p>172.28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100">
            <text:p>api.hc.vehicle-bluelink-stg.eu-central1-stg-a:3100</text:p>
          </table:table-cell>
          <table:table-cell office:value-type="string" office:string-value="172.28.64.14">
            <text:p>172.28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00">
            <text:p>api.hc.vehicle-bluelink-stg.eu-central1-stg-a:3000</text:p>
          </table:table-cell>
          <table:table-cell office:value-type="string" office:string-value="172.28.64.14">
            <text:p>172.28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bluelink-stg.eu-central1-stg-a:3010">
            <text:p>api.hc.vehicle-bluelink-stg.eu-central1-stg-a:3010</text:p>
          </table:table-cell>
          <table:table-cell office:value-type="string" office:string-value="172.28.64.14">
            <text:p>172.28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sre-bastion.eu-central1-stg-a:18011">
            <text:p>gui.hmg.ccs-sre-bastion.eu-central1-stg-a:18011</text:p>
          </table:table-cell>
          <table:table-cell office:value-type="string" office:string-value="10.81.16.99">
            <text:p>10.81.16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uvo-stg.eu-central1-stg-a:5201">
            <text:p>api.hc.spa-uvo-stg.eu-central1-stg-a:5201</text:p>
          </table:table-cell>
          <table:table-cell office:value-type="string" office:string-value="172.28.64.15">
            <text:p>172.28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10">
            <text:p>api.hc.vehicle-uvo-stg.eu-central1-stg-a:3010</text:p>
          </table:table-cell>
          <table:table-cell office:value-type="string" office:string-value="172.28.64.19">
            <text:p>172.28.64.1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000">
            <text:p>api.hc.vehicle-uvo-stg.eu-central1-stg-a:3000</text:p>
          </table:table-cell>
          <table:table-cell office:value-type="string" office:string-value="172.28.64.19">
            <text:p>172.28.64.1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uvo-stg.eu-central1-stg-a:3200">
            <text:p>api.hc.vehicle-uvo-stg.eu-central1-stg-a:3200</text:p>
          </table:table-cell>
          <table:table-cell office:value-type="string" office:string-value="172.28.64.19">
            <text:p>172.28.64.19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pa-gcs-stg.eu-central1-stg-a:5301">
            <text:p>api.hc.spa-gcs-stg.eu-central1-stg-a:5301</text:p>
          </table:table-cell>
          <table:table-cell office:value-type="string" office:string-value="172.28.64.38">
            <text:p>172.28.64.38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10">
            <text:p>api.hc.vehicle-gcs-stg.eu-central1-stg-a:3010</text:p>
          </table:table-cell>
          <table:table-cell office:value-type="string" office:string-value="172.28.64.39">
            <text:p>172.28.64.3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000">
            <text:p>api.hc.vehicle-gcs-stg.eu-central1-stg-a:3000</text:p>
          </table:table-cell>
          <table:table-cell office:value-type="string" office:string-value="172.28.64.39">
            <text:p>172.28.64.3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vehicle-gcs-stg.eu-central1-stg-a:3300">
            <text:p>api.hc.vehicle-gcs-stg.eu-central1-stg-a:3300</text:p>
          </table:table-cell>
          <table:table-cell office:value-type="string" office:string-value="172.28.64.39">
            <text:p>172.28.64.3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bluelink-eu-lb-stg.eu-central1-stg-a:5100">
            <text:p>api.hc.ccsp-calendar-bluelink-eu-lb-stg.eu-central1-stg-a:5100</text:p>
          </table:table-cell>
          <table:table-cell office:value-type="string" office:string-value="172.28.64.40">
            <text:p>172.28.64.40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gcs-eu-lb-stg.eu-central1-stg-a:5300">
            <text:p>api.hc.ccsp-calendar-gcs-eu-lb-stg.eu-central1-stg-a:5300</text:p>
          </table:table-cell>
          <table:table-cell office:value-type="string" office:string-value="172.28.64.43">
            <text:p>172.28.64.43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0">
            <text:p>api.hc.ccsp-userlink-bluelink-eu-lb-stg.eu-central1-stg-a:7100</text:p>
          </table:table-cell>
          <table:table-cell office:value-type="string" office:string-value="172.28.64.44">
            <text:p>172.28.64.44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0">
            <text:p>api.hc.ccsp-userlink-uvo-eu-lb-stg.eu-central1-stg-a:7200</text:p>
          </table:table-cell>
          <table:table-cell office:value-type="string" office:string-value="172.28.64.45">
            <text:p>172.28.64.45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0">
            <text:p>api.hc.ccsp-userlink-gcs-eu-lb-stg.eu-central1-stg-a:7300</text:p>
          </table:table-cell>
          <table:table-cell office:value-type="string" office:string-value="172.28.64.46">
            <text:p>172.28.64.46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uvo-eu-lb-stg.eu-central1-stg-a:11000">
            <text:p>api.hc.tms-proxy-uvo-eu-lb-stg.eu-central1-stg-a:11000</text:p>
          </table:table-cell>
          <table:table-cell office:value-type="string" office:string-value="172.28.64.47">
            <text:p>172.28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12200">
            <text:p>api.hc.ccsp-cpw-uvo-eu-lb-stg.eu-central1-stg-a:12200</text:p>
          </table:table-cell>
          <table:table-cell office:value-type="string" office:string-value="172.28.64.48">
            <text:p>172.28.64.48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2">
            <text:p>api.hc.ccsp-cpw-uvo-eu-lb-stg.eu-central1-stg-a:9092</text:p>
          </table:table-cell>
          <table:table-cell office:value-type="string" office:string-value="172.28.64.48">
            <text:p>172.28.64.4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uvo-eu-lb-stg.eu-central1-stg-a:9095">
            <text:p>api.hc.ccsp-cpw-uvo-eu-lb-stg.eu-central1-stg-a:9095</text:p>
          </table:table-cell>
          <table:table-cell office:value-type="string" office:string-value="172.28.64.48">
            <text:p>172.28.64.48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12100">
            <text:p>api.hc.ccsp-cpw-bluelink-eu-lb-stg.eu-central1-stg-a:12100</text:p>
          </table:table-cell>
          <table:table-cell office:value-type="string" office:string-value="172.28.64.49">
            <text:p>172.28.64.4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1">
            <text:p>api.hc.ccsp-cpw-bluelink-eu-lb-stg.eu-central1-stg-a:9091</text:p>
          </table:table-cell>
          <table:table-cell office:value-type="string" office:string-value="172.28.64.49">
            <text:p>172.28.64.4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bluelink-eu-lb-stg.eu-central1-stg-a:9094">
            <text:p>api.hc.ccsp-cpw-bluelink-eu-lb-stg.eu-central1-stg-a:9094</text:p>
          </table:table-cell>
          <table:table-cell office:value-type="string" office:string-value="172.28.64.49">
            <text:p>172.28.64.4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bluelink-eu-lb-stg.eu-central1-stg-a:11000">
            <text:p>api.hc.tms-proxy-bluelink-eu-lb-stg.eu-central1-stg-a:11000</text:p>
          </table:table-cell>
          <table:table-cell office:value-type="string" office:string-value="172.28.64.50">
            <text:p>172.28.64.50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ms-proxy-gcs-eu-lb-stg.eu-central1-stg-a:11000">
            <text:p>api.hc.tms-proxy-gcs-eu-lb-stg.eu-central1-stg-a:11000</text:p>
          </table:table-cell>
          <table:table-cell office:value-type="string" office:string-value="172.28.64.51">
            <text:p>172.28.64.51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uvo-eu-lb-stg.eu-central1-stg-a:13000">
            <text:p>api.hc.kms-proxy-uvo-eu-lb-stg.eu-central1-stg-a:13000</text:p>
          </table:table-cell>
          <table:table-cell office:value-type="string" office:string-value="172.28.64.52">
            <text:p>172.28.64.5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bluelink-eu-lb-stg.eu-central1-stg-a:13000">
            <text:p>api.hc.kms-proxy-bluelink-eu-lb-stg.eu-central1-stg-a:13000</text:p>
          </table:table-cell>
          <table:table-cell office:value-type="string" office:string-value="172.28.64.53">
            <text:p>172.28.64.53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ms-proxy-gcs-eu-lb-stg.eu-central1-stg-a:13000">
            <text:p>api.hc.kms-proxy-gcs-eu-lb-stg.eu-central1-stg-a:13000</text:p>
          </table:table-cell>
          <table:table-cell office:value-type="string" office:string-value="172.28.64.54">
            <text:p>172.28.64.5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dev-bastion.eu-central1-stg-a:18014">
            <text:p>gui.hmg.ccsdev-bastion.eu-central1-stg-a:18014</text:p>
          </table:table-cell>
          <table:table-cell office:value-type="string" office:string-value="10.81.16.99">
            <text:p>10.81.16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0">
            <text:p>gui.hmg.vms-stg-lb.eu-central1-stg-a:7080</text:p>
          </table:table-cell>
          <table:table-cell office:value-type="string" office:string-value="10.81.16.88">
            <text:p>10.81.16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1">
            <text:p>gui.hmg.vms-stg-lb.eu-central1-stg-a:7081</text:p>
          </table:table-cell>
          <table:table-cell office:value-type="string" office:string-value="10.81.16.88">
            <text:p>10.81.16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ms-stg-lb.eu-central1-stg-a:7083">
            <text:p>gui.hmg.vms-stg-lb.eu-central1-stg-a:7083</text:p>
          </table:table-cell>
          <table:table-cell office:value-type="string" office:string-value="10.81.16.88">
            <text:p>10.81.16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2">
            <text:p>gui.hmg.ccsnoti-k.eu-central1-stg-a:7102</text:p>
          </table:table-cell>
          <table:table-cell office:value-type="string" office:string-value="10.81.16.82">
            <text:p>10.81.16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3">
            <text:p>gui.hmg.ccsnoti-k.eu-central1-stg-a:7103</text:p>
          </table:table-cell>
          <table:table-cell office:value-type="string" office:string-value="10.81.16.82">
            <text:p>10.81.16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104">
            <text:p>gui.hmg.ccsnoti-k.eu-central1-stg-a:7104</text:p>
          </table:table-cell>
          <table:table-cell office:value-type="string" office:string-value="10.81.16.82">
            <text:p>10.81.16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2">
            <text:p>gui.hmg.ccsnoti-k.eu-central1-stg-a:7302</text:p>
          </table:table-cell>
          <table:table-cell office:value-type="string" office:string-value="10.81.16.82">
            <text:p>10.81.16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3">
            <text:p>gui.hmg.ccsnoti-k.eu-central1-stg-a:7303</text:p>
          </table:table-cell>
          <table:table-cell office:value-type="string" office:string-value="10.81.16.82">
            <text:p>10.81.16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noti-k.eu-central1-stg-a:7304">
            <text:p>gui.hmg.ccsnoti-k.eu-central1-stg-a:7304</text:p>
          </table:table-cell>
          <table:table-cell office:value-type="string" office:string-value="10.81.16.82">
            <text:p>10.81.16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-bastion.eu-central1-stg-a:18015">
            <text:p>gui.hmg.vdh-bastion.eu-central1-stg-a:18015</text:p>
          </table:table-cell>
          <table:table-cell office:value-type="string" office:string-value="10.81.16.99">
            <text:p>10.81.16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latform-bastion-stage.eu-central1-stg-a:80">
            <text:p>api.hc.ccsplatform-bastion-stage.eu-central1-stg-a:80</text:p>
          </table:table-cell>
          <table:table-cell office:value-type="string" office:string-value="172.28.64.58">
            <text:p>172.28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sss-lb.eu-central1-stg-a:8088">
            <text:p>api.hc.gcseuisss-lb.eu-central1-stg-a:8088</text:p>
          </table:table-cell>
          <table:table-cell office:value-type="string" office:string-value="172.28.64.61">
            <text:p>172.28.64.6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10">
            <text:p>api.hmg.ccs-eu-h-stg-fr2.eu-central1-stg-a:32010</text:p>
          </table:table-cell>
          <table:table-cell office:value-type="string" office:string-value="10.81.16.71">
            <text:p>10.81.16.7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600">
            <text:p>api.hmg.ccs-eu-h-stg-fr2.eu-central1-stg-a:31600</text:p>
          </table:table-cell>
          <table:table-cell office:value-type="string" office:string-value="10.81.16.71">
            <text:p>10.81.16.7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1800">
            <text:p>api.hmg.ccs-eu-h-stg-fr2.eu-central1-stg-a:31800</text:p>
          </table:table-cell>
          <table:table-cell office:value-type="string" office:string-value="10.81.16.71">
            <text:p>10.81.16.7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600">
            <text:p>api.hmg.ccs-eu-k-stg-fr2.eu-central1-stg-a:31600</text:p>
          </table:table-cell>
          <table:table-cell office:value-type="string" office:string-value="10.81.16.72">
            <text:p>10.81.16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10">
            <text:p>api.hmg.ccs-eu-k-stg-fr2.eu-central1-stg-a:32010</text:p>
          </table:table-cell>
          <table:table-cell office:value-type="string" office:string-value="10.81.16.72">
            <text:p>10.81.16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1800">
            <text:p>api.hmg.ccs-eu-k-stg-fr2.eu-central1-stg-a:31800</text:p>
          </table:table-cell>
          <table:table-cell office:value-type="string" office:string-value="10.81.16.72">
            <text:p>10.81.16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platform-bastion.eu-central1-stg-a:18016">
            <text:p>gui.hmg.ccsplatform-bastion.eu-central1-stg-a:18016</text:p>
          </table:table-cell>
          <table:table-cell office:value-type="string" office:string-value="10.81.16.99">
            <text:p>10.81.16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2-eu-genesis-stg-silb.eu-central1-stg-a:8003">
            <text:p>gui.hmg.ccs2-eu-genesis-stg-silb.eu-central1-stg-a:8003</text:p>
          </table:table-cell>
          <table:table-cell office:value-type="string" office:string-value="10.81.16.85">
            <text:p>10.81.16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Stg.eu-central1-stg-a:80">
            <text:p>api.hc.hydeuAccountStg.eu-central1-stg-a:80</text:p>
          </table:table-cell>
          <table:table-cell office:value-type="string" office:string-value="172.28.64.28">
            <text:p>172.28.64.2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Stg.eu-central1-stg-a:8080">
            <text:p>api.hc.kiaeuAccountStg.eu-central1-stg-a:8080</text:p>
          </table:table-cell>
          <table:table-cell office:value-type="string" office:string-value="172.28.64.31">
            <text:p>172.28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Stg.eu-central1-stg-a:8081">
            <text:p>api.hc.gcseuAccountStg.eu-central1-stg-a:8081</text:p>
          </table:table-cell>
          <table:table-cell office:value-type="string" office:string-value="172.28.64.25">
            <text:p>172.28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ProfileStg.eu-central1-stg-a:8081">
            <text:p>api.hc.gcseuProfileStg.eu-central1-stg-a:8081</text:p>
          </table:table-cell>
          <table:table-cell office:value-type="string" office:string-value="172.28.64.35">
            <text:p>172.28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ProfileStg.eu-central1-stg-a:80">
            <text:p>api.hc.hydeuProfileStg.eu-central1-stg-a:80</text:p>
          </table:table-cell>
          <table:table-cell office:value-type="string" office:string-value="172.28.64.36">
            <text:p>172.28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ProfileStg.eu-central1-stg-a:8080">
            <text:p>api.hc.kiaeuProfileStg.eu-central1-stg-a:8080</text:p>
          </table:table-cell>
          <table:table-cell office:value-type="string" office:string-value="172.28.64.37">
            <text:p>172.28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1">
            <text:p>gui.hmg.vdhkafkabroker.eu-central1-stg-a:19091</text:p>
          </table:table-cell>
          <table:table-cell office:value-type="string" office:string-value="100.76.33.128">
            <text:p>100.76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2">
            <text:p>gui.hmg.vdhkafkabroker.eu-central1-stg-a:19092</text:p>
          </table:table-cell>
          <table:table-cell office:value-type="string" office:string-value="100.76.33.128">
            <text:p>100.76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3">
            <text:p>gui.hmg.vdhkafkabroker.eu-central1-stg-a:19093</text:p>
          </table:table-cell>
          <table:table-cell office:value-type="string" office:string-value="100.76.33.128">
            <text:p>100.76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9094">
            <text:p>gui.hmg.vdhkafkabroker.eu-central1-stg-a:19094</text:p>
          </table:table-cell>
          <table:table-cell office:value-type="string" office:string-value="100.76.33.128">
            <text:p>100.76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6301">
            <text:p>api.hmg.gcseuaccounts-hmg.eu-central1-stg-a:6301</text:p>
          </table:table-cell>
          <table:table-cell office:value-type="string" office:string-value="10.81.16.74">
            <text:p>10.81.16.7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accounts-hmg.eu-central1-stg-a:8081">
            <text:p>api.hmg.gcseuaccounts-hmg.eu-central1-stg-a:8081</text:p>
          </table:table-cell>
          <table:table-cell office:value-type="string" office:string-value="10.81.16.74">
            <text:p>10.81.16.7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artners-hmg.eu-central1-stg-a:10300">
            <text:p>api.hmg.gcseupartners-hmg.eu-central1-stg-a:10300</text:p>
          </table:table-cell>
          <table:table-cell office:value-type="string" office:string-value="10.81.16.75">
            <text:p>10.81.16.75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6101">
            <text:p>api.hmg.hydeuaccounts-hmg.eu-central1-stg-a:6101</text:p>
          </table:table-cell>
          <table:table-cell office:value-type="string" office:string-value="10.81.16.84">
            <text:p>10.81.16.84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accounts-hmg.eu-central1-stg-a:80">
            <text:p>api.hmg.hydeuaccounts-hmg.eu-central1-stg-a:80</text:p>
          </table:table-cell>
          <table:table-cell office:value-type="string" office:string-value="10.81.16.84">
            <text:p>10.81.16.8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artners-hmg.eu-central1-stg-a:10100">
            <text:p>api.hmg.hydeupartners-hmg.eu-central1-stg-a:10100</text:p>
          </table:table-cell>
          <table:table-cell office:value-type="string" office:string-value="10.81.16.90">
            <text:p>10.81.16.9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6201">
            <text:p>api.hmg.kiaeuaccounts-hmg.eu-central1-stg-a:6201</text:p>
          </table:table-cell>
          <table:table-cell office:value-type="string" office:string-value="10.81.16.91">
            <text:p>10.81.16.9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accounts-hmg.eu-central1-stg-a:8080">
            <text:p>api.hmg.kiaeuaccounts-hmg.eu-central1-stg-a:8080</text:p>
          </table:table-cell>
          <table:table-cell office:value-type="string" office:string-value="10.81.16.91">
            <text:p>10.81.16.9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artners-hmg.eu-central1-stg-a:10200">
            <text:p>api.hmg.kiaeupartners-hmg.eu-central1-stg-a:10200</text:p>
          </table:table-cell>
          <table:table-cell office:value-type="string" office:string-value="10.81.16.92">
            <text:p>10.81.16.92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80">
            <text:p>api.hmg.hydeuprofiles-hmg.eu-central1-stg-a:80</text:p>
          </table:table-cell>
          <table:table-cell office:value-type="string" office:string-value="10.81.16.93">
            <text:p>10.81.16.9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ydeuprofiles-hmg.eu-central1-stg-a:4101">
            <text:p>api.hmg.hydeuprofiles-hmg.eu-central1-stg-a:4101</text:p>
          </table:table-cell>
          <table:table-cell office:value-type="string" office:string-value="10.81.16.93">
            <text:p>10.81.16.93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8080">
            <text:p>api.hmg.kiaeuprofiles-hmg.eu-central1-stg-a:8080</text:p>
          </table:table-cell>
          <table:table-cell office:value-type="string" office:string-value="10.81.16.94">
            <text:p>10.81.16.9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profiles-hmg.eu-central1-stg-a:4201">
            <text:p>api.hmg.kiaeuprofiles-hmg.eu-central1-stg-a:4201</text:p>
          </table:table-cell>
          <table:table-cell office:value-type="string" office:string-value="10.81.16.94">
            <text:p>10.81.16.94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8081">
            <text:p>api.hmg.gcseuprofiles-hmg.eu-central1-stg-a:8081</text:p>
          </table:table-cell>
          <table:table-cell office:value-type="string" office:string-value="10.81.16.95">
            <text:p>10.81.16.9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profiles-hmg.eu-central1-stg-a:4301">
            <text:p>api.hmg.gcseuprofiles-hmg.eu-central1-stg-a:4301</text:p>
          </table:table-cell>
          <table:table-cell office:value-type="string" office:string-value="10.81.16.95">
            <text:p>10.81.16.9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hyd-eu-lb-stg.eu-central1-stg-a:7101">
            <text:p>api.hc.push-hyd-eu-lb-stg.eu-central1-stg-a:7101</text:p>
          </table:table-cell>
          <table:table-cell office:value-type="string" office:string-value="172.28.64.32">
            <text:p>172.28.64.32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kia-eu-lb-stg.eu-central1-stg-a:7201">
            <text:p>api.hc.push-kia-eu-lb-stg.eu-central1-stg-a:7201</text:p>
          </table:table-cell>
          <table:table-cell office:value-type="string" office:string-value="172.28.64.41">
            <text:p>172.28.64.41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push-gen-eu-lb-stg.eu-central1-stg-a:7301">
            <text:p>api.hc.push-gen-eu-lb-stg.eu-central1-stg-a:7301</text:p>
          </table:table-cell>
          <table:table-cell office:value-type="string" office:string-value="172.28.64.62">
            <text:p>172.28.64.6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1">
            <text:p>api.hc.ccseuvcrms-lb.eu-central1-stg-a:8091</text:p>
          </table:table-cell>
          <table:table-cell office:value-type="string" office:string-value="172.28.64.63">
            <text:p>172.28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vcrms-lb.eu-central1-stg-a:8090">
            <text:p>api.hc.ccseuvcrms-lb.eu-central1-stg-a:8090</text:p>
          </table:table-cell>
          <table:table-cell office:value-type="string" office:string-value="172.28.64.63">
            <text:p>172.28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1">
            <text:p>api.hc.gcseuvcrms-lb.eu-central1-stg-a:8091</text:p>
          </table:table-cell>
          <table:table-cell office:value-type="string" office:string-value="172.28.64.66">
            <text:p>172.28.64.6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vcrms-lb.eu-central1-stg-a:8090">
            <text:p>api.hc.gcseuvcrms-lb.eu-central1-stg-a:8090</text:p>
          </table:table-cell>
          <table:table-cell office:value-type="string" office:string-value="172.28.64.66">
            <text:p>172.28.64.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0">
            <text:p>api.hc.flteuvcrms-lb.eu-central1-stg-a:8090</text:p>
          </table:table-cell>
          <table:table-cell office:value-type="string" office:string-value="172.28.64.67">
            <text:p>172.28.64.6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vcrms-lb.eu-central1-stg-a:8091">
            <text:p>api.hc.flteuvcrms-lb.eu-central1-stg-a:8091</text:p>
          </table:table-cell>
          <table:table-cell office:value-type="string" office:string-value="172.28.64.67">
            <text:p>172.28.64.67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liscore-lb-stg.eu-central1-stg-a:18078">
            <text:p>api.hc.ccseuliscore-lb-stg.eu-central1-stg-a:18078</text:p>
          </table:table-cell>
          <table:table-cell office:value-type="string" office:string-value="172.28.64.68">
            <text:p>172.28.64.6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liscore-lb-stg.eu-central1-stg-a:18078">
            <text:p>api.hc.kcseuliscore-lb-stg.eu-central1-stg-a:18078</text:p>
          </table:table-cell>
          <table:table-cell office:value-type="string" office:string-value="172.28.64.69">
            <text:p>172.28.64.6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liscore-lb-stg.eu-central1-stg-a:18078">
            <text:p>api.hc.gcseuliscore-lb-stg.eu-central1-stg-a:18078</text:p>
          </table:table-cell>
          <table:table-cell office:value-type="string" office:string-value="172.28.64.70">
            <text:p>172.28.64.7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exliscore-nginx-lb-stg.eu-central1-stg-a:8090">
            <text:p>api.hmg.gcseuexliscore-nginx-lb-stg.eu-central1-stg-a:8090</text:p>
          </table:table-cell>
          <table:table-cell office:value-type="string" office:string-value="10.81.16.98">
            <text:p>10.81.16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exliscore-lb-stg.eu-central1-stg-a:8090">
            <text:p>api.hc.ccseuexliscore-lb-stg.eu-central1-stg-a:8090</text:p>
          </table:table-cell>
          <table:table-cell office:value-type="string" office:string-value="172.28.64.71">
            <text:p>172.28.64.7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exliscore-lb-stg.eu-central1-stg-a:8090">
            <text:p>api.hc.kcseuexliscore-lb-stg.eu-central1-stg-a:8090</text:p>
          </table:table-cell>
          <table:table-cell office:value-type="string" office:string-value="172.28.64.72">
            <text:p>172.28.64.7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exliscore-lb-stg.eu-central1-stg-a:8090">
            <text:p>api.hc.gcseuexliscore-lb-stg.eu-central1-stg-a:8090</text:p>
          </table:table-cell>
          <table:table-cell office:value-type="string" office:string-value="172.28.64.73">
            <text:p>172.28.64.7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443">
            <text:p>api.hc.ccseuims-lb-stg.eu-central1-stg-a:443</text:p>
          </table:table-cell>
          <table:table-cell office:value-type="string" office:string-value="172.28.64.74">
            <text:p>172.28.64.74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ims-lb-stg.eu-central1-stg-a:80">
            <text:p>api.hc.ccseuims-lb-stg.eu-central1-stg-a:80</text:p>
          </table:table-cell>
          <table:table-cell office:value-type="string" office:string-value="172.28.64.74">
            <text:p>172.28.64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80">
            <text:p>api.hc.kcseuims-lb-stg.eu-central1-stg-a:80</text:p>
          </table:table-cell>
          <table:table-cell office:value-type="string" office:string-value="172.28.64.75">
            <text:p>172.28.64.7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ims-lb-stg.eu-central1-stg-a:443">
            <text:p>api.hc.kcseuims-lb-stg.eu-central1-stg-a:443</text:p>
          </table:table-cell>
          <table:table-cell office:value-type="string" office:string-value="172.28.64.75">
            <text:p>172.28.64.7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cbs-lb-stg.eu-central1-stg-a:18078">
            <text:p>api.pub.ccseucbs-lb-stg.eu-central1-stg-a:18078</text:p>
          </table:table-cell>
          <table:table-cell office:value-type="string" office:string-value="103.187.35.100">
            <text:p>103.187.35.10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cbs-lb-stg.eu-central1-stg-a:18078">
            <text:p>api.pub.kcseucbs-lb-stg.eu-central1-stg-a:18078</text:p>
          </table:table-cell>
          <table:table-cell office:value-type="string" office:string-value="103.187.35.101">
            <text:p>103.187.35.10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bs-lb-stg.eu-central1-stg-a:18078">
            <text:p>api.pub.gcseucbs-lb-stg.eu-central1-stg-a:18078</text:p>
          </table:table-cell>
          <table:table-cell office:value-type="string" office:string-value="103.187.35.102">
            <text:p>103.187.35.10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bluelink-stg-hmg.eu-central1-stg-a:5101">
            <text:p>api.hmg.spa-bluelink-stg-hmg.eu-central1-stg-a:5101</text:p>
          </table:table-cell>
          <table:table-cell office:value-type="string" office:string-value="10.81.16.100">
            <text:p>10.81.16.100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uvo-stg-hmg.eu-central1-stg-a:5201">
            <text:p>api.hmg.spa-uvo-stg-hmg.eu-central1-stg-a:5201</text:p>
          </table:table-cell>
          <table:table-cell office:value-type="string" office:string-value="10.81.16.101">
            <text:p>10.81.16.101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pa-gcs-stg-hmg.eu-central1-stg-a:5301">
            <text:p>api.hmg.spa-gcs-stg-hmg.eu-central1-stg-a:5301</text:p>
          </table:table-cell>
          <table:table-cell office:value-type="string" office:string-value="10.81.16.102">
            <text:p>10.81.16.102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10">
            <text:p>api.hmg.vehicle-bluelink-stg-hmg.eu-central1-stg-a:3010</text:p>
          </table:table-cell>
          <table:table-cell office:value-type="string" office:string-value="10.81.16.103">
            <text:p>10.81.16.103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000">
            <text:p>api.hmg.vehicle-bluelink-stg-hmg.eu-central1-stg-a:3000</text:p>
          </table:table-cell>
          <table:table-cell office:value-type="string" office:string-value="10.81.16.103">
            <text:p>10.81.16.103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bluelink-stg-hmg.eu-central1-stg-a:3100">
            <text:p>api.hmg.vehicle-bluelink-stg-hmg.eu-central1-stg-a:3100</text:p>
          </table:table-cell>
          <table:table-cell office:value-type="string" office:string-value="10.81.16.103">
            <text:p>10.81.16.103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200">
            <text:p>api.hmg.vehicle-uvo-stg-hmg.eu-central1-stg-a:3200</text:p>
          </table:table-cell>
          <table:table-cell office:value-type="string" office:string-value="10.81.16.104">
            <text:p>10.81.16.104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00">
            <text:p>api.hmg.vehicle-uvo-stg-hmg.eu-central1-stg-a:3000</text:p>
          </table:table-cell>
          <table:table-cell office:value-type="string" office:string-value="10.81.16.104">
            <text:p>10.81.16.10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uvo-stg-hmg.eu-central1-stg-a:3010">
            <text:p>api.hmg.vehicle-uvo-stg-hmg.eu-central1-stg-a:3010</text:p>
          </table:table-cell>
          <table:table-cell office:value-type="string" office:string-value="10.81.16.104">
            <text:p>10.81.16.10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00">
            <text:p>api.hmg.vehicle-gcs-stg-hmg.eu-central1-stg-a:3000</text:p>
          </table:table-cell>
          <table:table-cell office:value-type="string" office:string-value="10.81.16.105">
            <text:p>10.81.16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010">
            <text:p>api.hmg.vehicle-gcs-stg-hmg.eu-central1-stg-a:3010</text:p>
          </table:table-cell>
          <table:table-cell office:value-type="string" office:string-value="10.81.16.105">
            <text:p>10.81.16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vehicle-gcs-stg-hmg.eu-central1-stg-a:3300">
            <text:p>api.hmg.vehicle-gcs-stg-hmg.eu-central1-stg-a:3300</text:p>
          </table:table-cell>
          <table:table-cell office:value-type="string" office:string-value="10.81.16.105">
            <text:p>10.81.16.105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6300">
            <text:p>api.hc.hydeuaccountportals.eu-central1-stg-a:6300</text:p>
          </table:table-cell>
          <table:table-cell office:value-type="string" office:string-value="172.28.64.76">
            <text:p>172.28.64.76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hydeuaccountportals.eu-central1-stg-a:80">
            <text:p>api.hc.hydeuaccountportals.eu-central1-stg-a:80</text:p>
          </table:table-cell>
          <table:table-cell office:value-type="string" office:string-value="172.28.64.76">
            <text:p>172.28.64.7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6400">
            <text:p>api.hc.kiaeuaccountportals.eu-central1-stg-a:6400</text:p>
          </table:table-cell>
          <table:table-cell office:value-type="string" office:string-value="172.28.64.77">
            <text:p>172.28.64.77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iaeuaccountportals.eu-central1-stg-a:8080">
            <text:p>api.hc.kiaeuaccountportals.eu-central1-stg-a:8080</text:p>
          </table:table-cell>
          <table:table-cell office:value-type="string" office:string-value="172.28.64.77">
            <text:p>172.28.64.7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8081">
            <text:p>api.hc.gcseuaccountportals.eu-central1-stg-a:8081</text:p>
          </table:table-cell>
          <table:table-cell office:value-type="string" office:string-value="172.28.64.78">
            <text:p>172.28.64.7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accountportals.eu-central1-stg-a:6500">
            <text:p>api.hc.gcseuaccountportals.eu-central1-stg-a:6500</text:p>
          </table:table-cell>
          <table:table-cell office:value-type="string" office:string-value="172.28.64.78">
            <text:p>172.28.64.78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12300">
            <text:p>api.hc.ccsp-cpw-gcs-eu-lb-stg.eu-central1-stg-a:12300</text:p>
          </table:table-cell>
          <table:table-cell office:value-type="string" office:string-value="172.28.64.79">
            <text:p>172.28.64.79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6">
            <text:p>api.hc.ccsp-cpw-gcs-eu-lb-stg.eu-central1-stg-a:9096</text:p>
          </table:table-cell>
          <table:table-cell office:value-type="string" office:string-value="172.28.64.79">
            <text:p>172.28.64.79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pw-gcs-eu-lb-stg.eu-central1-stg-a:9093">
            <text:p>api.hc.ccsp-cpw-gcs-eu-lb-stg.eu-central1-stg-a:9093</text:p>
          </table:table-cell>
          <table:table-cell office:value-type="string" office:string-value="172.28.64.79">
            <text:p>172.28.64.79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12300">
            <text:p>api.hmg.ccsp-cpw-gcs-eu-HMGlb-stg.eu-central1-stg-a:12300</text:p>
          </table:table-cell>
          <table:table-cell office:value-type="string" office:string-value="10.81.16.111">
            <text:p>10.81.16.11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6">
            <text:p>api.hmg.ccsp-cpw-gcs-eu-HMGlb-stg.eu-central1-stg-a:9096</text:p>
          </table:table-cell>
          <table:table-cell office:value-type="string" office:string-value="10.81.16.111">
            <text:p>10.81.16.11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gcs-eu-HMGlb-stg.eu-central1-stg-a:9093">
            <text:p>api.hmg.ccsp-cpw-gcs-eu-HMGlb-stg.eu-central1-stg-a:9093</text:p>
          </table:table-cell>
          <table:table-cell office:value-type="string" office:string-value="10.81.16.111">
            <text:p>10.81.16.11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gcs-eu-HMGlb-stg.eu-central1-stg-a:7300">
            <text:p>api.hmg.ccsp-userlink-gcs-eu-HMGlb-stg.eu-central1-stg-a:7300</text:p>
          </table:table-cell>
          <table:table-cell office:value-type="string" office:string-value="10.81.16.112">
            <text:p>10.81.16.112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gcs-eu-HMGlb-stg.eu-central1-stg-a:5300">
            <text:p>api.hmg.ccsp-calendar-gcs-eu-HMGlb-stg.eu-central1-stg-a:5300</text:p>
          </table:table-cell>
          <table:table-cell office:value-type="string" office:string-value="10.81.16.108">
            <text:p>10.81.16.108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tmvcrms-lb.eu-central1-stg-a:8088">
            <text:p>api.hc.gcseutmvcrms-lb.eu-central1-stg-a:8088</text:p>
          </table:table-cell>
          <table:table-cell office:value-type="string" office:string-value="172.28.64.80">
            <text:p>172.28.64.80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443">
            <text:p>api.hc.gcseuims-lb-stg.eu-central1-stg-a:443</text:p>
          </table:table-cell>
          <table:table-cell office:value-type="string" office:string-value="172.28.64.81">
            <text:p>172.28.64.8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ims-lb-stg.eu-central1-stg-a:80">
            <text:p>api.hc.gcseuims-lb-stg.eu-central1-stg-a:80</text:p>
          </table:table-cell>
          <table:table-cell office:value-type="string" office:string-value="172.28.64.81">
            <text:p>172.28.64.8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bluelink-eu-HMGlbs.eu-central1-stg-a:7100">
            <text:p>api.hmg.ccsp-userlink-bluelink-eu-HMGlbs.eu-central1-stg-a:7100</text:p>
          </table:table-cell>
          <table:table-cell office:value-type="string" office:string-value="10.81.16.113">
            <text:p>10.81.16.11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bluelink-eu-HMGlb-stg.eu-central1-stg-a:5100">
            <text:p>api.hmg.ccsp-calendar-bluelink-eu-HMGlb-stg.eu-central1-stg-a:5100</text:p>
          </table:table-cell>
          <table:table-cell office:value-type="string" office:string-value="10.81.16.106">
            <text:p>10.81.16.10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1">
            <text:p>api.hmg.ccsp-cpw-bluelink-eu-HMGlb-stg.eu-central1-stg-a:9091</text:p>
          </table:table-cell>
          <table:table-cell office:value-type="string" office:string-value="10.81.16.109">
            <text:p>10.81.16.109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12100">
            <text:p>api.hmg.ccsp-cpw-bluelink-eu-HMGlb-stg.eu-central1-stg-a:12100</text:p>
          </table:table-cell>
          <table:table-cell office:value-type="string" office:string-value="10.81.16.109">
            <text:p>10.81.16.109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bluelink-eu-HMGlb-stg.eu-central1-stg-a:9094">
            <text:p>api.hmg.ccsp-cpw-bluelink-eu-HMGlb-stg.eu-central1-stg-a:9094</text:p>
          </table:table-cell>
          <table:table-cell office:value-type="string" office:string-value="10.81.16.109">
            <text:p>10.81.16.109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tmvcrms-lb.eu-central1-stg-a:8088">
            <text:p>api.hc.ccseutmvcrms-lb.eu-central1-stg-a:8088</text:p>
          </table:table-cell>
          <table:table-cell office:value-type="string" office:string-value="172.28.64.82">
            <text:p>172.28.64.82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flteutmvcrms-lb.eu-central1-stg-a:8088">
            <text:p>api.hc.flteutmvcrms-lb.eu-central1-stg-a:8088</text:p>
          </table:table-cell>
          <table:table-cell office:value-type="string" office:string-value="172.28.64.83">
            <text:p>172.28.64.83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userlink-uvo-eu-HMGlb-stg.eu-central1-stg-a:7200">
            <text:p>api.hmg.ccsp-userlink-uvo-eu-HMGlb-stg.eu-central1-stg-a:7200</text:p>
          </table:table-cell>
          <table:table-cell office:value-type="string" office:string-value="10.81.16.114">
            <text:p>10.81.16.11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tmvcrms-lb.eu-central1-stg-a:8088">
            <text:p>api.hc.kcseutmvcrms-lb.eu-central1-stg-a:8088</text:p>
          </table:table-cell>
          <table:table-cell office:value-type="string" office:string-value="172.28.64.84">
            <text:p>172.28.64.84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1">
            <text:p>api.hc.kcseuvcrms-lb.eu-central1-stg-a:8091</text:p>
          </table:table-cell>
          <table:table-cell office:value-type="string" office:string-value="172.28.64.86">
            <text:p>172.28.64.86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vcrms-lb.eu-central1-stg-a:8090">
            <text:p>api.hc.kcseuvcrms-lb.eu-central1-stg-a:8090</text:p>
          </table:table-cell>
          <table:table-cell office:value-type="string" office:string-value="172.28.64.86">
            <text:p>172.28.64.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hyd-stg.eu-central1-stg-a:8089">
            <text:p>api.hc.tomtomlb-hyd-stg.eu-central1-stg-a:8089</text:p>
          </table:table-cell>
          <table:table-cell office:value-type="string" office:string-value="172.28.64.29">
            <text:p>172.28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hyd-stg-hmg.eu-central1-stg-a:8089">
            <text:p>api.hmg.tomtomlb-hyd-stg-hmg.eu-central1-stg-a:8089</text:p>
          </table:table-cell>
          <table:table-cell office:value-type="string" office:string-value="10.81.16.73">
            <text:p>10.81.16.7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tomtomlb-kia-stg.eu-central1-stg-a:8089">
            <text:p>api.hc.tomtomlb-kia-stg.eu-central1-stg-a:8089</text:p>
          </table:table-cell>
          <table:table-cell office:value-type="string" office:string-value="172.28.64.87">
            <text:p>172.28.64.8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tomtomlb-kia-stg-hmg.eu-central1-stg-a:8089">
            <text:p>api.hmg.tomtomlb-kia-stg-hmg.eu-central1-stg-a:8089</text:p>
          </table:table-cell>
          <table:table-cell office:value-type="string" office:string-value="10.81.16.115">
            <text:p>10.81.16.11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.eu-central1-stg-a:22241">
            <text:p>api.hmg.ccs2-eu-svchub-g-mongos.eu-central1-stg-a:22241</text:p>
          </table:table-cell>
          <table:table-cell office:value-type="string" office:string-value="10.81.16.116">
            <text:p>10.81.16.116</text:p>
          </table:table-cell>
          <table:table-cell office:value-type="float" office:value="22241">
            <text:p>222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2.eu-central1-stg-a:22242">
            <text:p>api.hmg.ccs2-eu-svchub-g-mongos2.eu-central1-stg-a:22242</text:p>
          </table:table-cell>
          <table:table-cell office:value-type="string" office:string-value="10.81.16.116">
            <text:p>10.81.16.116</text:p>
          </table:table-cell>
          <table:table-cell office:value-type="float" office:value="22242">
            <text:p>222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svchub-g-mongos3.eu-central1-stg-a:22243">
            <text:p>api.hmg.ccs2-eu-svchub-g-mongos3.eu-central1-stg-a:22243</text:p>
          </table:table-cell>
          <table:table-cell office:value-type="string" office:string-value="10.81.16.116">
            <text:p>10.81.16.116</text:p>
          </table:table-cell>
          <table:table-cell office:value-type="float" office:value="22243">
            <text:p>222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1">
            <text:p>api.hmg.ccseulms-lb-stg.eu-central1-stg-a:5601</text:p>
          </table:table-cell>
          <table:table-cell office:value-type="string" office:string-value="10.81.16.117">
            <text:p>10.81.16.117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1">
            <text:p>api.hmg.ccseulms-lb-stg.eu-central1-stg-a:8081</text:p>
          </table:table-cell>
          <table:table-cell office:value-type="string" office:string-value="10.81.16.117">
            <text:p>10.81.16.11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2">
            <text:p>api.hmg.ccseulms-lb-stg.eu-central1-stg-a:8082</text:p>
          </table:table-cell>
          <table:table-cell office:value-type="string" office:string-value="10.81.16.117">
            <text:p>10.81.16.117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8080">
            <text:p>api.hmg.ccseulms-lb-stg.eu-central1-stg-a:8080</text:p>
          </table:table-cell>
          <table:table-cell office:value-type="string" office:string-value="10.81.16.117">
            <text:p>10.81.16.11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hkafkabroker.eu-central1-stg-a:10022">
            <text:p>gui.hmg.vdhkafkabroker.eu-central1-stg-a:10022</text:p>
          </table:table-cell>
          <table:table-cell office:value-type="string" office:string-value="100.76.33.128">
            <text:p>100.76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hyundai-stg.eu-central1-stg-a:8080">
            <text:p>api.pub.apigw-eu-lb-hyundai-stg.eu-central1-stg-a:8080</text:p>
          </table:table-cell>
          <table:table-cell office:value-type="string" office:string-value="103.187.35.107">
            <text:p>103.187.35.107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kia-stg.eu-central1-stg-a:8080">
            <text:p>api.pub.apigw-eu-lb-kia-stg.eu-central1-stg-a:8080</text:p>
          </table:table-cell>
          <table:table-cell office:value-type="string" office:string-value="103.187.35.108">
            <text:p>103.187.35.10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apigw-eu-lb-genesis-stg.eu-central1-stg-a:8081">
            <text:p>api.pub.apigw-eu-lb-genesis-stg.eu-central1-stg-a:8081</text:p>
          </table:table-cell>
          <table:table-cell office:value-type="string" office:string-value="103.187.35.109">
            <text:p>103.187.35.109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hyundai.eu-central1-stg-a:80">
            <text:p>api.hc.dkc-stg-k8s-hyundai.eu-central1-stg-a:80</text:p>
          </table:table-cell>
          <table:table-cell office:value-type="string" office:string-value="172.28.64.56">
            <text:p>172.28.64.5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genesis.eu-central1-stg-a:80">
            <text:p>api.hc.dkc-stg-k8s-genesis.eu-central1-stg-a:80</text:p>
          </table:table-cell>
          <table:table-cell office:value-type="string" office:string-value="172.28.64.55">
            <text:p>172.28.64.5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dkc-stg-k8s-kia.eu-central1-stg-a:80">
            <text:p>api.hc.dkc-stg-k8s-kia.eu-central1-stg-a:80</text:p>
          </table:table-cell>
          <table:table-cell office:value-type="string" office:string-value="172.28.64.57">
            <text:p>172.28.64.5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80">
            <text:p>api.hmg.dkceuadmstg-kia.eu-central1-stg-a:80</text:p>
          </table:table-cell>
          <table:table-cell office:value-type="string" office:string-value="10.81.16.120">
            <text:p>10.81.16.1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hyd.eu-central1-stg-a:80">
            <text:p>api.hmg.dkceuglgwstg-hyd.eu-central1-stg-a:80</text:p>
          </table:table-cell>
          <table:table-cell office:value-type="string" office:string-value="10.81.16.121">
            <text:p>10.81.16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kia.eu-central1-stg-a:80">
            <text:p>api.hmg.dkceuglgwstg-kia.eu-central1-stg-a:80</text:p>
          </table:table-cell>
          <table:table-cell office:value-type="string" office:string-value="10.81.16.122">
            <text:p>10.81.16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2.eu-central1-stg-a:80">
            <text:p>api.hmg.dkceuglgwstg-gen2.eu-central1-stg-a:80</text:p>
          </table:table-cell>
          <table:table-cell office:value-type="string" office:string-value="10.81.16.123">
            <text:p>10.81.16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200">
            <text:p>api.hc.elastic.eu-central1-stg-a:9200</text:p>
          </table:table-cell>
          <table:table-cell office:value-type="string" office:string-value="172.28.64.26">
            <text:p>172.28.64.26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.eu-central1-stg-a:9300">
            <text:p>api.hc.elastic.eu-central1-stg-a:9300</text:p>
          </table:table-cell>
          <table:table-cell office:value-type="string" office:string-value="172.28.64.26">
            <text:p>172.28.64.26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2">
            <text:p>api.hc.sbs-base-uvo-eu-lb-stg.eu-central1-stg-a:8002</text:p>
          </table:table-cell>
          <table:table-cell office:value-type="string" office:string-value="172.28.64.91">
            <text:p>172.28.64.91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3">
            <text:p>api.hc.sbs-base-uvo-eu-lb-stg.eu-central1-stg-a:8003</text:p>
          </table:table-cell>
          <table:table-cell office:value-type="string" office:string-value="172.28.64.91">
            <text:p>172.28.64.91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10">
            <text:p>api.hc.sbs-base-uvo-eu-lb-stg.eu-central1-stg-a:8010</text:p>
          </table:table-cell>
          <table:table-cell office:value-type="string" office:string-value="172.28.64.91">
            <text:p>172.28.64.9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1">
            <text:p>api.hc.sbs-base-uvo-eu-lb-stg.eu-central1-stg-a:8001</text:p>
          </table:table-cell>
          <table:table-cell office:value-type="string" office:string-value="172.28.64.91">
            <text:p>172.28.64.91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1">
            <text:p>api.hc.sbs-base-hyd-eu-lb-stg.eu-central1-stg-a:8001</text:p>
          </table:table-cell>
          <table:table-cell office:value-type="string" office:string-value="172.28.64.93">
            <text:p>172.28.64.93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80">
            <text:p>api.hmg.ccseu-uptime-batch-lb-s01.eu-central1-stg-a:80</text:p>
          </table:table-cell>
          <table:table-cell office:value-type="string" office:string-value="10.81.16.125">
            <text:p>10.81.16.12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3">
            <text:p>api.hc.sbs-base-hyd-eu-lb-stg.eu-central1-stg-a:8003</text:p>
          </table:table-cell>
          <table:table-cell office:value-type="string" office:string-value="172.28.64.93">
            <text:p>172.28.64.93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2">
            <text:p>api.hc.sbs-base-hyd-eu-lb-stg.eu-central1-stg-a:8002</text:p>
          </table:table-cell>
          <table:table-cell office:value-type="string" office:string-value="172.28.64.93">
            <text:p>172.28.64.93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10">
            <text:p>api.hc.sbs-base-hyd-eu-lb-stg.eu-central1-stg-a:8010</text:p>
          </table:table-cell>
          <table:table-cell office:value-type="string" office:string-value="172.28.64.93">
            <text:p>172.28.64.93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uptime-waf.eu-central1-stg-a:19080">
            <text:p>gui.pub.uptime-waf.eu-central1-stg-a:19080</text:p>
          </table:table-cell>
          <table:table-cell office:value-type="string" office:string-value="103.187.35.87">
            <text:p>103.187.35.87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4">
            <text:p>api.hc.sbs-base-uvo-eu-lb-stg.eu-central1-stg-a:8094</text:p>
          </table:table-cell>
          <table:table-cell office:value-type="string" office:string-value="172.28.64.91">
            <text:p>172.28.64.91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05">
            <text:p>api.hc.sbs-base-uvo-eu-lb-stg.eu-central1-stg-a:8005</text:p>
          </table:table-cell>
          <table:table-cell office:value-type="string" office:string-value="172.28.64.91">
            <text:p>172.28.64.91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093">
            <text:p>api.hc.sbs-base-uvo-eu-lb-stg.eu-central1-stg-a:8093</text:p>
          </table:table-cell>
          <table:table-cell office:value-type="string" office:string-value="172.28.64.91">
            <text:p>172.28.64.91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uvo-eu-lb-stg.eu-central1-stg-a:8901">
            <text:p>api.hc.sbs-base-uvo-eu-lb-stg.eu-central1-stg-a:8901</text:p>
          </table:table-cell>
          <table:table-cell office:value-type="string" office:string-value="172.28.64.91">
            <text:p>172.28.64.91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4">
            <text:p>api.hc.sbs-base-hyd-eu-lb-stg.eu-central1-stg-a:8094</text:p>
          </table:table-cell>
          <table:table-cell office:value-type="string" office:string-value="172.28.64.93">
            <text:p>172.28.64.93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901">
            <text:p>api.hc.sbs-base-hyd-eu-lb-stg.eu-central1-stg-a:8901</text:p>
          </table:table-cell>
          <table:table-cell office:value-type="string" office:string-value="172.28.64.93">
            <text:p>172.28.64.93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93">
            <text:p>api.hc.sbs-base-hyd-eu-lb-stg.eu-central1-stg-a:8093</text:p>
          </table:table-cell>
          <table:table-cell office:value-type="string" office:string-value="172.28.64.93">
            <text:p>172.28.64.93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bs-base-hyd-eu-lb-stg.eu-central1-stg-a:8005">
            <text:p>api.hc.sbs-base-hyd-eu-lb-stg.eu-central1-stg-a:8005</text:p>
          </table:table-cell>
          <table:table-cell office:value-type="string" office:string-value="172.28.64.93">
            <text:p>172.28.64.93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0">
            <text:p>gui.hmg.uptime-was-stg-lb.eu-central1-stg-a:7080</text:p>
          </table:table-cell>
          <table:table-cell office:value-type="string" office:string-value="10.81.16.87">
            <text:p>10.81.16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1">
            <text:p>gui.hmg.uptime-was-stg-lb.eu-central1-stg-a:7081</text:p>
          </table:table-cell>
          <table:table-cell office:value-type="string" office:string-value="10.81.16.87">
            <text:p>10.81.16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uptime-was-stg-lb.eu-central1-stg-a:7083">
            <text:p>gui.hmg.uptime-was-stg-lb.eu-central1-stg-a:7083</text:p>
          </table:table-cell>
          <table:table-cell office:value-type="string" office:string-value="10.81.16.87">
            <text:p>10.81.16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08">
            <text:p>api.pub.ccseu-vms-sbs-lb-s01.eu-central1-stg-a:8008</text:p>
          </table:table-cell>
          <table:table-cell office:value-type="string" office:string-value="103.187.35.81">
            <text:p>103.187.35.81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8010">
            <text:p>api.pub.ccseu-vms-sbs-lb-s01.eu-central1-stg-a:8010</text:p>
          </table:table-cell>
          <table:table-cell office:value-type="string" office:string-value="103.187.35.81">
            <text:p>103.187.35.81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kqlcdbqs.eu-central1-stg-a:1521">
            <text:p>api.hmg.EUEAI-ccseudkc2kqlcdbqs.eu-central1-stg-a:1521</text:p>
          </table:table-cell>
          <table:table-cell office:value-type="string" office:string-value="10.81.16.198">
            <text:p>10.81.16.19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kc2hqlcdbqs.eu-central1-stg-a:1521">
            <text:p>api.hmg.EUEAI-ccseudkc2hqlcdbqs.eu-central1-stg-a:1521</text:p>
          </table:table-cell>
          <table:table-cell office:value-type="string" office:string-value="10.81.16.199">
            <text:p>10.81.16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kc2gqlcdbqs.eu-central1-stg-a:1521">
            <text:p>api.hmg.EUEAI-gcseudkc2gqlcdbqs.eu-central1-stg-a:1521</text:p>
          </table:table-cell>
          <table:table-cell office:value-type="string" office:string-value="10.81.16.200">
            <text:p>10.81.16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44">
            <text:p>api.hmg.EUEAI-kcseudbs.eu-central1-stg-a:5444</text:p>
          </table:table-cell>
          <table:table-cell office:value-type="string" office:string-value="10.81.16.201">
            <text:p>10.81.16.201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44">
            <text:p>api.hmg.EUEAI-ccseudbs.eu-central1-stg-a:5444</text:p>
          </table:table-cell>
          <table:table-cell office:value-type="string" office:string-value="10.81.16.202">
            <text:p>10.81.16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44">
            <text:p>api.hmg.EUEAI-gcseudbs.eu-central1-stg-a:5444</text:p>
          </table:table-cell>
          <table:table-cell office:value-type="string" office:string-value="10.81.16.203">
            <text:p>10.81.16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1">
            <text:p>api.hmg.ccseu-uptime-batch-lb-s01.eu-central1-stg-a:7081</text:p>
          </table:table-cell>
          <table:table-cell office:value-type="string" office:string-value="10.81.16.125">
            <text:p>10.81.16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batch-lb-s01.eu-central1-stg-a:7080">
            <text:p>api.hmg.ccseu-uptime-batch-lb-s01.eu-central1-stg-a:7080</text:p>
          </table:table-cell>
          <table:table-cell office:value-type="string" office:string-value="10.81.16.125">
            <text:p>10.81.16.125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jenkins-lb.eu-central1-stg-a:48281">
            <text:p>api.hmg.apip-eu-dev-jenkins-lb.eu-central1-stg-a:48281</text:p>
          </table:table-cell>
          <table:table-cell office:value-type="string" office:string-value="10.81.16.205">
            <text:p>10.81.16.205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build-lb.eu-central1-stg-a:48280">
            <text:p>api.hmg.apip-eu-dev-build-lb.eu-central1-stg-a:48280</text:p>
          </table:table-cell>
          <table:table-cell office:value-type="string" office:string-value="10.81.16.205">
            <text:p>10.81.16.205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consumer-lb-s01.eu-central1-stg-a:7081">
            <text:p>api.hmg.ccseu-uptime-consumer-lb-s01.eu-central1-stg-a:7081</text:p>
          </table:table-cell>
          <table:table-cell office:value-type="string" office:string-value="10.81.16.124">
            <text:p>10.81.16.124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mariadb-lb.eu-central1-stg-a:33306">
            <text:p>api.hmg.apip-eu-dev-mariadb-lb.eu-central1-stg-a:33306</text:p>
          </table:table-cell>
          <table:table-cell office:value-type="string" office:string-value="10.81.16.205">
            <text:p>10.81.16.205</text:p>
          </table:table-cell>
          <table:table-cell office:value-type="float" office:value="33306">
            <text:p>3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jenkins-lb.eu-central1-stg-a:48281">
            <text:p>api.hmg.apip-eu-stg-jenkins-lb.eu-central1-stg-a:48281</text:p>
          </table:table-cell>
          <table:table-cell office:value-type="string" office:string-value="10.81.16.206">
            <text:p>10.81.16.206</text:p>
          </table:table-cell>
          <table:table-cell office:value-type="float" office:value="48281">
            <text:p>482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build-lb.eu-central1-stg-a:48280">
            <text:p>api.hmg.apip-eu-stg-build-lb.eu-central1-stg-a:48280</text:p>
          </table:table-cell>
          <table:table-cell office:value-type="string" office:string-value="10.81.16.206">
            <text:p>10.81.16.206</text:p>
          </table:table-cell>
          <table:table-cell office:value-type="float" office:value="48280">
            <text:p>482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3.eu-central-1-stg-a.hcloud.53:30001">
            <text:p>gui.hmg.euddp90dn003.eu-central-1-stg-a.hcloud.53:30001</text:p>
          </table:table-cell>
          <table:table-cell office:value-type="string" office:string-value="10.81.16.204">
            <text:p>10.81.16.204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2.eu-central-1-stg-a.hcloud.53:30002">
            <text:p>gui.hmg.euddp90dn002.eu-central-1-stg-a.hcloud.53:30002</text:p>
          </table:table-cell>
          <table:table-cell office:value-type="string" office:string-value="10.81.16.204">
            <text:p>10.81.16.204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dn001.eu-central-1-stg-a.hcloud.53:30003">
            <text:p>gui.hmg.euddp90dn001.eu-central-1-stg-a.hcloud.53:30003</text:p>
          </table:table-cell>
          <table:table-cell office:value-type="string" office:string-value="10.81.16.204">
            <text:p>10.81.16.204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2.eu-central-1-stg-a.hcloud.53:30004">
            <text:p>gui.hmg.euddp90gn002.eu-central-1-stg-a.hcloud.53:30004</text:p>
          </table:table-cell>
          <table:table-cell office:value-type="string" office:string-value="10.81.16.204">
            <text:p>10.81.16.204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gn001.eu-central-1-stg-a.hcloud.53:30005">
            <text:p>gui.hmg.euddp90gn001.eu-central-1-stg-a.hcloud.53:30005</text:p>
          </table:table-cell>
          <table:table-cell office:value-type="string" office:string-value="10.81.16.204">
            <text:p>10.81.16.204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2.eu-central-1-stg-a.hcloud.53:30006">
            <text:p>gui.hmg.euddp90nn002.eu-central-1-stg-a.hcloud.53:30006</text:p>
          </table:table-cell>
          <table:table-cell office:value-type="string" office:string-value="10.81.16.204">
            <text:p>10.81.16.204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nn001.eu-central-1-stg-a.hcloud.53:30007">
            <text:p>gui.hmg.euddp90nn001.eu-central-1-stg-a.hcloud.53:30007</text:p>
          </table:table-cell>
          <table:table-cell office:value-type="string" office:string-value="10.81.16.204">
            <text:p>10.81.16.20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3.eu-central-1-stg-a.hcloud.53:30008">
            <text:p>gui.hmg.euddp90mn003.eu-central-1-stg-a.hcloud.53:30008</text:p>
          </table:table-cell>
          <table:table-cell office:value-type="string" office:string-value="10.81.16.204">
            <text:p>10.81.16.20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2.eu-central-1-stg-a.hcloud.53:30009">
            <text:p>gui.hmg.euddp90mn002.eu-central-1-stg-a.hcloud.53:30009</text:p>
          </table:table-cell>
          <table:table-cell office:value-type="string" office:string-value="10.81.16.204">
            <text:p>10.81.16.20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mn001.eu-central-1-stg-a.hcloud.53:30010">
            <text:p>gui.hmg.euddp90mn001.eu-central-1-stg-a.hcloud.53:30010</text:p>
          </table:table-cell>
          <table:table-cell office:value-type="string" office:string-value="10.81.16.204">
            <text:p>10.81.16.204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cn001.eu-central-1-stg-a.hcloud.53:30011">
            <text:p>gui.hmg.euddp90cn001.eu-central-1-stg-a.hcloud.53:30011</text:p>
          </table:table-cell>
          <table:table-cell office:value-type="string" office:string-value="10.81.16.204">
            <text:p>10.81.16.204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3.eu-central-1-stg-a.hcloud.53:30012">
            <text:p>gui.hmg.euadp90wn003.eu-central-1-stg-a.hcloud.53:30012</text:p>
          </table:table-cell>
          <table:table-cell office:value-type="string" office:string-value="10.81.16.204">
            <text:p>10.81.16.204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2.eu-central-1-stg-a.hcloud.53:30013">
            <text:p>gui.hmg.euadp90wn002.eu-central-1-stg-a.hcloud.53:30013</text:p>
          </table:table-cell>
          <table:table-cell office:value-type="string" office:string-value="10.81.16.204">
            <text:p>10.81.16.204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wn001.eu-central-1-stg-a.hcloud.53:30014">
            <text:p>gui.hmg.euadp90wn001.eu-central-1-stg-a.hcloud.53:30014</text:p>
          </table:table-cell>
          <table:table-cell office:value-type="string" office:string-value="10.81.16.204">
            <text:p>10.81.16.204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6.eu-central-1-stg-a.hcloud.53:30015">
            <text:p>gui.hmg.euadp90mn006.eu-central-1-stg-a.hcloud.53:30015</text:p>
          </table:table-cell>
          <table:table-cell office:value-type="string" office:string-value="10.81.16.204">
            <text:p>10.81.16.204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5.eu-central-1-stg-a.hcloud.53:30016">
            <text:p>gui.hmg.euadp90mn005.eu-central-1-stg-a.hcloud.53:30016</text:p>
          </table:table-cell>
          <table:table-cell office:value-type="string" office:string-value="10.81.16.204">
            <text:p>10.81.16.204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4.eu-central-1-stg-a.hcloud.53:30017">
            <text:p>gui.hmg.euadp90mn004.eu-central-1-stg-a.hcloud.53:30017</text:p>
          </table:table-cell>
          <table:table-cell office:value-type="string" office:string-value="10.81.16.204">
            <text:p>10.81.16.204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3.eu-central-1-stg-a.hcloud.53:30018">
            <text:p>gui.hmg.euadp90mn003.eu-central-1-stg-a.hcloud.53:30018</text:p>
          </table:table-cell>
          <table:table-cell office:value-type="string" office:string-value="10.81.16.204">
            <text:p>10.81.16.204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2.eu-central-1-stg-a.hcloud.53:30019">
            <text:p>gui.hmg.euadp90mn002.eu-central-1-stg-a.hcloud.53:30019</text:p>
          </table:table-cell>
          <table:table-cell office:value-type="string" office:string-value="10.81.16.204">
            <text:p>10.81.16.204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mn001.eu-central-1-stg-a.hcloud.53:30020">
            <text:p>gui.hmg.euadp90mn001.eu-central-1-stg-a.hcloud.53:30020</text:p>
          </table:table-cell>
          <table:table-cell office:value-type="string" office:string-value="10.81.16.204">
            <text:p>10.81.16.204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8003">
            <text:p>api.pub.ccs2-eu-hyundai-stg-igw-a.eu-central1-stg-a:8003</text:p>
          </table:table-cell>
          <table:table-cell office:value-type="string" office:string-value="103.187.35.87">
            <text:p>103.187.35.8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20">
            <text:p>api.pub.ccs2-eu-hyundai-stg-igw-a.eu-central1-stg-a:30020</text:p>
          </table:table-cell>
          <table:table-cell office:value-type="string" office:string-value="103.187.35.87">
            <text:p>103.187.35.8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igw-a.eu-central1-stg-a:30010">
            <text:p>api.pub.ccs2-eu-hyundai-stg-igw-a.eu-central1-stg-a:30010</text:p>
          </table:table-cell>
          <table:table-cell office:value-type="string" office:string-value="103.187.35.87">
            <text:p>103.187.35.87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8003">
            <text:p>api.pub.ccs2-eu-kia-stg-igw-a.eu-central1-stg-a:8003</text:p>
          </table:table-cell>
          <table:table-cell office:value-type="string" office:string-value="103.187.35.88">
            <text:p>103.187.35.8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20">
            <text:p>api.pub.ccs2-eu-kia-stg-igw-a.eu-central1-stg-a:30020</text:p>
          </table:table-cell>
          <table:table-cell office:value-type="string" office:string-value="103.187.35.88">
            <text:p>103.187.35.8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igw-a.eu-central1-stg-a:30010">
            <text:p>api.pub.ccs2-eu-kia-stg-igw-a.eu-central1-stg-a:30010</text:p>
          </table:table-cell>
          <table:table-cell office:value-type="string" office:string-value="103.187.35.88">
            <text:p>103.187.35.8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20">
            <text:p>api.pub.ccs2-eu-hyundai-stg-egw-a.eu-central1-stg-a:31020</text:p>
          </table:table-cell>
          <table:table-cell office:value-type="string" office:string-value="103.187.35.89">
            <text:p>103.187.35.8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egw-a.eu-central1-stg-a:31010">
            <text:p>api.pub.ccs2-eu-hyundai-stg-egw-a.eu-central1-stg-a:31010</text:p>
          </table:table-cell>
          <table:table-cell office:value-type="string" office:string-value="103.187.35.89">
            <text:p>103.187.35.8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10">
            <text:p>api.pub.ccs2-eu-kia-stg-egw-a.eu-central1-stg-a:31010</text:p>
          </table:table-cell>
          <table:table-cell office:value-type="string" office:string-value="103.187.35.90">
            <text:p>103.187.35.90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hyundai-stg-telecom-a.eu-central1-stg-a:31099">
            <text:p>api.pub.ccs2-eu-hyundai-stg-telecom-a.eu-central1-stg-a:31099</text:p>
          </table:table-cell>
          <table:table-cell office:value-type="string" office:string-value="103.187.35.91">
            <text:p>103.187.35.91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telecom-a.eu-central1-stg-a:31099">
            <text:p>api.pub.ccs2-eu-kia-stg-telecom-a.eu-central1-stg-a:31099</text:p>
          </table:table-cell>
          <table:table-cell office:value-type="string" office:string-value="103.187.35.50">
            <text:p>103.187.35.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web-lb-s01.eu-central1-stg-a:443">
            <text:p>api.hmg.ccseu-uptime-web-lb-s01.eu-central1-stg-a:443</text:p>
          </table:table-cell>
          <table:table-cell office:value-type="string" office:string-value="10.81.16.207">
            <text:p>10.81.16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8003">
            <text:p>api.hmg.ccs2-eu-hyundai-stg-silb-a.eu-central1-stg-a:8003</text:p>
          </table:table-cell>
          <table:table-cell office:value-type="string" office:string-value="10.81.16.208">
            <text:p>10.81.16.20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20">
            <text:p>api.hmg.ccs2-eu-hyundai-stg-silb-a.eu-central1-stg-a:32020</text:p>
          </table:table-cell>
          <table:table-cell office:value-type="string" office:string-value="10.81.16.208">
            <text:p>10.81.16.20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hyundai-stg-silb-a.eu-central1-stg-a:32010">
            <text:p>api.hmg.ccs2-eu-hyundai-stg-silb-a.eu-central1-stg-a:32010</text:p>
          </table:table-cell>
          <table:table-cell office:value-type="string" office:string-value="10.81.16.208">
            <text:p>10.81.16.20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8003">
            <text:p>api.hmg.ccs2-eu-kia-stg-silb-a.eu-central1-stg-a:8003</text:p>
          </table:table-cell>
          <table:table-cell office:value-type="string" office:string-value="10.81.16.209">
            <text:p>10.81.16.209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20">
            <text:p>api.hmg.ccs2-eu-kia-stg-silb-a.eu-central1-stg-a:32020</text:p>
          </table:table-cell>
          <table:table-cell office:value-type="string" office:string-value="10.81.16.209">
            <text:p>10.81.16.209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2-eu-kia-stg-silb-a.eu-central1-stg-a:32010">
            <text:p>api.hmg.ccs2-eu-kia-stg-silb-a.eu-central1-stg-a:32010</text:p>
          </table:table-cell>
          <table:table-cell office:value-type="string" office:string-value="10.81.16.209">
            <text:p>10.81.16.209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pub.fleet-waf.eu-central1-stg-a:443">
            <text:p>gui.pub.fleet-waf.eu-central1-stg-a:443</text:p>
          </table:table-cell>
          <table:table-cell office:value-type="string" office:string-value="103.187.35.88">
            <text:p>103.187.35.8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2-eu-kia-stg-egw-a.eu-central1-stg-a:31020">
            <text:p>api.pub.ccs2-eu-kia-stg-egw-a.eu-central1-stg-a:31020</text:p>
          </table:table-cell>
          <table:table-cell office:value-type="string" office:string-value="103.187.35.90">
            <text:p>103.187.35.90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200">
            <text:p>api.hc.elastic-hyd.eu-central1-stg-a:9200</text:p>
          </table:table-cell>
          <table:table-cell office:value-type="string" office:string-value="172.28.64.92">
            <text:p>172.28.64.92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hyd.eu-central1-stg-a:9300">
            <text:p>api.hc.elastic-hyd.eu-central1-stg-a:9300</text:p>
          </table:table-cell>
          <table:table-cell office:value-type="string" office:string-value="172.28.64.92">
            <text:p>172.28.64.92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200">
            <text:p>api.hc.elastic-kia.eu-central1-stg-a:9200</text:p>
          </table:table-cell>
          <table:table-cell office:value-type="string" office:string-value="172.28.64.95">
            <text:p>172.28.64.95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elastic-kia.eu-central1-stg-a:9300">
            <text:p>api.hc.elastic-kia.eu-central1-stg-a:9300</text:p>
          </table:table-cell>
          <table:table-cell office:value-type="string" office:string-value="172.28.64.95">
            <text:p>172.28.64.95</text:p>
          </table:table-cell>
          <table:table-cell office:value-type="float" office:value="9300">
            <text:p>9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8012">
            <text:p>api.hmg.apip-eu-dev-hmgapi-hyundai-lb.eu-central1-stg-a:8012</text:p>
          </table:table-cell>
          <table:table-cell office:value-type="string" office:string-value="10.81.16.205">
            <text:p>10.81.16.205</text:p>
          </table:table-cell>
          <table:table-cell office:value-type="float" office:value="8012">
            <text:p>8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hyundai-lb.eu-central1-stg-a:48081">
            <text:p>api.hmg.apip-eu-dev-hmgapi-hyundai-lb.eu-central1-stg-a:48081</text:p>
          </table:table-cell>
          <table:table-cell office:value-type="string" office:string-value="10.81.16.205">
            <text:p>10.81.16.205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kia-lb.eu-central1-stg-a:48082">
            <text:p>api.hmg.apip-eu-dev-hmgapi-kia-lb.eu-central1-stg-a:48082</text:p>
          </table:table-cell>
          <table:table-cell office:value-type="string" office:string-value="10.81.16.205">
            <text:p>10.81.16.205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dev-hmgapi-genesis-lb.eu-central1-stg-a:48083">
            <text:p>api.hmg.apip-eu-dev-hmgapi-genesis-lb.eu-central1-stg-a:48083</text:p>
          </table:table-cell>
          <table:table-cell office:value-type="string" office:string-value="10.81.16.205">
            <text:p>10.81.16.205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kia-lb.eu-central1-stg-a:48082">
            <text:p>api.hmg.apip-eu-stg-hmgapi-kia-lb.eu-central1-stg-a:48082</text:p>
          </table:table-cell>
          <table:table-cell office:value-type="string" office:string-value="10.81.16.206">
            <text:p>10.81.16.206</text:p>
          </table:table-cell>
          <table:table-cell office:value-type="float" office:value="48082">
            <text:p>4808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genesis-lb.eu-central1-stg-a:48083">
            <text:p>api.hmg.apip-eu-stg-hmgapi-genesis-lb.eu-central1-stg-a:48083</text:p>
          </table:table-cell>
          <table:table-cell office:value-type="string" office:string-value="10.81.16.206">
            <text:p>10.81.16.206</text:p>
          </table:table-cell>
          <table:table-cell office:value-type="float" office:value="48083">
            <text:p>4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iscore-hmglb-stg.eu-central1-stg-a:18078">
            <text:p>api.hmg.ccseuliscore-hmglb-stg.eu-central1-stg-a:18078</text:p>
          </table:table-cell>
          <table:table-cell office:value-type="string" office:string-value="10.81.16.210">
            <text:p>10.81.16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exliscore-public-lb-stg.eu-central1-stg-a:8090">
            <text:p>api.pub.ccseuexliscore-public-lb-stg.eu-central1-stg-a:8090</text:p>
          </table:table-cell>
          <table:table-cell office:value-type="string" office:string-value="103.187.35.58">
            <text:p>103.187.35.5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liscore-hmglb-stg.eu-central1-stg-a:18078">
            <text:p>api.hmg.kcseuliscore-hmglb-stg.eu-central1-stg-a:18078</text:p>
          </table:table-cell>
          <table:table-cell office:value-type="string" office:string-value="10.81.16.211">
            <text:p>10.81.16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seuexliscore-public-lb-stg.eu-central1-stg-a:8090">
            <text:p>api.pub.kcseuexliscore-public-lb-stg.eu-central1-stg-a:8090</text:p>
          </table:table-cell>
          <table:table-cell office:value-type="string" office:string-value="103.187.35.59">
            <text:p>103.187.35.5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liscore-hmglb-stg.eu-central1-stg-a:18078">
            <text:p>api.hmg.gcseuliscore-hmglb-stg.eu-central1-stg-a:18078</text:p>
          </table:table-cell>
          <table:table-cell office:value-type="string" office:string-value="10.81.16.212">
            <text:p>10.81.16.212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exliscore-public-lb-stg.eu-central1-stg-a:8090">
            <text:p>api.pub.gcseuexliscore-public-lb-stg.eu-central1-stg-a:8090</text:p>
          </table:table-cell>
          <table:table-cell office:value-type="string" office:string-value="103.187.35.60">
            <text:p>103.187.35.6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g-hmg-stg.eu-central1-stg-a:13000">
            <text:p>api.hmg.kms-proxy-g-hmg-stg.eu-central1-stg-a:13000</text:p>
          </table:table-cell>
          <table:table-cell office:value-type="string" office:string-value="10.81.16.64">
            <text:p>10.81.16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h-hmg-stg.eu-central1-stg-a:13000">
            <text:p>api.hmg.kms-proxy-h-hmg-stg.eu-central1-stg-a:13000</text:p>
          </table:table-cell>
          <table:table-cell office:value-type="string" office:string-value="10.81.16.127">
            <text:p>10.81.16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ms-proxy-k-hmg-stg.eu-central1-stg-a:13000">
            <text:p>api.hmg.kms-proxy-k-hmg-stg.eu-central1-stg-a:13000</text:p>
          </table:table-cell>
          <table:table-cell office:value-type="string" office:string-value="10.81.16.192">
            <text:p>10.81.16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stg-prometheus-a.eu-central1-stg-a:31500">
            <text:p>api.hc.ccs-eu-g-stg-prometheus-a.eu-central1-stg-a:31500</text:p>
          </table:table-cell>
          <table:table-cell office:value-type="string" office:string-value="172.28.64.59">
            <text:p>172.28.64.59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12200">
            <text:p>api.hmg.ccsp-cpw-uvo-eu-HMGlb-stg.eu-central1-stg-a:12200</text:p>
          </table:table-cell>
          <table:table-cell office:value-type="string" office:string-value="10.81.16.110">
            <text:p>10.81.16.110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2">
            <text:p>api.hmg.ccsp-cpw-uvo-eu-HMGlb-stg.eu-central1-stg-a:9092</text:p>
          </table:table-cell>
          <table:table-cell office:value-type="string" office:string-value="10.81.16.110">
            <text:p>10.81.16.110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pw-uvo-eu-HMGlb-stg.eu-central1-stg-a:9095">
            <text:p>api.hmg.ccsp-cpw-uvo-eu-HMGlb-stg.eu-central1-stg-a:9095</text:p>
          </table:table-cell>
          <table:table-cell office:value-type="string" office:string-value="10.81.16.110">
            <text:p>10.81.16.110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gcseudbs.eu-central1-stg-a:5432">
            <text:p>api.hmg.EUEAI-gcseudbs.eu-central1-stg-a:5432</text:p>
          </table:table-cell>
          <table:table-cell office:value-type="string" office:string-value="10.81.16.203">
            <text:p>10.81.16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80">
            <text:p>api.pub.gcseuccui-lb-stg.eu-central1-stg-a:80</text:p>
          </table:table-cell>
          <table:table-cell office:value-type="string" office:string-value="103.187.35.111">
            <text:p>103.187.35.11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ccui-was-lb-stg.eu-central1-stg-a:8090">
            <text:p>api.hmg.hccseuccui-was-lb-stg.eu-central1-stg-a:8090</text:p>
          </table:table-cell>
          <table:table-cell office:value-type="string" office:string-value="10.81.16.229">
            <text:p>10.81.16.229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80">
            <text:p>api.pub.hccseuccui-lb-stg.eu-central1-stg-a:80</text:p>
          </table:table-cell>
          <table:table-cell office:value-type="string" office:string-value="103.187.35.63">
            <text:p>103.187.35.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0">
            <text:p>api.hmg.kccseusso-lb-stg.eu-central1-stg-a:80</text:p>
          </table:table-cell>
          <table:table-cell office:value-type="string" office:string-value="10.81.16.231">
            <text:p>10.81.16.2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0">
            <text:p>api.hmg.hccseusso-lb-stg.eu-central1-stg-a:80</text:p>
          </table:table-cell>
          <table:table-cell office:value-type="string" office:string-value="10.81.16.233">
            <text:p>10.81.16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ccui-was-lb-stg.eu-central1-stg-a:8090">
            <text:p>api.hmg.kccseuccui-was-lb-stg.eu-central1-stg-a:8090</text:p>
          </table:table-cell>
          <table:table-cell office:value-type="string" office:string-value="10.81.16.232">
            <text:p>10.81.16.23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80">
            <text:p>api.pub.kccseuccui-lb-stg.eu-central1-stg-a:80</text:p>
          </table:table-cell>
          <table:table-cell office:value-type="string" office:string-value="103.187.35.79">
            <text:p>103.187.35.7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api-lb-stg.eu-central1-stg-a:80">
            <text:p>api.hmg.kccseuapi-lb-stg.eu-central1-stg-a:80</text:p>
          </table:table-cell>
          <table:table-cell office:value-type="string" office:string-value="10.81.16.234">
            <text:p>10.81.16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5432">
            <text:p>api.hmg.EUEAI-ccseudbs.eu-central1-stg-a:5432</text:p>
          </table:table-cell>
          <table:table-cell office:value-type="string" office:string-value="10.81.16.202">
            <text:p>10.81.16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ccseudbs.eu-central1-stg-a:443">
            <text:p>api.hmg.EUEAI-ccseudbs.eu-central1-stg-a:443</text:p>
          </table:table-cell>
          <table:table-cell office:value-type="string" office:string-value="10.81.16.202">
            <text:p>10.81.16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443">
            <text:p>api.hmg.EUEAI-kcseudbs.eu-central1-stg-a:443</text:p>
          </table:table-cell>
          <table:table-cell office:value-type="string" office:string-value="10.81.16.201">
            <text:p>10.81.16.20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EAI-kcseudbs.eu-central1-stg-a:5432">
            <text:p>api.hmg.EUEAI-kcseudbs.eu-central1-stg-a:5432</text:p>
          </table:table-cell>
          <table:table-cell office:value-type="string" office:string-value="10.81.16.201">
            <text:p>10.81.16.20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gcseuccui-lb-stg.eu-central1-stg-a:443">
            <text:p>api.pub.gcseuccui-lb-stg.eu-central1-stg-a:443</text:p>
          </table:table-cell>
          <table:table-cell office:value-type="string" office:string-value="103.187.35.111">
            <text:p>103.187.35.11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kccseuccui-lb-stg.eu-central1-stg-a:443">
            <text:p>api.pub.kccseuccui-lb-stg.eu-central1-stg-a:443</text:p>
          </table:table-cell>
          <table:table-cell office:value-type="string" office:string-value="103.187.35.79">
            <text:p>103.187.35.7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cseusso-lb-stg.eu-central1-stg-a:8443">
            <text:p>api.hmg.kccseusso-lb-stg.eu-central1-stg-a:8443</text:p>
          </table:table-cell>
          <table:table-cell office:value-type="string" office:string-value="10.81.16.231">
            <text:p>10.81.16.231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G-HMG.eu-central1-stg-a:5432">
            <text:p>api.hmg.CCSP-DB-G-HMG.eu-central1-stg-a:5432</text:p>
          </table:table-cell>
          <table:table-cell office:value-type="string" office:string-value="10.81.16.235">
            <text:p>10.81.16.23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K-HMG.eu-central1-stg-a:5444">
            <text:p>api.hmg.CCSP-DB-K-HMG.eu-central1-stg-a:5444</text:p>
          </table:table-cell>
          <table:table-cell office:value-type="string" office:string-value="10.81.16.236">
            <text:p>10.81.16.23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DB-H-HMG.eu-central1-stg-a:5444">
            <text:p>api.hmg.CCSP-DB-H-HMG.eu-central1-stg-a:5444</text:p>
          </table:table-cell>
          <table:table-cell office:value-type="string" office:string-value="10.81.16.237">
            <text:p>10.81.16.23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kcseucbs-prvlb-stg.eu-central1-stg-a:18078">
            <text:p>api.hc.kcseucbs-prvlb-stg.eu-central1-stg-a:18078</text:p>
          </table:table-cell>
          <table:table-cell office:value-type="string" office:string-value="172.28.64.90">
            <text:p>172.28.64.9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bs-prvlb-stg.eu-central1-stg-a:18078">
            <text:p>api.hc.gcseucbs-prvlb-stg.eu-central1-stg-a:18078</text:p>
          </table:table-cell>
          <table:table-cell office:value-type="string" office:string-value="172.28.64.88">
            <text:p>172.28.64.8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eucbs-prvlb-stg.eu-central1-stg-a:18078">
            <text:p>api.hc.ccseucbs-prvlb-stg.eu-central1-stg-a:18078</text:p>
          </table:table-cell>
          <table:table-cell office:value-type="string" office:string-value="172.28.64.89">
            <text:p>172.28.64.8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hmgid1-bastion.eu-central1-prd-a:18017">
            <text:p>gui.hmg.hmgid1-bastion.eu-central1-prd-a:18017</text:p>
          </table:table-cell>
          <table:table-cell office:value-type="string" office:string-value="10.81.16.99">
            <text:p>10.81.16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iveco-bastion.eu-central1-stg-a:18018">
            <text:p>gui.hmg.iveco-bastion.eu-central1-stg-a:18018</text:p>
          </table:table-cell>
          <table:table-cell office:value-type="string" office:string-value="10.81.16.99">
            <text:p>10.81.16.9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vtwin-stg-proxy.eu-central1-stg-a:443">
            <text:p>api.hmg.ccseu-vtwin-stg-proxy.eu-central1-stg-a:443</text:p>
          </table:table-cell>
          <table:table-cell office:value-type="string" office:string-value="10.81.16.81">
            <text:p>10.81.16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ccseu-vms-sbs-lb-s01.eu-central1-stg-a:9010">
            <text:p>api.pub.ccseu-vms-sbs-lb-s01.eu-central1-stg-a:9010</text:p>
          </table:table-cell>
          <table:table-cell office:value-type="string" office:string-value="103.187.35.81">
            <text:p>103.187.35.81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exliscore-nginx-lb-stg.eu-central1-stg-a:8090">
            <text:p>api.hmg.ccseuexliscore-nginx-lb-stg.eu-central1-stg-a:8090</text:p>
          </table:table-cell>
          <table:table-cell office:value-type="string" office:string-value="10.81.16.96">
            <text:p>10.81.16.9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exliscore-nginx-lb-stg.eu-central1-stg-a:8090">
            <text:p>api.hmg.kcseuexliscore-nginx-lb-stg.eu-central1-stg-a:8090</text:p>
          </table:table-cell>
          <table:table-cell office:value-type="string" office:string-value="10.81.16.97">
            <text:p>10.81.16.9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pub.hccseuccui-lb-stg.eu-central1-stg-a:443">
            <text:p>api.pub.hccseuccui-lb-stg.eu-central1-stg-a:443</text:p>
          </table:table-cell>
          <table:table-cell office:value-type="string" office:string-value="103.187.35.63">
            <text:p>103.187.35.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pavehicledbs-hmg-lb.eu-central1-stg-a:5432">
            <text:p>api.hmg.kcseuspavehicledbs-hmg-lb.eu-central1-stg-a:5432</text:p>
          </table:table-cell>
          <table:table-cell office:value-type="string" office:string-value="10.81.16.238">
            <text:p>10.81.16.23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iaeuhmgiddbs-hmg-lb.eu-central1-stg-a:5432">
            <text:p>api.hmg.kiaeuhmgiddbs-hmg-lb.eu-central1-stg-a:5432</text:p>
          </table:table-cell>
          <table:table-cell office:value-type="string" office:string-value="10.81.16.239">
            <text:p>10.81.16.23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u-ccs-elasticapm-hmglb-01.eu-central1-stg-a:8080">
            <text:p>api.hmg.eu-ccs-elasticapm-hmglb-01.eu-central1-stg-a:8080</text:p>
          </table:table-cell>
          <table:table-cell office:value-type="string" office:string-value="10.81.16.240">
            <text:p>10.81.16.24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gcseuccui-was-lb-stg.eu-central1-stg-a:8090">
            <text:p>api.hc.gcseuccui-was-lb-stg.eu-central1-stg-a:8090</text:p>
          </table:table-cell>
          <table:table-cell office:value-type="string" office:string-value="172.28.64.60">
            <text:p>172.28.64.6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080">
            <text:p>api.hmg.gcseugoms-lb-stg.eu-central1-stg-a:8080</text:p>
          </table:table-cell>
          <table:table-cell office:value-type="string" office:string-value="10.81.16.228">
            <text:p>10.81.16.22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h-gas-stg-a.eu-central1-stg-a:32100">
            <text:p>api.hc.ccs-eu-h-gas-stg-a.eu-central1-stg-a:32100</text:p>
          </table:table-cell>
          <table:table-cell office:value-type="string" office:string-value="172.28.64.59">
            <text:p>172.28.64.59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k-gas-stg-a.eu-central1-stg-a:32101">
            <text:p>api.hc.ccs-eu-k-gas-stg-a.eu-central1-stg-a:32101</text:p>
          </table:table-cell>
          <table:table-cell office:value-type="string" office:string-value="172.28.64.59">
            <text:p>172.28.64.59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u-g-gas-stg-a.eu-central1-stg-a:32102">
            <text:p>api.hc.ccs-eu-g-gas-stg-a.eu-central1-stg-a:32102</text:p>
          </table:table-cell>
          <table:table-cell office:value-type="string" office:string-value="172.28.64.59">
            <text:p>172.28.64.59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p-calendar-uvo-eu-HMGlb-stg.eu-central1-stg-a:5200">
            <text:p>api.hmg.ccsp-calendar-uvo-eu-HMGlb-stg.eu-central1-stg-a:5200</text:p>
          </table:table-cell>
          <table:table-cell office:value-type="string" office:string-value="10.81.16.107">
            <text:p>10.81.16.10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calendar-uvo-eu-lb-stg.eu-central1-stg-a:5200">
            <text:p>api.hc.ccsp-calendar-uvo-eu-lb-stg.eu-central1-stg-a:5200</text:p>
          </table:table-cell>
          <table:table-cell office:value-type="string" office:string-value="172.28.64.42">
            <text:p>172.28.64.42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igw.eu-central1-stg-a:32010">
            <text:p>gui.hmg.ccs-eu-g-stg-msa-igw.eu-central1-stg-a:32010</text:p>
          </table:table-cell>
          <table:table-cell office:value-type="string" office:string-value="10.81.16.86">
            <text:p>10.81.16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443">
            <text:p>api.hmg.ccs-eu-h-stg-fr2.eu-central1-stg-a:443</text:p>
          </table:table-cell>
          <table:table-cell office:value-type="string" office:string-value="10.81.16.71">
            <text:p>10.81.16.7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h-stg-fr2.eu-central1-stg-a:32020">
            <text:p>api.hmg.ccs-eu-h-stg-fr2.eu-central1-stg-a:32020</text:p>
          </table:table-cell>
          <table:table-cell office:value-type="string" office:string-value="10.81.16.71">
            <text:p>10.81.16.7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32020">
            <text:p>api.hmg.ccs-eu-k-stg-fr2.eu-central1-stg-a:32020</text:p>
          </table:table-cell>
          <table:table-cell office:value-type="string" office:string-value="10.81.16.72">
            <text:p>10.81.16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-eu-k-stg-fr2.eu-central1-stg-a:443">
            <text:p>api.hmg.ccs-eu-k-stg-fr2.eu-central1-stg-a:443</text:p>
          </table:table-cell>
          <table:table-cell office:value-type="string" office:string-value="10.81.16.72">
            <text:p>10.81.16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443">
            <text:p>gui.hmg.ccs-eu-g-stg-msa-exib.eu-central1-stg-a:443</text:p>
          </table:table-cell>
          <table:table-cell office:value-type="string" office:string-value="10.81.16.86">
            <text:p>10.81.16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-eu-g-stg-msa-exib.eu-central1-stg-a:32020">
            <text:p>gui.hmg.ccs-eu-g-stg-msa-exib.eu-central1-stg-a:32020</text:p>
          </table:table-cell>
          <table:table-cell office:value-type="string" office:string-value="10.81.16.86">
            <text:p>10.81.16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">
            <text:p>api.hmg.hcseuccap-lb-stg.eu-central1-stg-a:80</text:p>
          </table:table-cell>
          <table:table-cell office:value-type="string" office:string-value="10.81.16.243">
            <text:p>10.81.16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0">
            <text:p>gui.hmg.euddp90.eu-central1-stg-a:30000</text:p>
          </table:table-cell>
          <table:table-cell office:value-type="string" office:string-value="10.81.16.245">
            <text:p>10.81.16.245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1">
            <text:p>gui.hmg.euddp90.eu-central1-stg-a:30001</text:p>
          </table:table-cell>
          <table:table-cell office:value-type="string" office:string-value="10.81.16.245">
            <text:p>10.81.16.245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2">
            <text:p>gui.hmg.euddp90.eu-central1-stg-a:30002</text:p>
          </table:table-cell>
          <table:table-cell office:value-type="string" office:string-value="10.81.16.245">
            <text:p>10.81.16.245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3">
            <text:p>gui.hmg.euddp90.eu-central1-stg-a:30003</text:p>
          </table:table-cell>
          <table:table-cell office:value-type="string" office:string-value="10.81.16.245">
            <text:p>10.81.16.245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4">
            <text:p>gui.hmg.euddp90.eu-central1-stg-a:30004</text:p>
          </table:table-cell>
          <table:table-cell office:value-type="string" office:string-value="10.81.16.245">
            <text:p>10.81.16.245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5">
            <text:p>gui.hmg.euddp90.eu-central1-stg-a:30005</text:p>
          </table:table-cell>
          <table:table-cell office:value-type="string" office:string-value="10.81.16.245">
            <text:p>10.81.16.245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6">
            <text:p>gui.hmg.euddp90.eu-central1-stg-a:30006</text:p>
          </table:table-cell>
          <table:table-cell office:value-type="string" office:string-value="10.81.16.245">
            <text:p>10.81.16.245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7">
            <text:p>gui.hmg.euddp90.eu-central1-stg-a:30007</text:p>
          </table:table-cell>
          <table:table-cell office:value-type="string" office:string-value="10.81.16.245">
            <text:p>10.81.16.24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8">
            <text:p>gui.hmg.euddp90.eu-central1-stg-a:30008</text:p>
          </table:table-cell>
          <table:table-cell office:value-type="string" office:string-value="10.81.16.245">
            <text:p>10.81.16.24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09">
            <text:p>gui.hmg.euddp90.eu-central1-stg-a:30009</text:p>
          </table:table-cell>
          <table:table-cell office:value-type="string" office:string-value="10.81.16.245">
            <text:p>10.81.16.24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0">
            <text:p>gui.hmg.euddp90.eu-central1-stg-a:30010</text:p>
          </table:table-cell>
          <table:table-cell office:value-type="string" office:string-value="10.81.16.245">
            <text:p>10.81.16.245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1">
            <text:p>gui.hmg.euddp90.eu-central1-stg-a:30011</text:p>
          </table:table-cell>
          <table:table-cell office:value-type="string" office:string-value="10.81.16.245">
            <text:p>10.81.16.245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2">
            <text:p>gui.hmg.euddp90.eu-central1-stg-a:30012</text:p>
          </table:table-cell>
          <table:table-cell office:value-type="string" office:string-value="10.81.16.245">
            <text:p>10.81.16.245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3">
            <text:p>gui.hmg.euddp90.eu-central1-stg-a:30013</text:p>
          </table:table-cell>
          <table:table-cell office:value-type="string" office:string-value="10.81.16.245">
            <text:p>10.81.16.245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4">
            <text:p>gui.hmg.euddp90.eu-central1-stg-a:30014</text:p>
          </table:table-cell>
          <table:table-cell office:value-type="string" office:string-value="10.81.16.245">
            <text:p>10.81.16.245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5">
            <text:p>gui.hmg.euddp90.eu-central1-stg-a:30015</text:p>
          </table:table-cell>
          <table:table-cell office:value-type="string" office:string-value="10.81.16.245">
            <text:p>10.81.16.245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6">
            <text:p>gui.hmg.euddp90.eu-central1-stg-a:30016</text:p>
          </table:table-cell>
          <table:table-cell office:value-type="string" office:string-value="10.81.16.245">
            <text:p>10.81.16.245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7">
            <text:p>gui.hmg.euddp90.eu-central1-stg-a:30017</text:p>
          </table:table-cell>
          <table:table-cell office:value-type="string" office:string-value="10.81.16.245">
            <text:p>10.81.16.245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ddp90.eu-central1-stg-a:30018">
            <text:p>gui.hmg.euddp90.eu-central1-stg-a:30018</text:p>
          </table:table-cell>
          <table:table-cell office:value-type="string" office:string-value="10.81.16.245">
            <text:p>10.81.16.245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0">
            <text:p>gui.hmg.euadp90.eu-central1-stg-a:30300</text:p>
          </table:table-cell>
          <table:table-cell office:value-type="string" office:string-value="10.81.16.244">
            <text:p>10.81.16.244</text:p>
          </table:table-cell>
          <table:table-cell office:value-type="float" office:value="30300">
            <text:p>3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1">
            <text:p>gui.hmg.euadp90.eu-central1-stg-a:30301</text:p>
          </table:table-cell>
          <table:table-cell office:value-type="string" office:string-value="10.81.16.244">
            <text:p>10.81.16.244</text:p>
          </table:table-cell>
          <table:table-cell office:value-type="float" office:value="30301">
            <text:p>30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2">
            <text:p>gui.hmg.euadp90.eu-central1-stg-a:30002</text:p>
          </table:table-cell>
          <table:table-cell office:value-type="string" office:string-value="10.81.16.244">
            <text:p>10.81.16.2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007">
            <text:p>gui.hmg.euadp90.eu-central1-stg-a:30007</text:p>
          </table:table-cell>
          <table:table-cell office:value-type="string" office:string-value="10.81.16.244">
            <text:p>10.81.16.2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1">
            <text:p>api.hc.ccsp-userlink-bluelink-eu-lb-stg.eu-central1-stg-a:7101</text:p>
          </table:table-cell>
          <table:table-cell office:value-type="string" office:string-value="172.28.64.44">
            <text:p>172.28.64.44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2">
            <text:p>api.hc.ccsp-userlink-bluelink-eu-lb-stg.eu-central1-stg-a:7102</text:p>
          </table:table-cell>
          <table:table-cell office:value-type="string" office:string-value="172.28.64.44">
            <text:p>172.28.64.44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bluelink-eu-lb-stg.eu-central1-stg-a:7103">
            <text:p>api.hc.ccsp-userlink-bluelink-eu-lb-stg.eu-central1-stg-a:7103</text:p>
          </table:table-cell>
          <table:table-cell office:value-type="string" office:string-value="172.28.64.44">
            <text:p>172.28.64.44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1">
            <text:p>api.hc.ccsp-userlink-uvo-eu-lb-stg.eu-central1-stg-a:7201</text:p>
          </table:table-cell>
          <table:table-cell office:value-type="string" office:string-value="172.28.64.45">
            <text:p>172.28.64.45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3">
            <text:p>api.hc.ccsp-userlink-uvo-eu-lb-stg.eu-central1-stg-a:7203</text:p>
          </table:table-cell>
          <table:table-cell office:value-type="string" office:string-value="172.28.64.45">
            <text:p>172.28.64.45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uvo-eu-lb-stg.eu-central1-stg-a:7202">
            <text:p>api.hc.ccsp-userlink-uvo-eu-lb-stg.eu-central1-stg-a:7202</text:p>
          </table:table-cell>
          <table:table-cell office:value-type="string" office:string-value="172.28.64.45">
            <text:p>172.28.64.45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1">
            <text:p>api.hc.ccsp-userlink-gcs-eu-lb-stg.eu-central1-stg-a:7301</text:p>
          </table:table-cell>
          <table:table-cell office:value-type="string" office:string-value="172.28.64.46">
            <text:p>172.28.64.46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2">
            <text:p>api.hc.ccsp-userlink-gcs-eu-lb-stg.eu-central1-stg-a:7302</text:p>
          </table:table-cell>
          <table:table-cell office:value-type="string" office:string-value="172.28.64.46">
            <text:p>172.28.64.46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p-userlink-gcs-eu-lb-stg.eu-central1-stg-a:7303">
            <text:p>api.hc.ccsp-userlink-gcs-eu-lb-stg.eu-central1-stg-a:7303</text:p>
          </table:table-cell>
          <table:table-cell office:value-type="string" office:string-value="172.28.64.46">
            <text:p>172.28.64.46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1">
            <text:p>api.hmg.stg-ccsnoti-g-eu.eu-central1-stg-a:7301</text:p>
          </table:table-cell>
          <table:table-cell office:value-type="string" office:string-value="10.81.16.244">
            <text:p>10.81.16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2">
            <text:p>api.hmg.stg-ccsnoti-g-eu.eu-central1-stg-a:7302</text:p>
          </table:table-cell>
          <table:table-cell office:value-type="string" office:string-value="10.81.16.244">
            <text:p>10.81.16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3">
            <text:p>api.hmg.stg-ccsnoti-g-eu.eu-central1-stg-a:7303</text:p>
          </table:table-cell>
          <table:table-cell office:value-type="string" office:string-value="10.81.16.244">
            <text:p>10.81.16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g-eu.eu-central1-stg-a:7304">
            <text:p>api.hmg.stg-ccsnoti-g-eu.eu-central1-stg-a:7304</text:p>
          </table:table-cell>
          <table:table-cell office:value-type="string" office:string-value="10.81.16.244">
            <text:p>10.81.16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1">
            <text:p>api.hmg.stg-ccsnoti-h-eu.eu-central1-stg-a:7101</text:p>
          </table:table-cell>
          <table:table-cell office:value-type="string" office:string-value="10.81.16.245">
            <text:p>10.81.16.245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3">
            <text:p>api.hmg.stg-ccsnoti-h-eu.eu-central1-stg-a:7103</text:p>
          </table:table-cell>
          <table:table-cell office:value-type="string" office:string-value="10.81.16.245">
            <text:p>10.81.16.24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4">
            <text:p>api.hmg.stg-ccsnoti-h-eu.eu-central1-stg-a:7104</text:p>
          </table:table-cell>
          <table:table-cell office:value-type="string" office:string-value="10.81.16.245">
            <text:p>10.81.16.245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stg-ccsnoti-h-eu.eu-central1-stg-a:7102">
            <text:p>api.hmg.stg-ccsnoti-h-eu.eu-central1-stg-a:7102</text:p>
          </table:table-cell>
          <table:table-cell office:value-type="string" office:string-value="10.81.16.245">
            <text:p>10.81.16.24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lmselastic-lb-stg.eu-central1-stg-a:9200">
            <text:p>gui.hmg.ccseulmselastic-lb-stg.eu-central1-stg-a:9200</text:p>
          </table:table-cell>
          <table:table-cell office:value-type="string" office:string-value="10.81.16.248">
            <text:p>10.81.16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hmgapi-hyundai-lb.eu-central1-stg-a:48081">
            <text:p>api.hmg.apip-eu-stg-hmgapi-hyundai-lb.eu-central1-stg-a:48081</text:p>
          </table:table-cell>
          <table:table-cell office:value-type="string" office:string-value="10.81.16.206">
            <text:p>10.81.16.206</text:p>
          </table:table-cell>
          <table:table-cell office:value-type="float" office:value="48081">
            <text:p>4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batch-lb-stg.eu-central1-stg-a:80">
            <text:p>api.hmg.hccseubatch-lb-stg.eu-central1-stg-a:80</text:p>
          </table:table-cell>
          <table:table-cell office:value-type="string" office:string-value="10.81.16.230">
            <text:p>10.81.16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euadp90.eu-central1-stg-a:30302">
            <text:p>gui.hmg.euadp90.eu-central1-stg-a:30302</text:p>
          </table:table-cell>
          <table:table-cell office:value-type="string" office:string-value="10.81.16.244">
            <text:p>10.81.16.244</text:p>
          </table:table-cell>
          <table:table-cell office:value-type="float" office:value="30302">
            <text:p>30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c.private.vehicle-bluelink-stg.eu-central1-stg-a:3100">
            <text:p>gui.hc.private.vehicle-bluelink-stg.eu-central1-stg-a:3100</text:p>
          </table:table-cell>
          <table:table-cell office:value-type="string" office:string-value="10.81.16.249">
            <text:p>10.81.16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goms-lb-stg.eu-central1-stg-a:8445">
            <text:p>api.hmg.gcseugoms-lb-stg.eu-central1-stg-a:8445</text:p>
          </table:table-cell>
          <table:table-cell office:value-type="string" office:string-value="10.81.16.228">
            <text:p>10.81.16.228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mongodb-lb.eu-central1-stg-a:37017">
            <text:p>api.hmg.apip-eu-stg-mongodb-lb.eu-central1-stg-a:37017</text:p>
          </table:table-cell>
          <table:table-cell office:value-type="string" office:string-value="10.81.16.206">
            <text:p>10.81.16.206</text:p>
          </table:table-cell>
          <table:table-cell office:value-type="float" office:value="37017">
            <text:p>37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kafka-broker-lb.eu-central1-stg-a:39092">
            <text:p>api.hmg.apip-eu-stg-kafka-broker-lb.eu-central1-stg-a:39092</text:p>
          </table:table-cell>
          <table:table-cell office:value-type="string" office:string-value="10.81.16.206">
            <text:p>10.81.16.206</text:p>
          </table:table-cell>
          <table:table-cell office:value-type="float" office:value="39092">
            <text:p>3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1">
            <text:p>api.hmg.hcseuccap-lb-stg.eu-central1-stg-a:8081</text:p>
          </table:table-cell>
          <table:table-cell office:value-type="string" office:string-value="10.81.16.243">
            <text:p>10.81.16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0">
            <text:p>api.hmg.gcseusso-lb-stg.eu-central1-stg-a:80</text:p>
          </table:table-cell>
          <table:table-cell office:value-type="string" office:string-value="10.81.16.110">
            <text:p>10.81.16.11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9443">
            <text:p>api.hmg.hccseusso-lb-stg.eu-central1-stg-a:9443</text:p>
          </table:table-cell>
          <table:table-cell office:value-type="string" office:string-value="10.81.16.233">
            <text:p>10.81.16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lb-stg.eu-central1-stg-a:8080">
            <text:p>api.hmg.hcseuccap-lb-stg.eu-central1-stg-a:8080</text:p>
          </table:table-cell>
          <table:table-cell office:value-type="string" office:string-value="10.81.16.243">
            <text:p>10.81.16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es-stg-lb.eu-central1-stg-a:9200">
            <text:p>api.hmg.es-stg-lb.eu-central1-stg-a:9200</text:p>
          </table:table-cell>
          <table:table-cell office:value-type="string" office:string-value="10.81.16.250">
            <text:p>10.81.16.250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0">
            <text:p>api.hmg.hcseuccap-waslb-stg.eu-central1-stg-a:4080</text:p>
          </table:table-cell>
          <table:table-cell office:value-type="string" office:string-value="10.81.16.247">
            <text:p>10.81.16.247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4081">
            <text:p>api.hmg.hcseuccap-waslb-stg.eu-central1-stg-a:4081</text:p>
          </table:table-cell>
          <table:table-cell office:value-type="string" office:string-value="10.81.16.247">
            <text:p>10.81.16.247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9081">
            <text:p>api.hmg.ccseu-uptime-deploy-lb-s01.eu-central1-stg-a:9081</text:p>
          </table:table-cell>
          <table:table-cell office:value-type="string" office:string-value="10.81.16.251">
            <text:p>10.81.16.251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-uptime-deploy-lb-s01.eu-central1-stg-a:8060">
            <text:p>api.hmg.ccseu-uptime-deploy-lb-s01.eu-central1-stg-a:8060</text:p>
          </table:table-cell>
          <table:table-cell office:value-type="string" office:string-value="10.81.16.251">
            <text:p>10.81.16.251</text:p>
          </table:table-cell>
          <table:table-cell office:value-type="float" office:value="8060">
            <text:p>806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3">
            <text:p>api.hc.stg-ccsnotibatch-h-eu.eu-central1-stg-a:7103</text:p>
          </table:table-cell>
          <table:table-cell office:value-type="string" office:string-value="172.28.64.85">
            <text:p>172.28.64.85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3">
            <text:p>api.hc.stg-ccsnotibatch-k-eu.eu-central1-stg-a:7203</text:p>
          </table:table-cell>
          <table:table-cell office:value-type="string" office:string-value="172.28.64.96">
            <text:p>172.28.64.96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3">
            <text:p>api.hc.stg-ccsnotibatch-g-eu.eu-central1-stg-a:7303</text:p>
          </table:table-cell>
          <table:table-cell office:value-type="string" office:string-value="172.28.64.97">
            <text:p>172.28.64.97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h-stg-fr2.eu-central1-stg-a:443">
            <text:p>api.hc.ccs-egw-eu-h-stg-fr2.eu-central1-stg-a:443</text:p>
          </table:table-cell>
          <table:table-cell office:value-type="string" office:string-value="172.28.64.98">
            <text:p>172.28.64.9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k-stg-fr2.eu-central1-stg-a:443">
            <text:p>api.hc.ccs-egw-eu-k-stg-fr2.eu-central1-stg-a:443</text:p>
          </table:table-cell>
          <table:table-cell office:value-type="string" office:string-value="172.28.64.99">
            <text:p>172.28.64.9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ccs-egw-eu-g-stg-fr2.eu-central1-stg-a:443">
            <text:p>api.hc.ccs-egw-eu-g-stg-fr2.eu-central1-stg-a:443</text:p>
          </table:table-cell>
          <table:table-cell office:value-type="string" office:string-value="172.28.64.100">
            <text:p>172.28.64.10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9090">
            <text:p>api.hmg.ccseulms-lb-stg.eu-central1-stg-a:9090</text:p>
          </table:table-cell>
          <table:table-cell office:value-type="string" office:string-value="10.81.16.117">
            <text:p>10.81.16.117</text:p>
          </table:table-cell>
          <table:table-cell office:value-type="float" office:value="9090">
            <text:p>9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3000">
            <text:p>api.hmg.ccseulms-lb-stg.eu-central1-stg-a:3000</text:p>
          </table:table-cell>
          <table:table-cell office:value-type="string" office:string-value="10.81.16.117">
            <text:p>10.81.16.11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stg.eu-central1-stg-a:18019">
            <text:p>gui.hmg.xdh-eu-bastion-stg.eu-central1-stg-a:18019</text:p>
          </table:table-cell>
          <table:table-cell office:value-type="string" office:string-value="10.81.16.99">
            <text:p>10.81.16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ccui-was-hmg-stg.eu-central1-stg-a:8090">
            <text:p>api.hmg.gcseuccui-was-hmg-stg.eu-central1-stg-a:8090</text:p>
          </table:table-cell>
          <table:table-cell office:value-type="string" office:string-value="10.81.16.252">
            <text:p>10.81.16.25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gcseusso-lb-stg.eu-central1-stg-a:8443">
            <text:p>api.hmg.gcseusso-lb-stg.eu-central1-stg-a:8443</text:p>
          </table:table-cell>
          <table:table-cell office:value-type="string" office:string-value="10.81.16.110">
            <text:p>10.81.16.11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.eu-central1-stg-a:19080">
            <text:p>gui.hmg.ccseu-vtwin-stg-cross-board.eu-central1-stg-a:19080</text:p>
          </table:table-cell>
          <table:table-cell office:value-type="string" office:string-value="100.76.33.128">
            <text:p>100.76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ccseu-vtwin-stg-cross-board-tls.eu-central1-stg-a:19443">
            <text:p>gui.hmg.ccseu-vtwin-stg-cross-board-tls.eu-central1-stg-a:19443</text:p>
          </table:table-cell>
          <table:table-cell office:value-type="string" office:string-value="100.76.33.128">
            <text:p>100.76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h-eu.eu-central1-stg-a:7102">
            <text:p>api.hc.stg-ccsnotibatch-h-eu.eu-central1-stg-a:7102</text:p>
          </table:table-cell>
          <table:table-cell office:value-type="string" office:string-value="172.28.64.85">
            <text:p>172.28.64.85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k-eu.eu-central1-stg-a:7202">
            <text:p>api.hc.stg-ccsnotibatch-k-eu.eu-central1-stg-a:7202</text:p>
          </table:table-cell>
          <table:table-cell office:value-type="string" office:string-value="172.28.64.96">
            <text:p>172.28.64.96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c.stg-ccsnotibatch-g-eu.eu-central1-stg-a:7302">
            <text:p>api.hc.stg-ccsnotibatch-g-eu.eu-central1-stg-a:7302</text:p>
          </table:table-cell>
          <table:table-cell office:value-type="string" office:string-value="172.28.64.97">
            <text:p>172.28.64.97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083">
            <text:p>gui.hmg.vdspkafkabroker.eu-central1-stg-a:18083</text:p>
          </table:table-cell>
          <table:table-cell office:value-type="string" office:string-value="100.76.33.128">
            <text:p>100.76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vdspkafkabroker.eu-central1-stg-a:18181">
            <text:p>gui.hmg.vdspkafkabroker.eu-central1-stg-a:18181</text:p>
          </table:table-cell>
          <table:table-cell office:value-type="string" office:string-value="100.76.33.128">
            <text:p>100.76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ccseulms-lb-stg.eu-central1-stg-a:5602">
            <text:p>api.hmg.ccseulms-lb-stg.eu-central1-stg-a:5602</text:p>
          </table:table-cell>
          <table:table-cell office:value-type="string" office:string-value="10.81.16.117">
            <text:p>10.81.16.117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glgwstg-gen.eu-central1-stg-a:443">
            <text:p>api.hmg.dkceuglgwstg-gen.eu-central1-stg-a:443</text:p>
          </table:table-cell>
          <table:table-cell office:value-type="string" office:string-value="10.81.16.118">
            <text:p>10.81.16.118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hyd.eu-central1-stg-a:443">
            <text:p>api.hmg.dkceuadmstg-hyd.eu-central1-stg-a:443</text:p>
          </table:table-cell>
          <table:table-cell office:value-type="string" office:string-value="10.81.16.119">
            <text:p>10.81.16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kcseuscbatch01-hmg.eu-central1-stg-a:80">
            <text:p>api.hmg.kcseuscbatch01-hmg.eu-central1-stg-a:80</text:p>
          </table:table-cell>
          <table:table-cell office:value-type="string" office:string-value="10.81.16.126">
            <text:p>10.81.16.1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cseusso-lb-stg.eu-central1-stg-a:8443">
            <text:p>api.hmg.hccseusso-lb-stg.eu-central1-stg-a:8443</text:p>
          </table:table-cell>
          <table:table-cell office:value-type="string" office:string-value="10.81.16.233">
            <text:p>10.81.16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hcseuccap-waslb-stg.eu-central1-stg-a:5432">
            <text:p>api.hmg.hcseuccap-waslb-stg.eu-central1-stg-a:5432</text:p>
          </table:table-cell>
          <table:table-cell office:value-type="string" office:string-value="10.81.16.247">
            <text:p>10.81.16.247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gui.hmg.xdh-eu-bastion-etl-stg.eu-central1-stg-a:30022">
            <text:p>gui.hmg.xdh-eu-bastion-etl-stg.eu-central1-stg-a:30022</text:p>
          </table:table-cell>
          <table:table-cell office:value-type="string" office:string-value="10.81.16.99">
            <text:p>10.81.16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dkceuadmstg-kia.eu-central1-stg-a:443">
            <text:p>api.hmg.dkceuadmstg-kia.eu-central1-stg-a:443</text:p>
          </table:table-cell>
          <table:table-cell office:value-type="string" office:string-value="10.81.16.120">
            <text:p>10.81.16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2_STG-A">
            <text:p>FR2_STG-A</text:p>
          </table:table-cell>
          <table:table-cell office:value-type="string" office:string-value="172.28.7.11">
            <text:p>172.28.7.11</text:p>
          </table:table-cell>
          <table:table-cell office:value-type="string" office:string-value="api.hmg.apip-eu-stg-aggregator-lb.eu-central1-stg-a:48900">
            <text:p>api.hmg.apip-eu-stg-aggregator-lb.eu-central1-stg-a:48900</text:p>
          </table:table-cell>
          <table:table-cell office:value-type="string" office:string-value="10.81.16.206">
            <text:p>10.81.16.206</text:p>
          </table:table-cell>
          <table:table-cell office:value-type="float" office:value="48900">
            <text:p>489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ce-bastion.eu-central1-stg-c:18009">
            <text:p>gui.hmg.ce-bastion.eu-central1-stg-c:18009</text:p>
          </table:table-cell>
          <table:table-cell office:value-type="string" office:string-value="10.81.18.6">
            <text:p>10.81.18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FR2-STG-CLB.eu-central1-stg-c:80">
            <text:p>api.hc.FR2-STG-CLB.eu-central1-stg-c:80</text:p>
          </table:table-cell>
          <table:table-cell office:value-type="string" office:string-value="172.28.96.12">
            <text:p>172.28.96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search-int-lb.eu-central1-stg-c:58006">
            <text:p>api.hc.stg-platform-search-int-lb.eu-central1-stg-c:58006</text:p>
          </table:table-cell>
          <table:table-cell office:value-type="string" office:string-value="172.28.96.14">
            <text:p>172.28.96.14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searchapp-int-lb.eu-central1-stg-c:58005">
            <text:p>api.hc.stg-searchapp-int-lb.eu-central1-stg-c:58005</text:p>
          </table:table-cell>
          <table:table-cell office:value-type="string" office:string-value="172.28.96.13">
            <text:p>172.28.96.13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batch-int-lb.eu-central1-stg-c:58010">
            <text:p>api.hc.stg-platform-batch-int-lb.eu-central1-stg-c:58010</text:p>
          </table:table-cell>
          <table:table-cell office:value-type="string" office:string-value="172.28.96.19">
            <text:p>172.28.96.19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batch-lb.eu-central1-stg-c:58010">
            <text:p>api.hmg.stg-platform-batch-lb.eu-central1-stg-c:58010</text:p>
          </table:table-cell>
          <table:table-cell office:value-type="string" office:string-value="10.81.18.1">
            <text:p>10.81.18.1</text:p>
          </table:table-cell>
          <table:table-cell office:value-type="float" office:value="58010">
            <text:p>58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index-lb.eu-central1-stg-c:58007">
            <text:p>api.hmg.stg-platform-index-lb.eu-central1-stg-c:58007</text:p>
          </table:table-cell>
          <table:table-cell office:value-type="string" office:string-value="10.81.18.1">
            <text:p>10.81.18.1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platform-search-lb.eu-central1-stg-c:58006">
            <text:p>api.hmg.stg-platform-search-lb.eu-central1-stg-c:58006</text:p>
          </table:table-cell>
          <table:table-cell office:value-type="string" office:string-value="10.81.18.1">
            <text:p>10.81.18.1</text:p>
          </table:table-cell>
          <table:table-cell office:value-type="float" office:value="58006">
            <text:p>58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searchapp-lb.eu-central1-stg-c:58005">
            <text:p>api.hmg.stg-searchapp-lb.eu-central1-stg-c:58005</text:p>
          </table:table-cell>
          <table:table-cell office:value-type="string" office:string-value="10.81.18.1">
            <text:p>10.81.18.1</text:p>
          </table:table-cell>
          <table:table-cell office:value-type="float" office:value="58005">
            <text:p>58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mg.stg-engine-codi.eu-central1-stg-c:59201">
            <text:p>api.hmg.stg-engine-codi.eu-central1-stg-c:59201</text:p>
          </table:table-cell>
          <table:table-cell office:value-type="string" office:string-value="10.81.18.1">
            <text:p>10.81.18.1</text:p>
          </table:table-cell>
          <table:table-cell office:value-type="float" office:value="59201">
            <text:p>59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gui.hmg.stg-bastion-lb.eu-central1-stg-c:18010">
            <text:p>gui.hmg.stg-bastion-lb.eu-central1-stg-c:18010</text:p>
          </table:table-cell>
          <table:table-cell office:value-type="string" office:string-value="10.81.18.6">
            <text:p>10.81.18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2_STG-C">
            <text:p>FR2_STG-C</text:p>
          </table:table-cell>
          <table:table-cell office:value-type="string" office:string-value="172.28.7.23">
            <text:p>172.28.7.23</text:p>
          </table:table-cell>
          <table:table-cell office:value-type="string" office:string-value="api.hc.stg-platform-index-int-lb.eu-central1-stg-c:58007">
            <text:p>api.hc.stg-platform-index-int-lb.eu-central1-stg-c:58007</text:p>
          </table:table-cell>
          <table:table-cell office:value-type="string" office:string-value="172.28.96.15">
            <text:p>172.28.96.15</text:p>
          </table:table-cell>
          <table:table-cell office:value-type="float" office:value="58007">
            <text:p>5800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0">
            <text:p>gui.hc.hlb.eu-central-2-admin:8000</text:p>
          </table:table-cell>
          <table:table-cell office:value-type="string" office:string-value="172.30.18.34">
            <text:p>172.30.18.3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.eu-central-2-admin:8001">
            <text:p>gui.hc.hlb.eu-central-2-admin:8001</text:p>
          </table:table-cell>
          <table:table-cell office:value-type="string" office:string-value="172.30.18.34">
            <text:p>172.30.18.34</text:p>
          </table:table-cell>
          <table:table-cell office:value-type="float" office:value="8001">
            <text:p>800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cinder_api_8776">
            <text:p>openstack_cinder_api_8776</text:p>
          </table:table-cell>
          <table:table-cell office:value-type="string" office:string-value="172.30.18.24">
            <text:p>172.30.18.24</text:p>
          </table:table-cell>
          <table:table-cell office:value-type="float" office:value="8776">
            <text:p>877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glance_api_9292">
            <text:p>openstack_glance_api_9292</text:p>
          </table:table-cell>
          <table:table-cell office:value-type="string" office:string-value="172.30.18.24">
            <text:p>172.30.18.24</text:p>
          </table:table-cell>
          <table:table-cell office:value-type="float" office:value="9292">
            <text:p>92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8004">
            <text:p>openstack_heat_api_8004</text:p>
          </table:table-cell>
          <table:table-cell office:value-type="string" office:string-value="172.30.18.24">
            <text:p>172.30.18.24</text:p>
          </table:table-cell>
          <table:table-cell office:value-type="float" office:value="8004">
            <text:p>8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keystone_internal_5000">
            <text:p>openstack_keystone_internal_5000</text:p>
          </table:table-cell>
          <table:table-cell office:value-type="string" office:string-value="172.30.18.24">
            <text:p>172.30.18.24</text:p>
          </table:table-cell>
          <table:table-cell office:value-type="float" office:value="5000">
            <text:p>5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nila_api_8786">
            <text:p>openstack_manila_api_8786</text:p>
          </table:table-cell>
          <table:table-cell office:value-type="string" office:string-value="172.30.18.24">
            <text:p>172.30.18.24</text:p>
          </table:table-cell>
          <table:table-cell office:value-type="float" office:value="8786">
            <text:p>878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mariadb_external_3306">
            <text:p>openstack_mariadb_external_3306</text:p>
          </table:table-cell>
          <table:table-cell office:value-type="string" office:string-value="172.30.18.24">
            <text:p>172.30.18.24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api_8774">
            <text:p>openstack_nova_api_8774</text:p>
          </table:table-cell>
          <table:table-cell office:value-type="string" office:string-value="172.30.18.24">
            <text:p>172.30.18.24</text:p>
          </table:table-cell>
          <table:table-cell office:value-type="float" office:value="8774">
            <text:p>877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metadata_8775">
            <text:p>openstack_nova_metadata_8775</text:p>
          </table:table-cell>
          <table:table-cell office:value-type="string" office:string-value="172.30.18.24">
            <text:p>172.30.18.24</text:p>
          </table:table-cell>
          <table:table-cell office:value-type="float" office:value="8775">
            <text:p>877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ova_novncproxy_6080">
            <text:p>openstack_nova_novncproxy_6080</text:p>
          </table:table-cell>
          <table:table-cell office:value-type="string" office:string-value="172.30.18.24">
            <text:p>172.30.18.24</text:p>
          </table:table-cell>
          <table:table-cell office:value-type="float" office:value="6080">
            <text:p>6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placement_api_8780">
            <text:p>openstack_placement_api_8780</text:p>
          </table:table-cell>
          <table:table-cell office:value-type="string" office:string-value="172.30.18.24">
            <text:p>172.30.18.24</text:p>
          </table:table-cell>
          <table:table-cell office:value-type="float" office:value="8780">
            <text:p>87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neutron_server_9696">
            <text:p>openstack_neutron_server_9696</text:p>
          </table:table-cell>
          <table:table-cell office:value-type="string" office:string-value="172.30.18.24">
            <text:p>172.30.18.24</text:p>
          </table:table-cell>
          <table:table-cell office:value-type="float" office:value="9696">
            <text:p>96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eat_api_cfn_8000">
            <text:p>openstack_heat_api_cfn_8000</text:p>
          </table:table-cell>
          <table:table-cell office:value-type="string" office:string-value="172.30.18.24">
            <text:p>172.30.18.24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">
            <text:p>openstack_horizon_80</text:p>
          </table:table-cell>
          <table:table-cell office:value-type="string" office:string-value="172.30.18.24">
            <text:p>172.30.18.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openstack_horizon_80_INT">
            <text:p>openstack_horizon_80_INT</text:p>
          </table:table-cell>
          <table:table-cell office:value-type="string" office:string-value="10.81.20.20">
            <text:p>10.81.20.2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influxdb.eu-central2-admin:8086">
            <text:p>api.hc.prd-hubble-influxdb.eu-central2-admin:8086</text:p>
          </table:table-cell>
          <table:table-cell office:value-type="string" office:string-value="172.30.18.33">
            <text:p>172.30.18.33</text:p>
          </table:table-cell>
          <table:table-cell office:value-type="float" office:value="8086">
            <text:p>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afka.eu-central2-admin:9092">
            <text:p>api.hc.prd-hubble-kafka.eu-central2-admin:9092</text:p>
          </table:table-cell>
          <table:table-cell office:value-type="string" office:string-value="172.30.18.32">
            <text:p>172.30.18.32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443">
            <text:p>api.hmg.prd-hubble-k8s.eu-central2-admin:443</text:p>
          </table:table-cell>
          <table:table-cell office:value-type="string" office:string-value="10.81.20.22">
            <text:p>10.81.20.2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k8s.eu-central2-admin:80">
            <text:p>api.hmg.prd-hubble-k8s.eu-central2-admin:80</text:p>
          </table:table-cell>
          <table:table-cell office:value-type="string" office:string-value="10.81.20.22">
            <text:p>10.81.20.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s.eu-central2-admin:9200">
            <text:p>api.hc.prd-hubble-es.eu-central2-admin:9200</text:p>
          </table:table-cell>
          <table:table-cell office:value-type="string" office:string-value="172.30.18.37">
            <text:p>172.30.18.37</text:p>
          </table:table-cell>
          <table:table-cell office:value-type="float" office:value="9200">
            <text:p>9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80">
            <text:p>api.hc.prd-hubble-k8s-hcloud.eu-central2-admin:80</text:p>
          </table:table-cell>
          <table:table-cell office:value-type="string" office:string-value="172.30.18.35">
            <text:p>172.30.18.35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80">
            <text:p>api.hc.prd-hubble-nifi.eu-central2-admin:80</text:p>
          </table:table-cell>
          <table:table-cell office:value-type="string" office:string-value="172.30.18.36">
            <text:p>172.30.18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k8s-hcloud.eu-central2-admin:443">
            <text:p>api.hc.prd-hubble-k8s-hcloud.eu-central2-admin:443</text:p>
          </table:table-cell>
          <table:table-cell office:value-type="string" office:string-value="172.30.18.35">
            <text:p>172.30.18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nifi.eu-central2-admin:443">
            <text:p>api.hc.prd-hubble-nifi.eu-central2-admin:443</text:p>
          </table:table-cell>
          <table:table-cell office:value-type="string" office:string-value="172.30.18.36">
            <text:p>172.30.18.3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18004">
            <text:p>api.hmg.coc-bastion.eu-central2-admin:18004</text:p>
          </table:table-cell>
          <table:table-cell office:value-type="string" office:string-value="10.81.20.35">
            <text:p>10.81.20.35</text:p>
          </table:table-cell>
          <table:table-cell office:value-type="float" office:value="18004">
            <text:p>18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id-bastion.eu-central2-admin:18001">
            <text:p>api.hmg.ccid-bastion.eu-central2-admin:18001</text:p>
          </table:table-cell>
          <table:table-cell office:value-type="string" office:string-value="10.81.20.35">
            <text:p>10.81.20.35</text:p>
          </table:table-cell>
          <table:table-cell office:value-type="float" office:value="18001">
            <text:p>1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cpd-bastion.eu-central2-admin:18002">
            <text:p>api.hmg.ccpd-bastion.eu-central2-admin:18002</text:p>
          </table:table-cell>
          <table:table-cell office:value-type="string" office:string-value="10.81.20.35">
            <text:p>10.81.20.35</text:p>
          </table:table-cell>
          <table:table-cell office:value-type="float" office:value="18002">
            <text:p>1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coc-bastion.eu-central2-admin:443">
            <text:p>api.hmg.coc-bastion.eu-central2-admin:443</text:p>
          </table:table-cell>
          <table:table-cell office:value-type="string" office:string-value="10.81.20.35">
            <text:p>10.81.20.3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coc-bastion.eu-central2-admin:500">
            <text:p>gui.hmg.coc-bastion.eu-central2-admin:500</text:p>
          </table:table-cell>
          <table:table-cell office:value-type="string" office:string-value="10.81.20.35">
            <text:p>10.81.20.35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4500">
            <text:p>infra-coc-bastion02.eu-central-2.hcloud.h53:4500</text:p>
          </table:table-cell>
          <table:table-cell office:value-type="string" office:string-value="10.81.20.35">
            <text:p>10.81.20.35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infra-coc-bastion02.eu-central-2.hcloud.h53:53">
            <text:p>infra-coc-bastion02.eu-central-2.hcloud.h53:53</text:p>
          </table:table-cell>
          <table:table-cell office:value-type="string" office:string-value="10.81.20.35">
            <text:p>10.81.20.35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bm-zabbix-lb:80">
            <text:p>fr7-bm-zabbix-lb:80</text:p>
          </table:table-cell>
          <table:table-cell office:value-type="string" office:string-value="10.81.20.36">
            <text:p>10.81.20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443">
            <text:p>api.hmg.prd-paas-hmg-rancher.eu-central2-admin:443</text:p>
          </table:table-cell>
          <table:table-cell office:value-type="string" office:string-value="10.81.20.11">
            <text:p>10.81.20.1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80">
            <text:p>api.hc.paas-prd-rancher.eu-central2-admin:80</text:p>
          </table:table-cell>
          <table:table-cell office:value-type="string" office:string-value="172.30.18.27">
            <text:p>172.30.18.2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443">
            <text:p>api.hmg.stg-paas-hmg-rancher.eu-central2-admin:443</text:p>
          </table:table-cell>
          <table:table-cell office:value-type="string" office:string-value="10.81.20.12">
            <text:p>10.81.20.1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80">
            <text:p>api.hc.paas-stg-rancher.eu-central2-admin:80</text:p>
          </table:table-cell>
          <table:table-cell office:value-type="string" office:string-value="172.30.18.31">
            <text:p>172.30.18.3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paas-hmg-rancher.eu-central2-admin:80">
            <text:p>api.hmg.prd-paas-hmg-rancher.eu-central2-admin:80</text:p>
          </table:table-cell>
          <table:table-cell office:value-type="string" office:string-value="10.81.20.11">
            <text:p>10.81.20.1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prd-rancher.eu-central2-admin:443">
            <text:p>api.hc.paas-prd-rancher.eu-central2-admin:443</text:p>
          </table:table-cell>
          <table:table-cell office:value-type="string" office:string-value="172.30.18.27">
            <text:p>172.30.18.2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stg-paas-hmg-rancher.eu-central2-admin:80">
            <text:p>api.hmg.stg-paas-hmg-rancher.eu-central2-admin:80</text:p>
          </table:table-cell>
          <table:table-cell office:value-type="string" office:string-value="10.81.20.12">
            <text:p>10.81.20.1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aas-stg-rancher.eu-central2-admin:443">
            <text:p>api.hc.paas-stg-rancher.eu-central2-admin:443</text:p>
          </table:table-cell>
          <table:table-cell office:value-type="string" office:string-value="172.30.18.31">
            <text:p>172.30.18.3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2">
            <text:p>api.hc.repo-prd-eu-central.eu-central2-admin:8082</text:p>
          </table:table-cell>
          <table:table-cell office:value-type="string" office:string-value="172.30.18.12">
            <text:p>172.30.18.12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repo-prd-eu-central.eu-central2-admin:8081">
            <text:p>api.hc.repo-prd-eu-central.eu-central2-admin:8081</text:p>
          </table:table-cell>
          <table:table-cell office:value-type="string" office:string-value="172.30.18.12">
            <text:p>172.30.18.1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prd-vm-zabbix-lb:80">
            <text:p>fr7-prd-vm-zabbix-lb:80</text:p>
          </table:table-cell>
          <table:table-cell office:value-type="string" office:string-value="10.81.20.38">
            <text:p>10.81.20.3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stg-vm-zabbix-lb:80">
            <text:p>fr7-stg-vm-zabbix-lb:80</text:p>
          </table:table-cell>
          <table:table-cell office:value-type="string" office:string-value="10.81.20.39">
            <text:p>10.81.20.3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0">
            <text:p>gui.hc.hlb-clb-for-gaia.eu-central-2-admin:8000</text:p>
          </table:table-cell>
          <table:table-cell office:value-type="string" office:string-value="172.30.18.39">
            <text:p>172.30.18.39</text:p>
          </table:table-cell>
          <table:table-cell office:value-type="float" office:value="8000">
            <text:p>8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clb-for-gaia.eu-central-2-admin:8001">
            <text:p>gui.hc.hlb-clb-for-gaia.eu-central-2-admin:8001</text:p>
          </table:table-cell>
          <table:table-cell office:value-type="string" office:string-value="172.30.18.39">
            <text:p>172.30.18.39</text:p>
          </table:table-cell>
          <table:table-cell office:value-type="float" office:value="8001">
            <text:p>8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5.eu-central2-admin:9085">
            <text:p>api.hmg.prd-hubble-euce2-hmg-kafka05.eu-central2-admin:9085</text:p>
          </table:table-cell>
          <table:table-cell office:value-type="string" office:string-value="10.81.20.6">
            <text:p>10.81.20.6</text:p>
          </table:table-cell>
          <table:table-cell office:value-type="float" office:value="9085">
            <text:p>9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6.eu-central2-admin:9086">
            <text:p>api.hmg.prd-hubble-euce2-hmg-kafka06.eu-central2-admin:9086</text:p>
          </table:table-cell>
          <table:table-cell office:value-type="string" office:string-value="10.81.20.6">
            <text:p>10.81.20.6</text:p>
          </table:table-cell>
          <table:table-cell office:value-type="float" office:value="9086">
            <text:p>9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7.eu-central2-admin:9087">
            <text:p>api.hmg.prd-hubble-euce2-hmg-kafka07.eu-central2-admin:9087</text:p>
          </table:table-cell>
          <table:table-cell office:value-type="string" office:string-value="10.81.20.6">
            <text:p>10.81.20.6</text:p>
          </table:table-cell>
          <table:table-cell office:value-type="float" office:value="9087">
            <text:p>908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8.eu-central2-admin:9088">
            <text:p>api.hmg.prd-hubble-euce2-hmg-kafka08.eu-central2-admin:9088</text:p>
          </table:table-cell>
          <table:table-cell office:value-type="string" office:string-value="10.81.20.6">
            <text:p>10.81.20.6</text:p>
          </table:table-cell>
          <table:table-cell office:value-type="float" office:value="9088">
            <text:p>9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.eu-central2-admin:9092">
            <text:p>api.hmg.prd-hubble-euce2-hmg-kafka.eu-central2-admin:9092</text:p>
          </table:table-cell>
          <table:table-cell office:value-type="string" office:string-value="10.81.20.6">
            <text:p>10.81.20.6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pub.h53-eu-udp-lb.eu-central2-admin:53">
            <text:p>gui.pub.h53-eu-udp-lb.eu-central2-admin:53</text:p>
          </table:table-cell>
          <table:table-cell office:value-type="string" office:string-value="103.187.35.231">
            <text:p>103.187.35.23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18017">
            <text:p>gui.hmg.infra-hae-bastion.eu-central2-admin:18017</text:p>
          </table:table-cell>
          <table:table-cell office:value-type="string" office:string-value="10.81.20.41">
            <text:p>10.81.20.41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43">
            <text:p>gui.hmg.infra-hae-bastion.eu-central2-admin:443</text:p>
          </table:table-cell>
          <table:table-cell office:value-type="string" office:string-value="10.81.20.41">
            <text:p>10.81.20.4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3">
            <text:p>gui.hmg.infra-hae-bastion.eu-central2-admin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500">
            <text:p>gui.hmg.infra-hae-bastion.eu-central2-admin:500</text:p>
          </table:table-cell>
          <table:table-cell office:value-type="string" office:string-value="10.81.20.41">
            <text:p>10.81.20.41</text:p>
          </table:table-cell>
          <table:table-cell office:value-type="float" office:value="500">
            <text:p>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4500">
            <text:p>gui.hmg.infra-hae-bastion.eu-central2-admin:4500</text:p>
          </table:table-cell>
          <table:table-cell office:value-type="string" office:string-value="10.81.20.41">
            <text:p>10.81.20.41</text:p>
          </table:table-cell>
          <table:table-cell office:value-type="float" office:value="4500">
            <text:p>4500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-udp:53">
            <text:p>gui.hmg.infra-hae-bastion.eu-central2-admin-udp:53</text:p>
          </table:table-cell>
          <table:table-cell office:value-type="string" office:string-value="10.81.20.41">
            <text:p>10.81.20.41</text:p>
          </table:table-cell>
          <table:table-cell office:value-type="float" office:value="53">
            <text:p>5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nfra-hae-bastion.eu-central2-admin:3128">
            <text:p>gui.hmg.infra-hae-bastion.eu-central2-admin:3128</text:p>
          </table:table-cell>
          <table:table-cell office:value-type="string" office:string-value="10.81.20.41">
            <text:p>10.81.20.41</text:p>
          </table:table-cell>
          <table:table-cell office:value-type="float" office:value="3128">
            <text:p>31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fr7-ntp:123">
            <text:p>fr7-ntp:123</text:p>
          </table:table-cell>
          <table:table-cell office:value-type="string" office:string-value="10.81.20.40">
            <text:p>10.81.20.40</text:p>
          </table:table-cell>
          <table:table-cell office:value-type="float" office:value="123">
            <text:p>123</text:p>
          </table:table-cell>
          <table:table-cell office:value-type="string" office:string-value="UDP">
            <text:p>UD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i-SAMS.eu-central-2.hcloud.h53:443">
            <text:p>gui.hmg.i-SAMS.eu-central-2.hcloud.h53:443</text:p>
          </table:table-cell>
          <table:table-cell office:value-type="string" office:string-value="10.81.20.23">
            <text:p>10.81.20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c.hlb-logging.eu-central2-admin:5601">
            <text:p>gui.hc.hlb-logging.eu-central2-admin:5601</text:p>
          </table:table-cell>
          <table:table-cell office:value-type="string" office:string-value="172.30.18.39">
            <text:p>172.30.18.39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c.prd-hubble-euce2-int-k8s443.eu-central2-admin:443">
            <text:p>api.hc.prd-hubble-euce2-int-k8s443.eu-central2-admin:443</text:p>
          </table:table-cell>
          <table:table-cell office:value-type="string" office:string-value="172.30.18.16">
            <text:p>172.30.18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1.eu-central2-admin:9081">
            <text:p>api.hmg.prd-hubble-euce2-hmg-kafka01.eu-central2-admin:9081</text:p>
          </table:table-cell>
          <table:table-cell office:value-type="string" office:string-value="10.81.20.6">
            <text:p>10.81.20.6</text:p>
          </table:table-cell>
          <table:table-cell office:value-type="float" office:value="9081">
            <text:p>9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2.eu-central2-admin:9082">
            <text:p>api.hmg.prd-hubble-euce2-hmg-kafka02.eu-central2-admin:9082</text:p>
          </table:table-cell>
          <table:table-cell office:value-type="string" office:string-value="10.81.20.6">
            <text:p>10.81.20.6</text:p>
          </table:table-cell>
          <table:table-cell office:value-type="float" office:value="9082">
            <text:p>90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3.eu-central2-admin:9083">
            <text:p>api.hmg.prd-hubble-euce2-hmg-kafka03.eu-central2-admin:9083</text:p>
          </table:table-cell>
          <table:table-cell office:value-type="string" office:string-value="10.81.20.6">
            <text:p>10.81.20.6</text:p>
          </table:table-cell>
          <table:table-cell office:value-type="float" office:value="9083">
            <text:p>9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api.hmg.prd-hubble-euce2-hmg-kafka04.eu-central2-admin:9084">
            <text:p>api.hmg.prd-hubble-euce2-hmg-kafka04.eu-central2-admin:9084</text:p>
          </table:table-cell>
          <table:table-cell office:value-type="string" office:string-value="10.81.20.6">
            <text:p>10.81.20.6</text:p>
          </table:table-cell>
          <table:table-cell office:value-type="float" office:value="9084">
            <text:p>9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app-eu-lb.eu-central2-admin:443">
            <text:p>gui.hmg.hkgitlab-app-eu-lb.eu-central2-admin:443</text:p>
          </table:table-cell>
          <table:table-cell office:value-type="string" office:string-value="10.81.20.45">
            <text:p>10.81.20.4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kgitlab-db-eu-lb.eu-central2-admin:5432">
            <text:p>gui.hmg.hkgitlab-db-eu-lb.eu-central2-admin:5432</text:p>
          </table:table-cell>
          <table:table-cell office:value-type="string" office:string-value="10.81.20.45">
            <text:p>10.81.20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app-eu-lb.eu-central2-admin:443">
            <text:p>gui.hmg.hmggitlab-app-eu-lb.eu-central2-admin:443</text:p>
          </table:table-cell>
          <table:table-cell office:value-type="string" office:string-value="10.81.20.46">
            <text:p>10.81.20.4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Admin">
            <text:p>FR7_Admin</text:p>
          </table:table-cell>
          <table:table-cell office:value-type="string" office:string-value="172.30.7.8">
            <text:p>172.30.7.8</text:p>
          </table:table-cell>
          <table:table-cell office:value-type="string" office:string-value="gui.hmg.hmggitlab-db1-eu-lb.eu-central2-admin:5432">
            <text:p>gui.hmg.hmggitlab-db1-eu-lb.eu-central2-admin:5432</text:p>
          </table:table-cell>
          <table:table-cell office:value-type="string" office:string-value="10.81.20.46">
            <text:p>10.81.20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1">
            <text:p>gui.hmg.kcseuvcrmp.eu-central2-prd-a:8091</text:p>
          </table:table-cell>
          <table:table-cell office:value-type="string" office:string-value="10.81.20.134">
            <text:p>10.81.20.134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90">
            <text:p>gui.hmg.kcseuvcrmp.eu-central2-prd-a:8090</text:p>
          </table:table-cell>
          <table:table-cell office:value-type="string" office:string-value="10.81.20.134">
            <text:p>10.81.20.1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8089">
            <text:p>gui.hmg.kcseuvcrmp.eu-central2-prd-a:8089</text:p>
          </table:table-cell>
          <table:table-cell office:value-type="string" office:string-value="10.81.20.134">
            <text:p>10.81.20.13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1">
            <text:p>gui.hmg.ccseuvcrmp.eu-central2-prd-a:8091</text:p>
          </table:table-cell>
          <table:table-cell office:value-type="string" office:string-value="10.81.20.135">
            <text:p>10.81.20.135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90">
            <text:p>gui.hmg.ccseuvcrmp.eu-central2-prd-a:8090</text:p>
          </table:table-cell>
          <table:table-cell office:value-type="string" office:string-value="10.81.20.135">
            <text:p>10.81.20.1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8089">
            <text:p>gui.hmg.ccseuvcrmp.eu-central2-prd-a:8089</text:p>
          </table:table-cell>
          <table:table-cell office:value-type="string" office:string-value="10.81.20.135">
            <text:p>10.81.20.13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felice.eu-central2-prd-a:80">
            <text:p>gui.hc.vdspkafkafelice.eu-central2-prd-a:80</text:p>
          </table:table-cell>
          <table:table-cell office:value-type="string" office:string-value="172.31.64.20">
            <text:p>172.31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felice.eu-central2-prd-a:80">
            <text:p>gui.hmg.vdspkafkafelice.eu-central2-prd-a:80</text:p>
          </table:table-cell>
          <table:table-cell office:value-type="string" office:string-value="10.81.20.136">
            <text:p>10.81.20.1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2">
            <text:p>gui.hmg.kcseuvcrmp.eu-central2-prd-a:9022</text:p>
          </table:table-cell>
          <table:table-cell office:value-type="string" office:string-value="10.81.20.134">
            <text:p>10.81.20.134</text:p>
          </table:table-cell>
          <table:table-cell office:value-type="float" office:value="9022">
            <text:p>9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.eu-central2-prd-a:9023">
            <text:p>gui.hmg.kcseuvcrmp.eu-central2-prd-a:9023</text:p>
          </table:table-cell>
          <table:table-cell office:value-type="string" office:string-value="10.81.20.134">
            <text:p>10.81.20.134</text:p>
          </table:table-cell>
          <table:table-cell office:value-type="float" office:value="9023">
            <text:p>9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4">
            <text:p>gui.hmg.ccseuvcrmp.eu-central2-prd-a:9024</text:p>
          </table:table-cell>
          <table:table-cell office:value-type="string" office:string-value="10.81.20.135">
            <text:p>10.81.20.135</text:p>
          </table:table-cell>
          <table:table-cell office:value-type="float" office:value="9024">
            <text:p>9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.eu-central2-prd-a:9025">
            <text:p>gui.hmg.ccseuvcrmp.eu-central2-prd-a:9025</text:p>
          </table:table-cell>
          <table:table-cell office:value-type="string" office:string-value="10.81.20.135">
            <text:p>10.81.20.135</text:p>
          </table:table-cell>
          <table:table-cell office:value-type="float" office:value="9025">
            <text:p>9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1.eu-central2-prd-a:22">
            <text:p>gui.hmg.ccseuvcrmp01.eu-central2-prd-a:22</text:p>
          </table:table-cell>
          <table:table-cell office:value-type="string" office:string-value="10.81.20.134">
            <text:p>10.81.20.134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vcrmp02.eu-central2-prd-a:22">
            <text:p>gui.hmg.ccseuvcrmp02.eu-central2-prd-a:22</text:p>
          </table:table-cell>
          <table:table-cell office:value-type="string" office:string-value="10.81.20.135">
            <text:p>10.81.20.135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1.eu-central2-prd-a:22">
            <text:p>gui.hmg.kcseuvcrmp01.eu-central2-prd-a:22</text:p>
          </table:table-cell>
          <table:table-cell office:value-type="string" office:string-value="10.81.20.140">
            <text:p>10.81.20.140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vcrmp02.eu-central2-prd-a:22">
            <text:p>gui.hmg.kcseuvcrmp02.eu-central2-prd-a:22</text:p>
          </table:table-cell>
          <table:table-cell office:value-type="string" office:string-value="10.81.20.141">
            <text:p>10.81.20.14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1">
            <text:p>gui.hmg.vdspkafkabroker.eu-central2-prd-a:19091</text:p>
          </table:table-cell>
          <table:table-cell office:value-type="string" office:string-value="10.81.20.138">
            <text:p>10.81.20.13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2">
            <text:p>gui.hmg.vdspkafkabroker.eu-central2-prd-a:19092</text:p>
          </table:table-cell>
          <table:table-cell office:value-type="string" office:string-value="10.81.20.138">
            <text:p>10.81.20.13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3">
            <text:p>gui.hmg.vdspkafkabroker.eu-central2-prd-a:19093</text:p>
          </table:table-cell>
          <table:table-cell office:value-type="string" office:string-value="10.81.20.138">
            <text:p>10.81.20.13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4">
            <text:p>gui.hmg.vdspkafkabroker.eu-central2-prd-a:19094</text:p>
          </table:table-cell>
          <table:table-cell office:value-type="string" office:string-value="10.81.20.138">
            <text:p>10.81.20.13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5">
            <text:p>gui.hmg.vdspkafkabroker.eu-central2-prd-a:19095</text:p>
          </table:table-cell>
          <table:table-cell office:value-type="string" office:string-value="10.81.20.138">
            <text:p>10.81.20.13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6">
            <text:p>gui.hmg.vdspkafkabroker.eu-central2-prd-a:19096</text:p>
          </table:table-cell>
          <table:table-cell office:value-type="string" office:string-value="10.81.20.138">
            <text:p>10.81.20.13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7">
            <text:p>gui.hmg.vdspkafkabroker.eu-central2-prd-a:19097</text:p>
          </table:table-cell>
          <table:table-cell office:value-type="string" office:string-value="10.81.20.138">
            <text:p>10.81.20.13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19098">
            <text:p>gui.hmg.vdspkafkabroker.eu-central2-prd-a:19098</text:p>
          </table:table-cell>
          <table:table-cell office:value-type="string" office:string-value="10.81.20.138">
            <text:p>10.81.20.13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1">
            <text:p>gui.hc.vdspkafkabroker.eu-central2-prd-a:19091</text:p>
          </table:table-cell>
          <table:table-cell office:value-type="string" office:string-value="172.31.64.12">
            <text:p>172.31.64.12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2">
            <text:p>gui.hc.vdspkafkabroker.eu-central2-prd-a:19092</text:p>
          </table:table-cell>
          <table:table-cell office:value-type="string" office:string-value="172.31.64.12">
            <text:p>172.31.64.12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3">
            <text:p>gui.hc.vdspkafkabroker.eu-central2-prd-a:19093</text:p>
          </table:table-cell>
          <table:table-cell office:value-type="string" office:string-value="172.31.64.12">
            <text:p>172.31.64.12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4">
            <text:p>gui.hc.vdspkafkabroker.eu-central2-prd-a:19094</text:p>
          </table:table-cell>
          <table:table-cell office:value-type="string" office:string-value="172.31.64.12">
            <text:p>172.31.64.1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5">
            <text:p>gui.hc.vdspkafkabroker.eu-central2-prd-a:19095</text:p>
          </table:table-cell>
          <table:table-cell office:value-type="string" office:string-value="172.31.64.12">
            <text:p>172.31.64.1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6">
            <text:p>gui.hc.vdspkafkabroker.eu-central2-prd-a:19096</text:p>
          </table:table-cell>
          <table:table-cell office:value-type="string" office:string-value="172.31.64.12">
            <text:p>172.31.64.1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7">
            <text:p>gui.hc.vdspkafkabroker.eu-central2-prd-a:19097</text:p>
          </table:table-cell>
          <table:table-cell office:value-type="string" office:string-value="172.31.64.12">
            <text:p>172.31.64.1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c.vdspkafkabroker.eu-central2-prd-a:19098">
            <text:p>gui.hc.vdspkafkabroker.eu-central2-prd-a:19098</text:p>
          </table:table-cell>
          <table:table-cell office:value-type="string" office:string-value="172.31.64.12">
            <text:p>172.31.64.1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80">
            <text:p>api.hmg.ccseu-vtwin-prd-proxy.eu-central2-prd-a:80</text:p>
          </table:table-cell>
          <table:table-cell office:value-type="string" office:string-value="10.81.20.142">
            <text:p>10.81.20.1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info-bastion.eu-central2-prd-a:18006">
            <text:p>gui.hmg.ccsinfo-bastion.eu-central2-prd-a:18006</text:p>
          </table:table-cell>
          <table:table-cell office:value-type="string" office:string-value="10.81.20.139">
            <text:p>10.81.20.13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-bastion.eu-central2-prd-a:18005">
            <text:p>gui.hmg.vdsp-bastion.eu-central2-prd-a:18005</text:p>
          </table:table-cell>
          <table:table-cell office:value-type="string" office:string-value="10.81.20.139">
            <text:p>10.81.20.13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dataservicedevelopmentcell-bastion.eu-central2-prd-a:18007">
            <text:p>gui.hmg.dataservicedevelopmentcell-bastion.eu-central2-prd-a:18007</text:p>
          </table:table-cell>
          <table:table-cell office:value-type="string" office:string-value="10.81.20.139">
            <text:p>10.81.20.13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2">
            <text:p>gui.hmg.ccsnoti-k.eu-central2-prd-a:7202</text:p>
          </table:table-cell>
          <table:table-cell office:value-type="string" office:string-value="10.81.20.143">
            <text:p>10.81.20.143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3">
            <text:p>gui.hmg.ccsnoti-k.eu-central2-prd-a:7203</text:p>
          </table:table-cell>
          <table:table-cell office:value-type="string" office:string-value="10.81.20.143">
            <text:p>10.81.20.143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4">
            <text:p>gui.hmg.ccsnoti-k.eu-central2-prd-a:7204</text:p>
          </table:table-cell>
          <table:table-cell office:value-type="string" office:string-value="10.81.20.143">
            <text:p>10.81.20.143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zipkin.eu-central2-prd-a:31600">
            <text:p>gui.hmg.ccs-eu-g-prd-msa-zipkin.eu-central2-prd-a:31600</text:p>
          </table:table-cell>
          <table:table-cell office:value-type="string" office:string-value="10.81.20.144">
            <text:p>10.81.20.144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springadmin.eu-central2-prd-a:31800">
            <text:p>gui.hmg.ccs-eu-g-prd-msa-springadmin.eu-central2-prd-a:31800</text:p>
          </table:table-cell>
          <table:table-cell office:value-type="string" office:string-value="10.81.20.144">
            <text:p>10.81.20.144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1.eu-central2-prd-a:80">
            <text:p>gui.hmg.ccs-eu-g-prd-felice-dashboard-1.eu-central2-prd-a:80</text:p>
          </table:table-cell>
          <table:table-cell office:value-type="string" office:string-value="10.81.20.146">
            <text:p>10.81.20.14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dashboard-2.eu-central2-prd-a:90">
            <text:p>gui.hmg.ccs-eu-g-prd-felice-dashboard-2.eu-central2-prd-a:90</text:p>
          </table:table-cell>
          <table:table-cell office:value-type="string" office:string-value="10.81.20.146">
            <text:p>10.81.20.146</text:p>
          </table:table-cell>
          <table:table-cell office:value-type="float" office:value="90">
            <text:p>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mig-bastion.eu-central2-prd-a:18009">
            <text:p>gui.hmg.eumig-bastion.eu-central2-prd-a:18009</text:p>
          </table:table-cell>
          <table:table-cell office:value-type="string" office:string-value="10.81.20.139">
            <text:p>10.81.20.13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PDlbp-bastion.eu-central2-prd-a:18010">
            <text:p>gui.hmg.CPDlbp-bastion.eu-central2-prd-a:18010</text:p>
          </table:table-cell>
          <table:table-cell office:value-type="string" office:string-value="10.81.20.139">
            <text:p>10.81.20.13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6301">
            <text:p>api.hc.gcseuAccountPrd.eu-central2-prd-a:6301</text:p>
          </table:table-cell>
          <table:table-cell office:value-type="string" office:string-value="172.31.64.21">
            <text:p>172.31.64.21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artnerPrd.eu-central2-prd-a:10300">
            <text:p>api.hc.gcseuPartnerPrd.eu-central2-prd-a:10300</text:p>
          </table:table-cell>
          <table:table-cell office:value-type="string" office:string-value="172.31.64.22">
            <text:p>172.31.64.22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6101">
            <text:p>api.hc.hydeuAccountPrd.eu-central2-prd-a:6101</text:p>
          </table:table-cell>
          <table:table-cell office:value-type="string" office:string-value="172.31.64.23">
            <text:p>172.31.64.23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artnerPrd.eu-central2-prd-a:10100">
            <text:p>api.hc.hydeuPartnerPrd.eu-central2-prd-a:10100</text:p>
          </table:table-cell>
          <table:table-cell office:value-type="string" office:string-value="172.31.64.24">
            <text:p>172.31.64.24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6201">
            <text:p>api.hc.kiaeuAccountPrd.eu-central2-prd-a:6201</text:p>
          </table:table-cell>
          <table:table-cell office:value-type="string" office:string-value="172.31.64.25">
            <text:p>172.31.64.25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artnerPrd.eu-central2-prd-a:10200">
            <text:p>api.hc.kiaeuPartnerPrd.eu-central2-prd-a:10200</text:p>
          </table:table-cell>
          <table:table-cell office:value-type="string" office:string-value="172.31.64.26">
            <text:p>172.31.64.26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4301">
            <text:p>api.hc.gcseuProfilePrd.eu-central2-prd-a:4301</text:p>
          </table:table-cell>
          <table:table-cell office:value-type="string" office:string-value="172.31.64.30">
            <text:p>172.31.64.30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4101">
            <text:p>api.hc.hydeuProfilePrd.eu-central2-prd-a:4101</text:p>
          </table:table-cell>
          <table:table-cell office:value-type="string" office:string-value="172.31.64.31">
            <text:p>172.31.64.31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4201">
            <text:p>api.hc.kiaeuProfilePrd.eu-central2-prd-a:4201</text:p>
          </table:table-cell>
          <table:table-cell office:value-type="string" office:string-value="172.31.64.32">
            <text:p>172.31.64.32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sbsgw.eu-central2-prd-a:80">
            <text:p>api.hc.dkc-prd-sbsgw.eu-central2-prd-a:80</text:p>
          </table:table-cell>
          <table:table-cell office:value-type="string" office:string-value="172.31.64.13">
            <text:p>172.31.64.1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dev-bastion.eu-central2-prd-a:18014">
            <text:p>gui.hmg.ccsdev-bastion.eu-central2-prd-a:18014</text:p>
          </table:table-cell>
          <table:table-cell office:value-type="string" office:string-value="10.81.20.139">
            <text:p>10.81.20.13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2">
            <text:p>gui.pub.ccs2-eu-genesis-prd-igw.eu-central2-prd-a:8002</text:p>
          </table:table-cell>
          <table:table-cell office:value-type="string" office:string-value="103.187.35.151">
            <text:p>103.187.35.151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8003">
            <text:p>gui.pub.ccs2-eu-genesis-prd-igw.eu-central2-prd-a:8003</text:p>
          </table:table-cell>
          <table:table-cell office:value-type="string" office:string-value="103.187.35.151">
            <text:p>103.187.35.15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10">
            <text:p>gui.pub.ccs2-eu-genesis-prd-igw.eu-central2-prd-a:30010</text:p>
          </table:table-cell>
          <table:table-cell office:value-type="string" office:string-value="103.187.35.151">
            <text:p>103.187.35.15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igw.eu-central2-prd-a:30020">
            <text:p>gui.pub.ccs2-eu-genesis-prd-igw.eu-central2-prd-a:30020</text:p>
          </table:table-cell>
          <table:table-cell office:value-type="string" office:string-value="103.187.35.151">
            <text:p>103.187.35.15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10">
            <text:p>gui.pub.ccs2-eu-genesis-prd-egw.eu-central2-prd-a:31010</text:p>
          </table:table-cell>
          <table:table-cell office:value-type="string" office:string-value="103.187.35.152">
            <text:p>103.187.35.152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egw.eu-central2-prd-a:31020">
            <text:p>gui.pub.ccs2-eu-genesis-prd-egw.eu-central2-prd-a:31020</text:p>
          </table:table-cell>
          <table:table-cell office:value-type="string" office:string-value="103.187.35.152">
            <text:p>103.187.35.152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10">
            <text:p>gui.hmg.ccs2-eu-genesis-prd-silb.eu-central2-prd-a:32010</text:p>
          </table:table-cell>
          <table:table-cell office:value-type="string" office:string-value="10.81.20.148">
            <text:p>10.81.20.148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2020">
            <text:p>gui.hmg.ccs2-eu-genesis-prd-silb.eu-central2-prd-a:32020</text:p>
          </table:table-cell>
          <table:table-cell office:value-type="string" office:string-value="10.81.20.148">
            <text:p>10.81.20.148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30017">
            <text:p>gui.hmg.ccs2-eu-genesis-prd-silb.eu-central2-prd-a:30017</text:p>
          </table:table-cell>
          <table:table-cell office:value-type="string" office:string-value="10.81.20.148">
            <text:p>10.81.20.148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2-eu-genesis-prd-telecom.eu-central2-prd-a:31099">
            <text:p>gui.pub.ccs2-eu-genesis-prd-telecom.eu-central2-prd-a:31099</text:p>
          </table:table-cell>
          <table:table-cell office:value-type="string" office:string-value="103.187.35.153">
            <text:p>103.187.35.153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0">
            <text:p>gui.hmg.uptime-was-prd-lb.eu-central2-prd-a:7080</text:p>
          </table:table-cell>
          <table:table-cell office:value-type="string" office:string-value="10.81.20.148">
            <text:p>10.81.20.14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1">
            <text:p>gui.hmg.uptime-was-prd-lb.eu-central2-prd-a:7081</text:p>
          </table:table-cell>
          <table:table-cell office:value-type="string" office:string-value="10.81.20.148">
            <text:p>10.81.20.14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uptime-was-prd-lb.eu-central2-prd-a:7083">
            <text:p>gui.hmg.uptime-was-prd-lb.eu-central2-prd-a:7083</text:p>
          </table:table-cell>
          <table:table-cell office:value-type="string" office:string-value="10.81.20.148">
            <text:p>10.81.20.14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0">
            <text:p>gui.hmg.vms-prd-lb.eu-central2-prd-a:7080</text:p>
          </table:table-cell>
          <table:table-cell office:value-type="string" office:string-value="10.81.20.149">
            <text:p>10.81.20.149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1">
            <text:p>gui.hmg.vms-prd-lb.eu-central2-prd-a:7081</text:p>
          </table:table-cell>
          <table:table-cell office:value-type="string" office:string-value="10.81.20.149">
            <text:p>10.81.20.149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ms-prd-lb.eu-central2-prd-a:7083">
            <text:p>gui.hmg.vms-prd-lb.eu-central2-prd-a:7083</text:p>
          </table:table-cell>
          <table:table-cell office:value-type="string" office:string-value="10.81.20.149">
            <text:p>10.81.20.149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hmgid-bastion.eu-central2-prd-a:18008">
            <text:p>gui.hmg.hmgid-bastion.eu-central2-prd-a:18008</text:p>
          </table:table-cell>
          <table:table-cell office:value-type="string" office:string-value="10.81.20.139">
            <text:p>10.81.20.13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1">
            <text:p>gui.hmg.vdhkafkabroker.eu-central2-prd-a:19091</text:p>
          </table:table-cell>
          <table:table-cell office:value-type="string" office:string-value="100.77.1.128">
            <text:p>100.77.1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2">
            <text:p>gui.hmg.vdhkafkabroker.eu-central2-prd-a:19092</text:p>
          </table:table-cell>
          <table:table-cell office:value-type="string" office:string-value="100.77.1.128">
            <text:p>100.77.1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3">
            <text:p>gui.hmg.vdhkafkabroker.eu-central2-prd-a:19093</text:p>
          </table:table-cell>
          <table:table-cell office:value-type="string" office:string-value="100.77.1.128">
            <text:p>100.77.1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4">
            <text:p>gui.hmg.vdhkafkabroker.eu-central2-prd-a:19094</text:p>
          </table:table-cell>
          <table:table-cell office:value-type="string" office:string-value="100.77.1.128">
            <text:p>100.77.1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5">
            <text:p>gui.hmg.vdhkafkabroker.eu-central2-prd-a:19095</text:p>
          </table:table-cell>
          <table:table-cell office:value-type="string" office:string-value="100.77.1.128">
            <text:p>100.77.1.12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6">
            <text:p>gui.hmg.vdhkafkabroker.eu-central2-prd-a:19096</text:p>
          </table:table-cell>
          <table:table-cell office:value-type="string" office:string-value="100.77.1.128">
            <text:p>100.77.1.12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7">
            <text:p>gui.hmg.vdhkafkabroker.eu-central2-prd-a:19097</text:p>
          </table:table-cell>
          <table:table-cell office:value-type="string" office:string-value="100.77.1.128">
            <text:p>100.77.1.12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9098">
            <text:p>gui.hmg.vdhkafkabroker.eu-central2-prd-a:19098</text:p>
          </table:table-cell>
          <table:table-cell office:value-type="string" office:string-value="100.77.1.128">
            <text:p>100.77.1.128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ssp-lb.eu-central2-prd-a:8088">
            <text:p>api.hc.gcseuissp-lb.eu-central2-prd-a:8088</text:p>
          </table:table-cell>
          <table:table-cell office:value-type="string" office:string-value="172.31.64.19">
            <text:p>172.31.64.1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bastion.eu-central2-prd-a:18015">
            <text:p>gui.hmg.vdh-bastion.eu-central2-prd-a:18015</text:p>
          </table:table-cell>
          <table:table-cell office:value-type="string" office:string-value="10.81.20.139">
            <text:p>10.81.20.13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600">
            <text:p>api.hmg.ccs-eu-h-prd-fr7.eu-central2-prd-a:31600</text:p>
          </table:table-cell>
          <table:table-cell office:value-type="string" office:string-value="10.81.20.137">
            <text:p>10.81.20.137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1800">
            <text:p>api.hmg.ccs-eu-h-prd-fr7.eu-central2-prd-a:31800</text:p>
          </table:table-cell>
          <table:table-cell office:value-type="string" office:string-value="10.81.20.137">
            <text:p>10.81.20.137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10">
            <text:p>api.hmg.ccs-eu-h-prd-fr7.eu-central2-prd-a:32010</text:p>
          </table:table-cell>
          <table:table-cell office:value-type="string" office:string-value="10.81.20.137">
            <text:p>10.81.20.13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800">
            <text:p>api.hmg.ccs-eu-k-prd-fr7.eu-central2-prd-a:31800</text:p>
          </table:table-cell>
          <table:table-cell office:value-type="string" office:string-value="10.81.20.151">
            <text:p>10.81.20.151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10">
            <text:p>api.hmg.ccs-eu-k-prd-fr7.eu-central2-prd-a:32010</text:p>
          </table:table-cell>
          <table:table-cell office:value-type="string" office:string-value="10.81.20.151">
            <text:p>10.81.20.151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1600">
            <text:p>api.hmg.ccs-eu-k-prd-fr7.eu-central2-prd-a:31600</text:p>
          </table:table-cell>
          <table:table-cell office:value-type="string" office:string-value="10.81.20.151">
            <text:p>10.81.20.151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platform-bastion.eu-central2-prd-a:18016">
            <text:p>gui.hmg.ccsplatform-bastion.eu-central2-prd-a:18016</text:p>
          </table:table-cell>
          <table:table-cell office:value-type="string" office:string-value="10.81.20.139">
            <text:p>10.81.20.13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cdt-bastion.eu-central2-prd-a:18012">
            <text:p>gui.hmg.vcdt-bastion.eu-central2-prd-a:18012</text:p>
          </table:table-cell>
          <table:table-cell office:value-type="string" office:string-value="10.81.20.139">
            <text:p>10.81.20.13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ilb.eu-central2-prd-a:8003">
            <text:p>gui.hmg.ccs2-eu-genesis-prd-silb.eu-central2-prd-a:8003</text:p>
          </table:table-cell>
          <table:table-cell office:value-type="string" office:string-value="10.81.20.148">
            <text:p>10.81.20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h-prd-fr7.eu-central2-prd-a:19094">
            <text:p>api.hmg.ccs-kafka-broker-1-eu-h-prd-fr7.eu-central2-prd-a:19094</text:p>
          </table:table-cell>
          <table:table-cell office:value-type="string" office:string-value="10.81.20.152">
            <text:p>10.81.20.152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h-prd-fr7.eu-central2-prd-a:19095">
            <text:p>api.hmg.ccs-kafka-broker-2-eu-h-prd-fr7.eu-central2-prd-a:19095</text:p>
          </table:table-cell>
          <table:table-cell office:value-type="string" office:string-value="10.81.20.152">
            <text:p>10.81.20.152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h-prd-fr7.eu-central2-prd-a:19096">
            <text:p>api.hmg.ccs-kafka-broker-3-eu-h-prd-fr7.eu-central2-prd-a:19096</text:p>
          </table:table-cell>
          <table:table-cell office:value-type="string" office:string-value="10.81.20.152">
            <text:p>10.81.20.152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h-prd-fr7.eu-central2-prd-a:19097">
            <text:p>api.hmg.ccs-kafka-broker-4-eu-h-prd-fr7.eu-central2-prd-a:19097</text:p>
          </table:table-cell>
          <table:table-cell office:value-type="string" office:string-value="10.81.20.152">
            <text:p>10.81.20.152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h-prd-fr7.eu-central2-prd-a:19098">
            <text:p>api.hmg.ccs-kafka-broker-5-eu-h-prd-fr7.eu-central2-prd-a:19098</text:p>
          </table:table-cell>
          <table:table-cell office:value-type="string" office:string-value="10.81.20.152">
            <text:p>10.81.20.152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h-prd-fr7.eu-central2-prd-a:19099">
            <text:p>api.hmg.ccs-kafka-broker-6-eu-h-prd-fr7.eu-central2-prd-a:19099</text:p>
          </table:table-cell>
          <table:table-cell office:value-type="string" office:string-value="10.81.20.152">
            <text:p>10.81.20.152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h-prd-fr7.eu-central2-prd-a:19100">
            <text:p>api.hmg.ccs-kafka-broker-7-eu-h-prd-fr7.eu-central2-prd-a:19100</text:p>
          </table:table-cell>
          <table:table-cell office:value-type="string" office:string-value="10.81.20.152">
            <text:p>10.81.20.152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1-eu-k-prd-fr7.eu-central2-prd-a:19094">
            <text:p>api.hmg.ccs-kafka-broker-1-eu-k-prd-fr7.eu-central2-prd-a:19094</text:p>
          </table:table-cell>
          <table:table-cell office:value-type="string" office:string-value="10.81.20.153">
            <text:p>10.81.20.15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2-eu-k-prd-fr7.eu-central2-prd-a:19095">
            <text:p>api.hmg.ccs-kafka-broker-2-eu-k-prd-fr7.eu-central2-prd-a:19095</text:p>
          </table:table-cell>
          <table:table-cell office:value-type="string" office:string-value="10.81.20.153">
            <text:p>10.81.20.15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3-eu-k-prd-fr7.eu-central2-prd-a:19096">
            <text:p>api.hmg.ccs-kafka-broker-3-eu-k-prd-fr7.eu-central2-prd-a:19096</text:p>
          </table:table-cell>
          <table:table-cell office:value-type="string" office:string-value="10.81.20.153">
            <text:p>10.81.20.15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4-eu-k-prd-fr7.eu-central2-prd-a:19097">
            <text:p>api.hmg.ccs-kafka-broker-4-eu-k-prd-fr7.eu-central2-prd-a:19097</text:p>
          </table:table-cell>
          <table:table-cell office:value-type="string" office:string-value="10.81.20.153">
            <text:p>10.81.20.15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5-eu-k-prd-fr7.eu-central2-prd-a:19098">
            <text:p>api.hmg.ccs-kafka-broker-5-eu-k-prd-fr7.eu-central2-prd-a:19098</text:p>
          </table:table-cell>
          <table:table-cell office:value-type="string" office:string-value="10.81.20.153">
            <text:p>10.81.20.153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6-eu-k-prd-fr7.eu-central2-prd-a:19099">
            <text:p>api.hmg.ccs-kafka-broker-6-eu-k-prd-fr7.eu-central2-prd-a:19099</text:p>
          </table:table-cell>
          <table:table-cell office:value-type="string" office:string-value="10.81.20.153">
            <text:p>10.81.20.153</text:p>
          </table:table-cell>
          <table:table-cell office:value-type="float" office:value="19099">
            <text:p>19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kafka-broker-7-eu-k-prd-fr7.eu-central2-prd-a:19100">
            <text:p>api.hmg.ccs-kafka-broker-7-eu-k-prd-fr7.eu-central2-prd-a:19100</text:p>
          </table:table-cell>
          <table:table-cell office:value-type="string" office:string-value="10.81.20.153">
            <text:p>10.81.20.153</text:p>
          </table:table-cell>
          <table:table-cell office:value-type="float" office:value="19100">
            <text:p>19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ProfilePrd.eu-central2-prd-a:8081">
            <text:p>api.hc.gcseuProfilePrd.eu-central2-prd-a:8081</text:p>
          </table:table-cell>
          <table:table-cell office:value-type="string" office:string-value="172.31.64.30">
            <text:p>172.31.64.3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ProfilePrd.eu-central2-prd-a:8080">
            <text:p>api.hc.kiaeuProfilePrd.eu-central2-prd-a:8080</text:p>
          </table:table-cell>
          <table:table-cell office:value-type="string" office:string-value="172.31.64.32">
            <text:p>172.31.64.32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ProfilePrd.eu-central2-prd-a:80">
            <text:p>api.hc.hydeuProfilePrd.eu-central2-prd-a:80</text:p>
          </table:table-cell>
          <table:table-cell office:value-type="string" office:string-value="172.31.64.31">
            <text:p>172.31.64.3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rd.eu-central2-prd-a:8080">
            <text:p>api.hc.kiaeuAccountPrd.eu-central2-prd-a:8080</text:p>
          </table:table-cell>
          <table:table-cell office:value-type="string" office:string-value="172.31.64.25">
            <text:p>172.31.64.25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rd.eu-central2-prd-a:80">
            <text:p>api.hc.hydeuAccountPrd.eu-central2-prd-a:80</text:p>
          </table:table-cell>
          <table:table-cell office:value-type="string" office:string-value="172.31.64.23">
            <text:p>172.31.64.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1.eu-central2-prd-a:19094">
            <text:p>gui.hmg.ccs-eu-g-prd-felice-broker-1.eu-central2-prd-a:19094</text:p>
          </table:table-cell>
          <table:table-cell office:value-type="string" office:string-value="10.81.20.146">
            <text:p>10.81.20.146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2.eu-central2-prd-a:19095">
            <text:p>gui.hmg.ccs-eu-g-prd-felice-broker-2.eu-central2-prd-a:19095</text:p>
          </table:table-cell>
          <table:table-cell office:value-type="string" office:string-value="10.81.20.146">
            <text:p>10.81.20.146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3.eu-central2-prd-a:19096">
            <text:p>gui.hmg.ccs-eu-g-prd-felice-broker-3.eu-central2-prd-a:19096</text:p>
          </table:table-cell>
          <table:table-cell office:value-type="string" office:string-value="10.81.20.146">
            <text:p>10.81.20.146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felice-broker-4.eu-central2-prd-a:19097">
            <text:p>gui.hmg.ccs-eu-g-prd-felice-broker-4.eu-central2-prd-a:19097</text:p>
          </table:table-cell>
          <table:table-cell office:value-type="string" office:string-value="10.81.20.146">
            <text:p>10.81.20.146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6301">
            <text:p>api.hmg.gcseuaccountp-hmg.eu-central2-prd-a:6301</text:p>
          </table:table-cell>
          <table:table-cell office:value-type="string" office:string-value="10.81.20.155">
            <text:p>10.81.20.15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accountp-hmg.eu-central2-prd-a:8081">
            <text:p>api.hmg.gcseuaccountp-hmg.eu-central2-prd-a:8081</text:p>
          </table:table-cell>
          <table:table-cell office:value-type="string" office:string-value="10.81.20.155">
            <text:p>10.81.20.15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artnerp-hmg.eu-central2-prd-a:10300">
            <text:p>api.hmg.gcseupartnerp-hmg.eu-central2-prd-a:10300</text:p>
          </table:table-cell>
          <table:table-cell office:value-type="string" office:string-value="10.81.20.156">
            <text:p>10.81.20.156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6101">
            <text:p>api.hmg.hydeuaccountp-hmg.eu-central2-prd-a:6101</text:p>
          </table:table-cell>
          <table:table-cell office:value-type="string" office:string-value="10.81.20.157">
            <text:p>10.81.20.157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accountp-hmg.eu-central2-prd-a:80">
            <text:p>api.hmg.hydeuaccountp-hmg.eu-central2-prd-a:80</text:p>
          </table:table-cell>
          <table:table-cell office:value-type="string" office:string-value="10.81.20.157">
            <text:p>10.81.20.15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artnerp-hmg.eu-central2-prd-a:10100">
            <text:p>api.hmg.hydeupartnerp-hmg.eu-central2-prd-a:10100</text:p>
          </table:table-cell>
          <table:table-cell office:value-type="string" office:string-value="10.81.20.158">
            <text:p>10.81.20.158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artnerp-hmg.eu-central2-prd-a:10200">
            <text:p>api.hmg.kiaeupartnerp-hmg.eu-central2-prd-a:10200</text:p>
          </table:table-cell>
          <table:table-cell office:value-type="string" office:string-value="10.81.20.160">
            <text:p>10.81.20.160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8080">
            <text:p>api.hmg.kiaeuaccountp-hmg.eu-central2-prd-a:8080</text:p>
          </table:table-cell>
          <table:table-cell office:value-type="string" office:string-value="10.81.20.159">
            <text:p>10.81.20.1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accountp-hmg.eu-central2-prd-a:6201">
            <text:p>api.hmg.kiaeuaccountp-hmg.eu-central2-prd-a:6201</text:p>
          </table:table-cell>
          <table:table-cell office:value-type="string" office:string-value="10.81.20.159">
            <text:p>10.81.20.159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4301">
            <text:p>api.hmg.gcseuprofilep-hmg.eu-central2-prd-a:4301</text:p>
          </table:table-cell>
          <table:table-cell office:value-type="string" office:string-value="10.81.20.161">
            <text:p>10.81.20.161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profilep-hmg.eu-central2-prd-a:8081">
            <text:p>api.hmg.gcseuprofilep-hmg.eu-central2-prd-a:8081</text:p>
          </table:table-cell>
          <table:table-cell office:value-type="string" office:string-value="10.81.20.161">
            <text:p>10.81.20.161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4101">
            <text:p>api.hmg.hydeuprofilep-hmg.eu-central2-prd-a:4101</text:p>
          </table:table-cell>
          <table:table-cell office:value-type="string" office:string-value="10.81.20.162">
            <text:p>10.81.20.162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ydeuprofilep-hmg.eu-central2-prd-a:8081">
            <text:p>api.hmg.hydeuprofilep-hmg.eu-central2-prd-a:8081</text:p>
          </table:table-cell>
          <table:table-cell office:value-type="string" office:string-value="10.81.20.162">
            <text:p>10.81.20.162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8080">
            <text:p>api.hmg.kiaeuprofilep-hmg.eu-central2-prd-a:8080</text:p>
          </table:table-cell>
          <table:table-cell office:value-type="string" office:string-value="10.81.20.163">
            <text:p>10.81.20.16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aeuprofilep-hmg.eu-central2-prd-a:4201">
            <text:p>api.hmg.kiaeuprofilep-hmg.eu-central2-prd-a:4201</text:p>
          </table:table-cell>
          <table:table-cell office:value-type="string" office:string-value="10.81.20.163">
            <text:p>10.81.20.163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hyd-eu-lb-prd.eu-central2-prd-a:7101">
            <text:p>api.hc.push-hyd-eu-lb-prd.eu-central2-prd-a:7101</text:p>
          </table:table-cell>
          <table:table-cell office:value-type="string" office:string-value="172.31.64.28">
            <text:p>172.31.64.28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kia-eu-lb-prd.eu-central2-prd-a:7201">
            <text:p>api.hc.push-kia-eu-lb-prd.eu-central2-prd-a:7201</text:p>
          </table:table-cell>
          <table:table-cell office:value-type="string" office:string-value="172.31.64.29">
            <text:p>172.31.64.29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ush-gen-eu-lb-prd.eu-central2-prd-a:7301">
            <text:p>api.hc.push-gen-eu-lb-prd.eu-central2-prd-a:7301</text:p>
          </table:table-cell>
          <table:table-cell office:value-type="string" office:string-value="172.31.64.38">
            <text:p>172.31.64.38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0">
            <text:p>api.hc.gcseuvcrmp-lb.eu-central2-prd-a:8090</text:p>
          </table:table-cell>
          <table:table-cell office:value-type="string" office:string-value="172.31.64.39">
            <text:p>172.31.64.3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vcrmp-lb.eu-central2-prd-a:8091">
            <text:p>api.hc.gcseuvcrmp-lb.eu-central2-prd-a:8091</text:p>
          </table:table-cell>
          <table:table-cell office:value-type="string" office:string-value="172.31.64.39">
            <text:p>172.31.64.39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tmvcrmp-lb.eu-central2-prd-a:8088">
            <text:p>api.hc.ccseutmvcrmp-lb.eu-central2-prd-a:8088</text:p>
          </table:table-cell>
          <table:table-cell office:value-type="string" office:string-value="172.31.64.41">
            <text:p>172.31.64.41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tmvcrmp-lb.eu-central2-prd-a:8088">
            <text:p>api.hc.kcseutmvcrmp-lb.eu-central2-prd-a:8088</text:p>
          </table:table-cell>
          <table:table-cell office:value-type="string" office:string-value="172.31.64.42">
            <text:p>172.31.64.42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tmvcrmp-lb.eu-central2-prd-a:8088">
            <text:p>api.hc.gcseutmvcrmp-lb.eu-central2-prd-a:8088</text:p>
          </table:table-cell>
          <table:table-cell office:value-type="string" office:string-value="172.31.64.43">
            <text:p>172.31.64.43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tmvcrmp-lb.eu-central2-prd-a:8088">
            <text:p>api.hc.flteutmvcrmp-lb.eu-central2-prd-a:8088</text:p>
          </table:table-cell>
          <table:table-cell office:value-type="string" office:string-value="172.31.64.44">
            <text:p>172.31.64.44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liscore-lb-prd.eu-central2-prd-a:18078">
            <text:p>api.hc.ccseuliscore-lb-prd.eu-central2-prd-a:18078</text:p>
          </table:table-cell>
          <table:table-cell office:value-type="string" office:string-value="172.31.64.45">
            <text:p>172.31.64.4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liscore-lb-prd.eu-central2-prd-a:18078">
            <text:p>api.hc.kcseuliscore-lb-prd.eu-central2-prd-a:18078</text:p>
          </table:table-cell>
          <table:table-cell office:value-type="string" office:string-value="172.31.64.46">
            <text:p>172.31.64.4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liscore-lb-prd.eu-central2-prd-a:18078">
            <text:p>api.hc.gcseuliscore-lb-prd.eu-central2-prd-a:18078</text:p>
          </table:table-cell>
          <table:table-cell office:value-type="string" office:string-value="172.31.64.47">
            <text:p>172.31.64.4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exliscore-nginx-lb-prd.eu-central2-prd-a:8090">
            <text:p>api.hmg.gcseuexliscore-nginx-lb-prd.eu-central2-prd-a:8090</text:p>
          </table:table-cell>
          <table:table-cell office:value-type="string" office:string-value="10.81.20.166">
            <text:p>10.81.20.16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exliscore-lb-prd.eu-central2-prd-a:8090">
            <text:p>api.hc.ccseuexliscore-lb-prd.eu-central2-prd-a:8090</text:p>
          </table:table-cell>
          <table:table-cell office:value-type="string" office:string-value="172.31.64.48">
            <text:p>172.31.64.4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exliscore-lb-prd.eu-central2-prd-a:8090">
            <text:p>api.hc.kcseuexliscore-lb-prd.eu-central2-prd-a:8090</text:p>
          </table:table-cell>
          <table:table-cell office:value-type="string" office:string-value="172.31.64.49">
            <text:p>172.31.64.4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exliscore-lb-prd.eu-central2-prd-a:8090">
            <text:p>api.hc.gcseuexliscore-lb-prd.eu-central2-prd-a:8090</text:p>
          </table:table-cell>
          <table:table-cell office:value-type="string" office:string-value="172.31.64.50">
            <text:p>172.31.64.5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80">
            <text:p>api.hc.ccseuims-lb-prd.eu-central2-prd-a:80</text:p>
          </table:table-cell>
          <table:table-cell office:value-type="string" office:string-value="172.31.64.51">
            <text:p>172.31.64.5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ims-lb-prd.eu-central2-prd-a:443">
            <text:p>api.hc.ccseuims-lb-prd.eu-central2-prd-a:443</text:p>
          </table:table-cell>
          <table:table-cell office:value-type="string" office:string-value="172.31.64.51">
            <text:p>172.31.64.5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80">
            <text:p>api.hc.kcseuims-lb-prd.eu-central2-prd-a:80</text:p>
          </table:table-cell>
          <table:table-cell office:value-type="string" office:string-value="172.31.64.52">
            <text:p>172.31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ims-lb-prd.eu-central2-prd-a:443">
            <text:p>api.hc.kcseuims-lb-prd.eu-central2-prd-a:443</text:p>
          </table:table-cell>
          <table:table-cell office:value-type="string" office:string-value="172.31.64.52">
            <text:p>172.31.64.5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80">
            <text:p>api.hc.gcseuims-lb-prd.eu-central2-prd-a:80</text:p>
          </table:table-cell>
          <table:table-cell office:value-type="string" office:string-value="172.31.64.53">
            <text:p>172.31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ims-lb-prd.eu-central2-prd-a:443">
            <text:p>api.hc.gcseuims-lb-prd.eu-central2-prd-a:443</text:p>
          </table:table-cell>
          <table:table-cell office:value-type="string" office:string-value="172.31.64.53">
            <text:p>172.31.64.5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cbs-lb-prd.eu-central2-prd-a:18078">
            <text:p>api.pub.ccseucbs-lb-prd.eu-central2-prd-a:18078</text:p>
          </table:table-cell>
          <table:table-cell office:value-type="string" office:string-value="103.187.35.228">
            <text:p>103.187.35.2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bs-lb-prd.eu-central2-prd-a:18078">
            <text:p>api.pub.kcseucbs-lb-prd.eu-central2-prd-a:18078</text:p>
          </table:table-cell>
          <table:table-cell office:value-type="string" office:string-value="103.187.35.229">
            <text:p>103.187.35.2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bs-lb-prd.eu-central2-prd-a:18078">
            <text:p>api.pub.gcseucbs-lb-prd.eu-central2-prd-a:18078</text:p>
          </table:table-cell>
          <table:table-cell office:value-type="string" office:string-value="103.187.35.230">
            <text:p>103.187.35.23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uvo-eu-lb-prd.eu-central2-prd-a:5200">
            <text:p>api.hc.ccsp-calendar-uvo-eu-lb-prd.eu-central2-prd-a:5200</text:p>
          </table:table-cell>
          <table:table-cell office:value-type="string" office:string-value="172.31.64.57">
            <text:p>172.31.64.5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bluelink-prd-hmg.eu-central2-prd-a:5101">
            <text:p>api.hmg.spa-bluelink-prd-hmg.eu-central2-prd-a:5101</text:p>
          </table:table-cell>
          <table:table-cell office:value-type="string" office:string-value="10.81.20.167">
            <text:p>10.81.20.167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bluelink-prd.eu-central2-prd-a:5101">
            <text:p>api.hc.spa-bluelink-prd.eu-central2-prd-a:5101</text:p>
          </table:table-cell>
          <table:table-cell office:value-type="string" office:string-value="172.31.64.54">
            <text:p>172.31.64.54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uvo-prd.eu-central2-prd-a:5201">
            <text:p>api.hc.spa-uvo-prd.eu-central2-prd-a:5201</text:p>
          </table:table-cell>
          <table:table-cell office:value-type="string" office:string-value="172.31.64.55">
            <text:p>172.31.64.5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uvo-prd-hmg.eu-central2-prd-a:5201">
            <text:p>api.hmg.spa-uvo-prd-hmg.eu-central2-prd-a:5201</text:p>
          </table:table-cell>
          <table:table-cell office:value-type="string" office:string-value="10.81.20.168">
            <text:p>10.81.20.168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spa-gcs-prd.eu-central2-prd-a:5301">
            <text:p>api.hc.spa-gcs-prd.eu-central2-prd-a:5301</text:p>
          </table:table-cell>
          <table:table-cell office:value-type="string" office:string-value="172.31.64.56">
            <text:p>172.31.64.56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spa-gcs-prd-hmg.eu-central2-prd-a:5301">
            <text:p>api.hmg.spa-gcs-prd-hmg.eu-central2-prd-a:5301</text:p>
          </table:table-cell>
          <table:table-cell office:value-type="string" office:string-value="10.81.20.169">
            <text:p>10.81.20.16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10">
            <text:p>api.hmg.vehicle-bluelink-prd-hmg.eu-central2-prd-a:3010</text:p>
          </table:table-cell>
          <table:table-cell office:value-type="string" office:string-value="10.81.20.170">
            <text:p>10.81.20.1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000">
            <text:p>api.hmg.vehicle-bluelink-prd-hmg.eu-central2-prd-a:3000</text:p>
          </table:table-cell>
          <table:table-cell office:value-type="string" office:string-value="10.81.20.170">
            <text:p>10.81.20.1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bluelink-prd-hmg.eu-central2-prd-a:3100">
            <text:p>api.hmg.vehicle-bluelink-prd-hmg.eu-central2-prd-a:3100</text:p>
          </table:table-cell>
          <table:table-cell office:value-type="string" office:string-value="10.81.20.170">
            <text:p>10.81.20.1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00">
            <text:p>api.hmg.vehicle-uvo-prd-hmg.eu-central2-prd-a:3000</text:p>
          </table:table-cell>
          <table:table-cell office:value-type="string" office:string-value="10.81.20.171">
            <text:p>10.81.20.171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200">
            <text:p>api.hmg.vehicle-uvo-prd-hmg.eu-central2-prd-a:3200</text:p>
          </table:table-cell>
          <table:table-cell office:value-type="string" office:string-value="10.81.20.171">
            <text:p>10.81.20.171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uvo-prd-hmg.eu-central2-prd-a:3010">
            <text:p>api.hmg.vehicle-uvo-prd-hmg.eu-central2-prd-a:3010</text:p>
          </table:table-cell>
          <table:table-cell office:value-type="string" office:string-value="10.81.20.171">
            <text:p>10.81.20.171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00">
            <text:p>api.hmg.vehicle-gcs-prd-hmg.eu-central2-prd-a:3000</text:p>
          </table:table-cell>
          <table:table-cell office:value-type="string" office:string-value="10.81.20.172">
            <text:p>10.81.20.1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010">
            <text:p>api.hmg.vehicle-gcs-prd-hmg.eu-central2-prd-a:3010</text:p>
          </table:table-cell>
          <table:table-cell office:value-type="string" office:string-value="10.81.20.172">
            <text:p>10.81.20.1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ehicle-gcs-prd-hmg.eu-central2-prd-a:3300">
            <text:p>api.hmg.vehicle-gcs-prd-hmg.eu-central2-prd-a:3300</text:p>
          </table:table-cell>
          <table:table-cell office:value-type="string" office:string-value="10.81.20.172">
            <text:p>10.81.20.172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6300">
            <text:p>api.hc.hydeuaccountportalp.eu-central2-prd-a:6300</text:p>
          </table:table-cell>
          <table:table-cell office:value-type="string" office:string-value="172.31.64.58">
            <text:p>172.31.64.58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ydeuaccountportalp.eu-central2-prd-a:80">
            <text:p>api.hc.hydeuaccountportalp.eu-central2-prd-a:80</text:p>
          </table:table-cell>
          <table:table-cell office:value-type="string" office:string-value="172.31.64.58">
            <text:p>172.31.64.58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8080">
            <text:p>api.hc.kiaeuaccountportalp.eu-central2-prd-a:8080</text:p>
          </table:table-cell>
          <table:table-cell office:value-type="string" office:string-value="172.31.64.59">
            <text:p>172.31.64.5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iaeuaccountportalp.eu-central2-prd-a:6400">
            <text:p>api.hc.kiaeuaccountportalp.eu-central2-prd-a:6400</text:p>
          </table:table-cell>
          <table:table-cell office:value-type="string" office:string-value="172.31.64.59">
            <text:p>172.31.64.59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8081">
            <text:p>api.hc.gcseuaccountportalp.eu-central2-prd-a:8081</text:p>
          </table:table-cell>
          <table:table-cell office:value-type="string" office:string-value="172.31.64.60">
            <text:p>172.31.64.60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ortalp.eu-central2-prd-a:6500">
            <text:p>api.hc.gcseuaccountportalp.eu-central2-prd-a:6500</text:p>
          </table:table-cell>
          <table:table-cell office:value-type="string" office:string-value="172.31.64.60">
            <text:p>172.31.64.60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0">
            <text:p>api.hc.ccsp-userlink-bluelink-eu-lb-prd.eu-central2-prd-a:7100</text:p>
          </table:table-cell>
          <table:table-cell office:value-type="string" office:string-value="172.31.64.61">
            <text:p>172.31.64.6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0">
            <text:p>api.hc.ccsp-userlink-uvo-eu-lb-prd.eu-central2-prd-a:7200</text:p>
          </table:table-cell>
          <table:table-cell office:value-type="string" office:string-value="172.31.64.62">
            <text:p>172.31.64.6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0">
            <text:p>api.hc.ccsp-userlink-gcs-eu-lb-prd.eu-central2-prd-a:7300</text:p>
          </table:table-cell>
          <table:table-cell office:value-type="string" office:string-value="172.31.64.63">
            <text:p>172.31.64.6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bluelink-eu-HMGlb-prd.eu-central2-prd-a:7100">
            <text:p>api.hmg.ccsp-userlink-bluelink-eu-HMGlb-prd.eu-central2-prd-a:7100</text:p>
          </table:table-cell>
          <table:table-cell office:value-type="string" office:string-value="10.81.20.173">
            <text:p>10.81.20.173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uvo-eu-HMGlb-prd.eu-central2-prd-a:7200">
            <text:p>api.hmg.ccsp-userlink-uvo-eu-HMGlb-prd.eu-central2-prd-a:7200</text:p>
          </table:table-cell>
          <table:table-cell office:value-type="string" office:string-value="10.81.20.174">
            <text:p>10.81.20.174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userlink-gcs-eu-HMGlb-prd.eu-central2-prd-a:7300">
            <text:p>api.hmg.ccsp-userlink-gcs-eu-HMGlb-prd.eu-central2-prd-a:7300</text:p>
          </table:table-cell>
          <table:table-cell office:value-type="string" office:string-value="10.81.20.175">
            <text:p>10.81.20.175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bluelink-eu-lb-prd.eu-central2-prd-a:5100">
            <text:p>api.hc.ccsp-calendar-bluelink-eu-lb-prd.eu-central2-prd-a:5100</text:p>
          </table:table-cell>
          <table:table-cell office:value-type="string" office:string-value="172.31.64.64">
            <text:p>172.31.64.64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alendar-gcs-eu-lb-prd.eu-central2-prd-a:5300">
            <text:p>api.hc.ccsp-calendar-gcs-eu-lb-prd.eu-central2-prd-a:5300</text:p>
          </table:table-cell>
          <table:table-cell office:value-type="string" office:string-value="172.31.64.65">
            <text:p>172.31.64.65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gcs-eu-HMGlb-prd.eu-central2-prd-a:5300">
            <text:p>api.hmg.ccsp-calendar-gcs-eu-HMGlb-prd.eu-central2-prd-a:5300</text:p>
          </table:table-cell>
          <table:table-cell office:value-type="string" office:string-value="10.81.20.178">
            <text:p>10.81.20.178</text:p>
          </table:table-cell>
          <table:table-cell office:value-type="float" office:value="5300">
            <text:p>5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1">
            <text:p>api.hc.ccsp-cpw-bluelink-eu-lb-prd.eu-central2-prd-a:9091</text:p>
          </table:table-cell>
          <table:table-cell office:value-type="string" office:string-value="172.31.64.66">
            <text:p>172.31.64.66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12100">
            <text:p>api.hc.ccsp-cpw-bluelink-eu-lb-prd.eu-central2-prd-a:12100</text:p>
          </table:table-cell>
          <table:table-cell office:value-type="string" office:string-value="172.31.64.66">
            <text:p>172.31.64.66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bluelink-eu-lb-prd.eu-central2-prd-a:9094">
            <text:p>api.hc.ccsp-cpw-bluelink-eu-lb-prd.eu-central2-prd-a:9094</text:p>
          </table:table-cell>
          <table:table-cell office:value-type="string" office:string-value="172.31.64.66">
            <text:p>172.31.64.66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2">
            <text:p>api.hc.ccsp-cpw-uvo-eu-lb-prd.eu-central2-prd-a:9092</text:p>
          </table:table-cell>
          <table:table-cell office:value-type="string" office:string-value="172.31.64.67">
            <text:p>172.31.64.67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12200">
            <text:p>api.hc.ccsp-cpw-uvo-eu-lb-prd.eu-central2-prd-a:12200</text:p>
          </table:table-cell>
          <table:table-cell office:value-type="string" office:string-value="172.31.64.67">
            <text:p>172.31.64.67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uvo-eu-lb-prd.eu-central2-prd-a:9095">
            <text:p>api.hc.ccsp-cpw-uvo-eu-lb-prd.eu-central2-prd-a:9095</text:p>
          </table:table-cell>
          <table:table-cell office:value-type="string" office:string-value="172.31.64.67">
            <text:p>172.31.64.67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3">
            <text:p>api.hc.ccsp-cpw-gcs-eu-lb-prd.eu-central2-prd-a:9093</text:p>
          </table:table-cell>
          <table:table-cell office:value-type="string" office:string-value="172.31.64.68">
            <text:p>172.31.64.68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12300">
            <text:p>api.hc.ccsp-cpw-gcs-eu-lb-prd.eu-central2-prd-a:12300</text:p>
          </table:table-cell>
          <table:table-cell office:value-type="string" office:string-value="172.31.64.68">
            <text:p>172.31.64.68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cpw-gcs-eu-lb-prd.eu-central2-prd-a:9096">
            <text:p>api.hc.ccsp-cpw-gcs-eu-lb-prd.eu-central2-prd-a:9096</text:p>
          </table:table-cell>
          <table:table-cell office:value-type="string" office:string-value="172.31.64.68">
            <text:p>172.31.64.68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1">
            <text:p>api.hmg.ccsp-cpw-bluelink-eu-HMGlb-prd.eu-central2-prd-a:9091</text:p>
          </table:table-cell>
          <table:table-cell office:value-type="string" office:string-value="10.81.20.179">
            <text:p>10.81.20.179</text:p>
          </table:table-cell>
          <table:table-cell office:value-type="float" office:value="9091">
            <text:p>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9094">
            <text:p>api.hmg.ccsp-cpw-bluelink-eu-HMGlb-prd.eu-central2-prd-a:9094</text:p>
          </table:table-cell>
          <table:table-cell office:value-type="string" office:string-value="10.81.20.179">
            <text:p>10.81.20.179</text:p>
          </table:table-cell>
          <table:table-cell office:value-type="float" office:value="9094">
            <text:p>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bluelink-eu-HMGlb-prd.eu-central2-prd-a:12100">
            <text:p>api.hmg.ccsp-cpw-bluelink-eu-HMGlb-prd.eu-central2-prd-a:12100</text:p>
          </table:table-cell>
          <table:table-cell office:value-type="string" office:string-value="10.81.20.179">
            <text:p>10.81.20.179</text:p>
          </table:table-cell>
          <table:table-cell office:value-type="float" office:value="12100">
            <text:p>1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5">
            <text:p>api.hmg.ccsp-cpw-uvo-eu-HMGlb-prd.eu-central2-prd-a:9095</text:p>
          </table:table-cell>
          <table:table-cell office:value-type="string" office:string-value="10.81.20.180">
            <text:p>10.81.20.180</text:p>
          </table:table-cell>
          <table:table-cell office:value-type="float" office:value="9095">
            <text:p>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9092">
            <text:p>api.hmg.ccsp-cpw-uvo-eu-HMGlb-prd.eu-central2-prd-a:9092</text:p>
          </table:table-cell>
          <table:table-cell office:value-type="string" office:string-value="10.81.20.180">
            <text:p>10.81.20.180</text:p>
          </table:table-cell>
          <table:table-cell office:value-type="float" office:value="9092">
            <text:p>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uvo-eu-HMGlb-prd.eu-central2-prd-a:12200">
            <text:p>api.hmg.ccsp-cpw-uvo-eu-HMGlb-prd.eu-central2-prd-a:12200</text:p>
          </table:table-cell>
          <table:table-cell office:value-type="string" office:string-value="10.81.20.180">
            <text:p>10.81.20.180</text:p>
          </table:table-cell>
          <table:table-cell office:value-type="float" office:value="12200">
            <text:p>12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12300">
            <text:p>api.hmg.ccsp-cpw-gcs-eu-HMGlb-prd.eu-central2-prd-a:12300</text:p>
          </table:table-cell>
          <table:table-cell office:value-type="string" office:string-value="10.81.20.181">
            <text:p>10.81.20.181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3">
            <text:p>api.hmg.ccsp-cpw-gcs-eu-HMGlb-prd.eu-central2-prd-a:9093</text:p>
          </table:table-cell>
          <table:table-cell office:value-type="string" office:string-value="10.81.20.181">
            <text:p>10.81.20.181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pw-gcs-eu-HMGlb-prd.eu-central2-prd-a:9096">
            <text:p>api.hmg.ccsp-cpw-gcs-eu-HMGlb-prd.eu-central2-prd-a:9096</text:p>
          </table:table-cell>
          <table:table-cell office:value-type="string" office:string-value="10.81.20.181">
            <text:p>10.81.20.181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10">
            <text:p>api.hc.vehicle-gcs-prd.eu-central2-prd-a:3010</text:p>
          </table:table-cell>
          <table:table-cell office:value-type="string" office:string-value="172.31.64.69">
            <text:p>172.31.64.69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300">
            <text:p>api.hc.vehicle-gcs-prd.eu-central2-prd-a:3300</text:p>
          </table:table-cell>
          <table:table-cell office:value-type="string" office:string-value="172.31.64.69">
            <text:p>172.31.64.69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gcs-prd.eu-central2-prd-a:3000">
            <text:p>api.hc.vehicle-gcs-prd.eu-central2-prd-a:3000</text:p>
          </table:table-cell>
          <table:table-cell office:value-type="string" office:string-value="172.31.64.69">
            <text:p>172.31.64.69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00">
            <text:p>api.hc.vehicle-bluelink-prd.eu-central2-prd-a:3000</text:p>
          </table:table-cell>
          <table:table-cell office:value-type="string" office:string-value="172.31.64.70">
            <text:p>172.31.64.7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010">
            <text:p>api.hc.vehicle-bluelink-prd.eu-central2-prd-a:3010</text:p>
          </table:table-cell>
          <table:table-cell office:value-type="string" office:string-value="172.31.64.70">
            <text:p>172.31.64.7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bluelink-prd.eu-central2-prd-a:3100">
            <text:p>api.hc.vehicle-bluelink-prd.eu-central2-prd-a:3100</text:p>
          </table:table-cell>
          <table:table-cell office:value-type="string" office:string-value="172.31.64.70">
            <text:p>172.31.64.70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bluelink-eu-HMGlb-prd.eu-central2-prd-a:5100">
            <text:p>api.hmg.ccsp-calendar-bluelink-eu-HMGlb-prd.eu-central2-prd-a:5100</text:p>
          </table:table-cell>
          <table:table-cell office:value-type="string" office:string-value="10.81.20.176">
            <text:p>10.81.20.176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0">
            <text:p>api.hc.ccseuvcrmp-lb.eu-central2-prd-a:8090</text:p>
          </table:table-cell>
          <table:table-cell office:value-type="string" office:string-value="172.31.64.71">
            <text:p>172.31.64.7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vcrmp-lb.eu-central2-prd-a:8091">
            <text:p>api.hc.ccseuvcrmp-lb.eu-central2-prd-a:8091</text:p>
          </table:table-cell>
          <table:table-cell office:value-type="string" office:string-value="172.31.64.71">
            <text:p>172.31.64.71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200">
            <text:p>api.hc.vehicle-uvo-prd.eu-central2-prd-a:3200</text:p>
          </table:table-cell>
          <table:table-cell office:value-type="string" office:string-value="172.31.64.72">
            <text:p>172.31.64.72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calendar-uvo-eu-HMGlb-prd.eu-central2-prd-a:5200">
            <text:p>api.hmg.ccsp-calendar-uvo-eu-HMGlb-prd.eu-central2-prd-a:5200</text:p>
          </table:table-cell>
          <table:table-cell office:value-type="string" office:string-value="10.81.20.177">
            <text:p>10.81.20.177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1">
            <text:p>api.hc.kcseuvcrmp-lb.eu-central2-prd-a:8091</text:p>
          </table:table-cell>
          <table:table-cell office:value-type="string" office:string-value="172.31.64.73">
            <text:p>172.31.64.73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vcrmp-lb.eu-central2-prd-a:8090">
            <text:p>api.hc.kcseuvcrmp-lb.eu-central2-prd-a:8090</text:p>
          </table:table-cell>
          <table:table-cell office:value-type="string" office:string-value="172.31.64.73">
            <text:p>172.31.64.73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hyd-prd.eu-central2-prd-a:8089">
            <text:p>api.hc.tomtomlb-hyd-prd.eu-central2-prd-a:8089</text:p>
          </table:table-cell>
          <table:table-cell office:value-type="string" office:string-value="172.31.64.75">
            <text:p>172.31.64.75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hyd-prd-hmg.eu-central2-prd-a:8089">
            <text:p>api.hmg.tomtomlb-hyd-prd-hmg.eu-central2-prd-a:8089</text:p>
          </table:table-cell>
          <table:table-cell office:value-type="string" office:string-value="10.81.20.182">
            <text:p>10.81.20.18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omtomlb-kia-prd.eu-central2-prd-a:8089">
            <text:p>api.hc.tomtomlb-kia-prd.eu-central2-prd-a:8089</text:p>
          </table:table-cell>
          <table:table-cell office:value-type="string" office:string-value="172.31.64.27">
            <text:p>172.31.64.2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tomtomlb-kia-prd-hmg.eu-central2-prd-a:8089">
            <text:p>api.hmg.tomtomlb-kia-prd-hmg.eu-central2-prd-a:8089</text:p>
          </table:table-cell>
          <table:table-cell office:value-type="string" office:string-value="10.81.20.154">
            <text:p>10.81.20.154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uvo-eu-lb-prd.eu-central2-prd-a:13000">
            <text:p>api.hc.kms-proxy-uvo-eu-lb-prd.eu-central2-prd-a:13000</text:p>
          </table:table-cell>
          <table:table-cell office:value-type="string" office:string-value="172.31.64.79">
            <text:p>172.31.64.7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gcs-eu-lb-prd.eu-central2-prd-a:13000">
            <text:p>api.hc.kms-proxy-gcs-eu-lb-prd.eu-central2-prd-a:13000</text:p>
          </table:table-cell>
          <table:table-cell office:value-type="string" office:string-value="172.31.64.80">
            <text:p>172.31.64.8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ms-proxy-bluelink-eu-lb-prd.eu-central2-prd-a:13000">
            <text:p>api.hc.kms-proxy-bluelink-eu-lb-prd.eu-central2-prd-a:13000</text:p>
          </table:table-cell>
          <table:table-cell office:value-type="string" office:string-value="172.31.64.81">
            <text:p>172.31.64.8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uvo-eu-lb-prd.eu-central2-prd-a:11000">
            <text:p>api.hc.tms-proxy-uvo-eu-lb-prd.eu-central2-prd-a:11000</text:p>
          </table:table-cell>
          <table:table-cell office:value-type="string" office:string-value="172.31.64.82">
            <text:p>172.31.64.82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gcs-eu-lb-prd.eu-central2-prd-a:11000">
            <text:p>api.hc.tms-proxy-gcs-eu-lb-prd.eu-central2-prd-a:11000</text:p>
          </table:table-cell>
          <table:table-cell office:value-type="string" office:string-value="172.31.64.83">
            <text:p>172.31.64.83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tms-proxy-bluelink-eu-lb-prd.eu-central2-prd-a:11000">
            <text:p>api.hc.tms-proxy-bluelink-eu-lb-prd.eu-central2-prd-a:11000</text:p>
          </table:table-cell>
          <table:table-cell office:value-type="string" office:string-value="172.31.64.84">
            <text:p>172.31.64.8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hyundai-prd.eu-central2-prd-a:8080">
            <text:p>api.pub.apigw-eu-lb-hyundai-prd.eu-central2-prd-a:8080</text:p>
          </table:table-cell>
          <table:table-cell office:value-type="string" office:string-value="103.187.35.235">
            <text:p>103.187.35.235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kia-prd.eu-central2-prd-a:8080">
            <text:p>api.pub.apigw-eu-lb-kia-prd.eu-central2-prd-a:8080</text:p>
          </table:table-cell>
          <table:table-cell office:value-type="string" office:string-value="103.187.35.236">
            <text:p>103.187.35.236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apigw-eu-lb-genesis-prd.eu-central2-prd-a:443">
            <text:p>api.pub.apigw-eu-lb-genesis-prd.eu-central2-prd-a:443</text:p>
          </table:table-cell>
          <table:table-cell office:value-type="string" office:string-value="103.187.35.237">
            <text:p>103.187.35.23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1">
            <text:p>api.hmg.ccseulms-lb-stg.eu-central2-prd-a:8081</text:p>
          </table:table-cell>
          <table:table-cell office:value-type="string" office:string-value="10.81.20.183">
            <text:p>10.81.20.183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2">
            <text:p>api.hmg.ccseulms-lb-stg.eu-central2-prd-a:8082</text:p>
          </table:table-cell>
          <table:table-cell office:value-type="string" office:string-value="10.81.20.183">
            <text:p>10.81.20.183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1">
            <text:p>api.hmg.ccseulms-lb-stg.eu-central2-prd-a:5601</text:p>
          </table:table-cell>
          <table:table-cell office:value-type="string" office:string-value="10.81.20.183">
            <text:p>10.81.20.183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8080">
            <text:p>api.hmg.ccseulms-lb-stg.eu-central2-prd-a:8080</text:p>
          </table:table-cell>
          <table:table-cell office:value-type="string" office:string-value="10.81.20.183">
            <text:p>10.81.20.18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genesis.eu-central2-prd-a:80">
            <text:p>api.hc.dkc-prd-k8s-genesis.eu-central2-prd-a:80</text:p>
          </table:table-cell>
          <table:table-cell office:value-type="string" office:string-value="172.31.64.36">
            <text:p>172.31.64.3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hyundai.eu-central2-prd-a:80">
            <text:p>api.hc.dkc-prd-k8s-hyundai.eu-central2-prd-a:80</text:p>
          </table:table-cell>
          <table:table-cell office:value-type="string" office:string-value="172.31.64.37">
            <text:p>172.31.64.3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dkc-prd-k8s-kia.eu-central2-prd-a:80">
            <text:p>api.hc.dkc-prd-k8s-kia.eu-central2-prd-a:80</text:p>
          </table:table-cell>
          <table:table-cell office:value-type="string" office:string-value="172.31.64.33">
            <text:p>172.31.64.3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gen.eu-central2-prd-a:80">
            <text:p>api.hmg.dkceuglgw-gen.eu-central2-prd-a:80</text:p>
          </table:table-cell>
          <table:table-cell office:value-type="string" office:string-value="10.81.20.187">
            <text:p>10.81.20.18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hyd.eu-central2-prd-a:80">
            <text:p>api.hmg.dkceuglgw-hyd.eu-central2-prd-a:80</text:p>
          </table:table-cell>
          <table:table-cell office:value-type="string" office:string-value="10.81.20.188">
            <text:p>10.81.20.18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glgw-kia.eu-central2-prd-a:80">
            <text:p>api.hmg.dkceuglgw-kia.eu-central2-prd-a:80</text:p>
          </table:table-cell>
          <table:table-cell office:value-type="string" office:string-value="10.81.20.189">
            <text:p>10.81.20.189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201">
            <text:p>gui.hmg.ccsnoti-k.eu-central2-prd-a:7201</text:p>
          </table:table-cell>
          <table:table-cell office:value-type="string" office:string-value="10.81.20.143">
            <text:p>10.81.20.143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2">
            <text:p>gui.hmg.ccsnoti-k.eu-central2-prd-a:7102</text:p>
          </table:table-cell>
          <table:table-cell office:value-type="string" office:string-value="10.81.20.143">
            <text:p>10.81.20.143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3">
            <text:p>gui.hmg.ccsnoti-k.eu-central2-prd-a:7103</text:p>
          </table:table-cell>
          <table:table-cell office:value-type="string" office:string-value="10.81.20.143">
            <text:p>10.81.20.143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104">
            <text:p>gui.hmg.ccsnoti-k.eu-central2-prd-a:7104</text:p>
          </table:table-cell>
          <table:table-cell office:value-type="string" office:string-value="10.81.20.143">
            <text:p>10.81.20.143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1">
            <text:p>gui.hmg.ccsnoti-k.eu-central2-prd-a:7301</text:p>
          </table:table-cell>
          <table:table-cell office:value-type="string" office:string-value="10.81.20.143">
            <text:p>10.81.20.1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2">
            <text:p>gui.hmg.ccsnoti-k.eu-central2-prd-a:7302</text:p>
          </table:table-cell>
          <table:table-cell office:value-type="string" office:string-value="10.81.20.143">
            <text:p>10.81.20.1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3">
            <text:p>gui.hmg.ccsnoti-k.eu-central2-prd-a:7303</text:p>
          </table:table-cell>
          <table:table-cell office:value-type="string" office:string-value="10.81.20.143">
            <text:p>10.81.20.1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noti-k.eu-central2-prd-a:7304">
            <text:p>gui.hmg.ccsnoti-k.eu-central2-prd-a:7304</text:p>
          </table:table-cell>
          <table:table-cell office:value-type="string" office:string-value="10.81.20.143">
            <text:p>10.81.20.143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0">
            <text:p>gui.hmg.ccs2-eu-genesis-prd-svchub-node-export.eu-central2-prd-a:30000</text:p>
          </table:table-cell>
          <table:table-cell office:value-type="string" office:string-value="10.81.20.145">
            <text:p>10.81.20.145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01">
            <text:p>gui.hmg.ccs2-eu-genesis-prd-svchub-node-export.eu-central2-prd-a:30001</text:p>
          </table:table-cell>
          <table:table-cell office:value-type="string" office:string-value="10.81.20.145">
            <text:p>10.81.20.14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0">
            <text:p>gui.hmg.ccs2-eu-genesis-prd-svchub-node-export.eu-central2-prd-a:31000</text:p>
          </table:table-cell>
          <table:table-cell office:value-type="string" office:string-value="10.81.20.145">
            <text:p>10.81.20.145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1">
            <text:p>gui.hmg.ccs2-eu-genesis-prd-svchub-node-export.eu-central2-prd-a:31001</text:p>
          </table:table-cell>
          <table:table-cell office:value-type="string" office:string-value="10.81.20.145">
            <text:p>10.81.20.145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0">
            <text:p>gui.hmg.ccs2-eu-genesis-prd-svchub-node-export.eu-central2-prd-a:32000</text:p>
          </table:table-cell>
          <table:table-cell office:value-type="string" office:string-value="10.81.20.145">
            <text:p>10.81.20.145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2001">
            <text:p>gui.hmg.ccs2-eu-genesis-prd-svchub-node-export.eu-central2-prd-a:32001</text:p>
          </table:table-cell>
          <table:table-cell office:value-type="string" office:string-value="10.81.20.145">
            <text:p>10.81.20.145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0017">
            <text:p>gui.hmg.ccs2-eu-genesis-prd-svchub-node-export.eu-central2-prd-a:30017</text:p>
          </table:table-cell>
          <table:table-cell office:value-type="string" office:string-value="10.81.20.145">
            <text:p>10.81.20.14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2">
            <text:p>gui.hmg.ccs2-eu-genesis-prd-svchub-node-export.eu-central2-prd-a:31002</text:p>
          </table:table-cell>
          <table:table-cell office:value-type="string" office:string-value="10.81.20.145">
            <text:p>10.81.20.145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03">
            <text:p>gui.hmg.ccs2-eu-genesis-prd-svchub-node-export.eu-central2-prd-a:31003</text:p>
          </table:table-cell>
          <table:table-cell office:value-type="string" office:string-value="10.81.20.145">
            <text:p>10.81.20.145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2-eu-genesis-prd-svchub-node-export.eu-central2-prd-a:31099">
            <text:p>gui.hmg.ccs2-eu-genesis-prd-svchub-node-export.eu-central2-prd-a:31099</text:p>
          </table:table-cell>
          <table:table-cell office:value-type="string" office:string-value="10.81.20.145">
            <text:p>10.81.20.145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44">
            <text:p>api.hmg.EUEAI-ccseudbp.eu-central2-prd-a:5444</text:p>
          </table:table-cell>
          <table:table-cell office:value-type="string" office:string-value="10.81.21.6">
            <text:p>10.81.21.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44">
            <text:p>api.hmg.EUEAI-kcseudbp.eu-central2-prd-a:5444</text:p>
          </table:table-cell>
          <table:table-cell office:value-type="string" office:string-value="10.81.21.7">
            <text:p>10.81.21.7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hplcdbp.eu-central2-prd-a:1521">
            <text:p>api.hmg.EUEAI-ccseudkc2hplcdbp.eu-central2-prd-a:1521</text:p>
          </table:table-cell>
          <table:table-cell office:value-type="string" office:string-value="10.81.21.8">
            <text:p>10.81.21.8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kc2kplcdbp.eu-central2-prd-a:1521">
            <text:p>api.hmg.EUEAI-ccseudkc2kplcdbp.eu-central2-prd-a:1521</text:p>
          </table:table-cell>
          <table:table-cell office:value-type="string" office:string-value="10.81.21.9">
            <text:p>10.81.21.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gcseudkc2gplcdbp.eu-central2-prd-a:1521">
            <text:p>api.hmg.EUEAI-gcseudkc2gplcdbp.eu-central2-prd-a:1521</text:p>
          </table:table-cell>
          <table:table-cell office:value-type="string" office:string-value="10.81.21.10">
            <text:p>10.81.21.1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0">
            <text:p>api.hmg.ccseu-uptime-batch-lb-p02.eu-central2-prd-a:7080</text:p>
          </table:table-cell>
          <table:table-cell office:value-type="string" office:string-value="10.81.21.21">
            <text:p>10.81.21.21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batch-lb-p02.eu-central2-prd-a:7081">
            <text:p>api.hmg.ccseu-uptime-batch-lb-p02.eu-central2-prd-a:7081</text:p>
          </table:table-cell>
          <table:table-cell office:value-type="string" office:string-value="10.81.21.21">
            <text:p>10.81.21.21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consumer-lb-p02.eu-central2-prd-a:7081">
            <text:p>api.hmg.ccseu-uptime-consumer-lb-p02.eu-central2-prd-a:7081</text:p>
          </table:table-cell>
          <table:table-cell office:value-type="string" office:string-value="10.81.21.22">
            <text:p>10.81.21.22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10">
            <text:p>api.pub.ccseu-vms-sbs-lb-p02.eu-central2-prd-a:8010</text:p>
          </table:table-cell>
          <table:table-cell office:value-type="string" office:string-value="103.187.35.177">
            <text:p>103.187.35.17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8008">
            <text:p>api.pub.ccseu-vms-sbs-lb-p02.eu-central2-prd-a:8008</text:p>
          </table:table-cell>
          <table:table-cell office:value-type="string" office:string-value="103.187.35.177">
            <text:p>103.187.35.177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AccountPrd.eu-central2-prd-a:80">
            <text:p>api.hc.gcseuAccountPrd.eu-central2-prd-a:80</text:p>
          </table:table-cell>
          <table:table-cell office:value-type="string" office:string-value="172.31.64.21">
            <text:p>172.31.64.2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telecom-b.eu-central2-prd-a:31099">
            <text:p>api.pub.ccs2-eu-hyundai-prd-telecom-b.eu-central2-prd-a:31099</text:p>
          </table:table-cell>
          <table:table-cell office:value-type="string" office:string-value="103.187.35.179">
            <text:p>103.187.35.179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099">
            <text:p>api.pub.ccs2-eu-kia-prd-telecom-b.eu-central2-prd-a:31099</text:p>
          </table:table-cell>
          <table:table-cell office:value-type="string" office:string-value="103.187.35.180">
            <text:p>103.187.35.18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dynatrace-lb-prd.eu-central2-prd-a:443">
            <text:p>api.hmg.ccseudynatrace-lb-prd.eu-central2-prd-a:443</text:p>
          </table:table-cell>
          <table:table-cell office:value-type="string" office:string-value="10.81.21.23">
            <text:p>10.81.21.2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10">
            <text:p>api.pub.ccs2-eu-hyundai-prd-igw-b.eu-central2-prd-a:30010</text:p>
          </table:table-cell>
          <table:table-cell office:value-type="string" office:string-value="103.187.35.181">
            <text:p>103.187.35.181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8003">
            <text:p>api.pub.ccs2-eu-hyundai-prd-igw-b.eu-central2-prd-a:8003</text:p>
          </table:table-cell>
          <table:table-cell office:value-type="string" office:string-value="103.187.35.181">
            <text:p>103.187.35.181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igw-b.eu-central2-prd-a:30020">
            <text:p>api.pub.ccs2-eu-hyundai-prd-igw-b.eu-central2-prd-a:30020</text:p>
          </table:table-cell>
          <table:table-cell office:value-type="string" office:string-value="103.187.35.181">
            <text:p>103.187.35.181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8003">
            <text:p>api.pub.ccs2-eu-kia-prd-igw-b.eu-central2-prd-a:8003</text:p>
          </table:table-cell>
          <table:table-cell office:value-type="string" office:string-value="103.187.35.182">
            <text:p>103.187.35.182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10">
            <text:p>api.pub.ccs2-eu-kia-prd-igw-b.eu-central2-prd-a:30010</text:p>
          </table:table-cell>
          <table:table-cell office:value-type="string" office:string-value="103.187.35.182">
            <text:p>103.187.35.182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igw-b.eu-central2-prd-a:30020">
            <text:p>api.pub.ccs2-eu-kia-prd-igw-b.eu-central2-prd-a:30020</text:p>
          </table:table-cell>
          <table:table-cell office:value-type="string" office:string-value="103.187.35.182">
            <text:p>103.187.35.182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10">
            <text:p>api.pub.ccs2-eu-hyundai-prd-egw-b.eu-central2-prd-a:31010</text:p>
          </table:table-cell>
          <table:table-cell office:value-type="string" office:string-value="103.187.35.183">
            <text:p>103.187.35.183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hyundai-prd-egw-b.eu-central2-prd-a:31020">
            <text:p>api.pub.ccs2-eu-hyundai-prd-egw-b.eu-central2-prd-a:31020</text:p>
          </table:table-cell>
          <table:table-cell office:value-type="string" office:string-value="103.187.35.183">
            <text:p>103.187.35.183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10">
            <text:p>api.pub.ccs2-eu-kia-prd-egw-b.eu-central2-prd-a:31010</text:p>
          </table:table-cell>
          <table:table-cell office:value-type="string" office:string-value="103.187.35.184">
            <text:p>103.187.35.184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egw-b.eu-central2-prd-a:31020">
            <text:p>api.pub.ccs2-eu-kia-prd-egw-b.eu-central2-prd-a:31020</text:p>
          </table:table-cell>
          <table:table-cell office:value-type="string" office:string-value="103.187.35.184">
            <text:p>103.187.35.184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20">
            <text:p>api.hmg.ccs2-eu-hyundai-prd-silb-b.eu-central2-prd-a:32020</text:p>
          </table:table-cell>
          <table:table-cell office:value-type="string" office:string-value="10.81.21.24">
            <text:p>10.81.21.24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8003">
            <text:p>api.hmg.ccs2-eu-hyundai-prd-silb-b.eu-central2-prd-a:8003</text:p>
          </table:table-cell>
          <table:table-cell office:value-type="string" office:string-value="10.81.21.24">
            <text:p>10.81.21.2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hyundai-prd-silb-b.eu-central2-prd-a:32010">
            <text:p>api.hmg.ccs2-eu-hyundai-prd-silb-b.eu-central2-prd-a:32010</text:p>
          </table:table-cell>
          <table:table-cell office:value-type="string" office:string-value="10.81.21.24">
            <text:p>10.81.21.24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10">
            <text:p>api.hmg.ccs2-eu-kia-prd-silb-b.eu-central2-prd-a:32010</text:p>
          </table:table-cell>
          <table:table-cell office:value-type="string" office:string-value="10.81.21.25">
            <text:p>10.81.21.2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8003">
            <text:p>api.hmg.ccs2-eu-kia-prd-silb-b.eu-central2-prd-a:8003</text:p>
          </table:table-cell>
          <table:table-cell office:value-type="string" office:string-value="10.81.21.25">
            <text:p>10.81.21.2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2-eu-kia-prd-silb-b.eu-central2-prd-a:32020">
            <text:p>api.hmg.ccs2-eu-kia-prd-silb-b.eu-central2-prd-a:32020</text:p>
          </table:table-cell>
          <table:table-cell office:value-type="string" office:string-value="10.81.21.25">
            <text:p>10.81.21.2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info-bastion.eu-central2-prd-a:18017">
            <text:p>gui.hmg.info-bastion.eu-central2-prd-a:18017</text:p>
          </table:table-cell>
          <table:table-cell office:value-type="string" office:string-value="10.81.20.139">
            <text:p>10.81.20.13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uptime-web-lb-p02.eu-central2-prd-a:80">
            <text:p>api.hmg.ccseu-uptime-web-lb-p02.eu-central2-prd-a:80</text:p>
          </table:table-cell>
          <table:table-cell office:value-type="string" office:string-value="10.81.21.26">
            <text:p>10.81.21.2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spkafkabroker.eu-central2-prd-a:8000">
            <text:p>gui.hmg.vdspkafkabroker.eu-central2-prd-a:8000</text:p>
          </table:table-cell>
          <table:table-cell office:value-type="string" office:string-value="10.81.20.138">
            <text:p>10.81.20.138</text:p>
          </table:table-cell>
          <table:table-cell office:value-type="float" office:value="8000">
            <text:p>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uptime-web-lb-p02.eu-central2-prd-a:443">
            <text:p>gui.hmg.ccseu-uptime-web-lb-p02.eu-central2-prd-a:443</text:p>
          </table:table-cell>
          <table:table-cell office:value-type="string" office:string-value="10.81.21.26">
            <text:p>10.81.21.2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8.eu-central-2-prd.hcloud.53:30001">
            <text:p>gui.hmg.euddp91dn008.eu-central-2-prd.hcloud.53:30001</text:p>
          </table:table-cell>
          <table:table-cell office:value-type="string" office:string-value="10.81.21.27">
            <text:p>10.81.21.27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9.eu-central-2-prd.hcloud.53:30002">
            <text:p>gui.hmg.euddp91dn009.eu-central-2-prd.hcloud.53:30002</text:p>
          </table:table-cell>
          <table:table-cell office:value-type="string" office:string-value="10.81.21.27">
            <text:p>10.81.21.27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7.eu-central-2-prd.hcloud.53:30003">
            <text:p>gui.hmg.euddp91dn007.eu-central-2-prd.hcloud.53:30003</text:p>
          </table:table-cell>
          <table:table-cell office:value-type="string" office:string-value="10.81.21.27">
            <text:p>10.81.21.27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6.eu-central-2-prd.hcloud.53:30004">
            <text:p>gui.hmg.euddp91dn006.eu-central-2-prd.hcloud.53:30004</text:p>
          </table:table-cell>
          <table:table-cell office:value-type="string" office:string-value="10.81.21.27">
            <text:p>10.81.21.27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5.eu-central-2-prd.hcloud.53:30005">
            <text:p>gui.hmg.euddp91dn005.eu-central-2-prd.hcloud.53:30005</text:p>
          </table:table-cell>
          <table:table-cell office:value-type="string" office:string-value="10.81.21.27">
            <text:p>10.81.21.27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3.eu-central-2-prd.hcloud.53:30006">
            <text:p>gui.hmg.euddp91dn003.eu-central-2-prd.hcloud.53:30006</text:p>
          </table:table-cell>
          <table:table-cell office:value-type="string" office:string-value="10.81.21.27">
            <text:p>10.81.21.27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4.eu-central-2-prd.hcloud.53:30007">
            <text:p>gui.hmg.euddp91dn004.eu-central-2-prd.hcloud.53:30007</text:p>
          </table:table-cell>
          <table:table-cell office:value-type="string" office:string-value="10.81.21.27">
            <text:p>10.81.21.27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2.eu-central-2-prd.hcloud.53:30008">
            <text:p>gui.hmg.euddp91dn002.eu-central-2-prd.hcloud.53:30008</text:p>
          </table:table-cell>
          <table:table-cell office:value-type="string" office:string-value="10.81.21.27">
            <text:p>10.81.21.27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dn001.eu-central-2-prd.hcloud.53:30009">
            <text:p>gui.hmg.euddp91dn001.eu-central-2-prd.hcloud.53:30009</text:p>
          </table:table-cell>
          <table:table-cell office:value-type="string" office:string-value="10.81.21.27">
            <text:p>10.81.21.27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2.eu-central-2-prd.hcloud.53:30010">
            <text:p>gui.hmg.euddp91gn002.eu-central-2-prd.hcloud.53:30010</text:p>
          </table:table-cell>
          <table:table-cell office:value-type="string" office:string-value="10.81.21.27">
            <text:p>10.81.21.27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gn001.eu-central-2-prd.hcloud.53:30011">
            <text:p>gui.hmg.euddp91gn001.eu-central-2-prd.hcloud.53:30011</text:p>
          </table:table-cell>
          <table:table-cell office:value-type="string" office:string-value="10.81.21.27">
            <text:p>10.81.21.27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2.eu-central-2-prd.hcloud.53:30012">
            <text:p>gui.hmg.euddp91nn002.eu-central-2-prd.hcloud.53:30012</text:p>
          </table:table-cell>
          <table:table-cell office:value-type="string" office:string-value="10.81.21.27">
            <text:p>10.81.21.27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nn001.eu-central-2-prd.hcloud.53:30013">
            <text:p>gui.hmg.euddp91nn001.eu-central-2-prd.hcloud.53:30013</text:p>
          </table:table-cell>
          <table:table-cell office:value-type="string" office:string-value="10.81.21.27">
            <text:p>10.81.21.27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3.eu-central-2-prd.hcloud.53:30014">
            <text:p>gui.hmg.euddp91mn003.eu-central-2-prd.hcloud.53:30014</text:p>
          </table:table-cell>
          <table:table-cell office:value-type="string" office:string-value="10.81.21.27">
            <text:p>10.81.21.27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2.eu-central-2-prd.hcloud.53:30015">
            <text:p>gui.hmg.euddp91mn002.eu-central-2-prd.hcloud.53:30015</text:p>
          </table:table-cell>
          <table:table-cell office:value-type="string" office:string-value="10.81.21.27">
            <text:p>10.81.21.27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mn001.eu-central-2-prd.hcloud.53:30016">
            <text:p>gui.hmg.euddp91mn001.eu-central-2-prd.hcloud.53:30016</text:p>
          </table:table-cell>
          <table:table-cell office:value-type="string" office:string-value="10.81.21.27">
            <text:p>10.81.21.27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cn001.eu-central-2-prd.hcloud.53:30017">
            <text:p>gui.hmg.euddp91cn001.eu-central-2-prd.hcloud.53:30017</text:p>
          </table:table-cell>
          <table:table-cell office:value-type="string" office:string-value="10.81.21.27">
            <text:p>10.81.21.27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6.eu-central-2-prd.hcloud.53:30018">
            <text:p>gui.hmg.eudcp90nf006.eu-central-2-prd.hcloud.53:30018</text:p>
          </table:table-cell>
          <table:table-cell office:value-type="string" office:string-value="10.81.21.27">
            <text:p>10.81.21.27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5.eu-central-2-prd.hcloud.53:30019">
            <text:p>gui.hmg.eudcp90nf005.eu-central-2-prd.hcloud.53:30019</text:p>
          </table:table-cell>
          <table:table-cell office:value-type="string" office:string-value="10.81.21.27">
            <text:p>10.81.21.27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4.eu-central-2-prd.hcloud.53:30020">
            <text:p>gui.hmg.eudcp90nf004.eu-central-2-prd.hcloud.53:30020</text:p>
          </table:table-cell>
          <table:table-cell office:value-type="string" office:string-value="10.81.21.27">
            <text:p>10.81.21.27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1.eu-central-2-prd.hcloud.53:30021">
            <text:p>gui.hmg.eudcp90nf001.eu-central-2-prd.hcloud.53:30021</text:p>
          </table:table-cell>
          <table:table-cell office:value-type="string" office:string-value="10.81.21.27">
            <text:p>10.81.21.27</text:p>
          </table:table-cell>
          <table:table-cell office:value-type="float" office:value="30021">
            <text:p>30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3.eu-central-2-prd.hcloud.53:30022">
            <text:p>gui.hmg.eudcp90nf003.eu-central-2-prd.hcloud.53:30022</text:p>
          </table:table-cell>
          <table:table-cell office:value-type="string" office:string-value="10.81.21.27">
            <text:p>10.81.21.27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nf002.eu-central-2-prd.hcloud.53:30023">
            <text:p>gui.hmg.eudcp90nf002.eu-central-2-prd.hcloud.53:30023</text:p>
          </table:table-cell>
          <table:table-cell office:value-type="string" office:string-value="10.81.21.27">
            <text:p>10.81.21.27</text:p>
          </table:table-cell>
          <table:table-cell office:value-type="float" office:value="30023">
            <text:p>30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fleet-waf.eu-central2-prd-a:443">
            <text:p>gui.pub.fleet-waf.eu-central2-prd-a:443</text:p>
          </table:table-cell>
          <table:table-cell office:value-type="string" office:string-value="103.187.35.132">
            <text:p>103.187.35.13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10">
            <text:p>api.hc.vehicle-uvo-prd.eu-central2-prd-a:3010</text:p>
          </table:table-cell>
          <table:table-cell office:value-type="string" office:string-value="172.31.64.72">
            <text:p>172.31.64.72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vehicle-uvo-prd.eu-central2-prd-a:3000">
            <text:p>api.hc.vehicle-uvo-prd.eu-central2-prd-a:3000</text:p>
          </table:table-cell>
          <table:table-cell office:value-type="string" office:string-value="172.31.64.72">
            <text:p>172.31.64.72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080">
            <text:p>gui.hmg.ccs-sre-apm-prd-central-2.prd.h53-prd-a:8080</text:p>
          </table:table-cell>
          <table:table-cell office:value-type="string" office:string-value="10.81.21.30">
            <text:p>10.81.21.30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bastion.eu-central2-prd-a:18011">
            <text:p>gui.hmg.ccs-sre-bastion.eu-central2-prd-a:18011</text:p>
          </table:table-cell>
          <table:table-cell office:value-type="string" office:string-value="10.81.20.139">
            <text:p>10.81.20.13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ttsEnginePrd.eu-central2-prd-a:8080">
            <text:p>gui.hmg.ttsEnginePrd.eu-central2-prd-a:8080</text:p>
          </table:table-cell>
          <table:table-cell office:value-type="string" office:string-value="10.81.20.147">
            <text:p>10.81.20.14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exliscore-public-lb-prd.eu-central2-prd-a:8090">
            <text:p>api.pub.ccseuexliscore-public-lb-prd.eu-central2-prd-a:8090</text:p>
          </table:table-cell>
          <table:table-cell office:value-type="string" office:string-value="103.187.35.188">
            <text:p>103.187.35.18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liscore-hmglb-prd.eu-central2-prd-a:18078">
            <text:p>api.hmg.kcseuliscore-hmglb-prd.eu-central2-prd-a:18078</text:p>
          </table:table-cell>
          <table:table-cell office:value-type="string" office:string-value="10.81.21.29">
            <text:p>10.81.21.2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exliscore-public-lb-prd.eu-central2-prd-a:8090">
            <text:p>api.pub.kcseuexliscore-public-lb-prd.eu-central2-prd-a:8090</text:p>
          </table:table-cell>
          <table:table-cell office:value-type="string" office:string-value="103.187.35.189">
            <text:p>103.187.35.18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liscore-hmglb-prd.eu-central2-prd-a:18078">
            <text:p>api.hmg.gcseuliscore-hmglb-prd.eu-central2-prd-a:18078</text:p>
          </table:table-cell>
          <table:table-cell office:value-type="string" office:string-value="10.81.21.31">
            <text:p>10.81.21.3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exliscore-public-lb-prd.eu-central2-prd-a:8090">
            <text:p>api.pub.gcseuexliscore-public-lb-prd.eu-central2-prd-a:8090</text:p>
          </table:table-cell>
          <table:table-cell office:value-type="string" office:string-value="103.187.35.190">
            <text:p>103.187.35.19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g-hmg-prd.eu-central2-prd-a:13000">
            <text:p>api.hmg.kms-proxy-g-hmg-prd.eu-central2-prd-a:13000</text:p>
          </table:table-cell>
          <table:table-cell office:value-type="string" office:string-value="10.81.20.128">
            <text:p>10.81.20.128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h-hmg-prd.eu-central2-prd-a:13000">
            <text:p>api.hmg.kms-proxy-h-hmg-prd.eu-central2-prd-a:13000</text:p>
          </table:table-cell>
          <table:table-cell office:value-type="string" office:string-value="10.81.20.191">
            <text:p>10.81.20.19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ms-proxy-k-hmg-prd.eu-central2-prd-a:13000">
            <text:p>api.hmg.kms-proxy-k-hmg-prd.eu-central2-prd-a:13000</text:p>
          </table:table-cell>
          <table:table-cell office:value-type="string" office:string-value="10.81.21.32">
            <text:p>10.81.21.3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iscore-hmglb-prd.eu-central2-prd-a:18078">
            <text:p>api.hmg.ccseuliscore-hmglb-prd.eu-central2-prd-a:18078</text:p>
          </table:table-cell>
          <table:table-cell office:value-type="string" office:string-value="10.81.21.28">
            <text:p>10.81.21.2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pub.ccseuftp-lb-prd.eu-central2-stg-a:22">
            <text:p>gui.pub.ccseuftp-lb-prd.eu-central2-stg-a:22</text:p>
          </table:table-cell>
          <table:table-cell office:value-type="string" office:string-value="103.187.35.133">
            <text:p>103.187.35.133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s-prd-lb.eu-central2-prd-a:9200">
            <text:p>api.hmg.es-prd-lb.eu-central2-prd-a:9200</text:p>
          </table:table-cell>
          <table:table-cell office:value-type="string" office:string-value="10.81.21.33">
            <text:p>10.81.21.33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ibana-prd-lb.eu-central2-prd-a:5601">
            <text:p>api.hmg.kibana-prd-lb.eu-central2-prd-a:5601</text:p>
          </table:table-cell>
          <table:table-cell office:value-type="string" office:string-value="10.81.21.34">
            <text:p>10.81.21.34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443">
            <text:p>api.hmg.EUEAI-ccseudbp.eu-central2-prd-a:443</text:p>
          </table:table-cell>
          <table:table-cell office:value-type="string" office:string-value="10.81.21.6">
            <text:p>10.81.21.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ccseudbp.eu-central2-prd-a:5432">
            <text:p>api.hmg.EUEAI-ccseudbp.eu-central2-prd-a:5432</text:p>
          </table:table-cell>
          <table:table-cell office:value-type="string" office:string-value="10.81.21.6">
            <text:p>10.81.21.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443">
            <text:p>api.hmg.EUEAI-kcseudbp.eu-central2-prd-a:443</text:p>
          </table:table-cell>
          <table:table-cell office:value-type="string" office:string-value="10.81.21.7">
            <text:p>10.81.21.7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EAI-kcseudbp.eu-central2-prd-a:5432">
            <text:p>api.hmg.EUEAI-kcseudbp.eu-central2-prd-a:5432</text:p>
          </table:table-cell>
          <table:table-cell office:value-type="string" office:string-value="10.81.21.7">
            <text:p>10.81.21.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8080">
            <text:p>api.hmg.ccseu-sherpa-lb.eu-central2-prd-a:8080</text:p>
          </table:table-cell>
          <table:table-cell office:value-type="string" office:string-value="10.81.21.35">
            <text:p>10.81.21.35</text:p>
          </table:table-cell>
          <table:table-cell office:value-type="float" office:value="8080">
            <text:p>8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sherpa-lb.eu-central2-prd-a:3000">
            <text:p>api.hmg.ccseu-sherpa-lb.eu-central2-prd-a:3000</text:p>
          </table:table-cell>
          <table:table-cell office:value-type="string" office:string-value="10.81.21.35">
            <text:p>10.81.21.35</text:p>
          </table:table-cell>
          <table:table-cell office:value-type="float" office:value="3000">
            <text:p>3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cui-was-lb-prd.eu-central2-prd-a:8090">
            <text:p>api.hc.gcseuccui-was-lb-prd.eu-central2-prd-a:8090</text:p>
          </table:table-cell>
          <table:table-cell office:value-type="string" office:string-value="172.31.64.34">
            <text:p>172.31.64.3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K-HMG.eu-central2-prd-a:5444">
            <text:p>api.hmg.CCSP-DB-K-HMG.eu-central2-prd-a:5444</text:p>
          </table:table-cell>
          <table:table-cell office:value-type="string" office:string-value="10.81.21.38">
            <text:p>10.81.21.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H-HMG.eu-central2-prd-a:5444">
            <text:p>api.hmg.CCSP-DB-H-HMG.eu-central2-prd-a:5444</text:p>
          </table:table-cell>
          <table:table-cell office:value-type="string" office:string-value="10.81.21.39">
            <text:p>10.81.21.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ore.eu-central-2-prd-a:5432">
            <text:p>gui.hmg.ccs1genprdcore.eu-central-2-prd-a:5432</text:p>
          </table:table-cell>
          <table:table-cell office:value-type="string" office:string-value="10.81.20.190">
            <text:p>10.81.20.19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1genprdccsp.eu-central-2-prd-a:5432">
            <text:p>gui.hmg.ccs1genprdccsp.eu-central-2-prd-a:5432</text:p>
          </table:table-cell>
          <table:table-cell office:value-type="string" office:string-value="10.81.21.37">
            <text:p>10.81.21.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443">
            <text:p>api.pub.gcseuccui-lb-prd.eu-central2-prd-a:443</text:p>
          </table:table-cell>
          <table:table-cell office:value-type="string" office:string-value="103.187.35.176">
            <text:p>103.187.35.17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0">
            <text:p>api.pub.hcseusso-lb-prd.eu-central2-prd-a:80</text:p>
          </table:table-cell>
          <table:table-cell office:value-type="string" office:string-value="103.187.35.160">
            <text:p>103.187.35.16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80">
            <text:p>api.pub.hcseuccui-lb-prd.eu-central2-prd-a:80</text:p>
          </table:table-cell>
          <table:table-cell office:value-type="string" office:string-value="103.187.35.161">
            <text:p>103.187.35.16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">
            <text:p>api.pub.hcseuccap-lb-prd.eu-central2-prd-a:80</text:p>
          </table:table-cell>
          <table:table-cell office:value-type="string" office:string-value="103.187.35.162">
            <text:p>103.187.35.16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443">
            <text:p>api.pub.hcseuccap-lb-prd.eu-central2-prd-a:443</text:p>
          </table:table-cell>
          <table:table-cell office:value-type="string" office:string-value="103.187.35.162">
            <text:p>103.187.35.16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443">
            <text:p>api.pub.kcseusso-lb-prd.eu-central2-prd-a:443</text:p>
          </table:table-cell>
          <table:table-cell office:value-type="string" office:string-value="103.187.35.163">
            <text:p>103.187.35.16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sso-lb-prd.eu-central2-prd-a:80">
            <text:p>api.pub.kcseusso-lb-prd.eu-central2-prd-a:80</text:p>
          </table:table-cell>
          <table:table-cell office:value-type="string" office:string-value="103.187.35.163">
            <text:p>103.187.35.16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443">
            <text:p>api.pub.kcseuccui-lb-prd.eu-central2-prd-a:443</text:p>
          </table:table-cell>
          <table:table-cell office:value-type="string" office:string-value="103.187.35.164">
            <text:p>103.187.35.16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kcseuccui-lb-prd.eu-central2-prd-a:80">
            <text:p>api.pub.kcseuccui-lb-prd.eu-central2-prd-a:80</text:p>
          </table:table-cell>
          <table:table-cell office:value-type="string" office:string-value="103.187.35.164">
            <text:p>103.187.35.16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hcseuccui-was-lb-prd.eu-central2-prd-a:8090">
            <text:p>api.hc.hcseuccui-was-lb-prd.eu-central2-prd-a:8090</text:p>
          </table:table-cell>
          <table:table-cell office:value-type="string" office:string-value="172.31.64.35">
            <text:p>172.31.64.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cui-was-lb-prd.eu-central2-prd-a:8090">
            <text:p>api.hc.kcseuccui-was-lb-prd.eu-central2-prd-a:8090</text:p>
          </table:table-cell>
          <table:table-cell office:value-type="string" office:string-value="172.31.64.74">
            <text:p>172.31.64.74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api-lb-prd.eu-central2-prd-a:80">
            <text:p>api.hmg.hccseuapi-lb-prd.eu-central2-prd-a:80</text:p>
          </table:table-cell>
          <table:table-cell office:value-type="string" office:string-value="10.81.21.37">
            <text:p>10.81.21.3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cseuvftp-lb-prd.eu-central2-prd-a:80">
            <text:p>api.hmg.hccseuvftp-lb-prd.eu-central2-prd-a:80</text:p>
          </table:table-cell>
          <table:table-cell office:value-type="string" office:string-value="10.81.21.40">
            <text:p>10.81.21.4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api-lb-prd.eu-central2-prd-a:80">
            <text:p>api.hmg.kccseuapi-lb-prd.eu-central2-prd-a:80</text:p>
          </table:table-cell>
          <table:table-cell office:value-type="string" office:string-value="10.81.21.41">
            <text:p>10.81.21.4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vftp-lb-prd.eu-central2-prd-a:80">
            <text:p>api.hmg.kccseuvftp-lb-prd.eu-central2-prd-a:80</text:p>
          </table:table-cell>
          <table:table-cell office:value-type="string" office:string-value="10.81.21.42">
            <text:p>10.81.21.4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0">
            <text:p>api.hc.flteuvcrmp-lb.eu-central2-prd-a:8090</text:p>
          </table:table-cell>
          <table:table-cell office:value-type="string" office:string-value="172.31.64.40">
            <text:p>172.31.64.40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flteuvcrmp-lb.eu-central2-prd-a:8091">
            <text:p>api.hc.flteuvcrmp-lb.eu-central2-prd-a:8091</text:p>
          </table:table-cell>
          <table:table-cell office:value-type="string" office:string-value="172.31.64.40">
            <text:p>172.31.64.40</text:p>
          </table:table-cell>
          <table:table-cell office:value-type="float" office:value="8091">
            <text:p>8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kcseucbs-prvlb-prd.eu-central2-prd-a:18078">
            <text:p>api.hc.kcseucbs-prvlb-prd.eu-central2-prd-a:18078</text:p>
          </table:table-cell>
          <table:table-cell office:value-type="string" office:string-value="172.31.64.77">
            <text:p>172.31.64.7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eucbs-prvlb-prd.eu-central2-prd-a:18078">
            <text:p>api.hc.ccseucbs-prvlb-prd.eu-central2-prd-a:18078</text:p>
          </table:table-cell>
          <table:table-cell office:value-type="string" office:string-value="172.31.64.76">
            <text:p>172.31.64.7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gcseucbs-prvlb-prd.eu-central2-prd-a:18078">
            <text:p>api.hc.gcseucbs-prvlb-prd.eu-central2-prd-a:18078</text:p>
          </table:table-cell>
          <table:table-cell office:value-type="string" office:string-value="172.31.64.78">
            <text:p>172.31.64.78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h-prd-prometheus-a.eu-central2-prd-a:31500">
            <text:p>api.hc.ccs-eu-h-prd-prometheus-a.eu-central2-prd-a:31500</text:p>
          </table:table-cell>
          <table:table-cell office:value-type="string" office:string-value="172.31.64.85">
            <text:p>172.31.64.8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k-prd-prometheus-a.eu-central2-prd-a:31500">
            <text:p>api.hc.ccs-eu-k-prd-prometheus-a.eu-central2-prd-a:31500</text:p>
          </table:table-cell>
          <table:table-cell office:value-type="string" office:string-value="172.31.64.86">
            <text:p>172.31.64.8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-vtwin-prd-proxy.eu-central2-prd-a:443">
            <text:p>api.hmg.ccseu-vtwin-prd-proxy.eu-central2-prd-a:443</text:p>
          </table:table-cell>
          <table:table-cell office:value-type="string" office:string-value="10.81.20.142">
            <text:p>10.81.20.142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dcp90.eu-central2-prd-a:30007">
            <text:p>api.hmg.eudcp90.eu-central2-prd-a:30007</text:p>
          </table:table-cell>
          <table:table-cell office:value-type="string" office:string-value="10.81.21.43">
            <text:p>10.81.21.43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2-eu-kia-prd-telecom-b.eu-central2-prd-a:31159">
            <text:p>api.pub.ccs2-eu-kia-prd-telecom-b.eu-central2-prd-a:31159</text:p>
          </table:table-cell>
          <table:table-cell office:value-type="string" office:string-value="103.187.35.180">
            <text:p>103.187.35.180</text:p>
          </table:table-cell>
          <table:table-cell office:value-type="float" office:value="31159">
            <text:p>3115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ccui-lb-prd.eu-central2-prd-a:8443">
            <text:p>api.pub.gcseuccui-lb-prd.eu-central2-prd-a:8443</text:p>
          </table:table-cell>
          <table:table-cell office:value-type="string" office:string-value="103.187.35.176">
            <text:p>103.187.35.176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65535">
            <text:p>api.pub.ccseu-vms-sbs-lb-p02.eu-central2-prd-a:65535</text:p>
          </table:table-cell>
          <table:table-cell office:value-type="string" office:string-value="103.187.35.177">
            <text:p>103.187.35.177</text:p>
          </table:table-cell>
          <table:table-cell office:value-type="float" office:value="65535">
            <text:p>65535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dynatrace-public.eu-central2-prd-a:9999">
            <text:p>api.pub.dynatrace-public.eu-central2-prd-a:9999</text:p>
          </table:table-cell>
          <table:table-cell office:value-type="string" office:string-value="103.187.35.165">
            <text:p>103.187.35.165</text:p>
          </table:table-cell>
          <table:table-cell office:value-type="float" office:value="9999">
            <text:p>99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exliscore-nginx-lb-prd.eu-central2-prd-a:8090">
            <text:p>api.hmg.ccseuexliscore-nginx-lb-prd.eu-central2-prd-a:8090</text:p>
          </table:table-cell>
          <table:table-cell office:value-type="string" office:string-value="10.81.20.164">
            <text:p>10.81.20.1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exliscore-nginx-lb-prd.eu-central2-prd-a:8090">
            <text:p>api.hmg.kcseuexliscore-nginx-lb-prd.eu-central2-prd-a:8090</text:p>
          </table:table-cell>
          <table:table-cell office:value-type="string" office:string-value="10.81.20.165">
            <text:p>10.81.20.16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iaeuhmgiddbp-vip.eu-central2-prd-a:5432">
            <text:p>gui.hmg.kiaeuhmgiddbp-vip.eu-central2-prd-a:5432</text:p>
          </table:table-cell>
          <table:table-cell office:value-type="string" office:string-value="10.81.21.46">
            <text:p>10.81.21.4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kcseuspavehicledbp-vip.eu-central2-prd-a:5432">
            <text:p>gui.hmg.kcseuspavehicledbp-vip.eu-central2-prd-a:5432</text:p>
          </table:table-cell>
          <table:table-cell office:value-type="string" office:string-value="10.81.21.45">
            <text:p>10.81.21.4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was-hmg-prd.eu-central2-prd-a:8090">
            <text:p>api.hmg.hcseuccui-was-hmg-prd.eu-central2-prd-a:8090</text:p>
          </table:table-cell>
          <table:table-cell office:value-type="string" office:string-value="10.81.21.11">
            <text:p>10.81.21.1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90">
            <text:p>api.hmg.kccseuccui-was-lb-hmg-prd.eu-central2-prd-a:8090</text:p>
          </table:table-cell>
          <table:table-cell office:value-type="string" office:string-value="10.81.21.12">
            <text:p>10.81.21.1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eu-vms-sbs-lb-p02.eu-central2-prd-a:9010">
            <text:p>api.pub.ccseu-vms-sbs-lb-p02.eu-central2-prd-a:9010</text:p>
          </table:table-cell>
          <table:table-cell office:value-type="string" office:string-value="103.187.35.177">
            <text:p>103.187.35.177</text:p>
          </table:table-cell>
          <table:table-cell office:value-type="float" office:value="9010">
            <text:p>9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dbp-lb-prd.eu-central2-prd-a:5432">
            <text:p>api.hmg.gcseudbp-lb-prd.eu-central2-prd-a:5432</text:p>
          </table:table-cell>
          <table:table-cell office:value-type="string" office:string-value="10.81.21.14">
            <text:p>10.81.21.14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32">
            <text:p>api.hmg.ccseutwowaydbp-lb-prd.eu-central2-prd-a:5432</text:p>
          </table:table-cell>
          <table:table-cell office:value-type="string" office:string-value="10.81.21.15">
            <text:p>10.81.21.15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443">
            <text:p>api.hmg.ccseutwowaydbp-lb-prd.eu-central2-prd-a:443</text:p>
          </table:table-cell>
          <table:table-cell office:value-type="string" office:string-value="10.81.21.15">
            <text:p>10.81.21.15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twowaydbp-lb-prd.eu-central2-prd-a:5444">
            <text:p>api.hmg.ccseutwowaydbp-lb-prd.eu-central2-prd-a:5444</text:p>
          </table:table-cell>
          <table:table-cell office:value-type="string" office:string-value="10.81.21.15">
            <text:p>10.81.21.15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44">
            <text:p>api.hmg.kcseutwowaydbp-lb-prd.eu-central2-prd-a:5444</text:p>
          </table:table-cell>
          <table:table-cell office:value-type="string" office:string-value="10.81.21.16">
            <text:p>10.81.21.16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443">
            <text:p>api.hmg.kcseutwowaydbp-lb-prd.eu-central2-prd-a:443</text:p>
          </table:table-cell>
          <table:table-cell office:value-type="string" office:string-value="10.81.21.16">
            <text:p>10.81.21.16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twowaydbp-lb-prd.eu-central2-prd-a:5432">
            <text:p>api.hmg.kcseutwowaydbp-lb-prd.eu-central2-prd-a:5432</text:p>
          </table:table-cell>
          <table:table-cell office:value-type="string" office:string-value="10.81.21.16">
            <text:p>10.81.21.16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h-gas-prd-a.eu-central2-prd-a:32100">
            <text:p>api.hc.ccs-eu2-h-gas-prd-a.eu-central2-prd-a:32100</text:p>
          </table:table-cell>
          <table:table-cell office:value-type="string" office:string-value="172.31.64.85">
            <text:p>172.31.64.8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k-gas-prd-a.eu-central2-prd-a:32101">
            <text:p>api.hc.ccs-eu2-k-gas-prd-a.eu-central2-prd-a:32101</text:p>
          </table:table-cell>
          <table:table-cell office:value-type="string" office:string-value="172.31.64.85">
            <text:p>172.31.64.8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2-g-gas-prd-a.eu-central2-prd-a:32102">
            <text:p>api.hc.ccs-eu2-g-gas-prd-a.eu-central2-prd-a:32102</text:p>
          </table:table-cell>
          <table:table-cell office:value-type="string" office:string-value="172.31.64.85">
            <text:p>172.31.64.8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0">
            <text:p>gui.hmg.euddp91.eu-central2-prd-a:30000</text:p>
          </table:table-cell>
          <table:table-cell office:value-type="string" office:string-value="10.81.21.44">
            <text:p>10.81.21.44</text:p>
          </table:table-cell>
          <table:table-cell office:value-type="float" office:value="30000">
            <text:p>30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1">
            <text:p>gui.hmg.euddp91.eu-central2-prd-a:30001</text:p>
          </table:table-cell>
          <table:table-cell office:value-type="string" office:string-value="10.81.21.44">
            <text:p>10.81.21.44</text:p>
          </table:table-cell>
          <table:table-cell office:value-type="float" office:value="30001">
            <text:p>300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3">
            <text:p>gui.hmg.euddp91.eu-central2-prd-a:30003</text:p>
          </table:table-cell>
          <table:table-cell office:value-type="string" office:string-value="10.81.21.44">
            <text:p>10.81.21.44</text:p>
          </table:table-cell>
          <table:table-cell office:value-type="float" office:value="30003">
            <text:p>30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4">
            <text:p>gui.hmg.euddp91.eu-central2-prd-a:30004</text:p>
          </table:table-cell>
          <table:table-cell office:value-type="string" office:string-value="10.81.21.44">
            <text:p>10.81.21.44</text:p>
          </table:table-cell>
          <table:table-cell office:value-type="float" office:value="30004">
            <text:p>300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5">
            <text:p>gui.hmg.euddp91.eu-central2-prd-a:30005</text:p>
          </table:table-cell>
          <table:table-cell office:value-type="string" office:string-value="10.81.21.44">
            <text:p>10.81.21.44</text:p>
          </table:table-cell>
          <table:table-cell office:value-type="float" office:value="30005">
            <text:p>300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6">
            <text:p>gui.hmg.euddp91.eu-central2-prd-a:30006</text:p>
          </table:table-cell>
          <table:table-cell office:value-type="string" office:string-value="10.81.21.44">
            <text:p>10.81.21.44</text:p>
          </table:table-cell>
          <table:table-cell office:value-type="float" office:value="30006">
            <text:p>300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7">
            <text:p>gui.hmg.euddp91.eu-central2-prd-a:30007</text:p>
          </table:table-cell>
          <table:table-cell office:value-type="string" office:string-value="10.81.21.44">
            <text:p>10.81.21.44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8">
            <text:p>gui.hmg.euddp91.eu-central2-prd-a:30008</text:p>
          </table:table-cell>
          <table:table-cell office:value-type="string" office:string-value="10.81.21.44">
            <text:p>10.81.21.44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9">
            <text:p>gui.hmg.euddp91.eu-central2-prd-a:30009</text:p>
          </table:table-cell>
          <table:table-cell office:value-type="string" office:string-value="10.81.21.44">
            <text:p>10.81.21.44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0">
            <text:p>gui.hmg.euddp91.eu-central2-prd-a:30010</text:p>
          </table:table-cell>
          <table:table-cell office:value-type="string" office:string-value="10.81.21.44">
            <text:p>10.81.21.44</text:p>
          </table:table-cell>
          <table:table-cell office:value-type="float" office:value="30010">
            <text:p>30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1">
            <text:p>gui.hmg.euddp91.eu-central2-prd-a:30011</text:p>
          </table:table-cell>
          <table:table-cell office:value-type="string" office:string-value="10.81.21.44">
            <text:p>10.81.21.44</text:p>
          </table:table-cell>
          <table:table-cell office:value-type="float" office:value="30011">
            <text:p>3001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2">
            <text:p>gui.hmg.euddp91.eu-central2-prd-a:30012</text:p>
          </table:table-cell>
          <table:table-cell office:value-type="string" office:string-value="10.81.21.44">
            <text:p>10.81.21.44</text:p>
          </table:table-cell>
          <table:table-cell office:value-type="float" office:value="30012">
            <text:p>3001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3">
            <text:p>gui.hmg.euddp91.eu-central2-prd-a:30013</text:p>
          </table:table-cell>
          <table:table-cell office:value-type="string" office:string-value="10.81.21.44">
            <text:p>10.81.21.44</text:p>
          </table:table-cell>
          <table:table-cell office:value-type="float" office:value="30013">
            <text:p>3001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4">
            <text:p>gui.hmg.euddp91.eu-central2-prd-a:30014</text:p>
          </table:table-cell>
          <table:table-cell office:value-type="string" office:string-value="10.81.21.44">
            <text:p>10.81.21.44</text:p>
          </table:table-cell>
          <table:table-cell office:value-type="float" office:value="30014">
            <text:p>3001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5">
            <text:p>gui.hmg.euddp91.eu-central2-prd-a:30015</text:p>
          </table:table-cell>
          <table:table-cell office:value-type="string" office:string-value="10.81.21.44">
            <text:p>10.81.21.44</text:p>
          </table:table-cell>
          <table:table-cell office:value-type="float" office:value="30015">
            <text:p>3001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6">
            <text:p>gui.hmg.euddp91.eu-central2-prd-a:30016</text:p>
          </table:table-cell>
          <table:table-cell office:value-type="string" office:string-value="10.81.21.44">
            <text:p>10.81.21.44</text:p>
          </table:table-cell>
          <table:table-cell office:value-type="float" office:value="30016">
            <text:p>3001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7">
            <text:p>gui.hmg.euddp91.eu-central2-prd-a:30017</text:p>
          </table:table-cell>
          <table:table-cell office:value-type="string" office:string-value="10.81.21.44">
            <text:p>10.81.21.44</text:p>
          </table:table-cell>
          <table:table-cell office:value-type="float" office:value="30017">
            <text:p>30017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18">
            <text:p>gui.hmg.euddp91.eu-central2-prd-a:30018</text:p>
          </table:table-cell>
          <table:table-cell office:value-type="string" office:string-value="10.81.21.44">
            <text:p>10.81.21.44</text:p>
          </table:table-cell>
          <table:table-cell office:value-type="float" office:value="30018">
            <text:p>3001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p91.eu-central2-prd-a:30002">
            <text:p>gui.hmg.euddp91.eu-central2-prd-a:30002</text:p>
          </table:table-cell>
          <table:table-cell office:value-type="string" office:string-value="10.81.21.44">
            <text:p>10.81.21.44</text:p>
          </table:table-cell>
          <table:table-cell office:value-type="float" office:value="30002">
            <text:p>300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ms-db-lb-p02.eu-central2-prd-a:30000">
            <text:p>gui.hmg.ccseu-vms-db-lb-p02.eu-central2-prd-a:30000</text:p>
          </table:table-cell>
          <table:table-cell office:value-type="string" office:string-value="10.81.21.47">
            <text:p>10.81.21.47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u-g-igw-private-prd-fr7.eu-central2-prd-a:32010">
            <text:p>api.hc.ccs-eu-g-igw-private-prd-fr7.eu-central2-prd-a:32010</text:p>
          </table:table-cell>
          <table:table-cell office:value-type="string" office:string-value="172.31.64.87">
            <text:p>172.31.64.87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cseuccui-was-lb-hmg-prd.eu-central2-prd-a:8089">
            <text:p>api.hmg.kccseuccui-was-lb-hmg-prd.eu-central2-prd-a:8089</text:p>
          </table:table-cell>
          <table:table-cell office:value-type="string" office:string-value="10.81.21.12">
            <text:p>10.81.21.12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igw.eu-central2-prd-a:32010">
            <text:p>gui.hmg.ccs-eu-g-prd-msa-igw.eu-central2-prd-a:32010</text:p>
          </table:table-cell>
          <table:table-cell office:value-type="string" office:string-value="10.81.20.144">
            <text:p>10.81.20.144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DB-G-HMG.eu-central2-prd-a:5432">
            <text:p>api.hmg.CCSP-DB-G-HMG.eu-central2-prd-a:5432</text:p>
          </table:table-cell>
          <table:table-cell office:value-type="string" office:string-value="10.81.21.17">
            <text:p>10.81.21.1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K-HMG.eu-central2-prd-a:5432">
            <text:p>api.hmg.CCSP-SPAVEHICLE-DB-K-HMG.eu-central2-prd-a:5432</text:p>
          </table:table-cell>
          <table:table-cell office:value-type="string" office:string-value="10.81.21.18">
            <text:p>10.81.21.1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H-HMG.eu-central2-prd-a:5432">
            <text:p>api.hmg.CCSP-SPAVEHICLE-DB-H-HMG.eu-central2-prd-a:5432</text:p>
          </table:table-cell>
          <table:table-cell office:value-type="string" office:string-value="10.81.21.19">
            <text:p>10.81.21.19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P-SPAVEHICLE-DB-G-HMG.eu-central2-prd-a:5432">
            <text:p>api.hmg.CCSP-SPAVEHICLE-DB-G-HMG.eu-central2-prd-a:5432</text:p>
          </table:table-cell>
          <table:table-cell office:value-type="string" office:string-value="10.81.21.20">
            <text:p>10.81.21.2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32020">
            <text:p>gui.hmg.ccs-eu-g-prd-msa-exib.eu-central2-prd-a:32020</text:p>
          </table:table-cell>
          <table:table-cell office:value-type="string" office:string-value="10.81.20.144">
            <text:p>10.81.20.144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eu-g-prd-msa-exib.eu-central2-prd-a:443">
            <text:p>gui.hmg.ccs-eu-g-prd-msa-exib.eu-central2-prd-a:443</text:p>
          </table:table-cell>
          <table:table-cell office:value-type="string" office:string-value="10.81.20.144">
            <text:p>10.81.20.14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443">
            <text:p>api.hmg.ccs-eu-h-prd-fr7.eu-central2-prd-a:443</text:p>
          </table:table-cell>
          <table:table-cell office:value-type="string" office:string-value="10.81.20.137">
            <text:p>10.81.20.137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h-prd-fr7.eu-central2-prd-a:32020">
            <text:p>api.hmg.ccs-eu-h-prd-fr7.eu-central2-prd-a:32020</text:p>
          </table:table-cell>
          <table:table-cell office:value-type="string" office:string-value="10.81.20.137">
            <text:p>10.81.20.13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32020">
            <text:p>api.hmg.ccs-eu-k-prd-fr7.eu-central2-prd-a:32020</text:p>
          </table:table-cell>
          <table:table-cell office:value-type="string" office:string-value="10.81.20.151">
            <text:p>10.81.20.151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-eu-k-prd-fr7.eu-central2-prd-a:443">
            <text:p>api.hmg.ccs-eu-k-prd-fr7.eu-central2-prd-a:443</text:p>
          </table:table-cell>
          <table:table-cell office:value-type="string" office:string-value="10.81.20.151">
            <text:p>10.81.20.15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3">
            <text:p>api.hmg.prd-ccsnoti-g-eu.eu-central2-prd-a:7303</text:p>
          </table:table-cell>
          <table:table-cell office:value-type="string" office:string-value="10.81.21.48">
            <text:p>10.81.21.48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2">
            <text:p>api.hmg.prd-ccsnoti-g-eu.eu-central2-prd-a:7302</text:p>
          </table:table-cell>
          <table:table-cell office:value-type="string" office:string-value="10.81.21.48">
            <text:p>10.81.21.48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1">
            <text:p>api.hmg.prd-ccsnoti-g-eu.eu-central2-prd-a:7301</text:p>
          </table:table-cell>
          <table:table-cell office:value-type="string" office:string-value="10.81.21.48">
            <text:p>10.81.21.48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g-eu.eu-central2-prd-a:7304">
            <text:p>api.hmg.prd-ccsnoti-g-eu.eu-central2-prd-a:7304</text:p>
          </table:table-cell>
          <table:table-cell office:value-type="string" office:string-value="10.81.21.48">
            <text:p>10.81.21.48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4">
            <text:p>api.hmg.prd-ccsnoti-h-eu.eu-central2-prd-a:7104</text:p>
          </table:table-cell>
          <table:table-cell office:value-type="string" office:string-value="10.81.21.49">
            <text:p>10.81.21.49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3">
            <text:p>api.hmg.prd-ccsnoti-h-eu.eu-central2-prd-a:7103</text:p>
          </table:table-cell>
          <table:table-cell office:value-type="string" office:string-value="10.81.21.49">
            <text:p>10.81.21.49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1">
            <text:p>api.hmg.prd-ccsnoti-h-eu.eu-central2-prd-a:7101</text:p>
          </table:table-cell>
          <table:table-cell office:value-type="string" office:string-value="10.81.21.49">
            <text:p>10.81.21.49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prd-ccsnoti-h-eu.eu-central2-prd-a:7102">
            <text:p>api.hmg.prd-ccsnoti-h-eu.eu-central2-prd-a:7102</text:p>
          </table:table-cell>
          <table:table-cell office:value-type="string" office:string-value="10.81.21.49">
            <text:p>10.81.21.49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prd-ccseulmskafkadash-lb-prd.eu-central-1-prd-a:9092">
            <text:p>gui.hmg.prd-ccseulmskafkadash-lb-prd.eu-central-1-prd-a:9092</text:p>
          </table:table-cell>
          <table:table-cell office:value-type="string" office:string-value="10.81.20.183">
            <text:p>10.81.20.183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goms-pub-lb-prd.eu-central2-prd-a:8445">
            <text:p>api.pub.gcseugoms-pub-lb-prd.eu-central2-prd-a:8445</text:p>
          </table:table-cell>
          <table:table-cell office:value-type="string" office:string-value="103.187.35.166">
            <text:p>103.187.35.16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sso-lb-prd.eu-central2-prd-a:8443">
            <text:p>api.pub.hcseusso-lb-prd.eu-central2-prd-a:8443</text:p>
          </table:table-cell>
          <table:table-cell office:value-type="string" office:string-value="103.187.35.160">
            <text:p>103.187.35.16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lmselastic-lb-prd.eu-central2-prd-a:9200">
            <text:p>gui.hmg.ccseulmselastic-lb-prd.eu-central2-prd-a:9200</text:p>
          </table:table-cell>
          <table:table-cell office:value-type="string" office:string-value="10.81.21.51">
            <text:p>10.81.21.51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ui-HMG-web-prd.eu-central2-prd-a:443">
            <text:p>api.hmg.hcseuccui-HMG-web-prd.eu-central2-prd-a:443</text:p>
          </table:table-cell>
          <table:table-cell office:value-type="string" office:string-value="10.81.21.50">
            <text:p>10.81.21.50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kcseuccui-HMG-web-prd.eu-central2-prd-a:443">
            <text:p>api.hmg.kcseuccui-HMG-web-prd.eu-central2-prd-a:443</text:p>
          </table:table-cell>
          <table:table-cell office:value-type="string" office:string-value="10.81.21.52">
            <text:p>10.81.21.52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ccui-HMG-web-prd.eu-central2-prd-a:443">
            <text:p>api.hmg.gcseuccui-HMG-web-prd.eu-central2-prd-a:443</text:p>
          </table:table-cell>
          <table:table-cell office:value-type="string" office:string-value="10.81.21.53">
            <text:p>10.81.21.5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3">
            <text:p>api.hc.ccsp-userlink-bluelink-eu-lb-prd.eu-central2-prd-a:7103</text:p>
          </table:table-cell>
          <table:table-cell office:value-type="string" office:string-value="172.31.64.61">
            <text:p>172.31.64.6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1">
            <text:p>api.hc.ccsp-userlink-bluelink-eu-lb-prd.eu-central2-prd-a:7101</text:p>
          </table:table-cell>
          <table:table-cell office:value-type="string" office:string-value="172.31.64.61">
            <text:p>172.31.64.6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bluelink-eu-lb-prd.eu-central2-prd-a:7102">
            <text:p>api.hc.ccsp-userlink-bluelink-eu-lb-prd.eu-central2-prd-a:7102</text:p>
          </table:table-cell>
          <table:table-cell office:value-type="string" office:string-value="172.31.64.61">
            <text:p>172.31.64.6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3">
            <text:p>api.hc.ccsp-userlink-uvo-eu-lb-prd.eu-central2-prd-a:7203</text:p>
          </table:table-cell>
          <table:table-cell office:value-type="string" office:string-value="172.31.64.62">
            <text:p>172.31.64.6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2">
            <text:p>api.hc.ccsp-userlink-uvo-eu-lb-prd.eu-central2-prd-a:7202</text:p>
          </table:table-cell>
          <table:table-cell office:value-type="string" office:string-value="172.31.64.62">
            <text:p>172.31.64.6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uvo-eu-lb-prd.eu-central2-prd-a:7201">
            <text:p>api.hc.ccsp-userlink-uvo-eu-lb-prd.eu-central2-prd-a:7201</text:p>
          </table:table-cell>
          <table:table-cell office:value-type="string" office:string-value="172.31.64.62">
            <text:p>172.31.64.6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1">
            <text:p>api.hc.ccsp-userlink-gcs-eu-lb-prd.eu-central2-prd-a:7301</text:p>
          </table:table-cell>
          <table:table-cell office:value-type="string" office:string-value="172.31.64.63">
            <text:p>172.31.64.6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2">
            <text:p>api.hc.ccsp-userlink-gcs-eu-lb-prd.eu-central2-prd-a:7302</text:p>
          </table:table-cell>
          <table:table-cell office:value-type="string" office:string-value="172.31.64.63">
            <text:p>172.31.64.6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p-userlink-gcs-eu-lb-prd.eu-central2-prd-a:7303">
            <text:p>api.hc.ccsp-userlink-gcs-eu-lb-prd.eu-central2-prd-a:7303</text:p>
          </table:table-cell>
          <table:table-cell office:value-type="string" office:string-value="172.31.64.63">
            <text:p>172.31.64.6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sso-lb-HMGIP-prd.eu-central2-prd-a:8443">
            <text:p>api.hmg.hcseusso-lb-HMGIP-prd.eu-central2-prd-a:8443</text:p>
          </table:table-cell>
          <table:table-cell office:value-type="string" office:string-value="10.81.21.54">
            <text:p>10.81.21.5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443">
            <text:p>api.hmg.gcseusso-lb-HMG-prd.eu-central2-prd-a:443</text:p>
          </table:table-cell>
          <table:table-cell office:value-type="string" office:string-value="10.81.21.55">
            <text:p>10.81.21.5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sso-lb-HMG-prd.eu-central2-prd-a:8443">
            <text:p>api.hmg.gcseusso-lb-HMG-prd.eu-central2-prd-a:8443</text:p>
          </table:table-cell>
          <table:table-cell office:value-type="string" office:string-value="10.81.21.55">
            <text:p>10.81.21.55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0">
            <text:p>api.pub.gcseusso-lb-prd.eu-central2-prd-a:80</text:p>
          </table:table-cell>
          <table:table-cell office:value-type="string" office:string-value="103.187.35.223">
            <text:p>103.187.35.22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gcseugoms-lb-prd.eu-central2-prd-a:8445">
            <text:p>api.hmg.gcseugoms-lb-prd.eu-central2-prd-a:8445</text:p>
          </table:table-cell>
          <table:table-cell office:value-type="string" office:string-value="10.81.21.36">
            <text:p>10.81.21.36</text:p>
          </table:table-cell>
          <table:table-cell office:value-type="float" office:value="8445">
            <text:p>8445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-web-lb-prd.eu-central2-prd-a:8081">
            <text:p>api.hmg.hcseuccap-web-lb-prd.eu-central2-prd-a:8081</text:p>
          </table:table-cell>
          <table:table-cell office:value-type="string" office:string-value="10.81.21.13">
            <text:p>10.81.21.1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0">
            <text:p>api.hmg.hcseuccapka-lb-prd.eu-central2-prd-a:4080</text:p>
          </table:table-cell>
          <table:table-cell office:value-type="string" office:string-value="10.81.20.190">
            <text:p>10.81.20.190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20">
            <text:p>api.pub.ccs1-eu-genesis-prd-svchub-igw-b.eu-central2-prd-a:30020</text:p>
          </table:table-cell>
          <table:table-cell office:value-type="string" office:string-value="103.187.35.167">
            <text:p>103.187.35.167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ccs1-eu-genesis-prd-svchub-igw-b.eu-central2-prd-a:30010">
            <text:p>api.pub.ccs1-eu-genesis-prd-svchub-igw-b.eu-central2-prd-a:30010</text:p>
          </table:table-cell>
          <table:table-cell office:value-type="string" office:string-value="103.187.35.167">
            <text:p>103.187.35.167</text:p>
          </table:table-cell>
          <table:table-cell office:value-type="float" office:value="30010">
            <text:p>30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-sre-apm-prd-central-2.prd.h53-prd-a:8200">
            <text:p>gui.hmg.ccs-sre-apm-prd-central-2.prd.h53-prd-a:8200</text:p>
          </table:table-cell>
          <table:table-cell office:value-type="string" office:string-value="10.81.21.30">
            <text:p>10.81.21.30</text:p>
          </table:table-cell>
          <table:table-cell office:value-type="float" office:value="8200">
            <text:p>82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5432">
            <text:p>api.hmg.vdh-eu-rdb-lb.eu-central2-prd-a:5432</text:p>
          </table:table-cell>
          <table:table-cell office:value-type="string" office:string-value="10.81.21.58">
            <text:p>10.81.21.58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3">
            <text:p>api.hc.prd-ccsnotibatch-h-eu.eu-central2-prd-a:7103</text:p>
          </table:table-cell>
          <table:table-cell office:value-type="string" office:string-value="172.31.64.88">
            <text:p>172.31.64.88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3">
            <text:p>api.hc.prd-ccsnotibatch-k-eu.eu-central2-prd-a:7203</text:p>
          </table:table-cell>
          <table:table-cell office:value-type="string" office:string-value="172.31.64.89">
            <text:p>172.31.64.89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3">
            <text:p>api.hc.prd-ccsnotibatch-g-eu.eu-central2-prd-a:7303</text:p>
          </table:table-cell>
          <table:table-cell office:value-type="string" office:string-value="172.31.64.90">
            <text:p>172.31.64.90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5080">
            <text:p>api.hmg.vdh-eu-rdb-lb.eu-central2-prd-a:15080</text:p>
          </table:table-cell>
          <table:table-cell office:value-type="string" office:string-value="10.81.21.58">
            <text:p>10.81.21.58</text:p>
          </table:table-cell>
          <table:table-cell office:value-type="float" office:value="15080">
            <text:p>15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h-prd-fr7.eu-central2-prd-a:443">
            <text:p>api.hc.ccs-egw-eu-h-prd-fr7.eu-central2-prd-a:443</text:p>
          </table:table-cell>
          <table:table-cell office:value-type="string" office:string-value="172.31.64.91">
            <text:p>172.31.64.9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k-prd-fr7.eu-central2-prd-a:443">
            <text:p>api.hc.ccs-egw-eu-k-prd-fr7.eu-central2-prd-a:443</text:p>
          </table:table-cell>
          <table:table-cell office:value-type="string" office:string-value="172.31.64.92">
            <text:p>172.31.64.9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ccs-egw-eu-g-prd-fr7.eu-central2-prd-a:443">
            <text:p>api.hc.ccs-egw-eu-g-prd-fr7.eu-central2-prd-a:443</text:p>
          </table:table-cell>
          <table:table-cell office:value-type="string" office:string-value="172.31.64.93">
            <text:p>172.31.64.93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0">
            <text:p>gui.hmg.vdh-eu-ES-prd-lb.eu-central2-prd-a:9200</text:p>
          </table:table-cell>
          <table:table-cell office:value-type="string" office:string-value="10.81.21.56">
            <text:p>10.81.21.56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9201">
            <text:p>gui.hmg.vdh-eu-ES-prd-lb.eu-central2-prd-a:9201</text:p>
          </table:table-cell>
          <table:table-cell office:value-type="string" office:string-value="10.81.21.56">
            <text:p>10.81.21.56</text:p>
          </table:table-cell>
          <table:table-cell office:value-type="float" office:value="9201">
            <text:p>92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-eu-ES-prd-lb.eu-central2-prd-a:80">
            <text:p>gui.hmg.vdh-eu-ES-prd-lb.eu-central2-prd-a:80</text:p>
          </table:table-cell>
          <table:table-cell office:value-type="string" office:string-value="10.81.21.56">
            <text:p>10.81.21.56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xdh-eu-bastion-prd.eu-central2-prd-a:18018">
            <text:p>gui.hmg.xdh-eu-bastion-prd.eu-central2-prd-a:18018</text:p>
          </table:table-cell>
          <table:table-cell office:value-type="string" office:string-value="10.81.20.139">
            <text:p>10.81.20.139</text:p>
          </table:table-cell>
          <table:table-cell office:value-type="float" office:value="18018">
            <text:p>18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9200">
            <text:p>gui.hmg.eu-es-lb-prd.eu-central2-prd-a:9200</text:p>
          </table:table-cell>
          <table:table-cell office:value-type="string" office:string-value="10.81.21.59">
            <text:p>10.81.21.59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80">
            <text:p>gui.hmg.eu-es-lb-prd.eu-central2-prd-a:80</text:p>
          </table:table-cell>
          <table:table-cell office:value-type="string" office:string-value="10.81.21.59">
            <text:p>10.81.21.59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-es-lb-prd.eu-central2-prd-a:5601">
            <text:p>gui.hmg.eu-es-lb-prd.eu-central2-prd-a:5601</text:p>
          </table:table-cell>
          <table:table-cell office:value-type="string" office:string-value="10.81.21.59">
            <text:p>10.81.21.59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hcseuccapka-lb-prd.eu-central2-prd-a:4081">
            <text:p>api.hmg.hcseuccapka-lb-prd.eu-central2-prd-a:4081</text:p>
          </table:table-cell>
          <table:table-cell office:value-type="string" office:string-value="10.81.20.190">
            <text:p>10.81.20.190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eu-central2-prd-a-rdb-lb.eu-central2-prd-a:5432">
            <text:p>api.hmg.eu-central2-prd-a-rdb-lb.eu-central2-prd-a:5432</text:p>
          </table:table-cell>
          <table:table-cell office:value-type="string" office:string-value="10.81.21.60">
            <text:p>10.81.21.60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ui-lb-prd.eu-central2-prd-a:443">
            <text:p>api.pub.hcseuccui-lb-prd.eu-central2-prd-a:443</text:p>
          </table:table-cell>
          <table:table-cell office:value-type="string" office:string-value="103.187.35.161">
            <text:p>103.187.35.161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gcseusso-lb-prd.eu-central2-prd-a:8443">
            <text:p>api.pub.gcseusso-lb-prd.eu-central2-prd-a:8443</text:p>
          </table:table-cell>
          <table:table-cell office:value-type="string" office:string-value="103.187.35.223">
            <text:p>103.187.35.22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pub.hcseuccap-lb-prd.eu-central2-prd-a:8081">
            <text:p>api.pub.hcseuccap-lb-prd.eu-central2-prd-a:8081</text:p>
          </table:table-cell>
          <table:table-cell office:value-type="string" office:string-value="103.187.35.162">
            <text:p>103.187.35.162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vdh-eu-rdb-lb.eu-central2-prd-a:11080">
            <text:p>api.hmg.vdh-eu-rdb-lb.eu-central2-prd-a:11080</text:p>
          </table:table-cell>
          <table:table-cell office:value-type="string" office:string-value="10.81.21.58">
            <text:p>10.81.21.58</text:p>
          </table:table-cell>
          <table:table-cell office:value-type="float" office:value="11080">
            <text:p>11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002">
            <text:p>gui.hmg.eudcp90.eu-central2-prd-a:30002</text:p>
          </table:table-cell>
          <table:table-cell office:value-type="string" office:string-value="10.81.21.43">
            <text:p>10.81.21.43</text:p>
          </table:table-cell>
          <table:table-cell office:value-type="float" office:value="30002">
            <text:p>3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.eu-central2-prd-a:19080">
            <text:p>gui.hmg.ccseu-vtwin-prd-cross-board.eu-central2-prd-a:19080</text:p>
          </table:table-cell>
          <table:table-cell office:value-type="string" office:string-value="100.77.1.128">
            <text:p>100.77.1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ccseu-vtwin-prd-cross-board-tls.eu-central2-prd-a:19443">
            <text:p>gui.hmg.ccseu-vtwin-prd-cross-board-tls.eu-central2-prd-a:19443</text:p>
          </table:table-cell>
          <table:table-cell office:value-type="string" office:string-value="100.77.1.128">
            <text:p>100.77.1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h-eu.eu-central2-prd-a:7102">
            <text:p>api.hc.prd-ccsnotibatch-h-eu.eu-central2-prd-a:7102</text:p>
          </table:table-cell>
          <table:table-cell office:value-type="string" office:string-value="172.31.64.88">
            <text:p>172.31.64.88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k-eu.eu-central2-prd-a:7202">
            <text:p>api.hc.prd-ccsnotibatch-k-eu.eu-central2-prd-a:7202</text:p>
          </table:table-cell>
          <table:table-cell office:value-type="string" office:string-value="172.31.64.89">
            <text:p>172.31.64.89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c.prd-ccsnotibatch-g-eu.eu-central2-prd-a:7302">
            <text:p>api.hc.prd-ccsnotibatch-g-eu.eu-central2-prd-a:7302</text:p>
          </table:table-cell>
          <table:table-cell office:value-type="string" office:string-value="172.31.64.90">
            <text:p>172.31.64.90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1">
            <text:p>gui.hmg.eudcp90.eu-central2-prd-a:30201</text:p>
          </table:table-cell>
          <table:table-cell office:value-type="string" office:string-value="10.81.21.43">
            <text:p>10.81.21.43</text:p>
          </table:table-cell>
          <table:table-cell office:value-type="float" office:value="30201">
            <text:p>30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2">
            <text:p>gui.hmg.eudcp90.eu-central2-prd-a:30202</text:p>
          </table:table-cell>
          <table:table-cell office:value-type="string" office:string-value="10.81.21.43">
            <text:p>10.81.21.43</text:p>
          </table:table-cell>
          <table:table-cell office:value-type="float" office:value="30202">
            <text:p>30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3">
            <text:p>gui.hmg.eudcp90.eu-central2-prd-a:30203</text:p>
          </table:table-cell>
          <table:table-cell office:value-type="string" office:string-value="10.81.21.43">
            <text:p>10.81.21.43</text:p>
          </table:table-cell>
          <table:table-cell office:value-type="float" office:value="30203">
            <text:p>30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4">
            <text:p>gui.hmg.eudcp90.eu-central2-prd-a:30204</text:p>
          </table:table-cell>
          <table:table-cell office:value-type="string" office:string-value="10.81.21.43">
            <text:p>10.81.21.43</text:p>
          </table:table-cell>
          <table:table-cell office:value-type="float" office:value="30204">
            <text:p>30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5">
            <text:p>gui.hmg.eudcp90.eu-central2-prd-a:30205</text:p>
          </table:table-cell>
          <table:table-cell office:value-type="string" office:string-value="10.81.21.43">
            <text:p>10.81.21.43</text:p>
          </table:table-cell>
          <table:table-cell office:value-type="float" office:value="30205">
            <text:p>3020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cp90.eu-central2-prd-a:30206">
            <text:p>gui.hmg.eudcp90.eu-central2-prd-a:30206</text:p>
          </table:table-cell>
          <table:table-cell office:value-type="string" office:string-value="10.81.21.43">
            <text:p>10.81.21.43</text:p>
          </table:table-cell>
          <table:table-cell office:value-type="float" office:value="30206">
            <text:p>3020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3">
            <text:p>gui.hmg.vdhkafkabroker.eu-central2-prd-a:18083</text:p>
          </table:table-cell>
          <table:table-cell office:value-type="string" office:string-value="100.77.1.128">
            <text:p>100.77.1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5">
            <text:p>gui.hmg.vdhkafkabroker.eu-central2-prd-a:18085</text:p>
          </table:table-cell>
          <table:table-cell office:value-type="string" office:string-value="100.77.1.128">
            <text:p>100.77.1.128</text:p>
          </table:table-cell>
          <table:table-cell office:value-type="float" office:value="18085">
            <text:p>1808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1">
            <text:p>gui.hmg.vdhkafkabroker.eu-central2-prd-a:18181</text:p>
          </table:table-cell>
          <table:table-cell office:value-type="string" office:string-value="100.77.1.128">
            <text:p>100.77.1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182">
            <text:p>gui.hmg.vdhkafkabroker.eu-central2-prd-a:18182</text:p>
          </table:table-cell>
          <table:table-cell office:value-type="string" office:string-value="100.77.1.128">
            <text:p>100.77.1.128</text:p>
          </table:table-cell>
          <table:table-cell office:value-type="float" office:value="18182">
            <text:p>1818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4">
            <text:p>gui.hmg.vdhkafkabroker.eu-central2-prd-a:18084</text:p>
          </table:table-cell>
          <table:table-cell office:value-type="string" office:string-value="100.77.1.128">
            <text:p>100.77.1.128</text:p>
          </table:table-cell>
          <table:table-cell office:value-type="float" office:value="18084">
            <text:p>1808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vdhkafkabroker.eu-central2-prd-a:18086">
            <text:p>gui.hmg.vdhkafkabroker.eu-central2-prd-a:18086</text:p>
          </table:table-cell>
          <table:table-cell office:value-type="string" office:string-value="100.77.1.128">
            <text:p>100.77.1.128</text:p>
          </table:table-cell>
          <table:table-cell office:value-type="float" office:value="18086">
            <text:p>1808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ccseulms-lb-stg.eu-central2-prd-a:5602">
            <text:p>api.hmg.ccseulms-lb-stg.eu-central2-prd-a:5602</text:p>
          </table:table-cell>
          <table:table-cell office:value-type="string" office:string-value="10.81.20.183">
            <text:p>10.81.20.183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0">
            <text:p>gui.hmg.euddh01.eu-central2-prd-a:10000</text:p>
          </table:table-cell>
          <table:table-cell office:value-type="string" office:string-value="10.81.21.61">
            <text:p>10.81.21.61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4000">
            <text:p>gui.hmg.euddh01.eu-central2-prd-a:14000</text:p>
          </table:table-cell>
          <table:table-cell office:value-type="string" office:string-value="10.81.21.61">
            <text:p>10.81.21.61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306">
            <text:p>gui.hmg.euddh01.eu-central2-prd-a:3306</text:p>
          </table:table-cell>
          <table:table-cell office:value-type="string" office:string-value="10.81.21.61">
            <text:p>10.81.21.61</text:p>
          </table:table-cell>
          <table:table-cell office:value-type="float" office:value="3306">
            <text:p>33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8">
            <text:p>gui.hmg.euddh01.eu-central2-prd-a:8888</text:p>
          </table:table-cell>
          <table:table-cell office:value-type="string" office:string-value="10.81.21.61">
            <text:p>10.81.21.61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8083">
            <text:p>gui.hmg.euddh01.eu-central2-prd-a:18083</text:p>
          </table:table-cell>
          <table:table-cell office:value-type="string" office:string-value="10.81.21.61">
            <text:p>10.81.21.61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1000">
            <text:p>gui.hmg.euddh01.eu-central2-prd-a:11000</text:p>
          </table:table-cell>
          <table:table-cell office:value-type="string" office:string-value="10.81.21.61">
            <text:p>10.81.21.61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0">
            <text:p>gui.hmg.euddh01.eu-central2-prd-a:8080</text:p>
          </table:table-cell>
          <table:table-cell office:value-type="string" office:string-value="10.81.21.61">
            <text:p>10.81.21.61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6080">
            <text:p>gui.hmg.euddh01.eu-central2-prd-a:6080</text:p>
          </table:table-cell>
          <table:table-cell office:value-type="string" office:string-value="10.81.21.61">
            <text:p>10.81.21.61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50070">
            <text:p>gui.hmg.euddh01.eu-central2-prd-a:50070</text:p>
          </table:table-cell>
          <table:table-cell office:value-type="string" office:string-value="10.81.21.61">
            <text:p>10.81.21.61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088">
            <text:p>gui.hmg.euddh01.eu-central2-prd-a:8088</text:p>
          </table:table-cell>
          <table:table-cell office:value-type="string" office:string-value="10.81.21.61">
            <text:p>10.81.21.61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0002">
            <text:p>gui.hmg.euddh01.eu-central2-prd-a:10002</text:p>
          </table:table-cell>
          <table:table-cell office:value-type="string" office:string-value="10.81.21.61">
            <text:p>10.81.21.61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333">
            <text:p>gui.hmg.euddh01.eu-central2-prd-a:8333</text:p>
          </table:table-cell>
          <table:table-cell office:value-type="string" office:string-value="10.81.21.61">
            <text:p>10.81.21.61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8886">
            <text:p>gui.hmg.euddh01.eu-central2-prd-a:8886</text:p>
          </table:table-cell>
          <table:table-cell office:value-type="string" office:string-value="10.81.21.61">
            <text:p>10.81.21.61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3000">
            <text:p>gui.hmg.euddh01.eu-central2-prd-a:3000</text:p>
          </table:table-cell>
          <table:table-cell office:value-type="string" office:string-value="10.81.21.61">
            <text:p>10.81.21.61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9888">
            <text:p>gui.hmg.euddh01.eu-central2-prd-a:19888</text:p>
          </table:table-cell>
          <table:table-cell office:value-type="string" office:string-value="10.81.21.61">
            <text:p>10.81.21.61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16010">
            <text:p>gui.hmg.euddh01.eu-central2-prd-a:16010</text:p>
          </table:table-cell>
          <table:table-cell office:value-type="string" office:string-value="10.81.21.61">
            <text:p>10.81.21.61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1">
            <text:p>gui.hmg.euddh01.eu-central2-prd-a:22001</text:p>
          </table:table-cell>
          <table:table-cell office:value-type="string" office:string-value="10.81.21.61">
            <text:p>10.81.21.61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2">
            <text:p>gui.hmg.euddh01.eu-central2-prd-a:22002</text:p>
          </table:table-cell>
          <table:table-cell office:value-type="string" office:string-value="10.81.21.61">
            <text:p>10.81.21.61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3">
            <text:p>gui.hmg.euddh01.eu-central2-prd-a:22003</text:p>
          </table:table-cell>
          <table:table-cell office:value-type="string" office:string-value="10.81.21.61">
            <text:p>10.81.21.61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4">
            <text:p>gui.hmg.euddh01.eu-central2-prd-a:22004</text:p>
          </table:table-cell>
          <table:table-cell office:value-type="string" office:string-value="10.81.21.61">
            <text:p>10.81.21.61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5">
            <text:p>gui.hmg.euddh01.eu-central2-prd-a:22005</text:p>
          </table:table-cell>
          <table:table-cell office:value-type="string" office:string-value="10.81.21.61">
            <text:p>10.81.21.61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6">
            <text:p>gui.hmg.euddh01.eu-central2-prd-a:22006</text:p>
          </table:table-cell>
          <table:table-cell office:value-type="string" office:string-value="10.81.21.61">
            <text:p>10.81.21.61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7">
            <text:p>gui.hmg.euddh01.eu-central2-prd-a:22007</text:p>
          </table:table-cell>
          <table:table-cell office:value-type="string" office:string-value="10.81.21.61">
            <text:p>10.81.21.61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8">
            <text:p>gui.hmg.euddh01.eu-central2-prd-a:22008</text:p>
          </table:table-cell>
          <table:table-cell office:value-type="string" office:string-value="10.81.21.61">
            <text:p>10.81.21.61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09">
            <text:p>gui.hmg.euddh01.eu-central2-prd-a:22009</text:p>
          </table:table-cell>
          <table:table-cell office:value-type="string" office:string-value="10.81.21.61">
            <text:p>10.81.21.61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0">
            <text:p>gui.hmg.euddh01.eu-central2-prd-a:22010</text:p>
          </table:table-cell>
          <table:table-cell office:value-type="string" office:string-value="10.81.21.61">
            <text:p>10.81.21.61</text:p>
          </table:table-cell>
          <table:table-cell office:value-type="float" office:value="22010">
            <text:p>2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1">
            <text:p>gui.hmg.euddh01.eu-central2-prd-a:22011</text:p>
          </table:table-cell>
          <table:table-cell office:value-type="string" office:string-value="10.81.21.61">
            <text:p>10.81.21.61</text:p>
          </table:table-cell>
          <table:table-cell office:value-type="float" office:value="22011">
            <text:p>22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2">
            <text:p>gui.hmg.euddh01.eu-central2-prd-a:22012</text:p>
          </table:table-cell>
          <table:table-cell office:value-type="string" office:string-value="10.81.21.61">
            <text:p>10.81.21.61</text:p>
          </table:table-cell>
          <table:table-cell office:value-type="float" office:value="22012">
            <text:p>22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3">
            <text:p>gui.hmg.euddh01.eu-central2-prd-a:22013</text:p>
          </table:table-cell>
          <table:table-cell office:value-type="string" office:string-value="10.81.21.61">
            <text:p>10.81.21.61</text:p>
          </table:table-cell>
          <table:table-cell office:value-type="float" office:value="22013">
            <text:p>22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4">
            <text:p>gui.hmg.euddh01.eu-central2-prd-a:22014</text:p>
          </table:table-cell>
          <table:table-cell office:value-type="string" office:string-value="10.81.21.61">
            <text:p>10.81.21.61</text:p>
          </table:table-cell>
          <table:table-cell office:value-type="float" office:value="22014">
            <text:p>22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5">
            <text:p>gui.hmg.euddh01.eu-central2-prd-a:22015</text:p>
          </table:table-cell>
          <table:table-cell office:value-type="string" office:string-value="10.81.21.61">
            <text:p>10.81.21.61</text:p>
          </table:table-cell>
          <table:table-cell office:value-type="float" office:value="22015">
            <text:p>22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6">
            <text:p>gui.hmg.euddh01.eu-central2-prd-a:22016</text:p>
          </table:table-cell>
          <table:table-cell office:value-type="string" office:string-value="10.81.21.61">
            <text:p>10.81.21.61</text:p>
          </table:table-cell>
          <table:table-cell office:value-type="float" office:value="22016">
            <text:p>22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7">
            <text:p>gui.hmg.euddh01.eu-central2-prd-a:22017</text:p>
          </table:table-cell>
          <table:table-cell office:value-type="string" office:string-value="10.81.21.61">
            <text:p>10.81.21.61</text:p>
          </table:table-cell>
          <table:table-cell office:value-type="float" office:value="22017">
            <text:p>22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8">
            <text:p>gui.hmg.euddh01.eu-central2-prd-a:22018</text:p>
          </table:table-cell>
          <table:table-cell office:value-type="string" office:string-value="10.81.21.61">
            <text:p>10.81.21.61</text:p>
          </table:table-cell>
          <table:table-cell office:value-type="float" office:value="22018">
            <text:p>22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19">
            <text:p>gui.hmg.euddh01.eu-central2-prd-a:22019</text:p>
          </table:table-cell>
          <table:table-cell office:value-type="string" office:string-value="10.81.21.61">
            <text:p>10.81.21.61</text:p>
          </table:table-cell>
          <table:table-cell office:value-type="float" office:value="22019">
            <text:p>22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0">
            <text:p>gui.hmg.euddh01.eu-central2-prd-a:22020</text:p>
          </table:table-cell>
          <table:table-cell office:value-type="string" office:string-value="10.81.21.61">
            <text:p>10.81.21.61</text:p>
          </table:table-cell>
          <table:table-cell office:value-type="float" office:value="22020">
            <text:p>2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1">
            <text:p>gui.hmg.euddh01.eu-central2-prd-a:22021</text:p>
          </table:table-cell>
          <table:table-cell office:value-type="string" office:string-value="10.81.21.61">
            <text:p>10.81.21.61</text:p>
          </table:table-cell>
          <table:table-cell office:value-type="float" office:value="22021">
            <text:p>220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2">
            <text:p>gui.hmg.euddh01.eu-central2-prd-a:22022</text:p>
          </table:table-cell>
          <table:table-cell office:value-type="string" office:string-value="10.81.21.61">
            <text:p>10.81.21.61</text:p>
          </table:table-cell>
          <table:table-cell office:value-type="float" office:value="22022">
            <text:p>22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3">
            <text:p>gui.hmg.euddh01.eu-central2-prd-a:22023</text:p>
          </table:table-cell>
          <table:table-cell office:value-type="string" office:string-value="10.81.21.61">
            <text:p>10.81.21.61</text:p>
          </table:table-cell>
          <table:table-cell office:value-type="float" office:value="22023">
            <text:p>2202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4">
            <text:p>gui.hmg.euddh01.eu-central2-prd-a:22024</text:p>
          </table:table-cell>
          <table:table-cell office:value-type="string" office:string-value="10.81.21.61">
            <text:p>10.81.21.61</text:p>
          </table:table-cell>
          <table:table-cell office:value-type="float" office:value="22024">
            <text:p>2202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5">
            <text:p>gui.hmg.euddh01.eu-central2-prd-a:22025</text:p>
          </table:table-cell>
          <table:table-cell office:value-type="string" office:string-value="10.81.21.61">
            <text:p>10.81.21.61</text:p>
          </table:table-cell>
          <table:table-cell office:value-type="float" office:value="22025">
            <text:p>2202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6">
            <text:p>gui.hmg.euddh01.eu-central2-prd-a:22026</text:p>
          </table:table-cell>
          <table:table-cell office:value-type="string" office:string-value="10.81.21.61">
            <text:p>10.81.21.61</text:p>
          </table:table-cell>
          <table:table-cell office:value-type="float" office:value="22026">
            <text:p>2202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7">
            <text:p>gui.hmg.euddh01.eu-central2-prd-a:22027</text:p>
          </table:table-cell>
          <table:table-cell office:value-type="string" office:string-value="10.81.21.61">
            <text:p>10.81.21.61</text:p>
          </table:table-cell>
          <table:table-cell office:value-type="float" office:value="22027">
            <text:p>2202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8">
            <text:p>gui.hmg.euddh01.eu-central2-prd-a:22028</text:p>
          </table:table-cell>
          <table:table-cell office:value-type="string" office:string-value="10.81.21.61">
            <text:p>10.81.21.61</text:p>
          </table:table-cell>
          <table:table-cell office:value-type="float" office:value="22028">
            <text:p>2202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29">
            <text:p>gui.hmg.euddh01.eu-central2-prd-a:22029</text:p>
          </table:table-cell>
          <table:table-cell office:value-type="string" office:string-value="10.81.21.61">
            <text:p>10.81.21.61</text:p>
          </table:table-cell>
          <table:table-cell office:value-type="float" office:value="22029">
            <text:p>2202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030">
            <text:p>gui.hmg.euddh01.eu-central2-prd-a:22030</text:p>
          </table:table-cell>
          <table:table-cell office:value-type="string" office:string-value="10.81.21.61">
            <text:p>10.81.21.61</text:p>
          </table:table-cell>
          <table:table-cell office:value-type="float" office:value="22030">
            <text:p>2203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1">
            <text:p>gui.hmg.euddh01.eu-central2-prd-a:22901</text:p>
          </table:table-cell>
          <table:table-cell office:value-type="string" office:string-value="10.81.21.61">
            <text:p>10.81.21.61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02">
            <text:p>gui.hmg.euddh01.eu-central2-prd-a:22902</text:p>
          </table:table-cell>
          <table:table-cell office:value-type="string" office:string-value="10.81.21.61">
            <text:p>10.81.21.61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1">
            <text:p>gui.hmg.euddh01.eu-central2-prd-a:22911</text:p>
          </table:table-cell>
          <table:table-cell office:value-type="string" office:string-value="10.81.21.61">
            <text:p>10.81.21.61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2">
            <text:p>gui.hmg.euddh01.eu-central2-prd-a:22912</text:p>
          </table:table-cell>
          <table:table-cell office:value-type="string" office:string-value="10.81.21.61">
            <text:p>10.81.21.61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13">
            <text:p>gui.hmg.euddh01.eu-central2-prd-a:22913</text:p>
          </table:table-cell>
          <table:table-cell office:value-type="string" office:string-value="10.81.21.61">
            <text:p>10.81.21.61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1">
            <text:p>gui.hmg.euddh01.eu-central2-prd-a:22921</text:p>
          </table:table-cell>
          <table:table-cell office:value-type="string" office:string-value="10.81.21.61">
            <text:p>10.81.21.61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22">
            <text:p>gui.hmg.euddh01.eu-central2-prd-a:22922</text:p>
          </table:table-cell>
          <table:table-cell office:value-type="string" office:string-value="10.81.21.61">
            <text:p>10.81.21.61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31">
            <text:p>gui.hmg.euddh01.eu-central2-prd-a:22931</text:p>
          </table:table-cell>
          <table:table-cell office:value-type="string" office:string-value="10.81.21.61">
            <text:p>10.81.21.61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1">
            <text:p>gui.hmg.euddh01.eu-central2-prd-a:22941</text:p>
          </table:table-cell>
          <table:table-cell office:value-type="string" office:string-value="10.81.21.61">
            <text:p>10.81.21.61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gui.hmg.euddh01.eu-central2-prd-a:22942">
            <text:p>gui.hmg.euddh01.eu-central2-prd-a:22942</text:p>
          </table:table-cell>
          <table:table-cell office:value-type="string" office:string-value="10.81.21.61">
            <text:p>10.81.21.61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kia.eu-central2-prd-a:443">
            <text:p>api.hmg.dkceuadm-kia.eu-central2-prd-a:443</text:p>
          </table:table-cell>
          <table:table-cell office:value-type="string" office:string-value="10.81.20.186">
            <text:p>10.81.20.186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hyd.eu-central2-prd-a:443">
            <text:p>api.hmg.dkceuadm-hyd.eu-central2-prd-a:443</text:p>
          </table:table-cell>
          <table:table-cell office:value-type="string" office:string-value="10.81.20.185">
            <text:p>10.81.20.185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A">
            <text:p>FR7_PRD-A</text:p>
          </table:table-cell>
          <table:table-cell office:value-type="string" office:string-value="172.30.7.14">
            <text:p>172.30.7.14</text:p>
          </table:table-cell>
          <table:table-cell office:value-type="string" office:string-value="api.hmg.dkceuadm-gen.eu-central2-prd-a:443">
            <text:p>api.hmg.dkceuadm-gen.eu-central2-prd-a:443</text:p>
          </table:table-cell>
          <table:table-cell office:value-type="string" office:string-value="10.81.20.184">
            <text:p>10.81.20.18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PRD-C">
            <text:p>FR7_PRD-C</text:p>
          </table:table-cell>
          <table:table-cell office:value-type="string" office:string-value="172.30.7.26">
            <text:p>172.30.7.26</text:p>
          </table:table-cell>
          <table:table-cell office:value-type="string" office:string-value="gui.hmg.prd-bastion-lb.eu-central2-prd-c:18000">
            <text:p>gui.hmg.prd-bastion-lb.eu-central2-prd-c:18000</text:p>
          </table:table-cell>
          <table:table-cell office:value-type="string" office:string-value="10.81.22.33">
            <text:p>10.81.22.33</text:p>
          </table:table-cell>
          <table:table-cell office:value-type="float" office:value="18000">
            <text:p>18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1">
            <text:p>gui.hmg.vDSP.eu-central2-stg-a:19091</text:p>
          </table:table-cell>
          <table:table-cell office:value-type="string" office:string-value="10.81.20.80">
            <text:p>10.81.20.80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2">
            <text:p>gui.hmg.vDSP.eu-central2-stg-a:19092</text:p>
          </table:table-cell>
          <table:table-cell office:value-type="string" office:string-value="10.81.20.80">
            <text:p>10.81.20.80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3">
            <text:p>gui.hmg.vDSP.eu-central2-stg-a:19093</text:p>
          </table:table-cell>
          <table:table-cell office:value-type="string" office:string-value="10.81.20.80">
            <text:p>10.81.20.80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19094">
            <text:p>gui.hmg.vDSP.eu-central2-stg-a:19094</text:p>
          </table:table-cell>
          <table:table-cell office:value-type="string" office:string-value="10.81.20.80">
            <text:p>10.81.20.80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.eu-central2-stg-a:80">
            <text:p>gui.hmg.vDSP.eu-central2-stg-a:80</text:p>
          </table:table-cell>
          <table:table-cell office:value-type="string" office:string-value="10.81.20.80">
            <text:p>10.81.20.8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5">
            <text:p>gui.hc.vDSP.eu-central2-stg-a:19095</text:p>
          </table:table-cell>
          <table:table-cell office:value-type="string" office:string-value="172.30.64.20">
            <text:p>172.30.64.20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6">
            <text:p>gui.hc.vDSP.eu-central2-stg-a:19096</text:p>
          </table:table-cell>
          <table:table-cell office:value-type="string" office:string-value="172.30.64.20">
            <text:p>172.30.64.20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7">
            <text:p>gui.hc.vDSP.eu-central2-stg-a:19097</text:p>
          </table:table-cell>
          <table:table-cell office:value-type="string" office:string-value="172.30.64.20">
            <text:p>172.30.64.20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19098">
            <text:p>gui.hc.vDSP.eu-central2-stg-a:19098</text:p>
          </table:table-cell>
          <table:table-cell office:value-type="string" office:string-value="172.30.64.20">
            <text:p>172.30.64.20</text:p>
          </table:table-cell>
          <table:table-cell office:value-type="float" office:value="19098">
            <text:p>1909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vDSP.eu-central2-stg-a:80">
            <text:p>gui.hc.vDSP.eu-central2-stg-a:80</text:p>
          </table:table-cell>
          <table:table-cell office:value-type="string" office:string-value="172.30.64.20">
            <text:p>172.30.64.20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pbas-bastion.eu-central2-stg-a:18005">
            <text:p>api.hmg.pbas-bastion.eu-central2-stg-a:18005</text:p>
          </table:table-cell>
          <table:table-cell office:value-type="string" office:string-value="10.81.20.99">
            <text:p>10.81.20.99</text:p>
          </table:table-cell>
          <table:table-cell office:value-type="float" office:value="18005">
            <text:p>1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80">
            <text:p>api.hmg.ccseu-vtwin-stg-proxy.eu-central2-stg-a:80</text:p>
          </table:table-cell>
          <table:table-cell office:value-type="string" office:string-value="10.81.20.81">
            <text:p>10.81.20.8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ataservicedevelopmentcell-bastion.eu-central2-stg-a:18007">
            <text:p>gui.hmg.dataservicedevelopmentcell-bastion.eu-central2-stg-a:18007</text:p>
          </table:table-cell>
          <table:table-cell office:value-type="string" office:string-value="10.81.20.99">
            <text:p>10.81.20.99</text:p>
          </table:table-cell>
          <table:table-cell office:value-type="float" office:value="18007">
            <text:p>18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-bastion.eu-central2-stg-a:18006">
            <text:p>gui.hmg.ccsinfo-bastion.eu-central2-stg-a:18006</text:p>
          </table:table-cell>
          <table:table-cell office:value-type="string" office:string-value="10.81.20.99">
            <text:p>10.81.20.99</text:p>
          </table:table-cell>
          <table:table-cell office:value-type="float" office:value="18006">
            <text:p>18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c-felice-dashboard-01.eu-central2-stg-a:80">
            <text:p>gui.hmg.ccs-eu-c-felice-dashboard-01.eu-central2-stg-a:80</text:p>
          </table:table-cell>
          <table:table-cell office:value-type="string" office:string-value="10.81.20.77">
            <text:p>10.81.20.77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1.eu-central2-stg-a:19094">
            <text:p>gui.hmg.ccs-eu-h-felice-broker-01.eu-central2-stg-a:19094</text:p>
          </table:table-cell>
          <table:table-cell office:value-type="string" office:string-value="10.81.20.77">
            <text:p>10.81.20.77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2.eu-central2-stg-a:19095">
            <text:p>gui.hmg.ccs-eu-h-felice-broker-02.eu-central2-stg-a:19095</text:p>
          </table:table-cell>
          <table:table-cell office:value-type="string" office:string-value="10.81.20.77">
            <text:p>10.81.20.77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3.eu-central2-stg-a:19096">
            <text:p>gui.hmg.ccs-eu-h-felice-broker-03.eu-central2-stg-a:19096</text:p>
          </table:table-cell>
          <table:table-cell office:value-type="string" office:string-value="10.81.20.77">
            <text:p>10.81.20.77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h-felice-broker-04.eu-central2-stg-a:19097">
            <text:p>gui.hmg.ccs-eu-h-felice-broker-04.eu-central2-stg-a:19097</text:p>
          </table:table-cell>
          <table:table-cell office:value-type="string" office:string-value="10.81.20.77">
            <text:p>10.81.20.77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1.eu-central2-stg-a:19094">
            <text:p>gui.hmg.ccs-eu-k-felice-broker-01.eu-central2-stg-a:19094</text:p>
          </table:table-cell>
          <table:table-cell office:value-type="string" office:string-value="10.81.20.78">
            <text:p>10.81.20.7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2.eu-central2-stg-a:19095">
            <text:p>gui.hmg.ccs-eu-k-felice-broker-02.eu-central2-stg-a:19095</text:p>
          </table:table-cell>
          <table:table-cell office:value-type="string" office:string-value="10.81.20.78">
            <text:p>10.81.20.78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3.eu-central2-stg-a:19096">
            <text:p>gui.hmg.ccs-eu-k-felice-broker-03.eu-central2-stg-a:19096</text:p>
          </table:table-cell>
          <table:table-cell office:value-type="string" office:string-value="10.81.20.78">
            <text:p>10.81.20.78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k-felice-broker-04.eu-central2-stg-a:19097">
            <text:p>gui.hmg.ccs-eu-k-felice-broker-04.eu-central2-stg-a:19097</text:p>
          </table:table-cell>
          <table:table-cell office:value-type="string" office:string-value="10.81.20.78">
            <text:p>10.81.20.78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1.eu-central2-stg-a:19094">
            <text:p>gui.hmg.ccs-eu-g-felice-broker-01.eu-central2-stg-a:19094</text:p>
          </table:table-cell>
          <table:table-cell office:value-type="string" office:string-value="10.81.20.79">
            <text:p>10.81.20.79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2.eu-central2-stg-a:19095">
            <text:p>gui.hmg.ccs-eu-g-felice-broker-02.eu-central2-stg-a:19095</text:p>
          </table:table-cell>
          <table:table-cell office:value-type="string" office:string-value="10.81.20.79">
            <text:p>10.81.20.79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3.eu-central2-stg-a:19096">
            <text:p>gui.hmg.ccs-eu-g-felice-broker-03.eu-central2-stg-a:19096</text:p>
          </table:table-cell>
          <table:table-cell office:value-type="string" office:string-value="10.81.20.79">
            <text:p>10.81.20.79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felice-broker-04.eu-central2-stg-a:19097">
            <text:p>gui.hmg.ccs-eu-g-felice-broker-04.eu-central2-stg-a:19097</text:p>
          </table:table-cell>
          <table:table-cell office:value-type="string" office:string-value="10.81.20.79">
            <text:p>10.81.20.79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-bastion.eu-central2-stg-a:18008">
            <text:p>gui.hmg.hmgid-bastion.eu-central2-stg-a:18008</text:p>
          </table:table-cell>
          <table:table-cell office:value-type="string" office:string-value="10.81.20.99">
            <text:p>10.81.20.99</text:p>
          </table:table-cell>
          <table:table-cell office:value-type="float" office:value="18008">
            <text:p>1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aia-eu2-stg-a-clb.eu-central2-stg-a:80">
            <text:p>api.hmg.gaia-eu2-stg-a-clb.eu-central2-stg-a:80</text:p>
          </table:table-cell>
          <table:table-cell office:value-type="string" office:string-value="10.81.20.71">
            <text:p>10.81.20.7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1">
            <text:p>gui.hmg.ccsnoti-k.eu-central2-stg-a:7201</text:p>
          </table:table-cell>
          <table:table-cell office:value-type="string" office:string-value="10.81.20.82">
            <text:p>10.81.20.8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2">
            <text:p>gui.hmg.ccsnoti-k.eu-central2-stg-a:7202</text:p>
          </table:table-cell>
          <table:table-cell office:value-type="string" office:string-value="10.81.20.82">
            <text:p>10.81.20.8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4">
            <text:p>gui.hmg.ccsnoti-k.eu-central2-stg-a:7204</text:p>
          </table:table-cell>
          <table:table-cell office:value-type="string" office:string-value="10.81.20.82">
            <text:p>10.81.20.82</text:p>
          </table:table-cell>
          <table:table-cell office:value-type="float" office:value="7204">
            <text:p>72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203">
            <text:p>gui.hmg.ccsnoti-k.eu-central2-stg-a:7203</text:p>
          </table:table-cell>
          <table:table-cell office:value-type="string" office:string-value="10.81.20.82">
            <text:p>10.81.20.8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1">
            <text:p>gui.hc.ccseuvcrms.eu-central2-stg-a:8091</text:p>
          </table:table-cell>
          <table:table-cell office:value-type="string" office:string-value="172.30.64.21">
            <text:p>172.30.64.2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90">
            <text:p>gui.hc.ccseuvcrms.eu-central2-stg-a:8090</text:p>
          </table:table-cell>
          <table:table-cell office:value-type="string" office:string-value="172.30.64.21">
            <text:p>172.30.64.2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ccseuvcrms.eu-central2-stg-a:8089">
            <text:p>gui.hc.ccseuvcrms.eu-central2-stg-a:8089</text:p>
          </table:table-cell>
          <table:table-cell office:value-type="string" office:string-value="172.30.64.21">
            <text:p>172.30.64.21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1">
            <text:p>gui.hc.kcseuvcrms.eu-central2-stg-a:8091</text:p>
          </table:table-cell>
          <table:table-cell office:value-type="string" office:string-value="172.30.64.22">
            <text:p>172.30.64.2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90">
            <text:p>gui.hc.kcseuvcrms.eu-central2-stg-a:8090</text:p>
          </table:table-cell>
          <table:table-cell office:value-type="string" office:string-value="172.30.64.22">
            <text:p>172.30.64.2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kcseuvcrms.eu-central2-stg-a:8089">
            <text:p>gui.hc.kcseuvcrms.eu-central2-stg-a:8089</text:p>
          </table:table-cell>
          <table:table-cell office:value-type="string" office:string-value="172.30.64.22">
            <text:p>172.30.64.22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1">
            <text:p>gui.hc.gcseuvcrms.eu-central2-stg-a:8091</text:p>
          </table:table-cell>
          <table:table-cell office:value-type="string" office:string-value="172.30.64.23">
            <text:p>172.30.64.2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90">
            <text:p>gui.hc.gcseuvcrms.eu-central2-stg-a:8090</text:p>
          </table:table-cell>
          <table:table-cell office:value-type="string" office:string-value="172.30.64.23">
            <text:p>172.30.64.2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cseuvcrms.eu-central2-stg-a:8089">
            <text:p>gui.hc.gcseuvcrms.eu-central2-stg-a:8089</text:p>
          </table:table-cell>
          <table:table-cell office:value-type="string" office:string-value="172.30.64.23">
            <text:p>172.30.64.23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1">
            <text:p>gui.hc.flteuvcrms.eu-central2-stg-a:8091</text:p>
          </table:table-cell>
          <table:table-cell office:value-type="string" office:string-value="172.30.64.24">
            <text:p>172.30.64.2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90">
            <text:p>gui.hc.flteuvcrms.eu-central2-stg-a:8090</text:p>
          </table:table-cell>
          <table:table-cell office:value-type="string" office:string-value="172.30.64.24">
            <text:p>172.30.64.2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flteuvcrms.eu-central2-stg-a:8089">
            <text:p>gui.hc.flteuvcrms.eu-central2-stg-a:8089</text:p>
          </table:table-cell>
          <table:table-cell office:value-type="string" office:string-value="172.30.64.24">
            <text:p>172.30.64.24</text:p>
          </table:table-cell>
          <table:table-cell office:value-type="float" office:value="8089">
            <text:p>808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6301">
            <text:p>api.hc.gcseuAccountStg.eu-central2-stg-a:6301</text:p>
          </table:table-cell>
          <table:table-cell office:value-type="string" office:string-value="172.30.64.25">
            <text:p>172.30.64.25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artnerStg.eu-central2-stg-a:10300">
            <text:p>api.hc.gcseuPartnerStg.eu-central2-stg-a:10300</text:p>
          </table:table-cell>
          <table:table-cell office:value-type="string" office:string-value="172.30.64.27">
            <text:p>172.30.64.27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artnerStg.eu-central2-stg-a:10100">
            <text:p>api.hc.hydeuPartnerStg.eu-central2-stg-a:10100</text:p>
          </table:table-cell>
          <table:table-cell office:value-type="string" office:string-value="172.30.64.30">
            <text:p>172.30.64.30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6201">
            <text:p>api.hc.kiaeuAccountStg.eu-central2-stg-a:6201</text:p>
          </table:table-cell>
          <table:table-cell office:value-type="string" office:string-value="172.30.64.31">
            <text:p>172.30.64.31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artnerStg.eu-central2-stg-a:10200">
            <text:p>api.hc.kiaeuPartnerStg.eu-central2-stg-a:10200</text:p>
          </table:table-cell>
          <table:table-cell office:value-type="string" office:string-value="172.30.64.33">
            <text:p>172.30.64.33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0">
            <text:p>gui.hmg.ccs2-eu-genesis-stg-svchub-node-export.eu-central-2-stg-a:30000</text:p>
          </table:table-cell>
          <table:table-cell office:value-type="string" office:string-value="10.81.20.83">
            <text:p>10.81.20.83</text:p>
          </table:table-cell>
          <table:table-cell office:value-type="float" office:value="30000">
            <text:p>3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01">
            <text:p>gui.hmg.ccs2-eu-genesis-stg-svchub-node-export.eu-central-2-stg-a:30001</text:p>
          </table:table-cell>
          <table:table-cell office:value-type="string" office:string-value="10.81.20.83">
            <text:p>10.81.20.83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0">
            <text:p>gui.hmg.ccs2-eu-genesis-stg-svchub-node-export.eu-central-2-stg-a:31000</text:p>
          </table:table-cell>
          <table:table-cell office:value-type="string" office:string-value="10.81.20.83">
            <text:p>10.81.20.83</text:p>
          </table:table-cell>
          <table:table-cell office:value-type="float" office:value="31000">
            <text:p>31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1">
            <text:p>gui.hmg.ccs2-eu-genesis-stg-svchub-node-export.eu-central-2-stg-a:31001</text:p>
          </table:table-cell>
          <table:table-cell office:value-type="string" office:string-value="10.81.20.83">
            <text:p>10.81.20.83</text:p>
          </table:table-cell>
          <table:table-cell office:value-type="float" office:value="31001">
            <text:p>31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0">
            <text:p>gui.hmg.ccs2-eu-genesis-stg-svchub-node-export.eu-central-2-stg-a:32000</text:p>
          </table:table-cell>
          <table:table-cell office:value-type="string" office:string-value="10.81.20.83">
            <text:p>10.81.20.83</text:p>
          </table:table-cell>
          <table:table-cell office:value-type="float" office:value="32000">
            <text:p>32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2001">
            <text:p>gui.hmg.ccs2-eu-genesis-stg-svchub-node-export.eu-central-2-stg-a:32001</text:p>
          </table:table-cell>
          <table:table-cell office:value-type="string" office:string-value="10.81.20.83">
            <text:p>10.81.20.83</text:p>
          </table:table-cell>
          <table:table-cell office:value-type="float" office:value="32001">
            <text:p>3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0017">
            <text:p>gui.hmg.ccs2-eu-genesis-stg-svchub-node-export.eu-central-2-stg-a:30017</text:p>
          </table:table-cell>
          <table:table-cell office:value-type="string" office:string-value="10.81.20.83">
            <text:p>10.81.20.83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2">
            <text:p>gui.hmg.ccs2-eu-genesis-stg-svchub-node-export.eu-central-2-stg-a:31002</text:p>
          </table:table-cell>
          <table:table-cell office:value-type="string" office:string-value="10.81.20.83">
            <text:p>10.81.20.83</text:p>
          </table:table-cell>
          <table:table-cell office:value-type="float" office:value="31002">
            <text:p>31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03">
            <text:p>gui.hmg.ccs2-eu-genesis-stg-svchub-node-export.eu-central-2-stg-a:31003</text:p>
          </table:table-cell>
          <table:table-cell office:value-type="string" office:string-value="10.81.20.83">
            <text:p>10.81.20.83</text:p>
          </table:table-cell>
          <table:table-cell office:value-type="float" office:value="31003">
            <text:p>31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vchub-node-export.eu-central-2-stg-a:31099">
            <text:p>gui.hmg.ccs2-eu-genesis-stg-svchub-node-export.eu-central-2-stg-a:31099</text:p>
          </table:table-cell>
          <table:table-cell office:value-type="string" office:string-value="10.81.20.83">
            <text:p>10.81.20.83</text:p>
          </table:table-cell>
          <table:table-cell office:value-type="float" office:value="31099">
            <text:p>3109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dkc-bastion.eu-central2-stg-a:18012">
            <text:p>gui.hmg.dkc-bastion.eu-central2-stg-a:18012</text:p>
          </table:table-cell>
          <table:table-cell office:value-type="string" office:string-value="10.81.20.99">
            <text:p>10.81.20.99</text:p>
          </table:table-cell>
          <table:table-cell office:value-type="float" office:value="18012">
            <text:p>18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zipkin.eu-central2-stg-a:31600">
            <text:p>gui.hmg.ccs-eu-g-stg-msa-zipkin.eu-central2-stg-a:31600</text:p>
          </table:table-cell>
          <table:table-cell office:value-type="string" office:string-value="10.81.20.86">
            <text:p>10.81.20.86</text:p>
          </table:table-cell>
          <table:table-cell office:value-type="float" office:value="31600">
            <text:p>316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springadmin.eu-central2-stg-a:31800">
            <text:p>gui.hmg.ccs-eu-g-stg-msa-springadmin.eu-central2-stg-a:31800</text:p>
          </table:table-cell>
          <table:table-cell office:value-type="string" office:string-value="10.81.20.86">
            <text:p>10.81.20.86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80">
            <text:p>gui.hc.G_STG_GLGW.eu-central2-stg-a:80</text:p>
          </table:table-cell>
          <table:table-cell office:value-type="string" office:string-value="172.30.64.34">
            <text:p>172.30.64.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c.G_STG_GLGW.eu-central2-stg-a:443">
            <text:p>gui.hc.G_STG_GLGW.eu-central2-stg-a:443</text:p>
          </table:table-cell>
          <table:table-cell office:value-type="string" office:string-value="172.30.64.34">
            <text:p>172.30.64.3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mig-bastion.eu-central2-stg-a:18009">
            <text:p>gui.hmg.eumig-bastion.eu-central2-stg-a:18009</text:p>
          </table:table-cell>
          <table:table-cell office:value-type="string" office:string-value="10.81.20.99">
            <text:p>10.81.20.99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sbsgw.eu-central2-stg-a:80">
            <text:p>api.hc.dkc-stg-sbsgw.eu-central2-stg-a:80</text:p>
          </table:table-cell>
          <table:table-cell office:value-type="string" office:string-value="172.30.64.12">
            <text:p>172.30.64.1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PDlbs.eu-central2-stg-a:18010">
            <text:p>gui.hmg.CPDlbs.eu-central2-stg-a:18010</text:p>
          </table:table-cell>
          <table:table-cell office:value-type="string" office:string-value="10.81.20.99">
            <text:p>10.81.20.99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4301">
            <text:p>api.hc.gcseuProfileStg.eu-central2-stg-a:4301</text:p>
          </table:table-cell>
          <table:table-cell office:value-type="string" office:string-value="172.30.64.35">
            <text:p>172.30.64.35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4101">
            <text:p>api.hc.hydeuProfileStg.eu-central2-stg-a:4101</text:p>
          </table:table-cell>
          <table:table-cell office:value-type="string" office:string-value="172.30.64.36">
            <text:p>172.30.64.36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4201">
            <text:p>api.hc.kiaeuProfileStg.eu-central2-stg-a:4201</text:p>
          </table:table-cell>
          <table:table-cell office:value-type="string" office:string-value="172.30.64.37">
            <text:p>172.30.64.37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10">
            <text:p>gui.hmg.ccs2-eu-genesis-stg-silb.eu-central2-stg-a:32010</text:p>
          </table:table-cell>
          <table:table-cell office:value-type="string" office:string-value="10.81.20.85">
            <text:p>10.81.20.85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32020">
            <text:p>gui.hmg.ccs2-eu-genesis-stg-silb.eu-central2-stg-a:32020</text:p>
          </table:table-cell>
          <table:table-cell office:value-type="string" office:string-value="10.81.20.85">
            <text:p>10.81.20.85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2">
            <text:p>gui.pub.ccs2-eu-genesis-stg-igw.eu-central2-stg-a:8002</text:p>
          </table:table-cell>
          <table:table-cell office:value-type="string" office:string-value="103.187.35.148">
            <text:p>103.187.35.148</text:p>
          </table:table-cell>
          <table:table-cell office:value-type="float" office:value="8002">
            <text:p>8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8003">
            <text:p>gui.pub.ccs2-eu-genesis-stg-igw.eu-central2-stg-a:8003</text:p>
          </table:table-cell>
          <table:table-cell office:value-type="string" office:string-value="103.187.35.148">
            <text:p>103.187.35.14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10">
            <text:p>gui.pub.ccs2-eu-genesis-stg-igw.eu-central2-stg-a:30010</text:p>
          </table:table-cell>
          <table:table-cell office:value-type="string" office:string-value="103.187.35.148">
            <text:p>103.187.35.14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10">
            <text:p>gui.pub.ccs2-eu-genesis-stg-egw.eu-central2-stg-a:31010</text:p>
          </table:table-cell>
          <table:table-cell office:value-type="string" office:string-value="103.187.35.149">
            <text:p>103.187.35.149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egw.eu-central2-stg-a:31020">
            <text:p>gui.pub.ccs2-eu-genesis-stg-egw.eu-central2-stg-a:31020</text:p>
          </table:table-cell>
          <table:table-cell office:value-type="string" office:string-value="103.187.35.149">
            <text:p>103.187.35.149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telecom.eu-central2-stg-a:31099">
            <text:p>gui.pub.ccs2-eu-genesis-stg-telecom.eu-central2-stg-a:31099</text:p>
          </table:table-cell>
          <table:table-cell office:value-type="string" office:string-value="103.187.35.150">
            <text:p>103.187.35.150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2-eu-genesis-stg-igw.eu-central2-stg-a:30020">
            <text:p>gui.pub.ccs2-eu-genesis-stg-igw.eu-central2-stg-a:30020</text:p>
          </table:table-cell>
          <table:table-cell office:value-type="string" office:string-value="103.187.35.148">
            <text:p>103.187.35.14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infotech-bastion.eu-central2-stg-a:18013">
            <text:p>gui.hmg.ccsinfotech-bastion.eu-central2-stg-a:18013</text:p>
          </table:table-cell>
          <table:table-cell office:value-type="string" office:string-value="10.81.20.99">
            <text:p>10.81.20.99</text:p>
          </table:table-cell>
          <table:table-cell office:value-type="float" office:value="18013">
            <text:p>18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6101">
            <text:p>api.hc.hydeuAccountStg.eu-central2-stg-a:6101</text:p>
          </table:table-cell>
          <table:table-cell office:value-type="string" office:string-value="172.30.64.30">
            <text:p>172.30.64.30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sre-bastion.eu-central2-stg-a:18011">
            <text:p>gui.hmg.ccs-sre-bastion.eu-central2-stg-a:18011</text:p>
          </table:table-cell>
          <table:table-cell office:value-type="string" office:string-value="10.81.20.99">
            <text:p>10.81.20.99</text:p>
          </table:table-cell>
          <table:table-cell office:value-type="float" office:value="18011">
            <text:p>18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bluelink-stg.eu-central2-stg-a:5101">
            <text:p>api.hc.spa-bluelink-stg.eu-central2-stg-a:5101</text:p>
          </table:table-cell>
          <table:table-cell office:value-type="string" office:string-value="172.30.64.13">
            <text:p>172.30.64.13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100">
            <text:p>api.hc.vehicle-bluelink-stg.eu-central2-stg-a:3100</text:p>
          </table:table-cell>
          <table:table-cell office:value-type="string" office:string-value="172.30.64.14">
            <text:p>172.30.64.14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10">
            <text:p>api.hc.vehicle-bluelink-stg.eu-central2-stg-a:3010</text:p>
          </table:table-cell>
          <table:table-cell office:value-type="string" office:string-value="172.30.64.14">
            <text:p>172.30.64.14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bluelink-stg.eu-central2-stg-a:3000">
            <text:p>api.hc.vehicle-bluelink-stg.eu-central2-stg-a:3000</text:p>
          </table:table-cell>
          <table:table-cell office:value-type="string" office:string-value="172.30.64.14">
            <text:p>172.30.64.14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uvo-stg.eu-central2-stg-a:5201">
            <text:p>api.hc.spa-uvo-stg.eu-central2-stg-a:5201</text:p>
          </table:table-cell>
          <table:table-cell office:value-type="string" office:string-value="172.30.64.15">
            <text:p>172.30.64.15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bluelink-eu-lb-stg.eu-central2-stg-a:5100">
            <text:p>api.hc.ccsp-calendar-bluelink-eu-lb-stg.eu-central2-stg-a:5100</text:p>
          </table:table-cell>
          <table:table-cell office:value-type="string" office:string-value="172.30.64.38">
            <text:p>172.30.64.3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uvo-eu-lb-stg.eu-central2-stg-a:5200">
            <text:p>api.hc.ccsp-calendar-uvo-eu-lb-stg.eu-central2-stg-a:5200</text:p>
          </table:table-cell>
          <table:table-cell office:value-type="string" office:string-value="172.30.64.39">
            <text:p>172.30.64.3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alendar-gcs-eu-lb-stg.eu-central2-stg-a:5300">
            <text:p>api.hc.ccsp-calendar-gcs-eu-lb-stg.eu-central2-stg-a:5300</text:p>
          </table:table-cell>
          <table:table-cell office:value-type="string" office:string-value="172.30.64.40">
            <text:p>172.30.64.4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0">
            <text:p>api.hc.ccsp-userlink-bluelink-eu-lb-stg.eu-central2-stg-a:7100</text:p>
          </table:table-cell>
          <table:table-cell office:value-type="string" office:string-value="172.30.64.41">
            <text:p>172.30.64.41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0">
            <text:p>api.hc.ccsp-userlink-uvo-eu-lb-stg.eu-central2-stg-a:7200</text:p>
          </table:table-cell>
          <table:table-cell office:value-type="string" office:string-value="172.30.64.42">
            <text:p>172.30.64.42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0">
            <text:p>api.hc.ccsp-userlink-gcs-eu-lb-stg.eu-central2-stg-a:7300</text:p>
          </table:table-cell>
          <table:table-cell office:value-type="string" office:string-value="172.30.64.43">
            <text:p>172.30.64.43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uvo-eu-lb-stg.eu-central2-stg-a:11000">
            <text:p>api.hc.tms-proxy-uvo-eu-lb-stg.eu-central2-stg-a:11000</text:p>
          </table:table-cell>
          <table:table-cell office:value-type="string" office:string-value="172.30.64.44">
            <text:p>172.30.64.44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5">
            <text:p>api.hc.ccsp-cpw-uvo-eu-lb-stg.eu-central2-stg-a:9095</text:p>
          </table:table-cell>
          <table:table-cell office:value-type="string" office:string-value="172.30.64.45">
            <text:p>172.30.64.45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12200">
            <text:p>api.hc.ccsp-cpw-uvo-eu-lb-stg.eu-central2-stg-a:12200</text:p>
          </table:table-cell>
          <table:table-cell office:value-type="string" office:string-value="172.30.64.45">
            <text:p>172.30.64.45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uvo-eu-lb-stg.eu-central2-stg-a:9092">
            <text:p>api.hc.ccsp-cpw-uvo-eu-lb-stg.eu-central2-stg-a:9092</text:p>
          </table:table-cell>
          <table:table-cell office:value-type="string" office:string-value="172.30.64.45">
            <text:p>172.30.64.45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12100">
            <text:p>api.hc.ccsp-cpw-bluelink-eu-lb-stg.eu-central2-stg-a:12100</text:p>
          </table:table-cell>
          <table:table-cell office:value-type="string" office:string-value="172.30.64.46">
            <text:p>172.30.64.46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4">
            <text:p>api.hc.ccsp-cpw-bluelink-eu-lb-stg.eu-central2-stg-a:9094</text:p>
          </table:table-cell>
          <table:table-cell office:value-type="string" office:string-value="172.30.64.46">
            <text:p>172.30.64.46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bluelink-eu-lb-stg.eu-central2-stg-a:9091">
            <text:p>api.hc.ccsp-cpw-bluelink-eu-lb-stg.eu-central2-stg-a:9091</text:p>
          </table:table-cell>
          <table:table-cell office:value-type="string" office:string-value="172.30.64.46">
            <text:p>172.30.64.46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bluelink-eu-lb-stg.eu-central2-stg-a:11000">
            <text:p>api.hc.tms-proxy-bluelink-eu-lb-stg.eu-central2-stg-a:11000</text:p>
          </table:table-cell>
          <table:table-cell office:value-type="string" office:string-value="172.30.64.47">
            <text:p>172.30.64.47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ms-proxy-gcs-eu-lb-stg.eu-central2-stg-a:11000">
            <text:p>api.hc.tms-proxy-gcs-eu-lb-stg.eu-central2-stg-a:11000</text:p>
          </table:table-cell>
          <table:table-cell office:value-type="string" office:string-value="172.30.64.48">
            <text:p>172.30.64.48</text:p>
          </table:table-cell>
          <table:table-cell office:value-type="float" office:value="11000">
            <text:p>11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uvo-eu-lb-stg.eu-central2-stg-a:13000">
            <text:p>api.hc.kms-proxy-uvo-eu-lb-stg.eu-central2-stg-a:13000</text:p>
          </table:table-cell>
          <table:table-cell office:value-type="string" office:string-value="172.30.64.49">
            <text:p>172.30.64.49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bluelink-eu-lb-stg.eu-central2-stg-a:13000">
            <text:p>api.hc.kms-proxy-bluelink-eu-lb-stg.eu-central2-stg-a:13000</text:p>
          </table:table-cell>
          <table:table-cell office:value-type="string" office:string-value="172.30.64.50">
            <text:p>172.30.64.50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ms-proxy-gcs-eu-lb-stg.eu-central2-stg-a:13000">
            <text:p>api.hc.kms-proxy-gcs-eu-lb-stg.eu-central2-stg-a:13000</text:p>
          </table:table-cell>
          <table:table-cell office:value-type="string" office:string-value="172.30.64.51">
            <text:p>172.30.64.51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dev-bastion.eu-central2-stg-a:18014">
            <text:p>gui.hmg.ccsdev-bastion.eu-central2-stg-a:18014</text:p>
          </table:table-cell>
          <table:table-cell office:value-type="string" office:string-value="10.81.20.99">
            <text:p>10.81.20.99</text:p>
          </table:table-cell>
          <table:table-cell office:value-type="float" office:value="18014">
            <text:p>18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0">
            <text:p>gui.hmg.vms-stg-lb.eu-central2-stg-a:7080</text:p>
          </table:table-cell>
          <table:table-cell office:value-type="string" office:string-value="10.81.20.88">
            <text:p>10.81.20.88</text:p>
          </table:table-cell>
          <table:table-cell office:value-type="float" office:value="7080">
            <text:p>7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1">
            <text:p>gui.hmg.vms-stg-lb.eu-central2-stg-a:7081</text:p>
          </table:table-cell>
          <table:table-cell office:value-type="string" office:string-value="10.81.20.88">
            <text:p>10.81.20.88</text:p>
          </table:table-cell>
          <table:table-cell office:value-type="float" office:value="7081">
            <text:p>7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ms-stg-lb.eu-central2-stg-a:7083">
            <text:p>gui.hmg.vms-stg-lb.eu-central2-stg-a:7083</text:p>
          </table:table-cell>
          <table:table-cell office:value-type="string" office:string-value="10.81.20.88">
            <text:p>10.81.20.88</text:p>
          </table:table-cell>
          <table:table-cell office:value-type="float" office:value="7083">
            <text:p>708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2">
            <text:p>gui.hmg.ccsnoti-k.eu-central2-stg-a:7102</text:p>
          </table:table-cell>
          <table:table-cell office:value-type="string" office:string-value="10.81.20.82">
            <text:p>10.81.20.82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3">
            <text:p>gui.hmg.ccsnoti-k.eu-central2-stg-a:7103</text:p>
          </table:table-cell>
          <table:table-cell office:value-type="string" office:string-value="10.81.20.82">
            <text:p>10.81.20.82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104">
            <text:p>gui.hmg.ccsnoti-k.eu-central2-stg-a:7104</text:p>
          </table:table-cell>
          <table:table-cell office:value-type="string" office:string-value="10.81.20.82">
            <text:p>10.81.20.82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2">
            <text:p>gui.hmg.ccsnoti-k.eu-central2-stg-a:7302</text:p>
          </table:table-cell>
          <table:table-cell office:value-type="string" office:string-value="10.81.20.82">
            <text:p>10.81.20.8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3">
            <text:p>gui.hmg.ccsnoti-k.eu-central2-stg-a:7303</text:p>
          </table:table-cell>
          <table:table-cell office:value-type="string" office:string-value="10.81.20.82">
            <text:p>10.81.20.8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noti-k.eu-central2-stg-a:7304">
            <text:p>gui.hmg.ccsnoti-k.eu-central2-stg-a:7304</text:p>
          </table:table-cell>
          <table:table-cell office:value-type="string" office:string-value="10.81.20.82">
            <text:p>10.81.20.82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-bastion.eu-central2-stg-a:18015">
            <text:p>gui.hmg.vdh-bastion.eu-central2-stg-a:18015</text:p>
          </table:table-cell>
          <table:table-cell office:value-type="string" office:string-value="10.81.20.99">
            <text:p>10.81.20.99</text:p>
          </table:table-cell>
          <table:table-cell office:value-type="float" office:value="18015">
            <text:p>18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sss-lb.eu-central2-stg-a:8088">
            <text:p>api.hc.gcseuisss-lb.eu-central2-stg-a:8088</text:p>
          </table:table-cell>
          <table:table-cell office:value-type="string" office:string-value="172.30.64.57">
            <text:p>172.30.64.57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200">
            <text:p>api.hc.vehicle-uvo-stg.eu-central2-stg-a:3200</text:p>
          </table:table-cell>
          <table:table-cell office:value-type="string" office:string-value="172.30.64.58">
            <text:p>172.30.64.58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10">
            <text:p>api.hc.vehicle-uvo-stg.eu-central2-stg-a:3010</text:p>
          </table:table-cell>
          <table:table-cell office:value-type="string" office:string-value="172.30.64.58">
            <text:p>172.30.64.58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uvo-stg.eu-central2-stg-a:3000">
            <text:p>api.hc.vehicle-uvo-stg.eu-central2-stg-a:3000</text:p>
          </table:table-cell>
          <table:table-cell office:value-type="string" office:string-value="172.30.64.58">
            <text:p>172.30.64.58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pa-gcs-stg.eu-central2-stg-a:5301">
            <text:p>api.hc.spa-gcs-stg.eu-central2-stg-a:5301</text:p>
          </table:table-cell>
          <table:table-cell office:value-type="string" office:string-value="172.30.64.59">
            <text:p>172.30.64.59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300">
            <text:p>api.hc.vehicle-gcs-stg.eu-central2-stg-a:3300</text:p>
          </table:table-cell>
          <table:table-cell office:value-type="string" office:string-value="172.30.64.60">
            <text:p>172.30.64.60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00">
            <text:p>api.hc.vehicle-gcs-stg.eu-central2-stg-a:3000</text:p>
          </table:table-cell>
          <table:table-cell office:value-type="string" office:string-value="172.30.64.60">
            <text:p>172.30.64.60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vehicle-gcs-stg.eu-central2-stg-a:3010">
            <text:p>api.hc.vehicle-gcs-stg.eu-central2-stg-a:3010</text:p>
          </table:table-cell>
          <table:table-cell office:value-type="string" office:string-value="172.30.64.60">
            <text:p>172.30.64.60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600">
            <text:p>api.hmg.ccs-eu-h-stg-fr7.eu-central2-stg-a:31600</text:p>
          </table:table-cell>
          <table:table-cell office:value-type="string" office:string-value="10.81.20.70">
            <text:p>10.81.20.70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10">
            <text:p>api.hmg.ccs-eu-h-stg-fr7.eu-central2-stg-a:32010</text:p>
          </table:table-cell>
          <table:table-cell office:value-type="string" office:string-value="10.81.20.70">
            <text:p>10.81.20.70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1800">
            <text:p>api.hmg.ccs-eu-h-stg-fr7.eu-central2-stg-a:31800</text:p>
          </table:table-cell>
          <table:table-cell office:value-type="string" office:string-value="10.81.20.70">
            <text:p>10.81.20.70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10">
            <text:p>api.hmg.ccs-eu-k-stg-fr7.eu-central2-stg-a:32010</text:p>
          </table:table-cell>
          <table:table-cell office:value-type="string" office:string-value="10.81.20.72">
            <text:p>10.81.20.72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600">
            <text:p>api.hmg.ccs-eu-k-stg-fr7.eu-central2-stg-a:31600</text:p>
          </table:table-cell>
          <table:table-cell office:value-type="string" office:string-value="10.81.20.72">
            <text:p>10.81.20.72</text:p>
          </table:table-cell>
          <table:table-cell office:value-type="float" office:value="31600">
            <text:p>316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1800">
            <text:p>api.hmg.ccs-eu-k-stg-fr7.eu-central2-stg-a:31800</text:p>
          </table:table-cell>
          <table:table-cell office:value-type="string" office:string-value="10.81.20.72">
            <text:p>10.81.20.72</text:p>
          </table:table-cell>
          <table:table-cell office:value-type="float" office:value="31800">
            <text:p>318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felice-dasboard-eu-stg-fr7.eu-central2-stg-a:80">
            <text:p>api.hmg.ccs-felice-dasboard-eu-stg-fr7.eu-central2-stg-a:80</text:p>
          </table:table-cell>
          <table:table-cell office:value-type="string" office:string-value="10.81.20.74">
            <text:p>10.81.20.7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h-stg-fr7.eu-central2-stg-a:19094">
            <text:p>api.hmg.ccs-kafka-broker-1-eu-h-stg-fr7.eu-central2-stg-a:19094</text:p>
          </table:table-cell>
          <table:table-cell office:value-type="string" office:string-value="10.81.20.74">
            <text:p>10.81.20.74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h-stg-fr7.eu-central2-stg-a:19095">
            <text:p>api.hmg.ccs-kafka-broker-2-eu-h-stg-fr7.eu-central2-stg-a:19095</text:p>
          </table:table-cell>
          <table:table-cell office:value-type="string" office:string-value="10.81.20.74">
            <text:p>10.81.20.74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h-stg-fr7.eu-central2-stg-a:19096">
            <text:p>api.hmg.ccs-kafka-broker-3-eu-h-stg-fr7.eu-central2-stg-a:19096</text:p>
          </table:table-cell>
          <table:table-cell office:value-type="string" office:string-value="10.81.20.74">
            <text:p>10.81.20.74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h-stg-fr7.eu-central2-stg-a:19097">
            <text:p>api.hmg.ccs-kafka-broker-4-eu-h-stg-fr7.eu-central2-stg-a:19097</text:p>
          </table:table-cell>
          <table:table-cell office:value-type="string" office:string-value="10.81.20.74">
            <text:p>10.81.20.74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k-stg-fr7.eu-central2-stg-a:19094">
            <text:p>api.hmg.ccs-kafka-broker-1-eu-k-stg-fr7.eu-central2-stg-a:19094</text:p>
          </table:table-cell>
          <table:table-cell office:value-type="string" office:string-value="10.81.20.73">
            <text:p>10.81.20.73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k-stg-fr7.eu-central2-stg-a:19095">
            <text:p>api.hmg.ccs-kafka-broker-2-eu-k-stg-fr7.eu-central2-stg-a:19095</text:p>
          </table:table-cell>
          <table:table-cell office:value-type="string" office:string-value="10.81.20.73">
            <text:p>10.81.20.73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k-stg-fr7.eu-central2-stg-a:19096">
            <text:p>api.hmg.ccs-kafka-broker-3-eu-k-stg-fr7.eu-central2-stg-a:19096</text:p>
          </table:table-cell>
          <table:table-cell office:value-type="string" office:string-value="10.81.20.73">
            <text:p>10.81.20.73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k-stg-fr7.eu-central2-stg-a:19097">
            <text:p>api.hmg.ccs-kafka-broker-4-eu-k-stg-fr7.eu-central2-stg-a:19097</text:p>
          </table:table-cell>
          <table:table-cell office:value-type="string" office:string-value="10.81.20.73">
            <text:p>10.81.20.73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1-eu-g-stg-fr7.eu-central2-stg-a:19094">
            <text:p>api.hmg.ccs-kafka-broker-1-eu-g-stg-fr7.eu-central2-stg-a:19094</text:p>
          </table:table-cell>
          <table:table-cell office:value-type="string" office:string-value="10.81.20.75">
            <text:p>10.81.20.75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2-eu-g-stg-fr7.eu-central2-stg-a:19095">
            <text:p>api.hmg.ccs-kafka-broker-2-eu-g-stg-fr7.eu-central2-stg-a:19095</text:p>
          </table:table-cell>
          <table:table-cell office:value-type="string" office:string-value="10.81.20.75">
            <text:p>10.81.20.75</text:p>
          </table:table-cell>
          <table:table-cell office:value-type="float" office:value="19095">
            <text:p>1909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3-eu-g-stg-fr7.eu-central2-stg-a:19096">
            <text:p>api.hmg.ccs-kafka-broker-3-eu-g-stg-fr7.eu-central2-stg-a:19096</text:p>
          </table:table-cell>
          <table:table-cell office:value-type="string" office:string-value="10.81.20.75">
            <text:p>10.81.20.75</text:p>
          </table:table-cell>
          <table:table-cell office:value-type="float" office:value="19096">
            <text:p>1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kafka-broker-4-eu-g-stg-fr7.eu-central2-stg-a:19097">
            <text:p>api.hmg.ccs-kafka-broker-4-eu-g-stg-fr7.eu-central2-stg-a:19097</text:p>
          </table:table-cell>
          <table:table-cell office:value-type="string" office:string-value="10.81.20.75">
            <text:p>10.81.20.75</text:p>
          </table:table-cell>
          <table:table-cell office:value-type="float" office:value="19097">
            <text:p>1909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platform-bastion.eu-central2-stg-a:18016">
            <text:p>gui.hmg.ccsplatform-bastion.eu-central2-stg-a:18016</text:p>
          </table:table-cell>
          <table:table-cell office:value-type="string" office:string-value="10.81.20.99">
            <text:p>10.81.20.99</text:p>
          </table:table-cell>
          <table:table-cell office:value-type="float" office:value="18016">
            <text:p>18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apigw-bluelink-eu-lb-stg.eu-central2-stg-a:8080">
            <text:p>api.hc.apigw-bluelink-eu-lb-stg.eu-central2-stg-a:8080</text:p>
          </table:table-cell>
          <table:table-cell office:value-type="string" office:string-value="172.30.64.26">
            <text:p>172.30.64.2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2-eu-genesis-stg-silb.eu-central2-stg-a:8003">
            <text:p>gui.hmg.ccs2-eu-genesis-stg-silb.eu-central2-stg-a:8003</text:p>
          </table:table-cell>
          <table:table-cell office:value-type="string" office:string-value="10.81.20.85">
            <text:p>10.81.20.85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Stg.eu-central2-stg-a:8080">
            <text:p>api.hc.kiaeuAccountStg.eu-central2-stg-a:8080</text:p>
          </table:table-cell>
          <table:table-cell office:value-type="string" office:string-value="172.30.64.31">
            <text:p>172.30.64.31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Stg.eu-central2-stg-a:80">
            <text:p>api.hc.hydeuAccountStg.eu-central2-stg-a:80</text:p>
          </table:table-cell>
          <table:table-cell office:value-type="string" office:string-value="172.30.64.30">
            <text:p>172.30.64.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Stg.eu-central2-stg-a:8081">
            <text:p>api.hc.gcseuAccountStg.eu-central2-stg-a:8081</text:p>
          </table:table-cell>
          <table:table-cell office:value-type="string" office:string-value="172.30.64.25">
            <text:p>172.30.64.2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ProfileStg.eu-central2-stg-a:8081">
            <text:p>api.hc.gcseuProfileStg.eu-central2-stg-a:8081</text:p>
          </table:table-cell>
          <table:table-cell office:value-type="string" office:string-value="172.30.64.35">
            <text:p>172.30.64.3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ProfileStg.eu-central2-stg-a:8080">
            <text:p>api.hc.kiaeuProfileStg.eu-central2-stg-a:8080</text:p>
          </table:table-cell>
          <table:table-cell office:value-type="string" office:string-value="172.30.64.37">
            <text:p>172.30.64.37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ProfileStg.eu-central2-stg-a:80">
            <text:p>api.hc.hydeuProfileStg.eu-central2-stg-a:80</text:p>
          </table:table-cell>
          <table:table-cell office:value-type="string" office:string-value="172.30.64.36">
            <text:p>172.30.64.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1">
            <text:p>gui.hmg.vdhkafkabroker.eu-central2-stg-a:19091</text:p>
          </table:table-cell>
          <table:table-cell office:value-type="string" office:string-value="100.77.33.128">
            <text:p>100.77.33.128</text:p>
          </table:table-cell>
          <table:table-cell office:value-type="float" office:value="19091">
            <text:p>19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2">
            <text:p>gui.hmg.vdhkafkabroker.eu-central2-stg-a:19092</text:p>
          </table:table-cell>
          <table:table-cell office:value-type="string" office:string-value="100.77.33.128">
            <text:p>100.77.33.128</text:p>
          </table:table-cell>
          <table:table-cell office:value-type="float" office:value="19092">
            <text:p>1909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3">
            <text:p>gui.hmg.vdhkafkabroker.eu-central2-stg-a:19093</text:p>
          </table:table-cell>
          <table:table-cell office:value-type="string" office:string-value="100.77.33.128">
            <text:p>100.77.33.128</text:p>
          </table:table-cell>
          <table:table-cell office:value-type="float" office:value="19093">
            <text:p>1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9094">
            <text:p>gui.hmg.vdhkafkabroker.eu-central2-stg-a:19094</text:p>
          </table:table-cell>
          <table:table-cell office:value-type="string" office:string-value="100.77.33.128">
            <text:p>100.77.33.128</text:p>
          </table:table-cell>
          <table:table-cell office:value-type="float" office:value="19094">
            <text:p>19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6301">
            <text:p>api.hmg.gcseuaccounts-hmg.eu-central2-stg-a:6301</text:p>
          </table:table-cell>
          <table:table-cell office:value-type="string" office:string-value="10.81.20.84">
            <text:p>10.81.20.84</text:p>
          </table:table-cell>
          <table:table-cell office:value-type="float" office:value="6301">
            <text:p>6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accounts-hmg.eu-central2-stg-a:8081">
            <text:p>api.hmg.gcseuaccounts-hmg.eu-central2-stg-a:8081</text:p>
          </table:table-cell>
          <table:table-cell office:value-type="string" office:string-value="10.81.20.84">
            <text:p>10.81.20.84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artners-hmg.eu-central2-stg-a:10300">
            <text:p>api.hmg.gcseupartners-hmg.eu-central2-stg-a:10300</text:p>
          </table:table-cell>
          <table:table-cell office:value-type="string" office:string-value="10.81.20.90">
            <text:p>10.81.20.90</text:p>
          </table:table-cell>
          <table:table-cell office:value-type="float" office:value="10300">
            <text:p>10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80">
            <text:p>api.hmg.hydeuaccounts-hmg.eu-central2-stg-a:80</text:p>
          </table:table-cell>
          <table:table-cell office:value-type="string" office:string-value="10.81.20.91">
            <text:p>10.81.20.91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accounts-hmg.eu-central2-stg-a:6101">
            <text:p>api.hmg.hydeuaccounts-hmg.eu-central2-stg-a:6101</text:p>
          </table:table-cell>
          <table:table-cell office:value-type="string" office:string-value="10.81.20.91">
            <text:p>10.81.20.91</text:p>
          </table:table-cell>
          <table:table-cell office:value-type="float" office:value="6101">
            <text:p>6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artners-hmg.eu-central2-stg-a:10100">
            <text:p>api.hmg.hydeupartners-hmg.eu-central2-stg-a:10100</text:p>
          </table:table-cell>
          <table:table-cell office:value-type="string" office:string-value="10.81.20.92">
            <text:p>10.81.20.92</text:p>
          </table:table-cell>
          <table:table-cell office:value-type="float" office:value="10100">
            <text:p>10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8080">
            <text:p>api.hmg.kiaeuaccounts-hmg.eu-central2-stg-a:8080</text:p>
          </table:table-cell>
          <table:table-cell office:value-type="string" office:string-value="10.81.20.93">
            <text:p>10.81.20.93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accounts-hmg.eu-central2-stg-a:6201">
            <text:p>api.hmg.kiaeuaccounts-hmg.eu-central2-stg-a:6201</text:p>
          </table:table-cell>
          <table:table-cell office:value-type="string" office:string-value="10.81.20.93">
            <text:p>10.81.20.93</text:p>
          </table:table-cell>
          <table:table-cell office:value-type="float" office:value="6201">
            <text:p>6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artners-hmg.eu-central2-stg-a:10200">
            <text:p>api.hmg.kiaeupartners-hmg.eu-central2-stg-a:10200</text:p>
          </table:table-cell>
          <table:table-cell office:value-type="string" office:string-value="10.81.20.94">
            <text:p>10.81.20.94</text:p>
          </table:table-cell>
          <table:table-cell office:value-type="float" office:value="10200">
            <text:p>10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4101">
            <text:p>api.hmg.hydeuprofiles-hmg.eu-central2-stg-a:4101</text:p>
          </table:table-cell>
          <table:table-cell office:value-type="string" office:string-value="10.81.20.95">
            <text:p>10.81.20.95</text:p>
          </table:table-cell>
          <table:table-cell office:value-type="float" office:value="4101">
            <text:p>4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ydeuprofiles-hmg.eu-central2-stg-a:80">
            <text:p>api.hmg.hydeuprofiles-hmg.eu-central2-stg-a:80</text:p>
          </table:table-cell>
          <table:table-cell office:value-type="string" office:string-value="10.81.20.95">
            <text:p>10.81.20.95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8080">
            <text:p>api.hmg.kiaeuprofiles-hmg.eu-central2-stg-a:8080</text:p>
          </table:table-cell>
          <table:table-cell office:value-type="string" office:string-value="10.81.20.96">
            <text:p>10.81.20.96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profiles-hmg.eu-central2-stg-a:4201">
            <text:p>api.hmg.kiaeuprofiles-hmg.eu-central2-stg-a:4201</text:p>
          </table:table-cell>
          <table:table-cell office:value-type="string" office:string-value="10.81.20.96">
            <text:p>10.81.20.96</text:p>
          </table:table-cell>
          <table:table-cell office:value-type="float" office:value="4201">
            <text:p>4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4301">
            <text:p>api.hmg.gcseuprofiles-hmg.eu-central2-stg-a:4301</text:p>
          </table:table-cell>
          <table:table-cell office:value-type="string" office:string-value="10.81.20.97">
            <text:p>10.81.20.97</text:p>
          </table:table-cell>
          <table:table-cell office:value-type="float" office:value="4301">
            <text:p>4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profiles-hmg.eu-central2-stg-a:8081">
            <text:p>api.hmg.gcseuprofiles-hmg.eu-central2-stg-a:8081</text:p>
          </table:table-cell>
          <table:table-cell office:value-type="string" office:string-value="10.81.20.97">
            <text:p>10.81.20.97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hyd-eu-lb-stg.eu-central2-stg-a:7101">
            <text:p>api.hc.push-hyd-eu-lb-stg.eu-central2-stg-a:7101</text:p>
          </table:table-cell>
          <table:table-cell office:value-type="string" office:string-value="172.30.64.19">
            <text:p>172.30.64.19</text:p>
          </table:table-cell>
          <table:table-cell office:value-type="float" office:value="7101">
            <text:p>7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kia-eu-lb-stg.eu-central2-stg-a:7201">
            <text:p>api.hc.push-kia-eu-lb-stg.eu-central2-stg-a:7201</text:p>
          </table:table-cell>
          <table:table-cell office:value-type="string" office:string-value="172.30.64.28">
            <text:p>172.30.64.28</text:p>
          </table:table-cell>
          <table:table-cell office:value-type="float" office:value="7201">
            <text:p>72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ush-gen-eu-lb-stg.eu-central2-stg-a:7301">
            <text:p>api.hc.push-gen-eu-lb-stg.eu-central2-stg-a:7301</text:p>
          </table:table-cell>
          <table:table-cell office:value-type="string" office:string-value="172.30.64.32">
            <text:p>172.30.64.32</text:p>
          </table:table-cell>
          <table:table-cell office:value-type="float" office:value="7301">
            <text:p>73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0">
            <text:p>api.hc.ccseuvcrms-lb.eu-central2-stg-a:8090</text:p>
          </table:table-cell>
          <table:table-cell office:value-type="string" office:string-value="172.30.64.61">
            <text:p>172.30.64.6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vcrms-lb.eu-central2-stg-a:8091">
            <text:p>api.hc.ccseuvcrms-lb.eu-central2-stg-a:8091</text:p>
          </table:table-cell>
          <table:table-cell office:value-type="string" office:string-value="172.30.64.61">
            <text:p>172.30.64.61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1">
            <text:p>api.hc.kcseuvcrms-lb.eu-central2-stg-a:8091</text:p>
          </table:table-cell>
          <table:table-cell office:value-type="string" office:string-value="172.30.64.62">
            <text:p>172.30.64.62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vcrms-lb.eu-central2-stg-a:8090">
            <text:p>api.hc.kcseuvcrms-lb.eu-central2-stg-a:8090</text:p>
          </table:table-cell>
          <table:table-cell office:value-type="string" office:string-value="172.30.64.62">
            <text:p>172.30.64.62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1">
            <text:p>api.hc.gcseuvcrms-lb.eu-central2-stg-a:8091</text:p>
          </table:table-cell>
          <table:table-cell office:value-type="string" office:string-value="172.30.64.63">
            <text:p>172.30.64.63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vcrms-lb.eu-central2-stg-a:8090">
            <text:p>api.hc.gcseuvcrms-lb.eu-central2-stg-a:8090</text:p>
          </table:table-cell>
          <table:table-cell office:value-type="string" office:string-value="172.30.64.63">
            <text:p>172.30.64.63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0">
            <text:p>api.hc.flteuvcrms-lb.eu-central2-stg-a:8090</text:p>
          </table:table-cell>
          <table:table-cell office:value-type="string" office:string-value="172.30.64.64">
            <text:p>172.30.64.64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vcrms-lb.eu-central2-stg-a:8091">
            <text:p>api.hc.flteuvcrms-lb.eu-central2-stg-a:8091</text:p>
          </table:table-cell>
          <table:table-cell office:value-type="string" office:string-value="172.30.64.64">
            <text:p>172.30.64.64</text:p>
          </table:table-cell>
          <table:table-cell office:value-type="float" office:value="8091">
            <text:p>809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liscore-lb-stg.eu-central2-stg-a:18078">
            <text:p>api.hc.ccseuliscore-lb-stg.eu-central2-stg-a:18078</text:p>
          </table:table-cell>
          <table:table-cell office:value-type="string" office:string-value="172.30.64.65">
            <text:p>172.30.64.6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liscore-lb-stg.eu-central2-stg-a:18078">
            <text:p>api.hc.kcseuliscore-lb-stg.eu-central2-stg-a:18078</text:p>
          </table:table-cell>
          <table:table-cell office:value-type="string" office:string-value="172.30.64.66">
            <text:p>172.30.64.6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liscore-lb-stg.eu-central2-stg-a:18078">
            <text:p>api.hc.gcseuliscore-lb-stg.eu-central2-stg-a:18078</text:p>
          </table:table-cell>
          <table:table-cell office:value-type="string" office:string-value="172.30.64.67">
            <text:p>172.30.64.6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exliscore-nginx-lb-stg.eu-central2-stg-a:8090">
            <text:p>api.hmg.gcseuexliscore-nginx-lb-stg.eu-central2-stg-a:8090</text:p>
          </table:table-cell>
          <table:table-cell office:value-type="string" office:string-value="10.81.20.101">
            <text:p>10.81.20.101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exliscore-lb-stg.eu-central2-stg-a:8090">
            <text:p>api.hc.ccseuexliscore-lb-stg.eu-central2-stg-a:8090</text:p>
          </table:table-cell>
          <table:table-cell office:value-type="string" office:string-value="172.30.64.68">
            <text:p>172.30.64.6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exliscore-lb-stg.eu-central2-stg-a:8090">
            <text:p>api.hc.kcseuexliscore-lb-stg.eu-central2-stg-a:8090</text:p>
          </table:table-cell>
          <table:table-cell office:value-type="string" office:string-value="172.30.64.69">
            <text:p>172.30.64.69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exliscore-lb-stg.eu-central2-stg-a:8090">
            <text:p>api.hc.gcseuexliscore-lb-stg.eu-central2-stg-a:8090</text:p>
          </table:table-cell>
          <table:table-cell office:value-type="string" office:string-value="172.30.64.70">
            <text:p>172.30.64.7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80">
            <text:p>api.hc.ccseuims-lb-stg.eu-central2-stg-a:80</text:p>
          </table:table-cell>
          <table:table-cell office:value-type="string" office:string-value="172.30.64.71">
            <text:p>172.30.64.7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ims-lb-stg.eu-central2-stg-a:443">
            <text:p>api.hc.ccseuims-lb-stg.eu-central2-stg-a:443</text:p>
          </table:table-cell>
          <table:table-cell office:value-type="string" office:string-value="172.30.64.71">
            <text:p>172.30.64.7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80">
            <text:p>api.hc.kcseuims-lb-stg.eu-central2-stg-a:80</text:p>
          </table:table-cell>
          <table:table-cell office:value-type="string" office:string-value="172.30.64.72">
            <text:p>172.30.64.7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ims-lb-stg.eu-central2-stg-a:443">
            <text:p>api.hc.kcseuims-lb-stg.eu-central2-stg-a:443</text:p>
          </table:table-cell>
          <table:table-cell office:value-type="string" office:string-value="172.30.64.72">
            <text:p>172.30.64.7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cbs-lb-stg.eu-central2-stg-a:18078">
            <text:p>api.pub.ccseucbs-lb-stg.eu-central2-stg-a:18078</text:p>
          </table:table-cell>
          <table:table-cell office:value-type="string" office:string-value="103.187.35.225">
            <text:p>103.187.35.22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cbs-lb-stg.eu-central2-stg-a:18078">
            <text:p>api.pub.kcseucbs-lb-stg.eu-central2-stg-a:18078</text:p>
          </table:table-cell>
          <table:table-cell office:value-type="string" office:string-value="103.187.35.226">
            <text:p>103.187.35.22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bs-lb-stg.eu-central2-stg-a:18078">
            <text:p>api.pub.gcseucbs-lb-stg.eu-central2-stg-a:18078</text:p>
          </table:table-cell>
          <table:table-cell office:value-type="string" office:string-value="103.187.35.227">
            <text:p>103.187.35.227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bluelink-stg-hmg.eu-central2-stg-a:5101">
            <text:p>api.hmg.spa-bluelink-stg-hmg.eu-central2-stg-a:5101</text:p>
          </table:table-cell>
          <table:table-cell office:value-type="string" office:string-value="10.81.20.102">
            <text:p>10.81.20.102</text:p>
          </table:table-cell>
          <table:table-cell office:value-type="float" office:value="5101">
            <text:p>5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uvo-stg-hmg.eu-central2-stg-a:5201">
            <text:p>api.hmg.spa-uvo-stg-hmg.eu-central2-stg-a:5201</text:p>
          </table:table-cell>
          <table:table-cell office:value-type="string" office:string-value="10.81.20.103">
            <text:p>10.81.20.103</text:p>
          </table:table-cell>
          <table:table-cell office:value-type="float" office:value="5201">
            <text:p>5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pa-gcs-stg-hmg.eu-central2-stg-a:5301">
            <text:p>api.hmg.spa-gcs-stg-hmg.eu-central2-stg-a:5301</text:p>
          </table:table-cell>
          <table:table-cell office:value-type="string" office:string-value="10.81.20.104">
            <text:p>10.81.20.104</text:p>
          </table:table-cell>
          <table:table-cell office:value-type="float" office:value="5301">
            <text:p>5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100">
            <text:p>api.hmg.vehicle-bluelink-stg-hmg.eu-central2-stg-a:3100</text:p>
          </table:table-cell>
          <table:table-cell office:value-type="string" office:string-value="10.81.20.105">
            <text:p>10.81.20.105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10">
            <text:p>api.hmg.vehicle-bluelink-stg-hmg.eu-central2-stg-a:3010</text:p>
          </table:table-cell>
          <table:table-cell office:value-type="string" office:string-value="10.81.20.105">
            <text:p>10.81.20.105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bluelink-stg-hmg.eu-central2-stg-a:3000">
            <text:p>api.hmg.vehicle-bluelink-stg-hmg.eu-central2-stg-a:3000</text:p>
          </table:table-cell>
          <table:table-cell office:value-type="string" office:string-value="10.81.20.105">
            <text:p>10.81.20.105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200">
            <text:p>api.hmg.vehicle-uvo-stg-hmg.eu-central2-stg-a:3200</text:p>
          </table:table-cell>
          <table:table-cell office:value-type="string" office:string-value="10.81.20.106">
            <text:p>10.81.20.106</text:p>
          </table:table-cell>
          <table:table-cell office:value-type="float" office:value="3200">
            <text:p>3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00">
            <text:p>api.hmg.vehicle-uvo-stg-hmg.eu-central2-stg-a:3000</text:p>
          </table:table-cell>
          <table:table-cell office:value-type="string" office:string-value="10.81.20.106">
            <text:p>10.81.20.106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uvo-stg-hmg.eu-central2-stg-a:3010">
            <text:p>api.hmg.vehicle-uvo-stg-hmg.eu-central2-stg-a:3010</text:p>
          </table:table-cell>
          <table:table-cell office:value-type="string" office:string-value="10.81.20.106">
            <text:p>10.81.20.106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300">
            <text:p>api.hmg.vehicle-gcs-stg-hmg.eu-central2-stg-a:3300</text:p>
          </table:table-cell>
          <table:table-cell office:value-type="string" office:string-value="10.81.20.107">
            <text:p>10.81.20.107</text:p>
          </table:table-cell>
          <table:table-cell office:value-type="float" office:value="3300">
            <text:p>3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10">
            <text:p>api.hmg.vehicle-gcs-stg-hmg.eu-central2-stg-a:3010</text:p>
          </table:table-cell>
          <table:table-cell office:value-type="string" office:string-value="10.81.20.107">
            <text:p>10.81.20.107</text:p>
          </table:table-cell>
          <table:table-cell office:value-type="float" office:value="3010">
            <text:p>3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vehicle-gcs-stg-hmg.eu-central2-stg-a:3000">
            <text:p>api.hmg.vehicle-gcs-stg-hmg.eu-central2-stg-a:3000</text:p>
          </table:table-cell>
          <table:table-cell office:value-type="string" office:string-value="10.81.20.107">
            <text:p>10.81.20.107</text:p>
          </table:table-cell>
          <table:table-cell office:value-type="float" office:value="3000">
            <text:p>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6300">
            <text:p>api.hc.hydeuaccountportals.eu-central2-stg-a:6300</text:p>
          </table:table-cell>
          <table:table-cell office:value-type="string" office:string-value="172.30.64.73">
            <text:p>172.30.64.73</text:p>
          </table:table-cell>
          <table:table-cell office:value-type="float" office:value="6300">
            <text:p>6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hydeuaccountportals.eu-central2-stg-a:80">
            <text:p>api.hc.hydeuaccountportals.eu-central2-stg-a:80</text:p>
          </table:table-cell>
          <table:table-cell office:value-type="string" office:string-value="172.30.64.73">
            <text:p>172.30.64.7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8080">
            <text:p>api.hc.kiaeuaccountportals.eu-central2-stg-a:8080</text:p>
          </table:table-cell>
          <table:table-cell office:value-type="string" office:string-value="172.30.64.74">
            <text:p>172.30.64.74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iaeuaccountportals.eu-central2-stg-a:6400">
            <text:p>api.hc.kiaeuaccountportals.eu-central2-stg-a:6400</text:p>
          </table:table-cell>
          <table:table-cell office:value-type="string" office:string-value="172.30.64.74">
            <text:p>172.30.64.74</text:p>
          </table:table-cell>
          <table:table-cell office:value-type="float" office:value="6400">
            <text:p>64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6500">
            <text:p>api.hc.gcseuaccountportals.eu-central2-stg-a:6500</text:p>
          </table:table-cell>
          <table:table-cell office:value-type="string" office:string-value="172.30.64.75">
            <text:p>172.30.64.75</text:p>
          </table:table-cell>
          <table:table-cell office:value-type="float" office:value="6500">
            <text:p>6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accountportals.eu-central2-stg-a:8081">
            <text:p>api.hc.gcseuaccountportals.eu-central2-stg-a:8081</text:p>
          </table:table-cell>
          <table:table-cell office:value-type="string" office:string-value="172.30.64.75">
            <text:p>172.30.64.75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6">
            <text:p>api.hmg.ccsp-cpw-gcs-eu-HMGlb-stg.eu-central2-stg-a:9096</text:p>
          </table:table-cell>
          <table:table-cell office:value-type="string" office:string-value="10.81.20.113">
            <text:p>10.81.20.113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9093">
            <text:p>api.hmg.ccsp-cpw-gcs-eu-HMGlb-stg.eu-central2-stg-a:9093</text:p>
          </table:table-cell>
          <table:table-cell office:value-type="string" office:string-value="10.81.20.113">
            <text:p>10.81.20.113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gcs-eu-HMGlb-stg.eu-central2-stg-a:12300">
            <text:p>api.hmg.ccsp-cpw-gcs-eu-HMGlb-stg.eu-central2-stg-a:12300</text:p>
          </table:table-cell>
          <table:table-cell office:value-type="string" office:string-value="10.81.20.113">
            <text:p>10.81.20.113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gcs-eu-HMGlb-stg.eu-central2-stg-a:7300">
            <text:p>api.hmg.ccsp-userlink-gcs-eu-HMGlb-stg.eu-central2-stg-a:7300</text:p>
          </table:table-cell>
          <table:table-cell office:value-type="string" office:string-value="10.81.20.114">
            <text:p>10.81.20.114</text:p>
          </table:table-cell>
          <table:table-cell office:value-type="float" office:value="7300">
            <text:p>7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gcs-eu-HMGlb-stg.eu-central2-stg-a:5300">
            <text:p>api.hmg.ccsp-calendar-gcs-eu-HMGlb-stg.eu-central2-stg-a:5300</text:p>
          </table:table-cell>
          <table:table-cell office:value-type="string" office:string-value="10.81.20.110">
            <text:p>10.81.20.110</text:p>
          </table:table-cell>
          <table:table-cell office:value-type="float" office:value="5300">
            <text:p>53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6">
            <text:p>api.hc.ccsp-cpw-gcs-eu-lb-stg.eu-central2-stg-a:9096</text:p>
          </table:table-cell>
          <table:table-cell office:value-type="string" office:string-value="172.30.64.76">
            <text:p>172.30.64.76</text:p>
          </table:table-cell>
          <table:table-cell office:value-type="float" office:value="9096">
            <text:p>909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12300">
            <text:p>api.hc.ccsp-cpw-gcs-eu-lb-stg.eu-central2-stg-a:12300</text:p>
          </table:table-cell>
          <table:table-cell office:value-type="string" office:string-value="172.30.64.76">
            <text:p>172.30.64.76</text:p>
          </table:table-cell>
          <table:table-cell office:value-type="float" office:value="12300">
            <text:p>123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cpw-gcs-eu-lb-stg.eu-central2-stg-a:9093">
            <text:p>api.hc.ccsp-cpw-gcs-eu-lb-stg.eu-central2-stg-a:9093</text:p>
          </table:table-cell>
          <table:table-cell office:value-type="string" office:string-value="172.30.64.76">
            <text:p>172.30.64.76</text:p>
          </table:table-cell>
          <table:table-cell office:value-type="float" office:value="9093">
            <text:p>9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tmvcrms-lb.eu-central2-stg-a:8088">
            <text:p>api.hc.gcseutmvcrms-lb.eu-central2-stg-a:8088</text:p>
          </table:table-cell>
          <table:table-cell office:value-type="string" office:string-value="172.30.64.77">
            <text:p>172.30.64.77</text:p>
          </table:table-cell>
          <table:table-cell office:value-type="float" office:value="8088">
            <text:p>808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443">
            <text:p>api.hc.gcseuims-lb-stg.eu-central2-stg-a:443</text:p>
          </table:table-cell>
          <table:table-cell office:value-type="string" office:string-value="172.30.64.78">
            <text:p>172.30.64.78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ims-lb-stg.eu-central2-stg-a:80">
            <text:p>api.hc.gcseuims-lb-stg.eu-central2-stg-a:80</text:p>
          </table:table-cell>
          <table:table-cell office:value-type="string" office:string-value="172.30.64.78">
            <text:p>172.30.64.78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bluelink-eu-HMGlbs.eu-central2-stg-a:7100">
            <text:p>api.hmg.ccsp-userlink-bluelink-eu-HMGlbs.eu-central2-stg-a:7100</text:p>
          </table:table-cell>
          <table:table-cell office:value-type="string" office:string-value="10.81.20.115">
            <text:p>10.81.20.115</text:p>
          </table:table-cell>
          <table:table-cell office:value-type="float" office:value="7100">
            <text:p>7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bluelink-eu-HMGlb-stg.eu-central2-stg-a:5100">
            <text:p>api.hmg.ccsp-calendar-bluelink-eu-HMGlb-stg.eu-central2-stg-a:5100</text:p>
          </table:table-cell>
          <table:table-cell office:value-type="string" office:string-value="10.81.20.108">
            <text:p>10.81.20.108</text:p>
          </table:table-cell>
          <table:table-cell office:value-type="float" office:value="5100">
            <text:p>5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1">
            <text:p>api.hmg.ccsp-cpw-bluelink-eu-HMGlb-stg.eu-central2-stg-a:9091</text:p>
          </table:table-cell>
          <table:table-cell office:value-type="string" office:string-value="10.81.20.111">
            <text:p>10.81.20.111</text:p>
          </table:table-cell>
          <table:table-cell office:value-type="float" office:value="9091">
            <text:p>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12100">
            <text:p>api.hmg.ccsp-cpw-bluelink-eu-HMGlb-stg.eu-central2-stg-a:12100</text:p>
          </table:table-cell>
          <table:table-cell office:value-type="string" office:string-value="10.81.20.111">
            <text:p>10.81.20.111</text:p>
          </table:table-cell>
          <table:table-cell office:value-type="float" office:value="12100">
            <text:p>12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bluelink-eu-HMGlb-stg.eu-central2-stg-a:9094">
            <text:p>api.hmg.ccsp-cpw-bluelink-eu-HMGlb-stg.eu-central2-stg-a:9094</text:p>
          </table:table-cell>
          <table:table-cell office:value-type="string" office:string-value="10.81.20.111">
            <text:p>10.81.20.111</text:p>
          </table:table-cell>
          <table:table-cell office:value-type="float" office:value="9094">
            <text:p>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tmvcrms-lb.eu-central2-stg-a:8088">
            <text:p>api.hc.ccseutmvcrms-lb.eu-central2-stg-a:8088</text:p>
          </table:table-cell>
          <table:table-cell office:value-type="string" office:string-value="172.30.64.79">
            <text:p>172.30.64.79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flteutmvcrms-lb.eu-central2-stg-a:8088">
            <text:p>api.hc.flteutmvcrms-lb.eu-central2-stg-a:8088</text:p>
          </table:table-cell>
          <table:table-cell office:value-type="string" office:string-value="172.30.64.80">
            <text:p>172.30.64.80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userlink-uvo-eu-HMGlb-stg.eu-central2-stg-a:7200">
            <text:p>api.hmg.ccsp-userlink-uvo-eu-HMGlb-stg.eu-central2-stg-a:7200</text:p>
          </table:table-cell>
          <table:table-cell office:value-type="string" office:string-value="10.81.20.116">
            <text:p>10.81.20.116</text:p>
          </table:table-cell>
          <table:table-cell office:value-type="float" office:value="7200">
            <text:p>7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alendar-uvo-eu-HMGlb-stg.eu-central2-stg-a:5200">
            <text:p>api.hmg.ccsp-calendar-uvo-eu-HMGlb-stg.eu-central2-stg-a:5200</text:p>
          </table:table-cell>
          <table:table-cell office:value-type="string" office:string-value="10.81.20.109">
            <text:p>10.81.20.109</text:p>
          </table:table-cell>
          <table:table-cell office:value-type="float" office:value="5200">
            <text:p>5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tmvcrms-lb.eu-central2-stg-a:8088">
            <text:p>api.hc.kcseutmvcrms-lb.eu-central2-stg-a:8088</text:p>
          </table:table-cell>
          <table:table-cell office:value-type="string" office:string-value="172.30.64.81">
            <text:p>172.30.64.81</text:p>
          </table:table-cell>
          <table:table-cell office:value-type="float" office:value="8088">
            <text:p>8088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hyd-stg.eu-central2-stg-a:8089">
            <text:p>api.hc.tomtomlb-hyd-stg.eu-central2-stg-a:8089</text:p>
          </table:table-cell>
          <table:table-cell office:value-type="string" office:string-value="172.30.64.83">
            <text:p>172.30.64.83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hyd-stg-hmg.eu-central2-stg-a:8089">
            <text:p>api.hmg.tomtomlb-hyd-stg-hmg.eu-central2-stg-a:8089</text:p>
          </table:table-cell>
          <table:table-cell office:value-type="string" office:string-value="10.81.20.117">
            <text:p>10.81.20.117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tomtomlb-kia-stg.eu-central2-stg-a:8089">
            <text:p>api.hc.tomtomlb-kia-stg.eu-central2-stg-a:8089</text:p>
          </table:table-cell>
          <table:table-cell office:value-type="string" office:string-value="172.30.64.29">
            <text:p>172.30.64.29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tomtomlb-kia-stg-hmg.eu-central2-stg-a:8089">
            <text:p>api.hmg.tomtomlb-kia-stg-hmg.eu-central2-stg-a:8089</text:p>
          </table:table-cell>
          <table:table-cell office:value-type="string" office:string-value="10.81.20.76">
            <text:p>10.81.20.76</text:p>
          </table:table-cell>
          <table:table-cell office:value-type="float" office:value="8089">
            <text:p>8089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hkafkabroker.eu-central2-stg-a:10022">
            <text:p>gui.hmg.vdhkafkabroker.eu-central2-stg-a:10022</text:p>
          </table:table-cell>
          <table:table-cell office:value-type="string" office:string-value="100.77.33.128">
            <text:p>100.77.33.128</text:p>
          </table:table-cell>
          <table:table-cell office:value-type="float" office:value="10022">
            <text:p>1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hyundai-stg.eu-central2-stg-a:8080">
            <text:p>api.pub.apigw-eu-lb-hyundai-stg.eu-central2-stg-a:8080</text:p>
          </table:table-cell>
          <table:table-cell office:value-type="string" office:string-value="103.187.35.232">
            <text:p>103.187.35.232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kia-stg.eu-central2-stg-a:8080">
            <text:p>api.pub.apigw-eu-lb-kia-stg.eu-central2-stg-a:8080</text:p>
          </table:table-cell>
          <table:table-cell office:value-type="string" office:string-value="103.187.35.233">
            <text:p>103.187.35.23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apigw-eu-lb-genesis-stg.eu-central2-stg-a:8081">
            <text:p>api.pub.apigw-eu-lb-genesis-stg.eu-central2-stg-a:8081</text:p>
          </table:table-cell>
          <table:table-cell office:value-type="string" office:string-value="103.187.35.234">
            <text:p>103.187.35.234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0">
            <text:p>api.hmg.ccseulms-lb-stg.eu-central2-stg-a:8080</text:p>
          </table:table-cell>
          <table:table-cell office:value-type="string" office:string-value="10.81.20.118">
            <text:p>10.81.20.118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1">
            <text:p>api.hmg.ccseulms-lb-stg.eu-central2-stg-a:5601</text:p>
          </table:table-cell>
          <table:table-cell office:value-type="string" office:string-value="10.81.20.118">
            <text:p>10.81.20.118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1">
            <text:p>api.hmg.ccseulms-lb-stg.eu-central2-stg-a:8081</text:p>
          </table:table-cell>
          <table:table-cell office:value-type="string" office:string-value="10.81.20.118">
            <text:p>10.81.20.118</text:p>
          </table:table-cell>
          <table:table-cell office:value-type="float" office:value="8081">
            <text:p>8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8082">
            <text:p>api.hmg.ccseulms-lb-stg.eu-central2-stg-a:8082</text:p>
          </table:table-cell>
          <table:table-cell office:value-type="string" office:string-value="10.81.20.118">
            <text:p>10.81.20.118</text:p>
          </table:table-cell>
          <table:table-cell office:value-type="float" office:value="8082">
            <text:p>808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kia.eu-central2-stg-a:80">
            <text:p>api.hc.dkc-stg-k8s-kia.eu-central2-stg-a:80</text:p>
          </table:table-cell>
          <table:table-cell office:value-type="string" office:string-value="172.30.64.54">
            <text:p>172.30.64.5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80">
            <text:p>api.hmg.dkceuadmstg-kia.eu-central2-stg-a:80</text:p>
          </table:table-cell>
          <table:table-cell office:value-type="string" office:string-value="10.81.20.121">
            <text:p>10.81.20.12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hyundai.eu-central2-stg-a:80">
            <text:p>api.hc.dkc-stg-k8s-hyundai.eu-central2-stg-a:80</text:p>
          </table:table-cell>
          <table:table-cell office:value-type="string" office:string-value="172.30.64.53">
            <text:p>172.30.64.5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dkc-stg-k8s-genesis.eu-central2-stg-a:80">
            <text:p>api.hc.dkc-stg-k8s-genesis.eu-central2-stg-a:80</text:p>
          </table:table-cell>
          <table:table-cell office:value-type="string" office:string-value="172.30.64.52">
            <text:p>172.30.64.5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hyd.eu-central2-stg-a:80">
            <text:p>api.hmg.dkceuglgwstg-hyd.eu-central2-stg-a:80</text:p>
          </table:table-cell>
          <table:table-cell office:value-type="string" office:string-value="10.81.20.122">
            <text:p>10.81.20.122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kia.eu-central2-stg-a:80">
            <text:p>api.hmg.dkceuglgwstg-kia.eu-central2-stg-a:80</text:p>
          </table:table-cell>
          <table:table-cell office:value-type="string" office:string-value="10.81.20.123">
            <text:p>10.81.20.123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glgwstg-gen2.eu-central2-stg-a:80">
            <text:p>api.hmg.dkceuglgwstg-gen2.eu-central2-stg-a:80</text:p>
          </table:table-cell>
          <table:table-cell office:value-type="string" office:string-value="10.81.20.124">
            <text:p>10.81.20.124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2">
            <text:p>api.hc.sbs-base-uvo-eu-lb-stg.eu-central2-stg-a:8002</text:p>
          </table:table-cell>
          <table:table-cell office:value-type="string" office:string-value="172.30.64.87">
            <text:p>172.30.64.87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3">
            <text:p>api.hc.sbs-base-uvo-eu-lb-stg.eu-central2-stg-a:8003</text:p>
          </table:table-cell>
          <table:table-cell office:value-type="string" office:string-value="172.30.64.87">
            <text:p>172.30.64.87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10">
            <text:p>api.hc.sbs-base-uvo-eu-lb-stg.eu-central2-stg-a:8010</text:p>
          </table:table-cell>
          <table:table-cell office:value-type="string" office:string-value="172.30.64.87">
            <text:p>172.30.64.87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1">
            <text:p>api.hc.sbs-base-uvo-eu-lb-stg.eu-central2-stg-a:8001</text:p>
          </table:table-cell>
          <table:table-cell office:value-type="string" office:string-value="172.30.64.87">
            <text:p>172.30.64.87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1">
            <text:p>api.hc.sbs-base-hyd-eu-lb-stg.eu-central2-stg-a:8001</text:p>
          </table:table-cell>
          <table:table-cell office:value-type="string" office:string-value="172.30.64.89">
            <text:p>172.30.64.89</text:p>
          </table:table-cell>
          <table:table-cell office:value-type="float" office:value="8001">
            <text:p>8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batch-lb-s02.eu-central2-stg-a:80">
            <text:p>api.hmg.ccseu-uptime-batch-lb-s02.eu-central2-stg-a:80</text:p>
          </table:table-cell>
          <table:table-cell office:value-type="string" office:string-value="10.81.20.126">
            <text:p>10.81.20.126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3">
            <text:p>api.hc.sbs-base-hyd-eu-lb-stg.eu-central2-stg-a:8003</text:p>
          </table:table-cell>
          <table:table-cell office:value-type="string" office:string-value="172.30.64.89">
            <text:p>172.30.64.89</text:p>
          </table:table-cell>
          <table:table-cell office:value-type="float" office:value="8003">
            <text:p>8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10">
            <text:p>api.hc.sbs-base-hyd-eu-lb-stg.eu-central2-stg-a:8010</text:p>
          </table:table-cell>
          <table:table-cell office:value-type="string" office:string-value="172.30.64.89">
            <text:p>172.30.64.89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uptime-waf.eu-central2-stg-a:19080">
            <text:p>gui.pub.uptime-waf.eu-central2-stg-a:19080</text:p>
          </table:table-cell>
          <table:table-cell office:value-type="string" office:string-value="103.187.35.214">
            <text:p>103.187.35.214</text:p>
          </table:table-cell>
          <table:table-cell office:value-type="float" office:value="19080">
            <text:p>19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05">
            <text:p>api.hc.sbs-base-uvo-eu-lb-stg.eu-central2-stg-a:8005</text:p>
          </table:table-cell>
          <table:table-cell office:value-type="string" office:string-value="172.30.64.87">
            <text:p>172.30.64.87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901">
            <text:p>api.hc.sbs-base-uvo-eu-lb-stg.eu-central2-stg-a:8901</text:p>
          </table:table-cell>
          <table:table-cell office:value-type="string" office:string-value="172.30.64.87">
            <text:p>172.30.64.87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3">
            <text:p>api.hc.sbs-base-uvo-eu-lb-stg.eu-central2-stg-a:8093</text:p>
          </table:table-cell>
          <table:table-cell office:value-type="string" office:string-value="172.30.64.87">
            <text:p>172.30.64.87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uvo-eu-lb-stg.eu-central2-stg-a:8094">
            <text:p>api.hc.sbs-base-uvo-eu-lb-stg.eu-central2-stg-a:8094</text:p>
          </table:table-cell>
          <table:table-cell office:value-type="string" office:string-value="172.30.64.87">
            <text:p>172.30.64.87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2">
            <text:p>api.hc.sbs-base-hyd-eu-lb-stg.eu-central2-stg-a:8002</text:p>
          </table:table-cell>
          <table:table-cell office:value-type="string" office:string-value="172.30.64.89">
            <text:p>172.30.64.89</text:p>
          </table:table-cell>
          <table:table-cell office:value-type="float" office:value="8002">
            <text:p>8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4">
            <text:p>api.hc.sbs-base-hyd-eu-lb-stg.eu-central2-stg-a:8094</text:p>
          </table:table-cell>
          <table:table-cell office:value-type="string" office:string-value="172.30.64.89">
            <text:p>172.30.64.89</text:p>
          </table:table-cell>
          <table:table-cell office:value-type="float" office:value="8094">
            <text:p>809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901">
            <text:p>api.hc.sbs-base-hyd-eu-lb-stg.eu-central2-stg-a:8901</text:p>
          </table:table-cell>
          <table:table-cell office:value-type="string" office:string-value="172.30.64.89">
            <text:p>172.30.64.89</text:p>
          </table:table-cell>
          <table:table-cell office:value-type="float" office:value="8901">
            <text:p>8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05">
            <text:p>api.hc.sbs-base-hyd-eu-lb-stg.eu-central2-stg-a:8005</text:p>
          </table:table-cell>
          <table:table-cell office:value-type="string" office:string-value="172.30.64.89">
            <text:p>172.30.64.89</text:p>
          </table:table-cell>
          <table:table-cell office:value-type="float" office:value="8005">
            <text:p>8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bs-base-hyd-eu-lb-stg.eu-central2-stg-a:8093">
            <text:p>api.hc.sbs-base-hyd-eu-lb-stg.eu-central2-stg-a:8093</text:p>
          </table:table-cell>
          <table:table-cell office:value-type="string" office:string-value="172.30.64.89">
            <text:p>172.30.64.89</text:p>
          </table:table-cell>
          <table:table-cell office:value-type="float" office:value="8093">
            <text:p>809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08">
            <text:p>api.pub.ccseu-vms-sbs-lb-s02.eu-central2-stg-a:8008</text:p>
          </table:table-cell>
          <table:table-cell office:value-type="string" office:string-value="103.187.35.222">
            <text:p>103.187.35.222</text:p>
          </table:table-cell>
          <table:table-cell office:value-type="float" office:value="8008">
            <text:p>8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8010">
            <text:p>api.pub.ccseu-vms-sbs-lb-s02.eu-central2-stg-a:8010</text:p>
          </table:table-cell>
          <table:table-cell office:value-type="string" office:string-value="103.187.35.222">
            <text:p>103.187.35.222</text:p>
          </table:table-cell>
          <table:table-cell office:value-type="float" office:value="8010">
            <text:p>8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0">
            <text:p>gui.hmg.uptime-was-stg-lb.eu-central2-stg-a:7080</text:p>
          </table:table-cell>
          <table:table-cell office:value-type="string" office:string-value="10.81.20.87">
            <text:p>10.81.20.87</text:p>
          </table:table-cell>
          <table:table-cell office:value-type="float" office:value="7080">
            <text:p>70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1">
            <text:p>gui.hmg.uptime-was-stg-lb.eu-central2-stg-a:7081</text:p>
          </table:table-cell>
          <table:table-cell office:value-type="string" office:string-value="10.81.20.87">
            <text:p>10.81.20.87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uptime-was-stg-lb.eu-central2-stg-a:7083">
            <text:p>gui.hmg.uptime-was-stg-lb.eu-central2-stg-a:7083</text:p>
          </table:table-cell>
          <table:table-cell office:value-type="string" office:string-value="10.81.20.87">
            <text:p>10.81.20.87</text:p>
          </table:table-cell>
          <table:table-cell office:value-type="float" office:value="7083">
            <text:p>7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kqlcdbqs.eu-central2-stg-a:1521">
            <text:p>api.hmg.EUEAI-ccseudkc2kqlcdbqs.eu-central2-stg-a:1521</text:p>
          </table:table-cell>
          <table:table-cell office:value-type="string" office:string-value="10.81.20.199">
            <text:p>10.81.20.199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kc2hqlcdbqs.eu-central2-stg-a:1521">
            <text:p>api.hmg.EUEAI-ccseudkc2hqlcdbqs.eu-central2-stg-a:1521</text:p>
          </table:table-cell>
          <table:table-cell office:value-type="string" office:string-value="10.81.20.200">
            <text:p>10.81.20.200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kc2gqlcdbqs.eu-central2-stg-a:1521">
            <text:p>api.hmg.EUEAI-gcseudkc2gqlcdbqs.eu-central2-stg-a:1521</text:p>
          </table:table-cell>
          <table:table-cell office:value-type="string" office:string-value="10.81.20.201">
            <text:p>10.81.20.201</text:p>
          </table:table-cell>
          <table:table-cell office:value-type="float" office:value="1521">
            <text:p>15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44">
            <text:p>api.hmg.EUEAI-kcseudbs.eu-central2-stg-a:5444</text:p>
          </table:table-cell>
          <table:table-cell office:value-type="string" office:string-value="10.81.20.202">
            <text:p>10.81.20.202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44">
            <text:p>api.hmg.EUEAI-ccseudbs.eu-central2-stg-a:5444</text:p>
          </table:table-cell>
          <table:table-cell office:value-type="string" office:string-value="10.81.20.203">
            <text:p>10.81.20.203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gcseudbs.eu-central2-stg-a:5444">
            <text:p>api.hmg.EUEAI-gcseudbs.eu-central2-stg-a:5444</text:p>
          </table:table-cell>
          <table:table-cell office:value-type="string" office:string-value="10.81.20.204">
            <text:p>10.81.20.204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consumer-lb-s02.eu-central2-stg-a:7081">
            <text:p>api.hmg.ccseu-uptime-consumer-lb-s02.eu-central2-stg-a:7081</text:p>
          </table:table-cell>
          <table:table-cell office:value-type="string" office:string-value="10.81.20.125">
            <text:p>10.81.20.125</text:p>
          </table:table-cell>
          <table:table-cell office:value-type="float" office:value="7081">
            <text:p>70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3.eu-central-2-stg-a.hcloud.53:30001">
            <text:p>gui.hmg.euddp90dn003.eu-central-2-stg-a.hcloud.53:30001</text:p>
          </table:table-cell>
          <table:table-cell office:value-type="string" office:string-value="10.81.20.205">
            <text:p>10.81.20.205</text:p>
          </table:table-cell>
          <table:table-cell office:value-type="float" office:value="30001">
            <text:p>30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2.eu-central-2-stg-a.hcloud.53:30002">
            <text:p>gui.hmg.euddp90dn002.eu-central-2-stg-a.hcloud.53:30002</text:p>
          </table:table-cell>
          <table:table-cell office:value-type="string" office:string-value="10.81.20.205">
            <text:p>10.81.20.205</text:p>
          </table:table-cell>
          <table:table-cell office:value-type="float" office:value="30002">
            <text:p>30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dn001.eu-central-2-stg-a.hcloud.53:30003">
            <text:p>gui.hmg.euddp90dn001.eu-central-2-stg-a.hcloud.53:30003</text:p>
          </table:table-cell>
          <table:table-cell office:value-type="string" office:string-value="10.81.20.205">
            <text:p>10.81.20.205</text:p>
          </table:table-cell>
          <table:table-cell office:value-type="float" office:value="30003">
            <text:p>30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2.eu-central-2-stg-a.hcloud.53:30004">
            <text:p>gui.hmg.euddp90gn002.eu-central-2-stg-a.hcloud.53:30004</text:p>
          </table:table-cell>
          <table:table-cell office:value-type="string" office:string-value="10.81.20.205">
            <text:p>10.81.20.205</text:p>
          </table:table-cell>
          <table:table-cell office:value-type="float" office:value="30004">
            <text:p>30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gn001.eu-central-2-stg-a.hcloud.53:30005">
            <text:p>gui.hmg.euddp90gn001.eu-central-2-stg-a.hcloud.53:30005</text:p>
          </table:table-cell>
          <table:table-cell office:value-type="string" office:string-value="10.81.20.205">
            <text:p>10.81.20.205</text:p>
          </table:table-cell>
          <table:table-cell office:value-type="float" office:value="30005">
            <text:p>30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2.eu-central-2-stg-a.hcloud.53:30006">
            <text:p>gui.hmg.euddp90nn002.eu-central-2-stg-a.hcloud.53:30006</text:p>
          </table:table-cell>
          <table:table-cell office:value-type="string" office:string-value="10.81.20.205">
            <text:p>10.81.20.205</text:p>
          </table:table-cell>
          <table:table-cell office:value-type="float" office:value="30006">
            <text:p>30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nn001.eu-central-2-stg-a.hcloud.53:30007">
            <text:p>gui.hmg.euddp90nn001.eu-central-2-stg-a.hcloud.53:30007</text:p>
          </table:table-cell>
          <table:table-cell office:value-type="string" office:string-value="10.81.20.205">
            <text:p>10.81.20.205</text:p>
          </table:table-cell>
          <table:table-cell office:value-type="float" office:value="30007">
            <text:p>30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3.eu-central-2-stg-a.hcloud.53:30008">
            <text:p>gui.hmg.euddp90mn003.eu-central-2-stg-a.hcloud.53:30008</text:p>
          </table:table-cell>
          <table:table-cell office:value-type="string" office:string-value="10.81.20.205">
            <text:p>10.81.20.205</text:p>
          </table:table-cell>
          <table:table-cell office:value-type="float" office:value="30008">
            <text:p>30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2.eu-central-2-stg-a.hcloud.53:30009">
            <text:p>gui.hmg.euddp90mn002.eu-central-2-stg-a.hcloud.53:30009</text:p>
          </table:table-cell>
          <table:table-cell office:value-type="string" office:string-value="10.81.20.205">
            <text:p>10.81.20.205</text:p>
          </table:table-cell>
          <table:table-cell office:value-type="float" office:value="30009">
            <text:p>30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mn001.eu-central-2-stg-a.hcloud.53:30010">
            <text:p>gui.hmg.euddp90mn001.eu-central-2-stg-a.hcloud.53:30010</text:p>
          </table:table-cell>
          <table:table-cell office:value-type="string" office:string-value="10.81.20.205">
            <text:p>10.81.20.205</text:p>
          </table:table-cell>
          <table:table-cell office:value-type="float" office:value="30010">
            <text:p>30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ddp90cn001.eu-central-2-stg-a.hcloud.53:30011">
            <text:p>gui.hmg.euddp90cn001.eu-central-2-stg-a.hcloud.53:30011</text:p>
          </table:table-cell>
          <table:table-cell office:value-type="string" office:string-value="10.81.20.205">
            <text:p>10.81.20.205</text:p>
          </table:table-cell>
          <table:table-cell office:value-type="float" office:value="30011">
            <text:p>300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3.eu-central-2-stg-a.hcloud.53:30012">
            <text:p>gui.hmg.euadp90wn003.eu-central-2-stg-a.hcloud.53:30012</text:p>
          </table:table-cell>
          <table:table-cell office:value-type="string" office:string-value="10.81.20.205">
            <text:p>10.81.20.205</text:p>
          </table:table-cell>
          <table:table-cell office:value-type="float" office:value="30012">
            <text:p>300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2.eu-central-2-stg-a.hcloud.53:30013">
            <text:p>gui.hmg.euadp90wn002.eu-central-2-stg-a.hcloud.53:30013</text:p>
          </table:table-cell>
          <table:table-cell office:value-type="string" office:string-value="10.81.20.205">
            <text:p>10.81.20.205</text:p>
          </table:table-cell>
          <table:table-cell office:value-type="float" office:value="30013">
            <text:p>300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wn001.eu-central-2-stg-a.hcloud.53:30014">
            <text:p>gui.hmg.euadp90wn001.eu-central-2-stg-a.hcloud.53:30014</text:p>
          </table:table-cell>
          <table:table-cell office:value-type="string" office:string-value="10.81.20.205">
            <text:p>10.81.20.205</text:p>
          </table:table-cell>
          <table:table-cell office:value-type="float" office:value="30014">
            <text:p>3001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6.eu-central-2-stg-a.hcloud.53:30015">
            <text:p>gui.hmg.euadp90mn006.eu-central-2-stg-a.hcloud.53:30015</text:p>
          </table:table-cell>
          <table:table-cell office:value-type="string" office:string-value="10.81.20.205">
            <text:p>10.81.20.205</text:p>
          </table:table-cell>
          <table:table-cell office:value-type="float" office:value="30015">
            <text:p>3001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5.eu-central-2-stg-a.hcloud.53:30016">
            <text:p>gui.hmg.euadp90mn005.eu-central-2-stg-a.hcloud.53:30016</text:p>
          </table:table-cell>
          <table:table-cell office:value-type="string" office:string-value="10.81.20.205">
            <text:p>10.81.20.205</text:p>
          </table:table-cell>
          <table:table-cell office:value-type="float" office:value="30016">
            <text:p>3001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4.eu-central-2-stg-a.hcloud.53:30017">
            <text:p>gui.hmg.euadp90mn004.eu-central-2-stg-a.hcloud.53:30017</text:p>
          </table:table-cell>
          <table:table-cell office:value-type="string" office:string-value="10.81.20.205">
            <text:p>10.81.20.205</text:p>
          </table:table-cell>
          <table:table-cell office:value-type="float" office:value="30017">
            <text:p>30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3.eu-central-2-stg-a.hcloud.53:30018">
            <text:p>gui.hmg.euadp90mn003.eu-central-2-stg-a.hcloud.53:30018</text:p>
          </table:table-cell>
          <table:table-cell office:value-type="string" office:string-value="10.81.20.205">
            <text:p>10.81.20.205</text:p>
          </table:table-cell>
          <table:table-cell office:value-type="float" office:value="30018">
            <text:p>3001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2.eu-central-2-stg-a.hcloud.53:30019">
            <text:p>gui.hmg.euadp90mn002.eu-central-2-stg-a.hcloud.53:30019</text:p>
          </table:table-cell>
          <table:table-cell office:value-type="string" office:string-value="10.81.20.205">
            <text:p>10.81.20.205</text:p>
          </table:table-cell>
          <table:table-cell office:value-type="float" office:value="30019">
            <text:p>30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adp90mn001.eu-central-2-stg-a.hcloud.53:30020">
            <text:p>gui.hmg.euadp90mn001.eu-central-2-stg-a.hcloud.53:30020</text:p>
          </table:table-cell>
          <table:table-cell office:value-type="string" office:string-value="10.81.20.205">
            <text:p>10.81.20.205</text:p>
          </table:table-cell>
          <table:table-cell office:value-type="float" office:value="30020">
            <text:p>30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20">
            <text:p>api.pub.ccs2-eu-hyundai-stg-igw-b.eu-central2-stg-a:30020</text:p>
          </table:table-cell>
          <table:table-cell office:value-type="string" office:string-value="103.187.35.238">
            <text:p>103.187.35.238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8003">
            <text:p>api.pub.ccs2-eu-hyundai-stg-igw-b.eu-central2-stg-a:8003</text:p>
          </table:table-cell>
          <table:table-cell office:value-type="string" office:string-value="103.187.35.238">
            <text:p>103.187.35.238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igw-b.eu-central2-stg-a:30010">
            <text:p>api.pub.ccs2-eu-hyundai-stg-igw-b.eu-central2-stg-a:30010</text:p>
          </table:table-cell>
          <table:table-cell office:value-type="string" office:string-value="103.187.35.238">
            <text:p>103.187.35.238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10">
            <text:p>api.pub.ccs2-eu-kia-stg-igw-b.eu-central2-stg-a:30010</text:p>
          </table:table-cell>
          <table:table-cell office:value-type="string" office:string-value="103.187.35.214">
            <text:p>103.187.35.214</text:p>
          </table:table-cell>
          <table:table-cell office:value-type="float" office:value="30010">
            <text:p>30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8003">
            <text:p>api.pub.ccs2-eu-kia-stg-igw-b.eu-central2-stg-a:8003</text:p>
          </table:table-cell>
          <table:table-cell office:value-type="string" office:string-value="103.187.35.214">
            <text:p>103.187.35.214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igw-b.eu-central2-stg-a:30020">
            <text:p>api.pub.ccs2-eu-kia-stg-igw-b.eu-central2-stg-a:30020</text:p>
          </table:table-cell>
          <table:table-cell office:value-type="string" office:string-value="103.187.35.214">
            <text:p>103.187.35.214</text:p>
          </table:table-cell>
          <table:table-cell office:value-type="float" office:value="30020">
            <text:p>30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20">
            <text:p>api.pub.ccs2-eu-hyundai-stg-egw-b.eu-central2-stg-a:31020</text:p>
          </table:table-cell>
          <table:table-cell office:value-type="string" office:string-value="103.187.35.215">
            <text:p>103.187.35.215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egw-b.eu-central2-stg-a:31010">
            <text:p>api.pub.ccs2-eu-hyundai-stg-egw-b.eu-central2-stg-a:31010</text:p>
          </table:table-cell>
          <table:table-cell office:value-type="string" office:string-value="103.187.35.215">
            <text:p>103.187.35.215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10">
            <text:p>api.pub.ccs2-eu-kia-stg-egw-b.eu-central2-stg-a:31010</text:p>
          </table:table-cell>
          <table:table-cell office:value-type="string" office:string-value="103.187.35.216">
            <text:p>103.187.35.216</text:p>
          </table:table-cell>
          <table:table-cell office:value-type="float" office:value="31010">
            <text:p>31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egw-b.eu-central2-stg-a:31020">
            <text:p>api.pub.ccs2-eu-kia-stg-egw-b.eu-central2-stg-a:31020</text:p>
          </table:table-cell>
          <table:table-cell office:value-type="string" office:string-value="103.187.35.216">
            <text:p>103.187.35.216</text:p>
          </table:table-cell>
          <table:table-cell office:value-type="float" office:value="31020">
            <text:p>3102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hyundai-stg-telecom-b.eu-central2-stg-a:31099">
            <text:p>api.pub.ccs2-eu-hyundai-stg-telecom-b.eu-central2-stg-a:31099</text:p>
          </table:table-cell>
          <table:table-cell office:value-type="string" office:string-value="103.187.35.217">
            <text:p>103.187.35.217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2-eu-kia-stg-telecom-b.eu-central2-stg-a:31099">
            <text:p>api.pub.ccs2-eu-kia-stg-telecom-b.eu-central2-stg-a:31099</text:p>
          </table:table-cell>
          <table:table-cell office:value-type="string" office:string-value="103.187.35.178">
            <text:p>103.187.35.178</text:p>
          </table:table-cell>
          <table:table-cell office:value-type="float" office:value="31099">
            <text:p>31099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20">
            <text:p>api.hmg.ccs2-eu-hyundai-stg-silb-b.eu-central2-stg-a:32020</text:p>
          </table:table-cell>
          <table:table-cell office:value-type="string" office:string-value="10.81.20.206">
            <text:p>10.81.20.206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32010">
            <text:p>api.hmg.ccs2-eu-hyundai-stg-silb-b.eu-central2-stg-a:32010</text:p>
          </table:table-cell>
          <table:table-cell office:value-type="string" office:string-value="10.81.20.206">
            <text:p>10.81.20.206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hyundai-stg-silb-b.eu-central2-stg-a:8003">
            <text:p>api.hmg.ccs2-eu-hyundai-stg-silb-b.eu-central2-stg-a:8003</text:p>
          </table:table-cell>
          <table:table-cell office:value-type="string" office:string-value="10.81.20.206">
            <text:p>10.81.20.206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10">
            <text:p>api.hmg.ccs2-eu-kia-stg-silb-b.eu-central2-stg-a:32010</text:p>
          </table:table-cell>
          <table:table-cell office:value-type="string" office:string-value="10.81.20.207">
            <text:p>10.81.20.207</text:p>
          </table:table-cell>
          <table:table-cell office:value-type="float" office:value="32010">
            <text:p>3201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32020">
            <text:p>api.hmg.ccs2-eu-kia-stg-silb-b.eu-central2-stg-a:32020</text:p>
          </table:table-cell>
          <table:table-cell office:value-type="string" office:string-value="10.81.20.207">
            <text:p>10.81.20.207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2-eu-kia-stg-silb-b.eu-central2-stg-a:8003">
            <text:p>api.hmg.ccs2-eu-kia-stg-silb-b.eu-central2-stg-a:8003</text:p>
          </table:table-cell>
          <table:table-cell office:value-type="string" office:string-value="10.81.20.207">
            <text:p>10.81.20.207</text:p>
          </table:table-cell>
          <table:table-cell office:value-type="float" office:value="8003">
            <text:p>80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uptime-web-lb-s02.eu-central2-stg-a:443">
            <text:p>api.hmg.ccseu-uptime-web-lb-s02.eu-central2-stg-a:443</text:p>
          </table:table-cell>
          <table:table-cell office:value-type="string" office:string-value="10.81.20.208">
            <text:p>10.81.20.208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fleet-waf.eu-central2-stg-a:443">
            <text:p>gui.pub.fleet-waf.eu-central2-stg-a:443</text:p>
          </table:table-cell>
          <table:table-cell office:value-type="string" office:string-value="103.187.35.215">
            <text:p>103.187.35.21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iscore-hmglb-stg.eu-central2-stg-a:18078">
            <text:p>api.hmg.ccseuliscore-hmglb-stg.eu-central2-stg-a:18078</text:p>
          </table:table-cell>
          <table:table-cell office:value-type="string" office:string-value="10.81.20.209">
            <text:p>10.81.20.209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exliscore-public-lb-stg.eu-central2-stg-a:8090">
            <text:p>api.pub.ccseuexliscore-public-lb-stg.eu-central2-stg-a:8090</text:p>
          </table:table-cell>
          <table:table-cell office:value-type="string" office:string-value="103.187.35.185">
            <text:p>103.187.35.185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liscore-hmglb-stg.eu-central2-stg-a:18078">
            <text:p>api.hmg.kcseuliscore-hmglb-stg.eu-central2-stg-a:18078</text:p>
          </table:table-cell>
          <table:table-cell office:value-type="string" office:string-value="10.81.20.210">
            <text:p>10.81.20.210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seuexliscore-public-lb-stg.eu-central2-stg-a:8090">
            <text:p>api.pub.kcseuexliscore-public-lb-stg.eu-central2-stg-a:8090</text:p>
          </table:table-cell>
          <table:table-cell office:value-type="string" office:string-value="103.187.35.186">
            <text:p>103.187.35.186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liscore-hmglb-stg.eu-central2-stg-a:18078">
            <text:p>api.hmg.gcseuliscore-hmglb-stg.eu-central2-stg-a:18078</text:p>
          </table:table-cell>
          <table:table-cell office:value-type="string" office:string-value="10.81.20.211">
            <text:p>10.81.20.211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exliscore-public-lb-stg.eu-central2-stg-a:8090">
            <text:p>api.pub.gcseuexliscore-public-lb-stg.eu-central2-stg-a:8090</text:p>
          </table:table-cell>
          <table:table-cell office:value-type="string" office:string-value="103.187.35.187">
            <text:p>103.187.35.187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g-hmg-stg.eu-central2-stg-a:13000">
            <text:p>api.hmg.kms-proxy-g-hmg-stg.eu-central2-stg-a:13000</text:p>
          </table:table-cell>
          <table:table-cell office:value-type="string" office:string-value="10.81.20.64">
            <text:p>10.81.20.64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h-hmg-stg.eu-central2-stg-a:13000">
            <text:p>api.hmg.kms-proxy-h-hmg-stg.eu-central2-stg-a:13000</text:p>
          </table:table-cell>
          <table:table-cell office:value-type="string" office:string-value="10.81.20.127">
            <text:p>10.81.20.127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ms-proxy-k-hmg-stg.eu-central2-stg-a:13000">
            <text:p>api.hmg.kms-proxy-k-hmg-stg.eu-central2-stg-a:13000</text:p>
          </table:table-cell>
          <table:table-cell office:value-type="string" office:string-value="10.81.20.192">
            <text:p>10.81.20.192</text:p>
          </table:table-cell>
          <table:table-cell office:value-type="float" office:value="13000">
            <text:p>130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h-stg-prometheus-a.eu-central2-stg-a:31500">
            <text:p>api.hc.ccs-eu-h-stg-prometheus-a.eu-central2-stg-a:31500</text:p>
          </table:table-cell>
          <table:table-cell office:value-type="string" office:string-value="172.30.64.55">
            <text:p>172.30.64.55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-k-stg-prometheus-a.eu-central2-stg-a:31500">
            <text:p>api.hc.ccs-eu-k-stg-prometheus-a.eu-central2-stg-a:31500</text:p>
          </table:table-cell>
          <table:table-cell office:value-type="string" office:string-value="172.30.64.56">
            <text:p>172.30.64.56</text:p>
          </table:table-cell>
          <table:table-cell office:value-type="float" office:value="31500">
            <text:p>315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visstg-hmg.eu-central2-stg-a:13406">
            <text:p>api.hmg.euvisstg-hmg.eu-central2-stg-a:13406</text:p>
          </table:table-cell>
          <table:table-cell office:value-type="string" office:string-value="10.81.20.212">
            <text:p>10.81.20.212</text:p>
          </table:table-cell>
          <table:table-cell office:value-type="float" office:value="13406">
            <text:p>134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s-stg-lb.eu-central2-stg-a:9200">
            <text:p>api.hmg.es-stg-lb.eu-central2-stg-a:9200</text:p>
          </table:table-cell>
          <table:table-cell office:value-type="string" office:string-value="10.81.20.228">
            <text:p>10.81.20.22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2">
            <text:p>api.hmg.ccsp-cpw-uvo-eu-HMGlb-stg.eu-central2-stg-a:9092</text:p>
          </table:table-cell>
          <table:table-cell office:value-type="string" office:string-value="10.81.20.112">
            <text:p>10.81.20.112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12200">
            <text:p>api.hmg.ccsp-cpw-uvo-eu-HMGlb-stg.eu-central2-stg-a:12200</text:p>
          </table:table-cell>
          <table:table-cell office:value-type="string" office:string-value="10.81.20.112">
            <text:p>10.81.20.112</text:p>
          </table:table-cell>
          <table:table-cell office:value-type="float" office:value="12200">
            <text:p>12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cpw-uvo-eu-HMGlb-stg.eu-central2-stg-a:9095">
            <text:p>api.hmg.ccsp-cpw-uvo-eu-HMGlb-stg.eu-central2-stg-a:9095</text:p>
          </table:table-cell>
          <table:table-cell office:value-type="string" office:string-value="10.81.20.112">
            <text:p>10.81.20.112</text:p>
          </table:table-cell>
          <table:table-cell office:value-type="float" office:value="9095">
            <text:p>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pub.ccseuftp-lb-stg.eu-central2-stg-a:22">
            <text:p>gui.pub.ccseuftp-lb-stg.eu-central2-stg-a:22</text:p>
          </table:table-cell>
          <table:table-cell office:value-type="string" office:string-value="103.187.35.191">
            <text:p>103.187.35.191</text:p>
          </table:table-cell>
          <table:table-cell office:value-type="float" office:value="22">
            <text:p>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bana-stg-lb.eu-central2-stg-a:5601">
            <text:p>api.hmg.kibana-stg-lb.eu-central2-stg-a:5601</text:p>
          </table:table-cell>
          <table:table-cell office:value-type="string" office:string-value="10.81.20.112">
            <text:p>10.81.20.112</text:p>
          </table:table-cell>
          <table:table-cell office:value-type="float" office:value="5601">
            <text:p>56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80">
            <text:p>api.pub.gcseuccui-lb-stg.eu-central2-stg-a:80</text:p>
          </table:table-cell>
          <table:table-cell office:value-type="string" office:string-value="103.187.35.224">
            <text:p>103.187.35.22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ccui-was-lb-stg.eu-central2-stg-a:8090">
            <text:p>api.hmg.hccseuccui-was-lb-stg.eu-central2-stg-a:8090</text:p>
          </table:table-cell>
          <table:table-cell office:value-type="string" office:string-value="10.81.20.231">
            <text:p>10.81.20.231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80">
            <text:p>api.pub.hccseuccui-lb-stg.eu-central2-stg-a:80</text:p>
          </table:table-cell>
          <table:table-cell office:value-type="string" office:string-value="103.187.35.207">
            <text:p>103.187.35.207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0">
            <text:p>api.hmg.hccseusso-lb-stg.eu-central2-stg-a:80</text:p>
          </table:table-cell>
          <table:table-cell office:value-type="string" office:string-value="10.81.20.233">
            <text:p>10.81.20.23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0">
            <text:p>api.hmg.kccseusso-lb-stg.eu-central2-stg-a:80</text:p>
          </table:table-cell>
          <table:table-cell office:value-type="string" office:string-value="10.81.20.234">
            <text:p>10.81.20.234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ccui-was-lb-stg.eu-central2-stg-a:8090">
            <text:p>api.hmg.kccseuccui-was-lb-stg.eu-central2-stg-a:8090</text:p>
          </table:table-cell>
          <table:table-cell office:value-type="string" office:string-value="10.81.20.235">
            <text:p>10.81.20.235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80">
            <text:p>api.pub.kccseuccui-lb-stg.eu-central2-stg-a:80</text:p>
          </table:table-cell>
          <table:table-cell office:value-type="string" office:string-value="103.187.35.239">
            <text:p>103.187.35.239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api-lb-stg.eu-central2-stg-a:80">
            <text:p>api.hmg.kccseuapi-lb-stg.eu-central2-stg-a:80</text:p>
          </table:table-cell>
          <table:table-cell office:value-type="string" office:string-value="10.81.20.236">
            <text:p>10.81.20.236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443">
            <text:p>api.hmg.EUEAI-ccseudbs.eu-central2-stg-a:443</text:p>
          </table:table-cell>
          <table:table-cell office:value-type="string" office:string-value="10.81.20.203">
            <text:p>10.81.20.203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ccseudbs.eu-central2-stg-a:5432">
            <text:p>api.hmg.EUEAI-ccseudbs.eu-central2-stg-a:5432</text:p>
          </table:table-cell>
          <table:table-cell office:value-type="string" office:string-value="10.81.20.203">
            <text:p>10.81.20.203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443">
            <text:p>api.hmg.EUEAI-kcseudbs.eu-central2-stg-a:443</text:p>
          </table:table-cell>
          <table:table-cell office:value-type="string" office:string-value="10.81.20.202">
            <text:p>10.81.20.202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EUEAI-kcseudbs.eu-central2-stg-a:5432">
            <text:p>api.hmg.EUEAI-kcseudbs.eu-central2-stg-a:5432</text:p>
          </table:table-cell>
          <table:table-cell office:value-type="string" office:string-value="10.81.20.202">
            <text:p>10.81.20.20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gcseuccui-lb-stg.eu-central2-stg-a:443">
            <text:p>api.pub.gcseuccui-lb-stg.eu-central2-stg-a:443</text:p>
          </table:table-cell>
          <table:table-cell office:value-type="string" office:string-value="103.187.35.224">
            <text:p>103.187.35.224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hccseuccui-lb-stg.eu-central2-stg-a:443">
            <text:p>api.pub.hccseuccui-lb-stg.eu-central2-stg-a:443</text:p>
          </table:table-cell>
          <table:table-cell office:value-type="string" office:string-value="103.187.35.207">
            <text:p>103.187.35.207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kccseuccui-lb-stg.eu-central2-stg-a:443">
            <text:p>api.pub.kccseuccui-lb-stg.eu-central2-stg-a:443</text:p>
          </table:table-cell>
          <table:table-cell office:value-type="string" office:string-value="103.187.35.239">
            <text:p>103.187.35.239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cseusso-lb-stg.eu-central2-stg-a:8443">
            <text:p>api.hmg.kccseusso-lb-stg.eu-central2-stg-a:8443</text:p>
          </table:table-cell>
          <table:table-cell office:value-type="string" office:string-value="10.81.20.234">
            <text:p>10.81.20.234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G-HMG.eu-central2-stg-a:5432">
            <text:p>api.hmg.CCSP-DB-G-HMG.eu-central2-stg-a:5432</text:p>
          </table:table-cell>
          <table:table-cell office:value-type="string" office:string-value="10.81.20.237">
            <text:p>10.81.20.237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K-HMG.eu-central2-stg-a:5444">
            <text:p>api.hmg.CCSP-DB-K-HMG.eu-central2-stg-a:5444</text:p>
          </table:table-cell>
          <table:table-cell office:value-type="string" office:string-value="10.81.20.238">
            <text:p>10.81.20.238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P-DB-H-HMG.eu-central2-stg-a:5444">
            <text:p>api.hmg.CCSP-DB-H-HMG.eu-central2-stg-a:5444</text:p>
          </table:table-cell>
          <table:table-cell office:value-type="string" office:string-value="10.81.20.239">
            <text:p>10.81.20.239</text:p>
          </table:table-cell>
          <table:table-cell office:value-type="float" office:value="5444">
            <text:p>544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kcseucbs-prvlb-stg.eu-central2-stg-a:18078">
            <text:p>api.hc.kcseucbs-prvlb-stg.eu-central2-stg-a:18078</text:p>
          </table:table-cell>
          <table:table-cell office:value-type="string" office:string-value="172.30.64.86">
            <text:p>172.30.64.86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bs-prvlb-stg.eu-central2-stg-a:18078">
            <text:p>api.hc.gcseucbs-prvlb-stg.eu-central2-stg-a:18078</text:p>
          </table:table-cell>
          <table:table-cell office:value-type="string" office:string-value="172.30.64.84">
            <text:p>172.30.64.84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eucbs-prvlb-stg.eu-central2-stg-a:18078">
            <text:p>api.hc.ccseucbs-prvlb-stg.eu-central2-stg-a:18078</text:p>
          </table:table-cell>
          <table:table-cell office:value-type="string" office:string-value="172.30.64.85">
            <text:p>172.30.64.85</text:p>
          </table:table-cell>
          <table:table-cell office:value-type="float" office:value="18078">
            <text:p>1807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hmgid1-bastion.eu-central2-prd-a:18017">
            <text:p>gui.hmg.hmgid1-bastion.eu-central2-prd-a:18017</text:p>
          </table:table-cell>
          <table:table-cell office:value-type="string" office:string-value="10.81.20.99">
            <text:p>10.81.20.99</text:p>
          </table:table-cell>
          <table:table-cell office:value-type="float" office:value="18017">
            <text:p>1801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twin-stg-proxy.eu-central2-stg-a:443">
            <text:p>api.hmg.ccseu-vtwin-stg-proxy.eu-central2-stg-a:443</text:p>
          </table:table-cell>
          <table:table-cell office:value-type="string" office:string-value="10.81.20.81">
            <text:p>10.81.20.81</text:p>
          </table:table-cell>
          <table:table-cell office:value-type="float" office:value="443">
            <text:p>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pub.ccseu-vms-sbs-lb-s02.eu-central2-stg-a:9010">
            <text:p>api.pub.ccseu-vms-sbs-lb-s02.eu-central2-stg-a:9010</text:p>
          </table:table-cell>
          <table:table-cell office:value-type="string" office:string-value="103.187.35.222">
            <text:p>103.187.35.222</text:p>
          </table:table-cell>
          <table:table-cell office:value-type="float" office:value="9010">
            <text:p>9010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exliscore-nginx-lb-stg.eu-central2-stg-a:8090">
            <text:p>api.hmg.ccseuexliscore-nginx-lb-stg.eu-central2-stg-a:8090</text:p>
          </table:table-cell>
          <table:table-cell office:value-type="string" office:string-value="10.81.20.98">
            <text:p>10.81.20.98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exliscore-nginx-lb-stg.eu-central2-stg-a:8090">
            <text:p>api.hmg.kcseuexliscore-nginx-lb-stg.eu-central2-stg-a:8090</text:p>
          </table:table-cell>
          <table:table-cell office:value-type="string" office:string-value="10.81.20.100">
            <text:p>10.81.20.100</text:p>
          </table:table-cell>
          <table:table-cell office:value-type="float" office:value="8090">
            <text:p>809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cseuspavehicledbs-hmg-lb.eu-central2-stg-a:5432">
            <text:p>api.hmg.kcseuspavehicledbs-hmg-lb.eu-central2-stg-a:5432</text:p>
          </table:table-cell>
          <table:table-cell office:value-type="string" office:string-value="10.81.20.240">
            <text:p>10.81.20.240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kiaeuhmgiddbs-hmg-lb.eu-central2-stg-a:5432">
            <text:p>api.hmg.kiaeuhmgiddbs-hmg-lb.eu-central2-stg-a:5432</text:p>
          </table:table-cell>
          <table:table-cell office:value-type="string" office:string-value="10.81.20.241">
            <text:p>10.81.20.241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gcseuccui-was-lb-stg.eu-central2-stg-a:8090">
            <text:p>api.hc.gcseuccui-was-lb-stg.eu-central2-stg-a:8090</text:p>
          </table:table-cell>
          <table:table-cell office:value-type="string" office:string-value="172.30.64.82">
            <text:p>172.30.64.82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goms-lb-stg.eu-central2-stg-a:8080">
            <text:p>api.hmg.gcseugoms-lb-stg.eu-central2-stg-a:8080</text:p>
          </table:table-cell>
          <table:table-cell office:value-type="string" office:string-value="10.81.20.229">
            <text:p>10.81.20.229</text:p>
          </table:table-cell>
          <table:table-cell office:value-type="float" office:value="8080">
            <text:p>8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-vms-db-lb-s02.eu-central2-stg-a:5432">
            <text:p>api.hmg.ccseu-vms-db-lb-s02.eu-central2-stg-a:5432</text:p>
          </table:table-cell>
          <table:table-cell office:value-type="string" office:string-value="10.81.20.242">
            <text:p>10.81.20.242</text:p>
          </table:table-cell>
          <table:table-cell office:value-type="float" office:value="5432">
            <text:p>543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k-gas-stg-a.eu-central2-stg-a:32101">
            <text:p>api.hc.ccs-eu2-k-gas-stg-a.eu-central2-stg-a:32101</text:p>
          </table:table-cell>
          <table:table-cell office:value-type="string" office:string-value="172.30.64.55">
            <text:p>172.30.64.55</text:p>
          </table:table-cell>
          <table:table-cell office:value-type="float" office:value="32101">
            <text:p>321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g-gas-stg-a.eu-central2-stg-a:32102">
            <text:p>api.hc.ccs-eu2-g-gas-stg-a.eu-central2-stg-a:32102</text:p>
          </table:table-cell>
          <table:table-cell office:value-type="string" office:string-value="172.30.64.55">
            <text:p>172.30.64.55</text:p>
          </table:table-cell>
          <table:table-cell office:value-type="float" office:value="32102">
            <text:p>321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u2-h-gas-stg-a.eu-central2-stg-a:32100">
            <text:p>api.hc.ccs-eu2-h-gas-stg-a.eu-central2-stg-a:32100</text:p>
          </table:table-cell>
          <table:table-cell office:value-type="string" office:string-value="172.30.64.55">
            <text:p>172.30.64.55</text:p>
          </table:table-cell>
          <table:table-cell office:value-type="float" office:value="32100">
            <text:p>321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igw.eu-central2-stg-a:32010">
            <text:p>gui.hmg.ccs-eu-g-stg-msa-igw.eu-central2-stg-a:32010</text:p>
          </table:table-cell>
          <table:table-cell office:value-type="string" office:string-value="10.81.20.86">
            <text:p>10.81.20.86</text:p>
          </table:table-cell>
          <table:table-cell office:value-type="float" office:value="32010">
            <text:p>3201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443">
            <text:p>api.hmg.ccs-eu-h-stg-fr7.eu-central2-stg-a:443</text:p>
          </table:table-cell>
          <table:table-cell office:value-type="string" office:string-value="10.81.20.70">
            <text:p>10.81.20.7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h-stg-fr7.eu-central2-stg-a:32020">
            <text:p>api.hmg.ccs-eu-h-stg-fr7.eu-central2-stg-a:32020</text:p>
          </table:table-cell>
          <table:table-cell office:value-type="string" office:string-value="10.81.20.70">
            <text:p>10.81.20.70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443">
            <text:p>api.hmg.ccs-eu-k-stg-fr7.eu-central2-stg-a:443</text:p>
          </table:table-cell>
          <table:table-cell office:value-type="string" office:string-value="10.81.20.72">
            <text:p>10.81.20.72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-eu-k-stg-fr7.eu-central2-stg-a:32020">
            <text:p>api.hmg.ccs-eu-k-stg-fr7.eu-central2-stg-a:32020</text:p>
          </table:table-cell>
          <table:table-cell office:value-type="string" office:string-value="10.81.20.72">
            <text:p>10.81.20.72</text:p>
          </table:table-cell>
          <table:table-cell office:value-type="float" office:value="32020">
            <text:p>3202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443">
            <text:p>gui.hmg.ccs-eu-g-stg-msa-exib.eu-central2-stg-a:443</text:p>
          </table:table-cell>
          <table:table-cell office:value-type="string" office:string-value="10.81.20.86">
            <text:p>10.81.20.86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-eu-g-stg-msa-exib.eu-central2-stg-a:32020">
            <text:p>gui.hmg.ccs-eu-g-stg-msa-exib.eu-central2-stg-a:32020</text:p>
          </table:table-cell>
          <table:table-cell office:value-type="string" office:string-value="10.81.20.86">
            <text:p>10.81.20.86</text:p>
          </table:table-cell>
          <table:table-cell office:value-type="float" office:value="32020">
            <text:p>3202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2">
            <text:p>api.hc.ccsp-userlink-bluelink-eu-lb-stg.eu-central2-stg-a:7102</text:p>
          </table:table-cell>
          <table:table-cell office:value-type="string" office:string-value="172.30.64.41">
            <text:p>172.30.64.41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3">
            <text:p>api.hc.ccsp-userlink-bluelink-eu-lb-stg.eu-central2-stg-a:7103</text:p>
          </table:table-cell>
          <table:table-cell office:value-type="string" office:string-value="172.30.64.41">
            <text:p>172.30.64.41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bluelink-eu-lb-stg.eu-central2-stg-a:7101">
            <text:p>api.hc.ccsp-userlink-bluelink-eu-lb-stg.eu-central2-stg-a:7101</text:p>
          </table:table-cell>
          <table:table-cell office:value-type="string" office:string-value="172.30.64.41">
            <text:p>172.30.64.41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1">
            <text:p>api.hc.ccsp-userlink-uvo-eu-lb-stg.eu-central2-stg-a:7201</text:p>
          </table:table-cell>
          <table:table-cell office:value-type="string" office:string-value="172.30.64.42">
            <text:p>172.30.64.42</text:p>
          </table:table-cell>
          <table:table-cell office:value-type="float" office:value="7201">
            <text:p>72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2">
            <text:p>api.hc.ccsp-userlink-uvo-eu-lb-stg.eu-central2-stg-a:7202</text:p>
          </table:table-cell>
          <table:table-cell office:value-type="string" office:string-value="172.30.64.42">
            <text:p>172.30.64.42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uvo-eu-lb-stg.eu-central2-stg-a:7203">
            <text:p>api.hc.ccsp-userlink-uvo-eu-lb-stg.eu-central2-stg-a:7203</text:p>
          </table:table-cell>
          <table:table-cell office:value-type="string" office:string-value="172.30.64.42">
            <text:p>172.30.64.42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2">
            <text:p>api.hc.ccsp-userlink-gcs-eu-lb-stg.eu-central2-stg-a:7302</text:p>
          </table:table-cell>
          <table:table-cell office:value-type="string" office:string-value="172.30.64.43">
            <text:p>172.30.64.43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3">
            <text:p>api.hc.ccsp-userlink-gcs-eu-lb-stg.eu-central2-stg-a:7303</text:p>
          </table:table-cell>
          <table:table-cell office:value-type="string" office:string-value="172.30.64.43">
            <text:p>172.30.64.43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p-userlink-gcs-eu-lb-stg.eu-central2-stg-a:7301">
            <text:p>api.hc.ccsp-userlink-gcs-eu-lb-stg.eu-central2-stg-a:7301</text:p>
          </table:table-cell>
          <table:table-cell office:value-type="string" office:string-value="172.30.64.43">
            <text:p>172.30.64.43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1">
            <text:p>api.hmg.stg-ccsnoti-g-eu.eu-central2-stg-a:7301</text:p>
          </table:table-cell>
          <table:table-cell office:value-type="string" office:string-value="10.81.20.244">
            <text:p>10.81.20.244</text:p>
          </table:table-cell>
          <table:table-cell office:value-type="float" office:value="7301">
            <text:p>73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3">
            <text:p>api.hmg.stg-ccsnoti-g-eu.eu-central2-stg-a:7303</text:p>
          </table:table-cell>
          <table:table-cell office:value-type="string" office:string-value="10.81.20.244">
            <text:p>10.81.20.244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4">
            <text:p>api.hmg.stg-ccsnoti-g-eu.eu-central2-stg-a:7304</text:p>
          </table:table-cell>
          <table:table-cell office:value-type="string" office:string-value="10.81.20.244">
            <text:p>10.81.20.244</text:p>
          </table:table-cell>
          <table:table-cell office:value-type="float" office:value="7304">
            <text:p>73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g-eu.eu-central2-stg-a:7302">
            <text:p>api.hmg.stg-ccsnoti-g-eu.eu-central2-stg-a:7302</text:p>
          </table:table-cell>
          <table:table-cell office:value-type="string" office:string-value="10.81.20.244">
            <text:p>10.81.20.244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2">
            <text:p>api.hmg.stg-ccsnoti-h-eu.eu-central2-stg-a:7102</text:p>
          </table:table-cell>
          <table:table-cell office:value-type="string" office:string-value="10.81.20.246">
            <text:p>10.81.20.246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3">
            <text:p>api.hmg.stg-ccsnoti-h-eu.eu-central2-stg-a:7103</text:p>
          </table:table-cell>
          <table:table-cell office:value-type="string" office:string-value="10.81.20.246">
            <text:p>10.81.20.246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4">
            <text:p>api.hmg.stg-ccsnoti-h-eu.eu-central2-stg-a:7104</text:p>
          </table:table-cell>
          <table:table-cell office:value-type="string" office:string-value="10.81.20.246">
            <text:p>10.81.20.246</text:p>
          </table:table-cell>
          <table:table-cell office:value-type="float" office:value="7104">
            <text:p>710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stg-ccsnoti-h-eu.eu-central2-stg-a:7101">
            <text:p>api.hmg.stg-ccsnoti-h-eu.eu-central2-stg-a:7101</text:p>
          </table:table-cell>
          <table:table-cell office:value-type="string" office:string-value="10.81.20.246">
            <text:p>10.81.20.246</text:p>
          </table:table-cell>
          <table:table-cell office:value-type="float" office:value="7101">
            <text:p>710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-ccseulmskafkadash-lb-stg.eu-central-1.stg-a:9092">
            <text:p>gui.hmg.stg-ccseulmskafkadash-lb-stg.eu-central-1.stg-a:9092</text:p>
          </table:table-cell>
          <table:table-cell office:value-type="string" office:string-value="10.81.20.118">
            <text:p>10.81.20.118</text:p>
          </table:table-cell>
          <table:table-cell office:value-type="float" office:value="9092">
            <text:p>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lmselastic-lb-stg.eu-central2-stg-a:9200">
            <text:p>gui.hmg.ccseulmselastic-lb-stg.eu-central2-stg-a:9200</text:p>
          </table:table-cell>
          <table:table-cell office:value-type="string" office:string-value="10.81.20.248">
            <text:p>10.81.20.248</text:p>
          </table:table-cell>
          <table:table-cell office:value-type="float" office:value="9200">
            <text:p>92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">
            <text:p>api.hmg.hcseuccap-lb-stg.eu-central2-stg-a:80</text:p>
          </table:table-cell>
          <table:table-cell office:value-type="string" office:string-value="10.81.20.243">
            <text:p>10.81.20.243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batch-lb-stg.eu-central2-stg-a:80">
            <text:p>api.hmg.hccseubatch-lb-stg.eu-central2-stg-a:80</text:p>
          </table:table-cell>
          <table:table-cell office:value-type="string" office:string-value="10.81.20.232">
            <text:p>10.81.20.232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private.vehicle-bluelink-stg.eu-central2-stg-a:3100">
            <text:p>api.hc.private.vehicle-bluelink-stg.eu-central2-stg-a:3100</text:p>
          </table:table-cell>
          <table:table-cell office:value-type="string" office:string-value="10.81.20.249">
            <text:p>10.81.20.249</text:p>
          </table:table-cell>
          <table:table-cell office:value-type="float" office:value="3100">
            <text:p>310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1">
            <text:p>api.hmg.hcseuccap-lb-stg.eu-central2-stg-a:8081</text:p>
          </table:table-cell>
          <table:table-cell office:value-type="string" office:string-value="10.81.20.243">
            <text:p>10.81.20.243</text:p>
          </table:table-cell>
          <table:table-cell office:value-type="float" office:value="8081">
            <text:p>8081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0">
            <text:p>api.hmg.gcseusso-lb-stg.eu-central2-stg-a:80</text:p>
          </table:table-cell>
          <table:table-cell office:value-type="string" office:string-value="10.81.20.230">
            <text:p>10.81.20.230</text:p>
          </table:table-cell>
          <table:table-cell office:value-type="float" office:value="80">
            <text:p>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9443">
            <text:p>api.hmg.hccseusso-lb-stg.eu-central2-stg-a:9443</text:p>
          </table:table-cell>
          <table:table-cell office:value-type="string" office:string-value="10.81.20.233">
            <text:p>10.81.20.233</text:p>
          </table:table-cell>
          <table:table-cell office:value-type="float" office:value="9443">
            <text:p>9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lb-stg.eu-central2-stg-a:8080">
            <text:p>api.hmg.hcseuccap-lb-stg.eu-central2-stg-a:8080</text:p>
          </table:table-cell>
          <table:table-cell office:value-type="string" office:string-value="10.81.20.243">
            <text:p>10.81.20.243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0">
            <text:p>api.hmg.hcseuccap-waslb-stg.eu-central2-stg-a:4080</text:p>
          </table:table-cell>
          <table:table-cell office:value-type="string" office:string-value="10.81.20.245">
            <text:p>10.81.20.245</text:p>
          </table:table-cell>
          <table:table-cell office:value-type="float" office:value="4080">
            <text:p>4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4081">
            <text:p>api.hmg.hcseuccap-waslb-stg.eu-central2-stg-a:4081</text:p>
          </table:table-cell>
          <table:table-cell office:value-type="string" office:string-value="10.81.20.245">
            <text:p>10.81.20.245</text:p>
          </table:table-cell>
          <table:table-cell office:value-type="float" office:value="4081">
            <text:p>408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3">
            <text:p>api.hc.stg-ccsnotibatch-h-eu.eu-central2-stg-a:7103</text:p>
          </table:table-cell>
          <table:table-cell office:value-type="string" office:string-value="172.30.64.90">
            <text:p>172.30.64.90</text:p>
          </table:table-cell>
          <table:table-cell office:value-type="float" office:value="7103">
            <text:p>71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3">
            <text:p>api.hc.stg-ccsnotibatch-k-eu.eu-central2-stg-a:7203</text:p>
          </table:table-cell>
          <table:table-cell office:value-type="string" office:string-value="172.30.64.91">
            <text:p>172.30.64.91</text:p>
          </table:table-cell>
          <table:table-cell office:value-type="float" office:value="7203">
            <text:p>72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3">
            <text:p>api.hc.stg-ccsnotibatch-g-eu.eu-central2-stg-a:7303</text:p>
          </table:table-cell>
          <table:table-cell office:value-type="string" office:string-value="172.30.64.92">
            <text:p>172.30.64.92</text:p>
          </table:table-cell>
          <table:table-cell office:value-type="float" office:value="7303">
            <text:p>730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h-stg-fr7.eu-central2-stg-a:443">
            <text:p>api.hc.ccs-egw-eu-h-stg-fr7.eu-central2-stg-a:443</text:p>
          </table:table-cell>
          <table:table-cell office:value-type="string" office:string-value="172.30.64.93">
            <text:p>172.30.64.93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k-stg-fr7.eu-central2-stg-a:443">
            <text:p>api.hc.ccs-egw-eu-k-stg-fr7.eu-central2-stg-a:443</text:p>
          </table:table-cell>
          <table:table-cell office:value-type="string" office:string-value="172.30.64.94">
            <text:p>172.30.64.94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ccs-egw-eu-g-stg-fr7.eu-central2-stg-a:443">
            <text:p>api.hc.ccs-egw-eu-g-stg-fr7.eu-central2-stg-a:443</text:p>
          </table:table-cell>
          <table:table-cell office:value-type="string" office:string-value="172.30.64.95">
            <text:p>172.30.64.95</text:p>
          </table:table-cell>
          <table:table-cell office:value-type="float" office:value="443">
            <text:p>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stg.eu-central2-stg-a:18019">
            <text:p>gui.hmg.xdh-eu-bastion-stg.eu-central2-stg-a:18019</text:p>
          </table:table-cell>
          <table:table-cell office:value-type="string" office:string-value="10.81.20.99">
            <text:p>10.81.20.99</text:p>
          </table:table-cell>
          <table:table-cell office:value-type="float" office:value="18019">
            <text:p>1801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ccui-was-hmg-stg.eu-central2-stg-a:8090">
            <text:p>api.hmg.gcseuccui-was-hmg-stg.eu-central2-stg-a:8090</text:p>
          </table:table-cell>
          <table:table-cell office:value-type="string" office:string-value="10.81.20.247">
            <text:p>10.81.20.247</text:p>
          </table:table-cell>
          <table:table-cell office:value-type="float" office:value="8090">
            <text:p>809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9200">
            <text:p>gui.hmg.eu-es-lb-stg.eu-central2-stg-a:9200</text:p>
          </table:table-cell>
          <table:table-cell office:value-type="string" office:string-value="10.81.20.250">
            <text:p>10.81.20.250</text:p>
          </table:table-cell>
          <table:table-cell office:value-type="float" office:value="9200">
            <text:p>920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80">
            <text:p>gui.hmg.eu-es-lb-stg.eu-central2-stg-a:80</text:p>
          </table:table-cell>
          <table:table-cell office:value-type="string" office:string-value="10.81.20.250">
            <text:p>10.81.20.250</text:p>
          </table:table-cell>
          <table:table-cell office:value-type="float" office:value="80">
            <text:p>80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eu-es-lb-stg.eu-central2-stg-a:5601">
            <text:p>gui.hmg.eu-es-lb-stg.eu-central2-stg-a:5601</text:p>
          </table:table-cell>
          <table:table-cell office:value-type="string" office:string-value="10.81.20.250">
            <text:p>10.81.20.250</text:p>
          </table:table-cell>
          <table:table-cell office:value-type="float" office:value="5601">
            <text:p>5601</text:p>
          </table:table-cell>
          <table:table-cell office:value-type="string" office:string-value="SSL_BRIDGE">
            <text:p>SSL_BRIDGE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gcseusso-lb-stg.eu-central2-stg-a:8443">
            <text:p>api.hmg.gcseusso-lb-stg.eu-central2-stg-a:8443</text:p>
          </table:table-cell>
          <table:table-cell office:value-type="string" office:string-value="10.81.20.230">
            <text:p>10.81.20.230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.eu-central2-stg-a:19080">
            <text:p>gui.hmg.ccseu-vtwin-stg-cross-board.eu-central2-stg-a:19080</text:p>
          </table:table-cell>
          <table:table-cell office:value-type="string" office:string-value="100.77.33.128">
            <text:p>100.77.33.128</text:p>
          </table:table-cell>
          <table:table-cell office:value-type="float" office:value="19080">
            <text:p>19080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ccseu-vtwin-stg-cross-board-tls.eu-central2-stg-a:19443">
            <text:p>gui.hmg.ccseu-vtwin-stg-cross-board-tls.eu-central2-stg-a:19443</text:p>
          </table:table-cell>
          <table:table-cell office:value-type="string" office:string-value="100.77.33.128">
            <text:p>100.77.33.128</text:p>
          </table:table-cell>
          <table:table-cell office:value-type="float" office:value="19443">
            <text:p>1944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h-eu.eu-central2-stg-a:7102">
            <text:p>api.hc.stg-ccsnotibatch-h-eu.eu-central2-stg-a:7102</text:p>
          </table:table-cell>
          <table:table-cell office:value-type="string" office:string-value="172.30.64.90">
            <text:p>172.30.64.90</text:p>
          </table:table-cell>
          <table:table-cell office:value-type="float" office:value="7102">
            <text:p>71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k-eu.eu-central2-stg-a:7202">
            <text:p>api.hc.stg-ccsnotibatch-k-eu.eu-central2-stg-a:7202</text:p>
          </table:table-cell>
          <table:table-cell office:value-type="string" office:string-value="172.30.64.91">
            <text:p>172.30.64.91</text:p>
          </table:table-cell>
          <table:table-cell office:value-type="float" office:value="7202">
            <text:p>72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c.stg-ccsnotibatch-g-eu.eu-central2-stg-a:7302">
            <text:p>api.hc.stg-ccsnotibatch-g-eu.eu-central2-stg-a:7302</text:p>
          </table:table-cell>
          <table:table-cell office:value-type="string" office:string-value="172.30.64.92">
            <text:p>172.30.64.92</text:p>
          </table:table-cell>
          <table:table-cell office:value-type="float" office:value="7302">
            <text:p>73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083">
            <text:p>gui.hmg.vdspkafkabroker.eu-central2-stg-a:18083</text:p>
          </table:table-cell>
          <table:table-cell office:value-type="string" office:string-value="100.77.33.128">
            <text:p>100.77.33.128</text:p>
          </table:table-cell>
          <table:table-cell office:value-type="float" office:value="18083">
            <text:p>1808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vdspkafkabroker.eu-central2-stg-a:18181">
            <text:p>gui.hmg.vdspkafkabroker.eu-central2-stg-a:18181</text:p>
          </table:table-cell>
          <table:table-cell office:value-type="string" office:string-value="100.77.33.128">
            <text:p>100.77.33.128</text:p>
          </table:table-cell>
          <table:table-cell office:value-type="float" office:value="18181">
            <text:p>1818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ccseulms-lb-stg.eu-central2-stg-a:5602">
            <text:p>api.hmg.ccseulms-lb-stg.eu-central2-stg-a:5602</text:p>
          </table:table-cell>
          <table:table-cell office:value-type="string" office:string-value="10.81.20.118">
            <text:p>10.81.20.118</text:p>
          </table:table-cell>
          <table:table-cell office:value-type="float" office:value="5602">
            <text:p>560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gen.eu-central2-stg-a:443">
            <text:p>api.hmg.dkceuadmstg-gen.eu-central2-stg-a:443</text:p>
          </table:table-cell>
          <table:table-cell office:value-type="string" office:string-value="10.81.20.119">
            <text:p>10.81.20.119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0">
            <text:p>gui.hmg.stg01-eu.eu-central2-stg-a:10000</text:p>
          </table:table-cell>
          <table:table-cell office:value-type="string" office:string-value="10.81.20.198">
            <text:p>10.81.20.198</text:p>
          </table:table-cell>
          <table:table-cell office:value-type="float" office:value="10000">
            <text:p>10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4000">
            <text:p>gui.hmg.stg01-eu.eu-central2-stg-a:14000</text:p>
          </table:table-cell>
          <table:table-cell office:value-type="string" office:string-value="10.81.20.198">
            <text:p>10.81.20.198</text:p>
          </table:table-cell>
          <table:table-cell office:value-type="float" office:value="14000">
            <text:p>14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0">
            <text:p>gui.hmg.stg01-eu.eu-central2-stg-a:5000</text:p>
          </table:table-cell>
          <table:table-cell office:value-type="string" office:string-value="10.81.20.198">
            <text:p>10.81.20.198</text:p>
          </table:table-cell>
          <table:table-cell office:value-type="float" office:value="5000">
            <text:p>500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8">
            <text:p>gui.hmg.stg01-eu.eu-central2-stg-a:8888</text:p>
          </table:table-cell>
          <table:table-cell office:value-type="string" office:string-value="10.81.20.198">
            <text:p>10.81.20.198</text:p>
          </table:table-cell>
          <table:table-cell office:value-type="float" office:value="8888">
            <text:p>8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8083">
            <text:p>gui.hmg.stg01-eu.eu-central2-stg-a:18083</text:p>
          </table:table-cell>
          <table:table-cell office:value-type="string" office:string-value="10.81.20.198">
            <text:p>10.81.20.198</text:p>
          </table:table-cell>
          <table:table-cell office:value-type="float" office:value="18083">
            <text:p>1808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1000">
            <text:p>gui.hmg.stg01-eu.eu-central2-stg-a:11000</text:p>
          </table:table-cell>
          <table:table-cell office:value-type="string" office:string-value="10.81.20.198">
            <text:p>10.81.20.198</text:p>
          </table:table-cell>
          <table:table-cell office:value-type="float" office:value="11000">
            <text:p>11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1">
            <text:p>gui.hmg.stg01-eu.eu-central2-stg-a:19091</text:p>
          </table:table-cell>
          <table:table-cell office:value-type="string" office:string-value="10.81.20.198">
            <text:p>10.81.20.198</text:p>
          </table:table-cell>
          <table:table-cell office:value-type="float" office:value="19091">
            <text:p>19091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2">
            <text:p>gui.hmg.stg01-eu.eu-central2-stg-a:19092</text:p>
          </table:table-cell>
          <table:table-cell office:value-type="string" office:string-value="10.81.20.198">
            <text:p>10.81.20.198</text:p>
          </table:table-cell>
          <table:table-cell office:value-type="float" office:value="19092">
            <text:p>1909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3">
            <text:p>gui.hmg.stg01-eu.eu-central2-stg-a:19093</text:p>
          </table:table-cell>
          <table:table-cell office:value-type="string" office:string-value="10.81.20.198">
            <text:p>10.81.20.198</text:p>
          </table:table-cell>
          <table:table-cell office:value-type="float" office:value="19093">
            <text:p>19093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4">
            <text:p>gui.hmg.stg01-eu.eu-central2-stg-a:19094</text:p>
          </table:table-cell>
          <table:table-cell office:value-type="string" office:string-value="10.81.20.198">
            <text:p>10.81.20.198</text:p>
          </table:table-cell>
          <table:table-cell office:value-type="float" office:value="19094">
            <text:p>19094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5">
            <text:p>gui.hmg.stg01-eu.eu-central2-stg-a:19095</text:p>
          </table:table-cell>
          <table:table-cell office:value-type="string" office:string-value="10.81.20.198">
            <text:p>10.81.20.198</text:p>
          </table:table-cell>
          <table:table-cell office:value-type="float" office:value="19095">
            <text:p>19095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096">
            <text:p>gui.hmg.stg01-eu.eu-central2-stg-a:19096</text:p>
          </table:table-cell>
          <table:table-cell office:value-type="string" office:string-value="10.81.20.198">
            <text:p>10.81.20.198</text:p>
          </table:table-cell>
          <table:table-cell office:value-type="float" office:value="19096">
            <text:p>19096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0">
            <text:p>gui.hmg.stg01-eu.eu-central2-stg-a:8080</text:p>
          </table:table-cell>
          <table:table-cell office:value-type="string" office:string-value="10.81.20.198">
            <text:p>10.81.20.198</text:p>
          </table:table-cell>
          <table:table-cell office:value-type="float" office:value="8080">
            <text:p>8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6080">
            <text:p>gui.hmg.stg01-eu.eu-central2-stg-a:6080</text:p>
          </table:table-cell>
          <table:table-cell office:value-type="string" office:string-value="10.81.20.198">
            <text:p>10.81.20.198</text:p>
          </table:table-cell>
          <table:table-cell office:value-type="float" office:value="6080">
            <text:p>608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50070">
            <text:p>gui.hmg.stg01-eu.eu-central2-stg-a:50070</text:p>
          </table:table-cell>
          <table:table-cell office:value-type="string" office:string-value="10.81.20.198">
            <text:p>10.81.20.198</text:p>
          </table:table-cell>
          <table:table-cell office:value-type="float" office:value="50070">
            <text:p>5007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088">
            <text:p>gui.hmg.stg01-eu.eu-central2-stg-a:8088</text:p>
          </table:table-cell>
          <table:table-cell office:value-type="string" office:string-value="10.81.20.198">
            <text:p>10.81.20.198</text:p>
          </table:table-cell>
          <table:table-cell office:value-type="float" office:value="8088">
            <text:p>80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0002">
            <text:p>gui.hmg.stg01-eu.eu-central2-stg-a:10002</text:p>
          </table:table-cell>
          <table:table-cell office:value-type="string" office:string-value="10.81.20.198">
            <text:p>10.81.20.198</text:p>
          </table:table-cell>
          <table:table-cell office:value-type="float" office:value="10002">
            <text:p>10002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333">
            <text:p>gui.hmg.stg01-eu.eu-central2-stg-a:8333</text:p>
          </table:table-cell>
          <table:table-cell office:value-type="string" office:string-value="10.81.20.198">
            <text:p>10.81.20.198</text:p>
          </table:table-cell>
          <table:table-cell office:value-type="float" office:value="8333">
            <text:p>833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8886">
            <text:p>gui.hmg.stg01-eu.eu-central2-stg-a:8886</text:p>
          </table:table-cell>
          <table:table-cell office:value-type="string" office:string-value="10.81.20.198">
            <text:p>10.81.20.198</text:p>
          </table:table-cell>
          <table:table-cell office:value-type="float" office:value="8886">
            <text:p>8886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3000">
            <text:p>gui.hmg.stg01-eu.eu-central2-stg-a:3000</text:p>
          </table:table-cell>
          <table:table-cell office:value-type="string" office:string-value="10.81.20.198">
            <text:p>10.81.20.198</text:p>
          </table:table-cell>
          <table:table-cell office:value-type="float" office:value="3000">
            <text:p>300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9888">
            <text:p>gui.hmg.stg01-eu.eu-central2-stg-a:19888</text:p>
          </table:table-cell>
          <table:table-cell office:value-type="string" office:string-value="10.81.20.198">
            <text:p>10.81.20.198</text:p>
          </table:table-cell>
          <table:table-cell office:value-type="float" office:value="19888">
            <text:p>19888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16010">
            <text:p>gui.hmg.stg01-eu.eu-central2-stg-a:16010</text:p>
          </table:table-cell>
          <table:table-cell office:value-type="string" office:string-value="10.81.20.198">
            <text:p>10.81.20.198</text:p>
          </table:table-cell>
          <table:table-cell office:value-type="float" office:value="16010">
            <text:p>16010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1">
            <text:p>gui.hmg.stg01-eu.eu-central2-stg-a:22001</text:p>
          </table:table-cell>
          <table:table-cell office:value-type="string" office:string-value="10.81.20.198">
            <text:p>10.81.20.198</text:p>
          </table:table-cell>
          <table:table-cell office:value-type="float" office:value="22001">
            <text:p>220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2">
            <text:p>gui.hmg.stg01-eu.eu-central2-stg-a:22002</text:p>
          </table:table-cell>
          <table:table-cell office:value-type="string" office:string-value="10.81.20.198">
            <text:p>10.81.20.198</text:p>
          </table:table-cell>
          <table:table-cell office:value-type="float" office:value="22002">
            <text:p>220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3">
            <text:p>gui.hmg.stg01-eu.eu-central2-stg-a:22003</text:p>
          </table:table-cell>
          <table:table-cell office:value-type="string" office:string-value="10.81.20.198">
            <text:p>10.81.20.198</text:p>
          </table:table-cell>
          <table:table-cell office:value-type="float" office:value="22003">
            <text:p>220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4">
            <text:p>gui.hmg.stg01-eu.eu-central2-stg-a:22004</text:p>
          </table:table-cell>
          <table:table-cell office:value-type="string" office:string-value="10.81.20.198">
            <text:p>10.81.20.198</text:p>
          </table:table-cell>
          <table:table-cell office:value-type="float" office:value="22004">
            <text:p>220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5">
            <text:p>gui.hmg.stg01-eu.eu-central2-stg-a:22005</text:p>
          </table:table-cell>
          <table:table-cell office:value-type="string" office:string-value="10.81.20.198">
            <text:p>10.81.20.198</text:p>
          </table:table-cell>
          <table:table-cell office:value-type="float" office:value="22005">
            <text:p>220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6">
            <text:p>gui.hmg.stg01-eu.eu-central2-stg-a:22006</text:p>
          </table:table-cell>
          <table:table-cell office:value-type="string" office:string-value="10.81.20.198">
            <text:p>10.81.20.198</text:p>
          </table:table-cell>
          <table:table-cell office:value-type="float" office:value="22006">
            <text:p>220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7">
            <text:p>gui.hmg.stg01-eu.eu-central2-stg-a:22007</text:p>
          </table:table-cell>
          <table:table-cell office:value-type="string" office:string-value="10.81.20.198">
            <text:p>10.81.20.198</text:p>
          </table:table-cell>
          <table:table-cell office:value-type="float" office:value="22007">
            <text:p>22007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8">
            <text:p>gui.hmg.stg01-eu.eu-central2-stg-a:22008</text:p>
          </table:table-cell>
          <table:table-cell office:value-type="string" office:string-value="10.81.20.198">
            <text:p>10.81.20.198</text:p>
          </table:table-cell>
          <table:table-cell office:value-type="float" office:value="22008">
            <text:p>22008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009">
            <text:p>gui.hmg.stg01-eu.eu-central2-stg-a:22009</text:p>
          </table:table-cell>
          <table:table-cell office:value-type="string" office:string-value="10.81.20.198">
            <text:p>10.81.20.198</text:p>
          </table:table-cell>
          <table:table-cell office:value-type="float" office:value="22009">
            <text:p>22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1">
            <text:p>gui.hmg.stg01-eu.eu-central2-stg-a:22801</text:p>
          </table:table-cell>
          <table:table-cell office:value-type="string" office:string-value="10.81.20.198">
            <text:p>10.81.20.198</text:p>
          </table:table-cell>
          <table:table-cell office:value-type="float" office:value="22801">
            <text:p>228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2">
            <text:p>gui.hmg.stg01-eu.eu-central2-stg-a:22802</text:p>
          </table:table-cell>
          <table:table-cell office:value-type="string" office:string-value="10.81.20.198">
            <text:p>10.81.20.198</text:p>
          </table:table-cell>
          <table:table-cell office:value-type="float" office:value="22802">
            <text:p>228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3">
            <text:p>gui.hmg.stg01-eu.eu-central2-stg-a:22803</text:p>
          </table:table-cell>
          <table:table-cell office:value-type="string" office:string-value="10.81.20.198">
            <text:p>10.81.20.198</text:p>
          </table:table-cell>
          <table:table-cell office:value-type="float" office:value="22803">
            <text:p>2280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4">
            <text:p>gui.hmg.stg01-eu.eu-central2-stg-a:22804</text:p>
          </table:table-cell>
          <table:table-cell office:value-type="string" office:string-value="10.81.20.198">
            <text:p>10.81.20.198</text:p>
          </table:table-cell>
          <table:table-cell office:value-type="float" office:value="22804">
            <text:p>22804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5">
            <text:p>gui.hmg.stg01-eu.eu-central2-stg-a:22805</text:p>
          </table:table-cell>
          <table:table-cell office:value-type="string" office:string-value="10.81.20.198">
            <text:p>10.81.20.198</text:p>
          </table:table-cell>
          <table:table-cell office:value-type="float" office:value="22805">
            <text:p>22805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806">
            <text:p>gui.hmg.stg01-eu.eu-central2-stg-a:22806</text:p>
          </table:table-cell>
          <table:table-cell office:value-type="string" office:string-value="10.81.20.198">
            <text:p>10.81.20.198</text:p>
          </table:table-cell>
          <table:table-cell office:value-type="float" office:value="22806">
            <text:p>22806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1">
            <text:p>gui.hmg.stg01-eu.eu-central2-stg-a:22901</text:p>
          </table:table-cell>
          <table:table-cell office:value-type="string" office:string-value="10.81.20.198">
            <text:p>10.81.20.198</text:p>
          </table:table-cell>
          <table:table-cell office:value-type="float" office:value="22901">
            <text:p>2290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02">
            <text:p>gui.hmg.stg01-eu.eu-central2-stg-a:22902</text:p>
          </table:table-cell>
          <table:table-cell office:value-type="string" office:string-value="10.81.20.198">
            <text:p>10.81.20.198</text:p>
          </table:table-cell>
          <table:table-cell office:value-type="float" office:value="22902">
            <text:p>2290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1">
            <text:p>gui.hmg.stg01-eu.eu-central2-stg-a:22911</text:p>
          </table:table-cell>
          <table:table-cell office:value-type="string" office:string-value="10.81.20.198">
            <text:p>10.81.20.198</text:p>
          </table:table-cell>
          <table:table-cell office:value-type="float" office:value="22911">
            <text:p>2291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2">
            <text:p>gui.hmg.stg01-eu.eu-central2-stg-a:22912</text:p>
          </table:table-cell>
          <table:table-cell office:value-type="string" office:string-value="10.81.20.198">
            <text:p>10.81.20.198</text:p>
          </table:table-cell>
          <table:table-cell office:value-type="float" office:value="22912">
            <text:p>2291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13">
            <text:p>gui.hmg.stg01-eu.eu-central2-stg-a:22913</text:p>
          </table:table-cell>
          <table:table-cell office:value-type="string" office:string-value="10.81.20.198">
            <text:p>10.81.20.198</text:p>
          </table:table-cell>
          <table:table-cell office:value-type="float" office:value="22913">
            <text:p>2291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1">
            <text:p>gui.hmg.stg01-eu.eu-central2-stg-a:22921</text:p>
          </table:table-cell>
          <table:table-cell office:value-type="string" office:string-value="10.81.20.198">
            <text:p>10.81.20.198</text:p>
          </table:table-cell>
          <table:table-cell office:value-type="float" office:value="22921">
            <text:p>2292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22">
            <text:p>gui.hmg.stg01-eu.eu-central2-stg-a:22922</text:p>
          </table:table-cell>
          <table:table-cell office:value-type="string" office:string-value="10.81.20.198">
            <text:p>10.81.20.198</text:p>
          </table:table-cell>
          <table:table-cell office:value-type="float" office:value="22922">
            <text:p>229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31">
            <text:p>gui.hmg.stg01-eu.eu-central2-stg-a:22931</text:p>
          </table:table-cell>
          <table:table-cell office:value-type="string" office:string-value="10.81.20.198">
            <text:p>10.81.20.198</text:p>
          </table:table-cell>
          <table:table-cell office:value-type="float" office:value="22931">
            <text:p>2293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1">
            <text:p>gui.hmg.stg01-eu.eu-central2-stg-a:22941</text:p>
          </table:table-cell>
          <table:table-cell office:value-type="string" office:string-value="10.81.20.198">
            <text:p>10.81.20.198</text:p>
          </table:table-cell>
          <table:table-cell office:value-type="float" office:value="22941">
            <text:p>22941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stg01-eu.eu-central2-stg-a:22942">
            <text:p>gui.hmg.stg01-eu.eu-central2-stg-a:22942</text:p>
          </table:table-cell>
          <table:table-cell office:value-type="string" office:string-value="10.81.20.198">
            <text:p>10.81.20.198</text:p>
          </table:table-cell>
          <table:table-cell office:value-type="float" office:value="22942">
            <text:p>2294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hyd.eu-central2-stg-a:443">
            <text:p>api.hmg.dkceuadmstg-hyd.eu-central2-stg-a:443</text:p>
          </table:table-cell>
          <table:table-cell office:value-type="string" office:string-value="10.81.20.120">
            <text:p>10.81.20.120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cseusso-lb-stg.eu-central2-stg-a:8443">
            <text:p>api.hmg.hccseusso-lb-stg.eu-central2-stg-a:8443</text:p>
          </table:table-cell>
          <table:table-cell office:value-type="string" office:string-value="10.81.20.233">
            <text:p>10.81.20.233</text:p>
          </table:table-cell>
          <table:table-cell office:value-type="float" office:value="8443">
            <text:p>8443</text:p>
          </table:table-cell>
          <table:table-cell office:value-type="string" office:string-value="SSL">
            <text:p>SSL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hcseuccap-waslb-stg.eu-central2-stg-a:5432">
            <text:p>api.hmg.hcseuccap-waslb-stg.eu-central2-stg-a:5432</text:p>
          </table:table-cell>
          <table:table-cell office:value-type="string" office:string-value="10.81.20.245">
            <text:p>10.81.20.245</text:p>
          </table:table-cell>
          <table:table-cell office:value-type="float" office:value="5432">
            <text:p>5432</text:p>
          </table:table-cell>
          <table:table-cell office:value-type="string" office:string-value="HTTP">
            <text:p>HTT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gui.hmg.xdh-eu-bastion-etl-stg.eu-central2-stg-a:30022">
            <text:p>gui.hmg.xdh-eu-bastion-etl-stg.eu-central2-stg-a:30022</text:p>
          </table:table-cell>
          <table:table-cell office:value-type="string" office:string-value="10.81.20.99">
            <text:p>10.81.20.99</text:p>
          </table:table-cell>
          <table:table-cell office:value-type="float" office:value="30022">
            <text:p>30022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A">
            <text:p>FR7_STG-A</text:p>
          </table:table-cell>
          <table:table-cell office:value-type="string" office:string-value="172.30.7.11">
            <text:p>172.30.7.11</text:p>
          </table:table-cell>
          <table:table-cell office:value-type="string" office:string-value="api.hmg.dkceuadmstg-kia.eu-central2-stg-a:443">
            <text:p>api.hmg.dkceuadmstg-kia.eu-central2-stg-a:443</text:p>
          </table:table-cell>
          <table:table-cell office:value-type="string" office:string-value="10.81.20.121">
            <text:p>10.81.20.121</text:p>
          </table:table-cell>
          <table:table-cell office:value-type="float" office:value="443">
            <text:p>443</text:p>
          </table:table-cell>
          <table:table-cell office:value-type="string" office:string-value="SSL_TCP">
            <text:p>SSL_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80">
            <text:p>api.hmg.gitlab-geo.eu-central2-stg-c:80</text:p>
          </table:table-cell>
          <table:table-cell office:value-type="string" office:string-value="10.81.22.1">
            <text:p>10.81.22.1</text:p>
          </table:table-cell>
          <table:table-cell office:value-type="float" office:value="80">
            <text:p>80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api.hmg.gitlab-geo.eu-central2-stg-c:443">
            <text:p>api.hmg.gitlab-geo.eu-central2-stg-c:443</text:p>
          </table:table-cell>
          <table:table-cell office:value-type="string" office:string-value="10.81.22.1">
            <text:p>10.81.22.1</text:p>
          </table:table-cell>
          <table:table-cell office:value-type="float" office:value="443">
            <text:p>443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ce-bastion.eu-central2-stg-c:18009">
            <text:p>gui.hmg.ce-bastion.eu-central2-stg-c:18009</text:p>
          </table:table-cell>
          <table:table-cell office:value-type="string" office:string-value="10.81.22.6">
            <text:p>10.81.22.6</text:p>
          </table:table-cell>
          <table:table-cell office:value-type="float" office:value="18009">
            <text:p>18009</text:p>
          </table:table-cell>
          <table:table-cell office:value-type="string" office:string-value="TCP">
            <text:p>TCP</text:p>
          </table:table-cell>
        </table:table-row>
        <table:table-row>
          <table:table-cell office:value-type="string" office:string-value="FR7_STG-C">
            <text:p>FR7_STG-C</text:p>
          </table:table-cell>
          <table:table-cell office:value-type="string" office:string-value="172.30.7.23">
            <text:p>172.30.7.23</text:p>
          </table:table-cell>
          <table:table-cell office:value-type="string" office:string-value="gui.hmg.stg-bastion-lb.eu-central2-stg-c:18010">
            <text:p>gui.hmg.stg-bastion-lb.eu-central2-stg-c:18010</text:p>
          </table:table-cell>
          <table:table-cell office:value-type="string" office:string-value="10.81.22.6">
            <text:p>10.81.22.6</text:p>
          </table:table-cell>
          <table:table-cell office:value-type="float" office:value="18010">
            <text:p>18010</text:p>
          </table:table-cell>
          <table:table-cell office:value-type="string" office:string-value="TCP">
            <text:p>TC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